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color="#000000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utlog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6" table:default-cell-style-name="Default"/>
        <table:table-column table:style-name="co4" table:default-cell-style-name="ce1"/>
        <table:table-column table:style-name="co4" table:number-columns-repeated="13" table:default-cell-style-name="Default"/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425E+020" calcext:value-type="float">
            <text:p>5.1425E+020</text:p>
          </table:table-cell>
          <table:table-cell table:style-name="Default" office:value-type="float" office:value="1.99235E+021" calcext:value-type="float">
            <text:p>1.99235E+021</text:p>
          </table:table-cell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table:style-name="Default" office:value-type="float" office:value="1.19378E+021" calcext:value-type="float">
            <text:p>1.19378E+021</text:p>
          </table:table-cell>
          <table:table-cell/>
          <table:table-cell table:formula="of:=(1+[.A6])*[.C6]" office:value-type="float" office:value="1.19378E+021" calcext:value-type="float">
            <text:p>1.19378E+021</text:p>
          </table:table-cell>
          <table:table-cell table:formula="of:=[.E6]/100000/[.$I$6]" office:value-type="float" office:value="0.681381278538813" calcext:value-type="float">
            <text:p>0.681381278538813</text:p>
          </table:table-cell>
          <table:table-cell table:number-columns-repeated="2"/>
          <table:table-cell table:style-name="ce1" office:value-type="float" office:value="1.752E+016" calcext:value-type="float">
            <text:p>1.75E+16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table:style-name="Default" office:value-type="float" office:value="8.74731E+020" calcext:value-type="float">
            <text:p>8.74731E+020</text:p>
          </table:table-cell>
          <table:table-cell/>
          <table:table-cell table:formula="of:=(1+[.A7])*[.C7]" office:value-type="float" office:value="1.749462E+021" calcext:value-type="float">
            <text:p>1.749462E+021</text:p>
          </table:table-cell>
          <table:table-cell table:formula="of:=[.E7]/100000/[.$I$6]" office:value-type="float" office:value="0.998551369863014" calcext:value-type="float">
            <text:p>0.998551369863014</text:p>
          </table:table-cell>
          <table:table-cell table:number-columns-repeated="2"/>
          <table:table-cell table:style-name="ce1" office:value-type="float" office:value="3.1358E+016" calcext:value-type="float">
            <text:p>3.14E+16</text:p>
          </table:table-cell>
          <table:table-cell table:style-name="ce1" office:value-type="float" office:value="1.79E+016" calcext:value-type="float">
            <text:p>1.79E+16</text:p>
          </table:table-cell>
          <table:table-cell office:value-type="float" office:value="1.752E+016" calcext:value-type="float">
            <text:p>1.75E+16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table:style-name="Default" office:value-type="float" office:value="6.90944E+020" calcext:value-type="float">
            <text:p>6.90944E+020</text:p>
          </table:table-cell>
          <table:table-cell/>
          <table:table-cell table:formula="of:=(1+[.A8])*[.C8]" office:value-type="float" office:value="2.072832E+021" calcext:value-type="float">
            <text:p>2.072832E+021</text:p>
          </table:table-cell>
          <table:table-cell table:formula="of:=[.E8]/100000/[.$I$6]" office:value-type="float" office:value="1.18312328767123" calcext:value-type="float">
            <text:p>1.18312328767123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table:style-name="Default" office:value-type="float" office:value="5.70622E+020" calcext:value-type="float">
            <text:p>5.70622E+020</text:p>
          </table:table-cell>
          <table:table-cell/>
          <table:table-cell table:formula="of:=(1+[.A9])*[.C9]" office:value-type="float" office:value="2.282488E+021" calcext:value-type="float">
            <text:p>2.282488E+021</text:p>
          </table:table-cell>
          <table:table-cell table:formula="of:=[.E9]/100000/[.$I$6]" office:value-type="float" office:value="1.3027899543379" calcext:value-type="float">
            <text:p>1.302789954337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table:style-name="Default" office:value-type="float" office:value="4.85358E+020" calcext:value-type="float">
            <text:p>4.85358E+020</text:p>
          </table:table-cell>
          <table:table-cell/>
          <table:table-cell table:formula="of:=(1+[.A10])*[.C10]" office:value-type="float" office:value="2.42679E+021" calcext:value-type="float">
            <text:p>2.42679E+021</text:p>
          </table:table-cell>
          <table:table-cell table:formula="of:=[.E10]/100000/[.$I$6]" office:value-type="float" office:value="1.38515410958904" calcext:value-type="float">
            <text:p>1.3851541095890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table:style-name="Default" office:value-type="float" office:value="4.21527E+020" calcext:value-type="float">
            <text:p>4.21527E+020</text:p>
          </table:table-cell>
          <table:table-cell/>
          <table:table-cell table:formula="of:=(1+[.A11])*[.C11]" office:value-type="float" office:value="2.529162E+021" calcext:value-type="float">
            <text:p>2.529162E+021</text:p>
          </table:table-cell>
          <table:table-cell table:formula="of:=[.E11]/100000/[.$I$6]" office:value-type="float" office:value="1.44358561643836" calcext:value-type="float">
            <text:p>1.44358561643836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table:style-name="Default" office:value-type="float" office:value="3.71804E+020" calcext:value-type="float">
            <text:p>3.71804E+020</text:p>
          </table:table-cell>
          <table:table-cell/>
          <table:table-cell table:formula="of:=(1+[.A12])*[.C12]" office:value-type="float" office:value="2.602628E+021" calcext:value-type="float">
            <text:p>2.602628E+021</text:p>
          </table:table-cell>
          <table:table-cell table:formula="of:=[.E12]/100000/[.$I$6]" office:value-type="float" office:value="1.48551826484018" calcext:value-type="float">
            <text:p>1.4855182648401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table:style-name="Default" office:value-type="float" office:value="3.31905E+020" calcext:value-type="float">
            <text:p>3.31905E+020</text:p>
          </table:table-cell>
          <table:table-cell/>
          <table:table-cell table:formula="of:=(1+[.A13])*[.C13]" office:value-type="float" office:value="2.65524E+021" calcext:value-type="float">
            <text:p>2.65524E+021</text:p>
          </table:table-cell>
          <table:table-cell table:formula="of:=[.E13]/100000/[.$I$6]" office:value-type="float" office:value="1.51554794520548" calcext:value-type="float">
            <text:p>1.5155479452054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table:style-name="Default" office:value-type="float" office:value="2.99154E+020" calcext:value-type="float">
            <text:p>2.99154E+020</text:p>
          </table:table-cell>
          <table:table-cell/>
          <table:table-cell table:formula="of:=(1+[.A14])*[.C14]" office:value-type="float" office:value="2.692386E+021" calcext:value-type="float">
            <text:p>2.692386E+021</text:p>
          </table:table-cell>
          <table:table-cell table:formula="of:=[.E14]/100000/[.$I$6]" office:value-type="float" office:value="1.53675" calcext:value-type="float">
            <text:p>1.5367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table:style-name="Default" office:value-type="float" office:value="2.71786E+020" calcext:value-type="float">
            <text:p>2.71786E+020</text:p>
          </table:table-cell>
          <table:table-cell/>
          <table:table-cell table:formula="of:=(1+[.A15])*[.C15]" office:value-type="float" office:value="2.71786E+021" calcext:value-type="float">
            <text:p>2.71786E+021</text:p>
          </table:table-cell>
          <table:table-cell table:formula="of:=[.E15]/100000/[.$I$6]" office:value-type="float" office:value="1.5512899543379" calcext:value-type="float">
            <text:p>1.551289954337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table:style-name="Default" office:value-type="float" office:value="2.2868E+020" calcext:value-type="float">
            <text:p>2.2868E+020</text:p>
          </table:table-cell>
          <table:table-cell/>
          <table:table-cell table:formula="of:=(1+[.A16])*[.C16]" office:value-type="float" office:value="2.74416E+021" calcext:value-type="float">
            <text:p>2.74416E+021</text:p>
          </table:table-cell>
          <table:table-cell table:formula="of:=[.E16]/100000/[.$I$6]" office:value-type="float" office:value="1.56630136986301" calcext:value-type="float">
            <text:p>1.56630136986301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40502E+019" calcext:value-type="float">
            <text:p>6.40502E+019</text:p>
          </table:table-cell>
          <table:table-cell table:style-name="Default" office:value-type="float" office:value="1.96374E+020" calcext:value-type="float">
            <text:p>1.96374E+020</text:p>
          </table:table-cell>
          <table:table-cell/>
          <table:table-cell table:formula="of:=(1+[.A17])*[.C17]" office:value-type="float" office:value="2.749236E+021" calcext:value-type="float">
            <text:p>2.749236E+021</text:p>
          </table:table-cell>
          <table:table-cell table:formula="of:=[.E17]/100000/[.$I$6]" office:value-type="float" office:value="1.56919863013699" calcext:value-type="float">
            <text:p>1.5691986301369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64965E+019" calcext:value-type="float">
            <text:p>5.64965E+019</text:p>
          </table:table-cell>
          <table:table-cell table:style-name="Default" office:value-type="float" office:value="1.71391E+020" calcext:value-type="float">
            <text:p>1.71391E+020</text:p>
          </table:table-cell>
          <table:table-cell/>
          <table:table-cell table:formula="of:=(1+[.A18])*[.C18]" office:value-type="float" office:value="2.742256E+021" calcext:value-type="float">
            <text:p>2.742256E+021</text:p>
          </table:table-cell>
          <table:table-cell table:formula="of:=[.E18]/100000/[.$I$6]" office:value-type="float" office:value="1.56521461187215" calcext:value-type="float">
            <text:p>1.56521461187215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04454E+019" calcext:value-type="float">
            <text:p>5.04454E+019</text:p>
          </table:table-cell>
          <table:table-cell table:style-name="Default" office:value-type="float" office:value="1.51613E+020" calcext:value-type="float">
            <text:p>1.51613E+020</text:p>
          </table:table-cell>
          <table:table-cell/>
          <table:table-cell table:formula="of:=(1+[.A19])*[.C19]" office:value-type="float" office:value="2.729034E+021" calcext:value-type="float">
            <text:p>2.729034E+021</text:p>
          </table:table-cell>
          <table:table-cell table:formula="of:=[.E19]/100000/[.$I$6]" office:value-type="float" office:value="1.55766780821918" calcext:value-type="float">
            <text:p>1.5576678082191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55056E+019" calcext:value-type="float">
            <text:p>4.55056E+019</text:p>
          </table:table-cell>
          <table:table-cell table:style-name="Default" office:value-type="float" office:value="1.35665E+020" calcext:value-type="float">
            <text:p>1.35665E+020</text:p>
          </table:table-cell>
          <table:table-cell/>
          <table:table-cell table:formula="of:=(1+[.A20])*[.C20]" office:value-type="float" office:value="2.7133E+021" calcext:value-type="float">
            <text:p>2.7133E+021</text:p>
          </table:table-cell>
          <table:table-cell table:formula="of:=[.E20]/100000/[.$I$6]" office:value-type="float" office:value="1.54868721461187" calcext:value-type="float">
            <text:p>1.54868721461187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3">
          <table:table-cell/>
          <table:table-cell table:style-name="ce1"/>
          <table:table-cell table:number-columns-repeated="8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99548E+021" calcext:value-type="float">
            <text:p>2.00E+21</text:p>
          </table:table-cell>
          <table:table-cell/>
          <table:table-cell table:formula="of:=(1+[.A26])*[.C26]" office:value-type="float" office:value="1.99548E+021" calcext:value-type="float">
            <text:p>1.99548E+021</text:p>
          </table:table-cell>
          <table:table-cell table:formula="of:=[.E26]/100000/[.$I$6]" office:value-type="float" office:value="1.13897260273973" calcext:value-type="float">
            <text:p>1.13897260273973</text:p>
          </table:table-cell>
          <table:table-cell table:number-columns-repeated="2"/>
          <table:table-cell table:style-name="ce2" office:value-type="float" office:value="2.3368E+016" calcext:value-type="float">
            <text:p>2.34E+16</text:p>
          </table:table-cell>
          <table:table-cell office:value-type="float" office:value="0" calcext:value-type="float">
            <text:p>0</text:p>
          </table:table-cell>
          <table:table-cell office:value-type="float" office:value="3.31613E+020" calcext:value-type="float">
            <text:p>3.32E+20</text:p>
          </table:table-cell>
          <table:table-cell table:style-name="ce1" office:value-type="float" office:value="1.19564E+021" calcext:value-type="float">
            <text:p>1.20E+2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1.19564E+021" calcext:value-type="float">
            <text:p>1.20E+21</text:p>
          </table:table-cell>
          <table:table-cell/>
          <table:table-cell table:formula="of:=(1+[.A27])*[.C27]" office:value-type="float" office:value="2.39128E+021" calcext:value-type="float">
            <text:p>2.39128E+021</text:p>
          </table:table-cell>
          <table:table-cell table:formula="of:=[.E27]/100000/[.$I$6]" office:value-type="float" office:value="1.36488584474886" calcext:value-type="float">
            <text:p>1.364885844748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.52276E+020" calcext:value-type="float">
            <text:p>2.52E+20</text:p>
          </table:table-cell>
          <table:table-cell table:style-name="ce1" office:value-type="float" office:value="8.76079E+020" calcext:value-type="float">
            <text:p>8.76E+20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8.76079E+020" calcext:value-type="float">
            <text:p>8.76E+20</text:p>
          </table:table-cell>
          <table:table-cell/>
          <table:table-cell table:formula="of:=(1+[.A28])*[.C28]" office:value-type="float" office:value="2.628237E+021" calcext:value-type="float">
            <text:p>2.628237E+021</text:p>
          </table:table-cell>
          <table:table-cell table:formula="of:=[.E28]/100000/[.$I$6]" office:value-type="float" office:value="1.5001352739726" calcext:value-type="float">
            <text:p>1.50013527397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.04375E+020" calcext:value-type="float">
            <text:p>2.04E+20</text:p>
          </table:table-cell>
          <table:table-cell table:style-name="ce1" office:value-type="float" office:value="6.92003E+020" calcext:value-type="float">
            <text:p>6.92E+20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6.92003E+020" calcext:value-type="float">
            <text:p>6.92E+20</text:p>
          </table:table-cell>
          <table:table-cell/>
          <table:table-cell table:formula="of:=(1+[.A29])*[.C29]" office:value-type="float" office:value="2.768012E+021" calcext:value-type="float">
            <text:p>2.768012E+021</text:p>
          </table:table-cell>
          <table:table-cell table:formula="of:=[.E29]/100000/[.$I$6]" office:value-type="float" office:value="1.57991552511416" calcext:value-type="float">
            <text:p>1.579915525114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71841E+020" calcext:value-type="float">
            <text:p>1.72E+20</text:p>
          </table:table-cell>
          <table:table-cell table:style-name="ce1" office:value-type="float" office:value="5.71492E+020" calcext:value-type="float">
            <text:p>5.71E+20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5.71492E+020" calcext:value-type="float">
            <text:p>5.71E+20</text:p>
          </table:table-cell>
          <table:table-cell/>
          <table:table-cell table:formula="of:=(1+[.A30])*[.C30]" office:value-type="float" office:value="2.85746E+021" calcext:value-type="float">
            <text:p>2.85746E+021</text:p>
          </table:table-cell>
          <table:table-cell table:formula="of:=[.E30]/100000/[.$I$6]" office:value-type="float" office:value="1.6309703196347" calcext:value-type="float">
            <text:p>1.630970319634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48147E+020" calcext:value-type="float">
            <text:p>1.48E+20</text:p>
          </table:table-cell>
          <table:table-cell table:style-name="ce1" office:value-type="float" office:value="4.86096E+020" calcext:value-type="float">
            <text:p>4.86E+20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4.86096E+020" calcext:value-type="float">
            <text:p>4.86E+20</text:p>
          </table:table-cell>
          <table:table-cell/>
          <table:table-cell table:formula="of:=(1+[.A31])*[.C31]" office:value-type="float" office:value="2.916576E+021" calcext:value-type="float">
            <text:p>2.916576E+021</text:p>
          </table:table-cell>
          <table:table-cell table:formula="of:=[.E31]/100000/[.$I$6]" office:value-type="float" office:value="1.66471232876712" calcext:value-type="float">
            <text:p>1.664712328767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30061E+020" calcext:value-type="float">
            <text:p>1.30E+20</text:p>
          </table:table-cell>
          <table:table-cell table:style-name="ce1" office:value-type="float" office:value="4.22167E+020" calcext:value-type="float">
            <text:p>4.22E+20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4.22167E+020" calcext:value-type="float">
            <text:p>4.22E+20</text:p>
          </table:table-cell>
          <table:table-cell/>
          <table:table-cell table:formula="of:=(1+[.A32])*[.C32]" office:value-type="float" office:value="2.955169E+021" calcext:value-type="float">
            <text:p>2.955169E+021</text:p>
          </table:table-cell>
          <table:table-cell table:formula="of:=[.E32]/100000/[.$I$6]" office:value-type="float" office:value="1.68674029680365" calcext:value-type="float">
            <text:p>1.686740296803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1578E+020" calcext:value-type="float">
            <text:p>1.16E+20</text:p>
          </table:table-cell>
          <table:table-cell table:style-name="ce1" office:value-type="float" office:value="3.72367E+020" calcext:value-type="float">
            <text:p>3.72E+20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3.72367E+020" calcext:value-type="float">
            <text:p>3.72E+20</text:p>
          </table:table-cell>
          <table:table-cell/>
          <table:table-cell table:formula="of:=(1+[.A33])*[.C33]" office:value-type="float" office:value="2.978936E+021" calcext:value-type="float">
            <text:p>2.978936E+021</text:p>
          </table:table-cell>
          <table:table-cell table:formula="of:=[.E33]/100000/[.$I$6]" office:value-type="float" office:value="1.70030593607306" calcext:value-type="float">
            <text:p>1.7003059360730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.04208E+020" calcext:value-type="float">
            <text:p>1.04E+20</text:p>
          </table:table-cell>
          <table:table-cell table:style-name="ce1" office:value-type="float" office:value="3.32407E+020" calcext:value-type="float">
            <text:p>3.32E+20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3.32407E+020" calcext:value-type="float">
            <text:p>3.32E+20</text:p>
          </table:table-cell>
          <table:table-cell/>
          <table:table-cell table:formula="of:=(1+[.A34])*[.C34]" office:value-type="float" office:value="2.991663E+021" calcext:value-type="float">
            <text:p>2.991663E+021</text:p>
          </table:table-cell>
          <table:table-cell table:formula="of:=[.E34]/100000/[.$I$6]" office:value-type="float" office:value="1.70757020547945" calcext:value-type="float">
            <text:p>1.707570205479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.46391E+019" calcext:value-type="float">
            <text:p>9.46E+19</text:p>
          </table:table-cell>
          <table:table-cell table:style-name="ce1" office:value-type="float" office:value="2.99606E+020" calcext:value-type="float">
            <text:p>3.00E+20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99606E+020" calcext:value-type="float">
            <text:p>3.00E+20</text:p>
          </table:table-cell>
          <table:table-cell/>
          <table:table-cell table:formula="of:=(1+[.A35])*[.C35]" office:value-type="float" office:value="2.99606E+021" calcext:value-type="float">
            <text:p>2.99606E+021</text:p>
          </table:table-cell>
          <table:table-cell table:formula="of:=[.E35]/100000/[.$I$6]" office:value-type="float" office:value="1.7100799086758" calcext:value-type="float">
            <text:p>1.71007990867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.65934E+019" calcext:value-type="float">
            <text:p>8.66E+19</text:p>
          </table:table-cell>
          <table:table-cell table:style-name="ce1" office:value-type="float" office:value="2.72196E+020" calcext:value-type="float">
            <text:p>2.72E+2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72196E+020" calcext:value-type="float">
            <text:p>2.72E+20</text:p>
          </table:table-cell>
          <table:table-cell/>
          <table:table-cell table:formula="of:=(1+[.A36])*[.C36]" office:value-type="float" office:value="2.994156E+021" calcext:value-type="float">
            <text:p>2.994156E+021</text:p>
          </table:table-cell>
          <table:table-cell table:formula="of:=[.E36]/100000/[.$I$6]" office:value-type="float" office:value="1.70899315068493" calcext:value-type="float">
            <text:p>1.708993150684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.97352E+019" calcext:value-type="float">
            <text:p>7.97E+19</text:p>
          </table:table-cell>
          <table:table-cell table:style-name="ce1" office:value-type="float" office:value="2.48959E+020" calcext:value-type="float">
            <text:p>2.49E+20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2.48959E+020" calcext:value-type="float">
            <text:p>2.49E+20</text:p>
          </table:table-cell>
          <table:table-cell/>
          <table:table-cell table:formula="of:=(1+[.A37])*[.C37]" office:value-type="float" office:value="2.987508E+021" calcext:value-type="float">
            <text:p>2.987508E+021</text:p>
          </table:table-cell>
          <table:table-cell table:formula="of:=[.E37]/100000/[.$I$6]" office:value-type="float" office:value="1.70519863013699" calcext:value-type="float">
            <text:p>1.705198630136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.38211E+019" calcext:value-type="float">
            <text:p>7.38E+19</text:p>
          </table:table-cell>
          <table:table-cell table:style-name="ce1" office:value-type="float" office:value="2.29025E+020" calcext:value-type="float">
            <text:p>2.29E+20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2.29025E+020" calcext:value-type="float">
            <text:p>2.29E+20</text:p>
          </table:table-cell>
          <table:table-cell/>
          <table:table-cell table:formula="of:=(1+[.A38])*[.C38]" office:value-type="float" office:value="2.977325E+021" calcext:value-type="float">
            <text:p>2.977325E+021</text:p>
          </table:table-cell>
          <table:table-cell table:formula="of:=[.E38]/100000/[.$I$6]" office:value-type="float" office:value="1.69938641552511" calcext:value-type="float">
            <text:p>1.699386415525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.86705E+019" calcext:value-type="float">
            <text:p>6.87E+19</text:p>
          </table:table-cell>
          <table:table-cell table:style-name="ce1" office:value-type="float" office:value="2.11756E+020" calcext:value-type="float">
            <text:p>2.12E+20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2.11756E+020" calcext:value-type="float">
            <text:p>2.12E+20</text:p>
          </table:table-cell>
          <table:table-cell/>
          <table:table-cell table:formula="of:=(1+[.A39])*[.C39]" office:value-type="float" office:value="2.964584E+021" calcext:value-type="float">
            <text:p>2.964584E+021</text:p>
          </table:table-cell>
          <table:table-cell table:formula="of:=[.E39]/100000/[.$I$6]" office:value-type="float" office:value="1.69211415525114" calcext:value-type="float">
            <text:p>1.6921141552511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.4147E+019" calcext:value-type="float">
            <text:p>6.41E+19</text:p>
          </table:table-cell>
          <table:table-cell table:style-name="ce1" office:value-type="float" office:value="1.9667E+020" calcext:value-type="float">
            <text:p>1.97E+20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9667E+020" calcext:value-type="float">
            <text:p>1.97E+20</text:p>
          </table:table-cell>
          <table:table-cell/>
          <table:table-cell table:formula="of:=(1+[.A40])*[.C40]" office:value-type="float" office:value="2.95005E+021" calcext:value-type="float">
            <text:p>2.95005E+021</text:p>
          </table:table-cell>
          <table:table-cell table:formula="of:=[.E40]/100000/[.$I$6]" office:value-type="float" office:value="1.68381849315069" calcext:value-type="float">
            <text:p>1.6838184931506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.0145E+019" calcext:value-type="float">
            <text:p>6.01E+19</text:p>
          </table:table-cell>
          <table:table-cell table:style-name="ce1" office:value-type="float" office:value="1.83398E+020" calcext:value-type="float">
            <text:p>1.83E+20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.83398E+020" calcext:value-type="float">
            <text:p>1.83E+20</text:p>
          </table:table-cell>
          <table:table-cell/>
          <table:table-cell table:formula="of:=(1+[.A41])*[.C41]" office:value-type="float" office:value="2.934368E+021" calcext:value-type="float">
            <text:p>2.934368E+021</text:p>
          </table:table-cell>
          <table:table-cell table:formula="of:=[.E41]/100000/[.$I$6]" office:value-type="float" office:value="1.67486757990868" calcext:value-type="float">
            <text:p>1.6748675799086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.65818E+019" calcext:value-type="float">
            <text:p>5.66E+19</text:p>
          </table:table-cell>
          <table:table-cell table:style-name="ce1" office:value-type="float" office:value="1.71649E+020" calcext:value-type="float">
            <text:p>1.72E+20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.71649E+020" calcext:value-type="float">
            <text:p>1.72E+20</text:p>
          </table:table-cell>
          <table:table-cell/>
          <table:table-cell table:formula="of:=(1+[.A42])*[.C42]" office:value-type="float" office:value="2.918033E+021" calcext:value-type="float">
            <text:p>2.918033E+021</text:p>
          </table:table-cell>
          <table:table-cell table:formula="of:=[.E42]/100000/[.$I$6]" office:value-type="float" office:value="1.66554394977169" calcext:value-type="float">
            <text:p>1.6655439497716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.33917E+019" calcext:value-type="float">
            <text:p>5.34E+19</text:p>
          </table:table-cell>
          <table:table-cell table:style-name="ce1" office:value-type="float" office:value="1.61193E+020" calcext:value-type="float">
            <text:p>1.61E+20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.61193E+020" calcext:value-type="float">
            <text:p>1.61E+20</text:p>
          </table:table-cell>
          <table:table-cell/>
          <table:table-cell table:formula="of:=(1+[.A43])*[.C43]" office:value-type="float" office:value="2.901474E+021" calcext:value-type="float">
            <text:p>2.901474E+021</text:p>
          </table:table-cell>
          <table:table-cell table:formula="of:=[.E43]/100000/[.$I$6]" office:value-type="float" office:value="1.65609246575342" calcext:value-type="float">
            <text:p>1.656092465753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.05215E+019" calcext:value-type="float">
            <text:p>5.05E+19</text:p>
          </table:table-cell>
          <table:table-cell table:style-name="ce1" office:value-type="float" office:value="1.51842E+020" calcext:value-type="float">
            <text:p>1.52E+20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.51842E+020" calcext:value-type="float">
            <text:p>1.52E+20</text:p>
          </table:table-cell>
          <table:table-cell/>
          <table:table-cell table:formula="of:=(1+[.A44])*[.C44]" office:value-type="float" office:value="2.884998E+021" calcext:value-type="float">
            <text:p>2.884998E+021</text:p>
          </table:table-cell>
          <table:table-cell table:formula="of:=[.E44]/100000/[.$I$6]" office:value-type="float" office:value="1.64668835616438" calcext:value-type="float">
            <text:p>1.646688356164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.79276E+019" calcext:value-type="float">
            <text:p>4.79E+19</text:p>
          </table:table-cell>
          <table:table-cell table:style-name="ce1" office:value-type="float" office:value="1.43443E+020" calcext:value-type="float">
            <text:p>1.43E+20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.43443E+020" calcext:value-type="float">
            <text:p>1.43E+20</text:p>
          </table:table-cell>
          <table:table-cell/>
          <table:table-cell table:formula="of:=(1+[.A45])*[.C45]" office:value-type="float" office:value="2.86886E+021" calcext:value-type="float">
            <text:p>2.86886E+021</text:p>
          </table:table-cell>
          <table:table-cell table:formula="of:=[.E45]/100000/[.$I$6]" office:value-type="float" office:value="1.63747716894977" calcext:value-type="float">
            <text:p>1.6374771689497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.55742E+019" calcext:value-type="float">
            <text:p>4.56E+19</text:p>
          </table:table-cell>
          <table:table-cell table:style-name="ce1" office:value-type="float" office:value="1.3587E+020" calcext:value-type="float">
            <text:p>1.36E+20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.3587E+020" calcext:value-type="float">
            <text:p>1.36E+20</text:p>
          </table:table-cell>
          <table:table-cell/>
          <table:table-cell table:formula="of:=(1+[.A46])*[.C46]" office:value-type="float" office:value="2.85327E+021" calcext:value-type="float">
            <text:p>2.85327E+021</text:p>
          </table:table-cell>
          <table:table-cell table:formula="of:=[.E46]/100000/[.$I$6]" office:value-type="float" office:value="1.62857876712329" calcext:value-type="float">
            <text:p>1.62857876712329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.34312E+019" calcext:value-type="float">
            <text:p>4.34E+19</text:p>
          </table:table-cell>
          <table:table-cell table:style-name="ce1" office:value-type="float" office:value="1.29016E+020" calcext:value-type="float">
            <text:p>1.29E+20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.29016E+020" calcext:value-type="float">
            <text:p>1.29E+20</text:p>
          </table:table-cell>
          <table:table-cell/>
          <table:table-cell table:formula="of:=(1+[.A47])*[.C47]" office:value-type="float" office:value="2.838352E+021" calcext:value-type="float">
            <text:p>2.838352E+021</text:p>
          </table:table-cell>
          <table:table-cell table:formula="of:=[.E47]/100000/[.$I$6]" office:value-type="float" office:value="1.62006392694064" calcext:value-type="float">
            <text:p>1.6200639269406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.14732E+019" calcext:value-type="float">
            <text:p>4.15E+19</text:p>
          </table:table-cell>
          <table:table-cell table:style-name="ce1" office:value-type="float" office:value="1.22793E+020" calcext:value-type="float">
            <text:p>1.23E+20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.22793E+020" calcext:value-type="float">
            <text:p>1.23E+20</text:p>
          </table:table-cell>
          <table:table-cell/>
          <table:table-cell table:formula="of:=(1+[.A48])*[.C48]" office:value-type="float" office:value="2.824239E+021" calcext:value-type="float">
            <text:p>2.824239E+021</text:p>
          </table:table-cell>
          <table:table-cell table:formula="of:=[.E48]/100000/[.$I$6]" office:value-type="float" office:value="1.61200856164384" calcext:value-type="float">
            <text:p>1.6120085616438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3.96787E+019" calcext:value-type="float">
            <text:p>3.97E+19</text:p>
          </table:table-cell>
          <table:table-cell table:style-name="ce1" office:value-type="float" office:value="1.17123E+020" calcext:value-type="float">
            <text:p>1.17E+20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.17123E+020" calcext:value-type="float">
            <text:p>1.17E+20</text:p>
          </table:table-cell>
          <table:table-cell/>
          <table:table-cell table:formula="of:=(1+[.A49])*[.C49]" office:value-type="float" office:value="2.810952E+021" calcext:value-type="float">
            <text:p>2.810952E+021</text:p>
          </table:table-cell>
          <table:table-cell table:formula="of:=[.E49]/100000/[.$I$6]" office:value-type="float" office:value="1.60442465753425" calcext:value-type="float">
            <text:p>1.60442465753425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.80292E+019" calcext:value-type="float">
            <text:p>3.80E+19</text:p>
          </table:table-cell>
          <table:table-cell table:style-name="ce1" office:value-type="float" office:value="1.11943E+020" calcext:value-type="float">
            <text:p>1.12E+20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1.11943E+020" calcext:value-type="float">
            <text:p>1.12E+20</text:p>
          </table:table-cell>
          <table:table-cell/>
          <table:table-cell table:formula="of:=(1+[.A50])*[.C50]" office:value-type="float" office:value="2.798575E+021" calcext:value-type="float">
            <text:p>2.798575E+021</text:p>
          </table:table-cell>
          <table:table-cell table:formula="of:=[.E50]/100000/[.$I$6]" office:value-type="float" office:value="1.59736015981735" calcext:value-type="float">
            <text:p>1.59736015981735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.65089E+019" calcext:value-type="float">
            <text:p>3.65E+19</text:p>
          </table:table-cell>
          <table:table-cell table:style-name="ce1" office:value-type="float" office:value="1.07195E+020" calcext:value-type="float">
            <text:p>1.07E+20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1.07195E+020" calcext:value-type="float">
            <text:p>1.07E+20</text:p>
          </table:table-cell>
          <table:table-cell/>
          <table:table-cell table:formula="of:=(1+[.A51])*[.C51]" office:value-type="float" office:value="2.78707E+021" calcext:value-type="float">
            <text:p>2.78707E+021</text:p>
          </table:table-cell>
          <table:table-cell table:formula="of:=[.E51]/100000/[.$I$6]" office:value-type="float" office:value="1.59079337899543" calcext:value-type="float">
            <text:p>1.59079337899543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.51041E+019" calcext:value-type="float">
            <text:p>3.51E+19</text:p>
          </table:table-cell>
          <table:table-cell table:style-name="ce1" office:value-type="float" office:value="1.02832E+020" calcext:value-type="float">
            <text:p>1.03E+20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1.02832E+020" calcext:value-type="float">
            <text:p>1.03E+20</text:p>
          </table:table-cell>
          <table:table-cell/>
          <table:table-cell table:formula="of:=(1+[.A52])*[.C52]" office:value-type="float" office:value="2.776464E+021" calcext:value-type="float">
            <text:p>2.776464E+021</text:p>
          </table:table-cell>
          <table:table-cell table:formula="of:=[.E52]/100000/[.$I$6]" office:value-type="float" office:value="1.5847397260274" calcext:value-type="float">
            <text:p>1.584739726027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.38026E+019" calcext:value-type="float">
            <text:p>3.38E+19</text:p>
          </table:table-cell>
          <table:table-cell table:style-name="ce1" office:value-type="float" office:value="9.88119E+019" calcext:value-type="float">
            <text:p>9.88E+19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9.88119E+019" calcext:value-type="float">
            <text:p>9.88E+19</text:p>
          </table:table-cell>
          <table:table-cell/>
          <table:table-cell table:formula="of:=(1+[.A53])*[.C53]" office:value-type="float" office:value="2.7667332E+021" calcext:value-type="float">
            <text:p>2.7667332E+021</text:p>
          </table:table-cell>
          <table:table-cell table:formula="of:=[.E53]/100000/[.$I$6]" office:value-type="float" office:value="1.57918561643836" calcext:value-type="float">
            <text:p>1.57918561643836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.2594E+019" calcext:value-type="float">
            <text:p>3.26E+19</text:p>
          </table:table-cell>
          <table:table-cell table:style-name="ce1" office:value-type="float" office:value="9.50974E+019" calcext:value-type="float">
            <text:p>9.51E+19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9.50974E+019" calcext:value-type="float">
            <text:p>9.51E+19</text:p>
          </table:table-cell>
          <table:table-cell/>
          <table:table-cell table:formula="of:=(1+[.A54])*[.C54]" office:value-type="float" office:value="2.7578246E+021" calcext:value-type="float">
            <text:p>2.7578246E+021</text:p>
          </table:table-cell>
          <table:table-cell table:formula="of:=[.E54]/100000/[.$I$6]" office:value-type="float" office:value="1.57410079908676" calcext:value-type="float">
            <text:p>1.57410079908676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.14692E+019" calcext:value-type="float">
            <text:p>3.15E+19</text:p>
          </table:table-cell>
          <table:table-cell table:style-name="ce1" office:value-type="float" office:value="9.1657E+019" calcext:value-type="float">
            <text:p>9.17E+19</text:p>
          </table:table-cell>
          <table:table-cell table:number-columns-repeated="1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9.1657E+019" calcext:value-type="float">
            <text:p>9.17E+19</text:p>
          </table:table-cell>
          <table:table-cell/>
          <table:table-cell table:formula="of:=(1+[.A55])*[.C55]" office:value-type="float" office:value="2.74971E+021" calcext:value-type="float">
            <text:p>2.74971E+021</text:p>
          </table:table-cell>
          <table:table-cell table:formula="of:=[.E55]/100000/[.$I$6]" office:value-type="float" office:value="1.56946917808219" calcext:value-type="float">
            <text:p>1.56946917808219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.042E+019" calcext:value-type="float">
            <text:p>3.04E+19</text:p>
          </table:table-cell>
          <table:table-cell table:style-name="ce1" office:value-type="float" office:value="8.84625E+019" calcext:value-type="float">
            <text:p>8.85E+19</text:p>
          </table:table-cell>
          <table:table-cell table:number-columns-repeated="1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8.84625E+019" calcext:value-type="float">
            <text:p>8.85E+19</text:p>
          </table:table-cell>
          <table:table-cell/>
          <table:table-cell table:formula="of:=(1+[.A56])*[.C56]" office:value-type="float" office:value="2.7423375E+021" calcext:value-type="float">
            <text:p>2.7423375E+021</text:p>
          </table:table-cell>
          <table:table-cell table:formula="of:=[.E56]/100000/[.$I$6]" office:value-type="float" office:value="1.56526113013699" calcext:value-type="float">
            <text:p>1.56526113013699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4">
          <table:table-cell/>
          <table:table-cell table:style-name="ce1"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2.55544E+021" calcext:value-type="float">
            <text:p>2.56E+21</text:p>
          </table:table-cell>
          <table:table-cell/>
          <table:table-cell table:style-name="ce1" office:value-type="float" office:value="3.46444E+021" calcext:value-type="float">
            <text:p>3.46E+21</text:p>
          </table:table-cell>
          <table:table-cell table:formula="of:=[.E63]/100000/[.$I$6]" office:value-type="float" office:value="1.9774200913242" calcext:value-type="float">
            <text:p>1.977420091324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6.38558E+020" calcext:value-type="float">
            <text:p>6.39E+20</text:p>
          </table:table-cell>
          <table:table-cell office:value-type="float" office:value="2.2939E+021" calcext:value-type="float">
            <text:p>2.29E+2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2.2939E+021" calcext:value-type="float">
            <text:p>2.29E+21</text:p>
          </table:table-cell>
          <table:table-cell/>
          <table:table-cell table:formula="of:=(1+[.A64])*[.C64]" office:value-type="float" office:value="4.5878E+021" calcext:value-type="float">
            <text:p>4.5878E+021</text:p>
          </table:table-cell>
          <table:table-cell table:formula="of:=[.E64]/100000/[.$I$6]" office:value-type="float" office:value="2.61860730593607" calcext:value-type="float">
            <text:p>2.618607305936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4.94431E+020" calcext:value-type="float">
            <text:p>4.94E+20</text:p>
          </table:table-cell>
          <table:table-cell office:value-type="float" office:value="1.72358E+021" calcext:value-type="float">
            <text:p>1.72E+2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1.72358E+021" calcext:value-type="float">
            <text:p>1.72E+21</text:p>
          </table:table-cell>
          <table:table-cell/>
          <table:table-cell table:formula="of:=(1+[.A65])*[.C65]" office:value-type="float" office:value="5.17074E+021" calcext:value-type="float">
            <text:p>5.17074E+021</text:p>
          </table:table-cell>
          <table:table-cell table:formula="of:=[.E65]/100000/[.$I$6]" office:value-type="float" office:value="2.95133561643836" calcext:value-type="float">
            <text:p>2.951335616438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4.036E+020" calcext:value-type="float">
            <text:p>4.04E+20</text:p>
          </table:table-cell>
          <table:table-cell office:value-type="float" office:value="1.37646E+021" calcext:value-type="float">
            <text:p>1.38E+2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1.37646E+021" calcext:value-type="float">
            <text:p>1.38E+21</text:p>
          </table:table-cell>
          <table:table-cell/>
          <table:table-cell table:formula="of:=(1+[.A66])*[.C66]" office:value-type="float" office:value="5.50584E+021" calcext:value-type="float">
            <text:p>5.50584E+021</text:p>
          </table:table-cell>
          <table:table-cell table:formula="of:=[.E66]/100000/[.$I$6]" office:value-type="float" office:value="3.14260273972603" calcext:value-type="float">
            <text:p>3.142602739726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3.40433E+020" calcext:value-type="float">
            <text:p>3.40E+20</text:p>
          </table:table-cell>
          <table:table-cell office:value-type="float" office:value="1.14156E+021" calcext:value-type="float">
            <text:p>1.14E+2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1.14156E+021" calcext:value-type="float">
            <text:p>1.14E+21</text:p>
          </table:table-cell>
          <table:table-cell/>
          <table:table-cell table:formula="of:=(1+[.A67])*[.C67]" office:value-type="float" office:value="5.7078E+021" calcext:value-type="float">
            <text:p>5.7078E+021</text:p>
          </table:table-cell>
          <table:table-cell table:formula="of:=[.E67]/100000/[.$I$6]" office:value-type="float" office:value="3.25787671232877" calcext:value-type="float">
            <text:p>3.2578767123287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2.93807E+020" calcext:value-type="float">
            <text:p>2.94E+20</text:p>
          </table:table-cell>
          <table:table-cell office:value-type="float" office:value="9.71652E+020" calcext:value-type="float">
            <text:p>9.72E+2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9.71652E+020" calcext:value-type="float">
            <text:p>9.72E+20</text:p>
          </table:table-cell>
          <table:table-cell/>
          <table:table-cell table:formula="of:=(1+[.A68])*[.C68]" office:value-type="float" office:value="5.829912E+021" calcext:value-type="float">
            <text:p>5.829912E+021</text:p>
          </table:table-cell>
          <table:table-cell table:formula="of:=[.E68]/100000/[.$I$6]" office:value-type="float" office:value="3.32757534246575" calcext:value-type="float">
            <text:p>3.3275753424657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2.57955E+020" calcext:value-type="float">
            <text:p>2.58E+20</text:p>
          </table:table-cell>
          <table:table-cell office:value-type="float" office:value="8.42934E+020" calcext:value-type="float">
            <text:p>8.43E+2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8.42934E+020" calcext:value-type="float">
            <text:p>8.43E+20</text:p>
          </table:table-cell>
          <table:table-cell/>
          <table:table-cell table:formula="of:=(1+[.A69])*[.C69]" office:value-type="float" office:value="5.900538E+021" calcext:value-type="float">
            <text:p>5.900538E+021</text:p>
          </table:table-cell>
          <table:table-cell table:formula="of:=[.E69]/100000/[.$I$6]" office:value-type="float" office:value="3.36788698630137" calcext:value-type="float">
            <text:p>3.3678869863013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2.2955E+020" calcext:value-type="float">
            <text:p>2.30E+20</text:p>
          </table:table-cell>
          <table:table-cell office:value-type="float" office:value="7.42087E+020" calcext:value-type="float">
            <text:p>7.42E+2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7.42087E+020" calcext:value-type="float">
            <text:p>7.42E+20</text:p>
          </table:table-cell>
          <table:table-cell/>
          <table:table-cell table:formula="of:=(1+[.A70])*[.C70]" office:value-type="float" office:value="5.936696E+021" calcext:value-type="float">
            <text:p>5.936696E+021</text:p>
          </table:table-cell>
          <table:table-cell table:formula="of:=[.E70]/100000/[.$I$6]" office:value-type="float" office:value="3.38852511415525" calcext:value-type="float">
            <text:p>3.388525114155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2.06517E+020" calcext:value-type="float">
            <text:p>2.07E+20</text:p>
          </table:table-cell>
          <table:table-cell office:value-type="float" office:value="6.61038E+020" calcext:value-type="float">
            <text:p>6.61E+2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6.61038E+020" calcext:value-type="float">
            <text:p>6.61E+20</text:p>
          </table:table-cell>
          <table:table-cell/>
          <table:table-cell table:formula="of:=(1+[.A71])*[.C71]" office:value-type="float" office:value="5.949342E+021" calcext:value-type="float">
            <text:p>5.949342E+021</text:p>
          </table:table-cell>
          <table:table-cell table:formula="of:=[.E71]/100000/[.$I$6]" office:value-type="float" office:value="3.39574315068493" calcext:value-type="float">
            <text:p>3.395743150684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1.8749E+020" calcext:value-type="float">
            <text:p>1.87E+20</text:p>
          </table:table-cell>
          <table:table-cell office:value-type="float" office:value="5.9459E+020" calcext:value-type="float">
            <text:p>5.95E+20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5.9459E+020" calcext:value-type="float">
            <text:p>5.95E+20</text:p>
          </table:table-cell>
          <table:table-cell/>
          <table:table-cell table:formula="of:=(1+[.A72])*[.C72]" office:value-type="float" office:value="5.9459E+021" calcext:value-type="float">
            <text:p>5.9459E+021</text:p>
          </table:table-cell>
          <table:table-cell table:formula="of:=[.E72]/100000/[.$I$6]" office:value-type="float" office:value="3.39377853881278" calcext:value-type="float">
            <text:p>3.3937785388127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1.71527E+020" calcext:value-type="float">
            <text:p>1.72E+20</text:p>
          </table:table-cell>
          <table:table-cell office:value-type="float" office:value="5.39225E+020" calcext:value-type="float">
            <text:p>5.39E+20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5.39225E+020" calcext:value-type="float">
            <text:p>5.39E+20</text:p>
          </table:table-cell>
          <table:table-cell/>
          <table:table-cell table:formula="of:=(1+[.A73])*[.C73]" office:value-type="float" office:value="6.4707E+021" calcext:value-type="float">
            <text:p>6.4707E+021</text:p>
          </table:table-cell>
          <table:table-cell table:formula="of:=[.E73]/100000/[.$I$6]" office:value-type="float" office:value="3.69332191780822" calcext:value-type="float">
            <text:p>3.693321917808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1.57959E+020" calcext:value-type="float">
            <text:p>1.58E+20</text:p>
          </table:table-cell>
          <table:table-cell office:value-type="float" office:value="4.92475E+020" calcext:value-type="float">
            <text:p>4.92E+20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4.92475E+020" calcext:value-type="float">
            <text:p>4.92E+20</text:p>
          </table:table-cell>
          <table:table-cell/>
          <table:table-cell table:formula="of:=(1+[.A74])*[.C74]" office:value-type="float" office:value="6.402175E+021" calcext:value-type="float">
            <text:p>6.402175E+021</text:p>
          </table:table-cell>
          <table:table-cell table:formula="of:=[.E74]/100000/[.$I$6]" office:value-type="float" office:value="3.65420947488585" calcext:value-type="float">
            <text:p>3.6542094748858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1.46296E+020" calcext:value-type="float">
            <text:p>1.46E+20</text:p>
          </table:table-cell>
          <table:table-cell office:value-type="float" office:value="4.52551E+020" calcext:value-type="float">
            <text:p>4.53E+2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4.52551E+020" calcext:value-type="float">
            <text:p>4.53E+20</text:p>
          </table:table-cell>
          <table:table-cell/>
          <table:table-cell table:formula="of:=(1+[.A75])*[.C75]" office:value-type="float" office:value="6.335714E+021" calcext:value-type="float">
            <text:p>6.335714E+021</text:p>
          </table:table-cell>
          <table:table-cell table:formula="of:=[.E75]/100000/[.$I$6]" office:value-type="float" office:value="3.61627511415525" calcext:value-type="float">
            <text:p>3.616275114155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1.36174E+020" calcext:value-type="float">
            <text:p>1.36E+20</text:p>
          </table:table-cell>
          <table:table-cell office:value-type="float" office:value="4.18127E+020" calcext:value-type="float">
            <text:p>4.18E+20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4.18127E+020" calcext:value-type="float">
            <text:p>4.18E+20</text:p>
          </table:table-cell>
          <table:table-cell/>
          <table:table-cell table:formula="of:=(1+[.A76])*[.C76]" office:value-type="float" office:value="6.271905E+021" calcext:value-type="float">
            <text:p>6.271905E+021</text:p>
          </table:table-cell>
          <table:table-cell table:formula="of:=[.E76]/100000/[.$I$6]" office:value-type="float" office:value="3.57985445205479" calcext:value-type="float">
            <text:p>3.579854452054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1.27314E+020" calcext:value-type="float">
            <text:p>1.27E+20</text:p>
          </table:table-cell>
          <table:table-cell office:value-type="float" office:value="3.88195E+020" calcext:value-type="float">
            <text:p>3.88E+20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3.88195E+020" calcext:value-type="float">
            <text:p>3.88E+20</text:p>
          </table:table-cell>
          <table:table-cell/>
          <table:table-cell table:formula="of:=(1+[.A77])*[.C77]" office:value-type="float" office:value="6.21112E+021" calcext:value-type="float">
            <text:p>6.21112E+021</text:p>
          </table:table-cell>
          <table:table-cell table:formula="of:=[.E77]/100000/[.$I$6]" office:value-type="float" office:value="3.5451598173516" calcext:value-type="float">
            <text:p>3.54515981735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1.19501E+020" calcext:value-type="float">
            <text:p>1.20E+20</text:p>
          </table:table-cell>
          <table:table-cell office:value-type="float" office:value="3.61978E+020" calcext:value-type="float">
            <text:p>3.62E+20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3.61978E+020" calcext:value-type="float">
            <text:p>3.62E+20</text:p>
          </table:table-cell>
          <table:table-cell/>
          <table:table-cell table:formula="of:=(1+[.A78])*[.C78]" office:value-type="float" office:value="6.153626E+021" calcext:value-type="float">
            <text:p>6.153626E+021</text:p>
          </table:table-cell>
          <table:table-cell table:formula="of:=[.E78]/100000/[.$I$6]" office:value-type="float" office:value="3.51234360730594" calcext:value-type="float">
            <text:p>3.5123436073059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1.12566E+020" calcext:value-type="float">
            <text:p>1.13E+20</text:p>
          </table:table-cell>
          <table:table-cell office:value-type="float" office:value="3.38867E+020" calcext:value-type="float">
            <text:p>3.39E+20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3.38867E+020" calcext:value-type="float">
            <text:p>3.39E+20</text:p>
          </table:table-cell>
          <table:table-cell/>
          <table:table-cell table:formula="of:=(1+[.A79])*[.C79]" office:value-type="float" office:value="6.099606E+021" calcext:value-type="float">
            <text:p>6.099606E+021</text:p>
          </table:table-cell>
          <table:table-cell table:formula="of:=[.E79]/100000/[.$I$6]" office:value-type="float" office:value="3.4815102739726" calcext:value-type="float">
            <text:p>3.48151027397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1.06374E+020" calcext:value-type="float">
            <text:p>1.06E+20</text:p>
          </table:table-cell>
          <table:table-cell office:value-type="float" office:value="3.18374E+020" calcext:value-type="float">
            <text:p>3.18E+20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3.18374E+020" calcext:value-type="float">
            <text:p>3.18E+20</text:p>
          </table:table-cell>
          <table:table-cell/>
          <table:table-cell table:formula="of:=(1+[.A80])*[.C80]" office:value-type="float" office:value="6.049106E+021" calcext:value-type="float">
            <text:p>6.049106E+021</text:p>
          </table:table-cell>
          <table:table-cell table:formula="of:=[.E80]/100000/[.$I$6]" office:value-type="float" office:value="3.45268607305936" calcext:value-type="float">
            <text:p>3.4526860730593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1.00815E+020" calcext:value-type="float">
            <text:p>1.01E+20</text:p>
          </table:table-cell>
          <table:table-cell office:value-type="float" office:value="3.00108E+020" calcext:value-type="float">
            <text:p>3.00E+20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3.00108E+020" calcext:value-type="float">
            <text:p>3.00E+20</text:p>
          </table:table-cell>
          <table:table-cell/>
          <table:table-cell table:formula="of:=(1+[.A81])*[.C81]" office:value-type="float" office:value="6.00216E+021" calcext:value-type="float">
            <text:p>6.00216E+021</text:p>
          </table:table-cell>
          <table:table-cell table:formula="of:=[.E81]/100000/[.$I$6]" office:value-type="float" office:value="3.4258904109589" calcext:value-type="float">
            <text:p>3.425890410958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9.58027E+019" calcext:value-type="float">
            <text:p>9.58E+19</text:p>
          </table:table-cell>
          <table:table-cell office:value-type="float" office:value="2.8375E+020" calcext:value-type="float">
            <text:p>2.84E+20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2.8375E+020" calcext:value-type="float">
            <text:p>2.84E+20</text:p>
          </table:table-cell>
          <table:table-cell/>
          <table:table-cell table:formula="of:=(1+[.A82])*[.C82]" office:value-type="float" office:value="5.95875E+021" calcext:value-type="float">
            <text:p>5.95875E+021</text:p>
          </table:table-cell>
          <table:table-cell table:formula="of:=[.E82]/100000/[.$I$6]" office:value-type="float" office:value="3.40111301369863" calcext:value-type="float">
            <text:p>3.4011130136986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9.12624E+019" calcext:value-type="float">
            <text:p>9.13E+19</text:p>
          </table:table-cell>
          <table:table-cell office:value-type="float" office:value="2.69037E+020" calcext:value-type="float">
            <text:p>2.69E+20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2.69037E+020" calcext:value-type="float">
            <text:p>2.69E+20</text:p>
          </table:table-cell>
          <table:table-cell/>
          <table:table-cell table:formula="of:=(1+[.A83])*[.C83]" office:value-type="float" office:value="5.918814E+021" calcext:value-type="float">
            <text:p>5.918814E+021</text:p>
          </table:table-cell>
          <table:table-cell table:formula="of:=[.E83]/100000/[.$I$6]" office:value-type="float" office:value="3.37831849315068" calcext:value-type="float">
            <text:p>3.3783184931506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8.71336E+019" calcext:value-type="float">
            <text:p>8.71E+19</text:p>
          </table:table-cell>
          <table:table-cell office:value-type="float" office:value="2.55748E+020" calcext:value-type="float">
            <text:p>2.56E+20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2.55748E+020" calcext:value-type="float">
            <text:p>2.56E+20</text:p>
          </table:table-cell>
          <table:table-cell/>
          <table:table-cell table:formula="of:=(1+[.A84])*[.C84]" office:value-type="float" office:value="5.882204E+021" calcext:value-type="float">
            <text:p>5.882204E+021</text:p>
          </table:table-cell>
          <table:table-cell table:formula="of:=[.E84]/100000/[.$I$6]" office:value-type="float" office:value="3.35742237442922" calcext:value-type="float">
            <text:p>3.357422374429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8.33652E+019" calcext:value-type="float">
            <text:p>8.34E+19</text:p>
          </table:table-cell>
          <table:table-cell office:value-type="float" office:value="2.43701E+020" calcext:value-type="float">
            <text:p>2.44E+20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2.43701E+020" calcext:value-type="float">
            <text:p>2.44E+20</text:p>
          </table:table-cell>
          <table:table-cell/>
          <table:table-cell table:formula="of:=(1+[.A85])*[.C85]" office:value-type="float" office:value="5.848824E+021" calcext:value-type="float">
            <text:p>5.848824E+021</text:p>
          </table:table-cell>
          <table:table-cell table:formula="of:=[.E85]/100000/[.$I$6]" office:value-type="float" office:value="3.3383698630137" calcext:value-type="float">
            <text:p>3.338369863013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7.99142E+019" calcext:value-type="float">
            <text:p>7.99E+19</text:p>
          </table:table-cell>
          <table:table-cell office:value-type="float" office:value="2.3274E+020" calcext:value-type="float">
            <text:p>2.33E+20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2.3274E+020" calcext:value-type="float">
            <text:p>2.33E+20</text:p>
          </table:table-cell>
          <table:table-cell/>
          <table:table-cell table:formula="of:=(1+[.A86])*[.C86]" office:value-type="float" office:value="5.8185E+021" calcext:value-type="float">
            <text:p>5.8185E+021</text:p>
          </table:table-cell>
          <table:table-cell table:formula="of:=[.E86]/100000/[.$I$6]" office:value-type="float" office:value="3.32106164383562" calcext:value-type="float">
            <text:p>3.3210616438356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7.67436E+019" calcext:value-type="float">
            <text:p>7.67E+19</text:p>
          </table:table-cell>
          <table:table-cell office:value-type="float" office:value="2.22733E+020" calcext:value-type="float">
            <text:p>2.23E+20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2.22733E+020" calcext:value-type="float">
            <text:p>2.23E+20</text:p>
          </table:table-cell>
          <table:table-cell/>
          <table:table-cell table:formula="of:=(1+[.A87])*[.C87]" office:value-type="float" office:value="5.791058E+021" calcext:value-type="float">
            <text:p>5.791058E+021</text:p>
          </table:table-cell>
          <table:table-cell table:formula="of:=[.E87]/100000/[.$I$6]" office:value-type="float" office:value="3.30539840182648" calcext:value-type="float">
            <text:p>3.3053984018264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7.38218E+019" calcext:value-type="float">
            <text:p>7.38E+19</text:p>
          </table:table-cell>
          <table:table-cell office:value-type="float" office:value="2.13568E+020" calcext:value-type="float">
            <text:p>2.14E+20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2.13568E+020" calcext:value-type="float">
            <text:p>2.14E+20</text:p>
          </table:table-cell>
          <table:table-cell/>
          <table:table-cell table:formula="of:=(1+[.A88])*[.C88]" office:value-type="float" office:value="5.766336E+021" calcext:value-type="float">
            <text:p>5.766336E+021</text:p>
          </table:table-cell>
          <table:table-cell table:formula="of:=[.E88]/100000/[.$I$6]" office:value-type="float" office:value="3.29128767123288" calcext:value-type="float">
            <text:p>3.2912876712328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7.11218E+019" calcext:value-type="float">
            <text:p>7.11E+19</text:p>
          </table:table-cell>
          <table:table-cell office:value-type="float" office:value="2.05148E+020" calcext:value-type="float">
            <text:p>2.05E+20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2.05148E+020" calcext:value-type="float">
            <text:p>2.05E+20</text:p>
          </table:table-cell>
          <table:table-cell/>
          <table:table-cell table:formula="of:=(1+[.A89])*[.C89]" office:value-type="float" office:value="5.744144E+021" calcext:value-type="float">
            <text:p>5.744144E+021</text:p>
          </table:table-cell>
          <table:table-cell table:formula="of:=[.E89]/100000/[.$I$6]" office:value-type="float" office:value="3.27862100456621" calcext:value-type="float">
            <text:p>3.278621004566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6.86199E+019" calcext:value-type="float">
            <text:p>6.86E+19</text:p>
          </table:table-cell>
          <table:table-cell office:value-type="float" office:value="1.9739E+020" calcext:value-type="float">
            <text:p>1.97E+20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1.9739E+020" calcext:value-type="float">
            <text:p>1.97E+20</text:p>
          </table:table-cell>
          <table:table-cell/>
          <table:table-cell table:formula="of:=(1+[.A90])*[.C90]" office:value-type="float" office:value="5.72431E+021" calcext:value-type="float">
            <text:p>5.72431E+021</text:p>
          </table:table-cell>
          <table:table-cell table:formula="of:=[.E90]/100000/[.$I$6]" office:value-type="float" office:value="3.2673002283105" calcext:value-type="float">
            <text:p>3.267300228310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6.62957E+019" calcext:value-type="float">
            <text:p>6.63E+19</text:p>
          </table:table-cell>
          <table:table-cell office:value-type="float" office:value="1.9022E+020" calcext:value-type="float">
            <text:p>1.90E+20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1.9022E+020" calcext:value-type="float">
            <text:p>1.90E+20</text:p>
          </table:table-cell>
          <table:table-cell/>
          <table:table-cell table:formula="of:=(1+[.A91])*[.C91]" office:value-type="float" office:value="5.7066E+021" calcext:value-type="float">
            <text:p>5.7066E+021</text:p>
          </table:table-cell>
          <table:table-cell table:formula="of:=[.E91]/100000/[.$I$6]" office:value-type="float" office:value="3.25719178082192" calcext:value-type="float">
            <text:p>3.2571917808219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6.41311E+019" calcext:value-type="float">
            <text:p>6.41E+19</text:p>
          </table:table-cell>
          <table:table-cell office:value-type="float" office:value="1.83577E+020" calcext:value-type="float">
            <text:p>1.84E+20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1.83577E+020" calcext:value-type="float">
            <text:p>1.84E+20</text:p>
          </table:table-cell>
          <table:table-cell/>
          <table:table-cell table:formula="of:=(1+[.A92])*[.C92]" office:value-type="float" office:value="5.690887E+021" calcext:value-type="float">
            <text:p>5.690887E+021</text:p>
          </table:table-cell>
          <table:table-cell table:formula="of:=[.E92]/100000/[.$I$6]" office:value-type="float" office:value="3.24822317351598" calcext:value-type="float">
            <text:p>3.2482231735159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6.21106E+019" calcext:value-type="float">
            <text:p>6.21E+19</text:p>
          </table:table-cell>
          <table:table-cell office:value-type="float" office:value="1.77405E+020" calcext:value-type="float">
            <text:p>1.77E+20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1.77405E+020" calcext:value-type="float">
            <text:p>1.77E+20</text:p>
          </table:table-cell>
          <table:table-cell/>
          <table:table-cell table:formula="of:=(1+[.A93])*[.C93]" office:value-type="float" office:value="5.67696E+021" calcext:value-type="float">
            <text:p>5.67696E+021</text:p>
          </table:table-cell>
          <table:table-cell table:formula="of:=[.E93]/100000/[.$I$6]" office:value-type="float" office:value="3.24027397260274" calcext:value-type="float">
            <text:p>3.24027397260274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/>
          <table:table-cell table:style-name="ce1"/>
          <table:table-cell table:number-columns-repeated="8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office:value-type="string" calcext:value-type="string">
            <text:p><text:s/>Mev</text:p>
          </table:table-cell>
          <table:table-cell table:number-columns-repeated="6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52687E+021" calcext:value-type="float">
            <text:p>1.53E+21</text:p>
          </table:table-cell>
          <table:table-cell/>
          <table:table-cell table:style-name="ce1" office:value-type="float" office:value="1.52687E+021" calcext:value-type="float">
            <text:p>1.53E+21</text:p>
          </table:table-cell>
          <table:table-cell table:formula="of:=[.E97]/100000/[.$I$6]" office:value-type="float" office:value="0.871501141552511" calcext:value-type="float">
            <text:p>0.87150114155251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9.1484E+020" calcext:value-type="float">
            <text:p>9.15E+20</text:p>
          </table:table-cell>
          <table:table-cell/>
          <table:table-cell table:formula="of:=(1+[.A98])*[.C98]" office:value-type="float" office:value="1.82968E+021" calcext:value-type="float">
            <text:p>1.82968E+021</text:p>
          </table:table-cell>
          <table:table-cell table:formula="of:=[.E98]/100000/[.$I$6]" office:value-type="float" office:value="1.04433789954338" calcext:value-type="float">
            <text:p>1.0443378995433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6.7033E+020" calcext:value-type="float">
            <text:p>6.70E+20</text:p>
          </table:table-cell>
          <table:table-cell/>
          <table:table-cell table:formula="of:=(1+[.A99])*[.C99]" office:value-type="float" office:value="2.01099E+021" calcext:value-type="float">
            <text:p>2.01099E+021</text:p>
          </table:table-cell>
          <table:table-cell table:formula="of:=[.E99]/100000/[.$I$6]" office:value-type="float" office:value="1.14782534246575" calcext:value-type="float">
            <text:p>1.1478253424657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5.29483E+020" calcext:value-type="float">
            <text:p>5.29E+20</text:p>
          </table:table-cell>
          <table:table-cell/>
          <table:table-cell table:formula="of:=(1+[.A100])*[.C100]" office:value-type="float" office:value="2.117932E+021" calcext:value-type="float">
            <text:p>2.117932E+021</text:p>
          </table:table-cell>
          <table:table-cell table:formula="of:=[.E100]/100000/[.$I$6]" office:value-type="float" office:value="1.20886529680365" calcext:value-type="float">
            <text:p>1.2088652968036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4.37274E+020" calcext:value-type="float">
            <text:p>4.37E+20</text:p>
          </table:table-cell>
          <table:table-cell/>
          <table:table-cell table:formula="of:=(1+[.A101])*[.C101]" office:value-type="float" office:value="2.18637E+021" calcext:value-type="float">
            <text:p>2.18637E+021</text:p>
          </table:table-cell>
          <table:table-cell table:formula="of:=[.E101]/100000/[.$I$6]" office:value-type="float" office:value="1.24792808219178" calcext:value-type="float">
            <text:p>1.2479280821917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3.71933E+020" calcext:value-type="float">
            <text:p>3.72E+20</text:p>
          </table:table-cell>
          <table:table-cell/>
          <table:table-cell table:formula="of:=(1+[.A102])*[.C102]" office:value-type="float" office:value="2.231598E+021" calcext:value-type="float">
            <text:p>2.231598E+021</text:p>
          </table:table-cell>
          <table:table-cell table:formula="of:=[.E102]/100000/[.$I$6]" office:value-type="float" office:value="1.27374315068493" calcext:value-type="float">
            <text:p>1.2737431506849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3.23018E+020" calcext:value-type="float">
            <text:p>3.23E+20</text:p>
          </table:table-cell>
          <table:table-cell/>
          <table:table-cell table:formula="of:=(1+[.A103])*[.C103]" office:value-type="float" office:value="2.261126E+021" calcext:value-type="float">
            <text:p>2.261126E+021</text:p>
          </table:table-cell>
          <table:table-cell table:formula="of:=[.E103]/100000/[.$I$6]" office:value-type="float" office:value="1.29059703196347" calcext:value-type="float">
            <text:p>1.29059703196347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2.84914E+020" calcext:value-type="float">
            <text:p>2.85E+20</text:p>
          </table:table-cell>
          <table:table-cell/>
          <table:table-cell table:formula="of:=(1+[.A104])*[.C104]" office:value-type="float" office:value="2.279312E+021" calcext:value-type="float">
            <text:p>2.279312E+021</text:p>
          </table:table-cell>
          <table:table-cell table:formula="of:=[.E104]/100000/[.$I$6]" office:value-type="float" office:value="1.30097716894977" calcext:value-type="float">
            <text:p>1.30097716894977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2.54339E+020" calcext:value-type="float">
            <text:p>2.54E+20</text:p>
          </table:table-cell>
          <table:table-cell/>
          <table:table-cell table:formula="of:=(1+[.A105])*[.C105]" office:value-type="float" office:value="2.289051E+021" calcext:value-type="float">
            <text:p>2.289051E+021</text:p>
          </table:table-cell>
          <table:table-cell table:formula="of:=[.E105]/100000/[.$I$6]" office:value-type="float" office:value="1.30653595890411" calcext:value-type="float">
            <text:p>1.3065359589041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29241E+020" calcext:value-type="float">
            <text:p>2.29E+20</text:p>
          </table:table-cell>
          <table:table-cell/>
          <table:table-cell table:formula="of:=(1+[.A106])*[.C106]" office:value-type="float" office:value="2.29241E+021" calcext:value-type="float">
            <text:p>2.29241E+021</text:p>
          </table:table-cell>
          <table:table-cell table:formula="of:=[.E106]/100000/[.$I$6]" office:value-type="float" office:value="1.30845319634703" calcext:value-type="float">
            <text:p>1.3084531963470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08269E+020" calcext:value-type="float">
            <text:p>2.08E+20</text:p>
          </table:table-cell>
          <table:table-cell/>
          <table:table-cell table:formula="of:=(1+[.A107])*[.C107]" office:value-type="float" office:value="2.499228E+021" calcext:value-type="float">
            <text:p>2.499228E+021</text:p>
          </table:table-cell>
          <table:table-cell table:formula="of:=[.E107]/100000/[.$I$6]" office:value-type="float" office:value="1.4265" calcext:value-type="float">
            <text:p>1.426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1.90489E+020" calcext:value-type="float">
            <text:p>1.90E+20</text:p>
          </table:table-cell>
          <table:table-cell/>
          <table:table-cell table:formula="of:=(1+[.A108])*[.C108]" office:value-type="float" office:value="2.476357E+021" calcext:value-type="float">
            <text:p>2.476357E+021</text:p>
          </table:table-cell>
          <table:table-cell table:formula="of:=[.E108]/100000/[.$I$6]" office:value-type="float" office:value="1.41344577625571" calcext:value-type="float">
            <text:p>1.4134457762557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1.75236E+020" calcext:value-type="float">
            <text:p>1.75E+20</text:p>
          </table:table-cell>
          <table:table-cell/>
          <table:table-cell table:formula="of:=(1+[.A109])*[.C109]" office:value-type="float" office:value="2.453304E+021" calcext:value-type="float">
            <text:p>2.453304E+021</text:p>
          </table:table-cell>
          <table:table-cell table:formula="of:=[.E109]/100000/[.$I$6]" office:value-type="float" office:value="1.40028767123288" calcext:value-type="float">
            <text:p>1.4002876712328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1.62023E+020" calcext:value-type="float">
            <text:p>1.62E+20</text:p>
          </table:table-cell>
          <table:table-cell/>
          <table:table-cell table:formula="of:=(1+[.A110])*[.C110]" office:value-type="float" office:value="2.430345E+021" calcext:value-type="float">
            <text:p>2.430345E+021</text:p>
          </table:table-cell>
          <table:table-cell table:formula="of:=[.E110]/100000/[.$I$6]" office:value-type="float" office:value="1.38718321917808" calcext:value-type="float">
            <text:p>1.3871832191780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5048E+020" calcext:value-type="float">
            <text:p>1.50E+20</text:p>
          </table:table-cell>
          <table:table-cell/>
          <table:table-cell table:formula="of:=(1+[.A111])*[.C111]" office:value-type="float" office:value="2.40768E+021" calcext:value-type="float">
            <text:p>2.40768E+021</text:p>
          </table:table-cell>
          <table:table-cell table:formula="of:=[.E111]/100000/[.$I$6]" office:value-type="float" office:value="1.37424657534247" calcext:value-type="float">
            <text:p>1.37424657534247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.40325E+020" calcext:value-type="float">
            <text:p>1.40E+20</text:p>
          </table:table-cell>
          <table:table-cell/>
          <table:table-cell table:formula="of:=(1+[.A112])*[.C112]" office:value-type="float" office:value="2.385525E+021" calcext:value-type="float">
            <text:p>2.385525E+021</text:p>
          </table:table-cell>
          <table:table-cell table:formula="of:=[.E112]/100000/[.$I$6]" office:value-type="float" office:value="1.36160102739726" calcext:value-type="float">
            <text:p>1.36160102739726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.31336E+020" calcext:value-type="float">
            <text:p>1.31E+20</text:p>
          </table:table-cell>
          <table:table-cell/>
          <table:table-cell table:formula="of:=(1+[.A113])*[.C113]" office:value-type="float" office:value="2.364048E+021" calcext:value-type="float">
            <text:p>2.364048E+021</text:p>
          </table:table-cell>
          <table:table-cell table:formula="of:=[.E113]/100000/[.$I$6]" office:value-type="float" office:value="1.34934246575343" calcext:value-type="float">
            <text:p>1.3493424657534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.23335E+020" calcext:value-type="float">
            <text:p>1.23E+20</text:p>
          </table:table-cell>
          <table:table-cell/>
          <table:table-cell table:formula="of:=(1+[.A114])*[.C114]" office:value-type="float" office:value="2.343365E+021" calcext:value-type="float">
            <text:p>2.343365E+021</text:p>
          </table:table-cell>
          <table:table-cell table:formula="of:=[.E114]/100000/[.$I$6]" office:value-type="float" office:value="1.33753710045662" calcext:value-type="float">
            <text:p>1.33753710045662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.1618E+020" calcext:value-type="float">
            <text:p>1.16E+20</text:p>
          </table:table-cell>
          <table:table-cell/>
          <table:table-cell table:formula="of:=(1+[.A115])*[.C115]" office:value-type="float" office:value="2.3236E+021" calcext:value-type="float">
            <text:p>2.3236E+021</text:p>
          </table:table-cell>
          <table:table-cell table:formula="of:=[.E115]/100000/[.$I$6]" office:value-type="float" office:value="1.32625570776256" calcext:value-type="float">
            <text:p>1.32625570776256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.09754E+020" calcext:value-type="float">
            <text:p>1.10E+20</text:p>
          </table:table-cell>
          <table:table-cell/>
          <table:table-cell table:formula="of:=(1+[.A116])*[.C116]" office:value-type="float" office:value="2.304834E+021" calcext:value-type="float">
            <text:p>2.304834E+021</text:p>
          </table:table-cell>
          <table:table-cell table:formula="of:=[.E116]/100000/[.$I$6]" office:value-type="float" office:value="1.31554452054795" calcext:value-type="float">
            <text:p>1.3155445205479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.0396E+020" calcext:value-type="float">
            <text:p>1.04E+20</text:p>
          </table:table-cell>
          <table:table-cell/>
          <table:table-cell table:formula="of:=(1+[.A117])*[.C117]" office:value-type="float" office:value="2.28712E+021" calcext:value-type="float">
            <text:p>2.28712E+021</text:p>
          </table:table-cell>
          <table:table-cell table:formula="of:=[.E117]/100000/[.$I$6]" office:value-type="float" office:value="1.30543378995434" calcext:value-type="float">
            <text:p>1.30543378995434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9.87157E+019" calcext:value-type="float">
            <text:p>9.87E+19</text:p>
          </table:table-cell>
          <table:table-cell/>
          <table:table-cell table:formula="of:=(1+[.A118])*[.C118]" office:value-type="float" office:value="2.2704611E+021" calcext:value-type="float">
            <text:p>2.2704611E+021</text:p>
          </table:table-cell>
          <table:table-cell table:formula="of:=[.E118]/100000/[.$I$6]" office:value-type="float" office:value="1.29592528538813" calcext:value-type="float">
            <text:p>1.2959252853881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9.39538E+019" calcext:value-type="float">
            <text:p>9.40E+19</text:p>
          </table:table-cell>
          <table:table-cell/>
          <table:table-cell table:formula="of:=(1+[.A119])*[.C119]" office:value-type="float" office:value="2.2548912E+021" calcext:value-type="float">
            <text:p>2.2548912E+021</text:p>
          </table:table-cell>
          <table:table-cell table:formula="of:=[.E119]/100000/[.$I$6]" office:value-type="float" office:value="1.28703835616438" calcext:value-type="float">
            <text:p>1.28703835616438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8.96159E+019" calcext:value-type="float">
            <text:p>8.96E+19</text:p>
          </table:table-cell>
          <table:table-cell/>
          <table:table-cell table:formula="of:=(1+[.A120])*[.C120]" office:value-type="float" office:value="2.2403975E+021" calcext:value-type="float">
            <text:p>2.2403975E+021</text:p>
          </table:table-cell>
          <table:table-cell table:formula="of:=[.E120]/100000/[.$I$6]" office:value-type="float" office:value="1.27876569634703" calcext:value-type="float">
            <text:p>1.2787656963470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8.5652E+019" calcext:value-type="float">
            <text:p>8.57E+19</text:p>
          </table:table-cell>
          <table:table-cell/>
          <table:table-cell table:formula="of:=(1+[.A121])*[.C121]" office:value-type="float" office:value="2.226952E+021" calcext:value-type="float">
            <text:p>2.226952E+021</text:p>
          </table:table-cell>
          <table:table-cell table:formula="of:=[.E121]/100000/[.$I$6]" office:value-type="float" office:value="1.27109132420091" calcext:value-type="float">
            <text:p>1.2710913242009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8.20194E+019" calcext:value-type="float">
            <text:p>8.20E+19</text:p>
          </table:table-cell>
          <table:table-cell/>
          <table:table-cell table:formula="of:=(1+[.A122])*[.C122]" office:value-type="float" office:value="2.2145238E+021" calcext:value-type="float">
            <text:p>2.2145238E+021</text:p>
          </table:table-cell>
          <table:table-cell table:formula="of:=[.E122]/100000/[.$I$6]" office:value-type="float" office:value="1.26399760273973" calcext:value-type="float">
            <text:p>1.2639976027397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7.86811E+019" calcext:value-type="float">
            <text:p>7.87E+19</text:p>
          </table:table-cell>
          <table:table-cell/>
          <table:table-cell table:formula="of:=(1+[.A123])*[.C123]" office:value-type="float" office:value="2.2030708E+021" calcext:value-type="float">
            <text:p>2.2030708E+021</text:p>
          </table:table-cell>
          <table:table-cell table:formula="of:=[.E123]/100000/[.$I$6]" office:value-type="float" office:value="1.25746050228311" calcext:value-type="float">
            <text:p>1.2574605022831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7.56049E+019" calcext:value-type="float">
            <text:p>7.56E+19</text:p>
          </table:table-cell>
          <table:table-cell/>
          <table:table-cell table:formula="of:=(1+[.A124])*[.C124]" office:value-type="float" office:value="2.1925421E+021" calcext:value-type="float">
            <text:p>2.1925421E+021</text:p>
          </table:table-cell>
          <table:table-cell table:formula="of:=[.E124]/100000/[.$I$6]" office:value-type="float" office:value="1.25145097031963" calcext:value-type="float">
            <text:p>1.25145097031963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7.27629E+019" calcext:value-type="float">
            <text:p>7.28E+19</text:p>
          </table:table-cell>
          <table:table-cell/>
          <table:table-cell table:formula="of:=(1+[.A125])*[.C125]" office:value-type="float" office:value="2.182887E+021" calcext:value-type="float">
            <text:p>2.182887E+021</text:p>
          </table:table-cell>
          <table:table-cell table:formula="of:=[.E125]/100000/[.$I$6]" office:value-type="float" office:value="1.24594006849315" calcext:value-type="float">
            <text:p>1.24594006849315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7.01305E+019" calcext:value-type="float">
            <text:p>7.01E+19</text:p>
          </table:table-cell>
          <table:table-cell/>
          <table:table-cell table:formula="of:=(1+[.A126])*[.C126]" office:value-type="float" office:value="2.1740455E+021" calcext:value-type="float">
            <text:p>2.1740455E+021</text:p>
          </table:table-cell>
          <table:table-cell table:formula="of:=[.E126]/100000/[.$I$6]" office:value-type="float" office:value="1.24089355022831" calcext:value-type="float">
            <text:p>1.24089355022831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6.76862E+019" calcext:value-type="float">
            <text:p>6.77E+19</text:p>
          </table:table-cell>
          <table:table-cell/>
          <table:table-cell table:formula="of:=(1+[.A127])*[.C127]" office:value-type="float" office:value="2.1659584E+021" calcext:value-type="float">
            <text:p>2.1659584E+021</text:p>
          </table:table-cell>
          <table:table-cell table:formula="of:=[.E127]/100000/[.$I$6]" office:value-type="float" office:value="1.23627762557078" calcext:value-type="float">
            <text:p>1.23627762557078</text:p>
          </table:table-cell>
          <table:table-cell table:number-columns-repeated="4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49475E+021" calcext:value-type="float">
            <text:p>1.49E+21</text:p>
          </table:table-cell>
          <table:table-cell/>
          <table:table-cell table:style-name="ce1" office:value-type="float" office:value="1.52687E+021" calcext:value-type="float">
            <text:p>1.53E+21</text:p>
          </table:table-cell>
          <table:table-cell table:formula="of:=[.E130]/100000/[.$I$6]" office:value-type="float" office:value="0.871501141552511" calcext:value-type="float">
            <text:p>0.8715011415525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.48399E+020" calcext:value-type="float">
            <text:p>2.48E+20</text:p>
          </table:table-cell>
          <table:table-cell office:value-type="float" office:value="8.95607E+020" calcext:value-type="float">
            <text:p>8.96E+2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.31096E+020" calcext:value-type="float">
            <text:p>3.31E+20</text:p>
          </table:table-cell>
          <table:table-cell table:style-name="ce1" office:value-type="float" office:value="1.19377E+021" calcext:value-type="float">
            <text:p>1.19E+2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8.95607E+020" calcext:value-type="float">
            <text:p>8.96E+20</text:p>
          </table:table-cell>
          <table:table-cell/>
          <table:table-cell table:formula="of:=(1+[.A131])*[.C131]" office:value-type="float" office:value="1.791214E+021" calcext:value-type="float">
            <text:p>1.791214E+021</text:p>
          </table:table-cell>
          <table:table-cell table:formula="of:=[.E131]/100000/[.$I$6]" office:value-type="float" office:value="1.02238242009132" calcext:value-type="float">
            <text:p>1.022382420091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1.8897E+020" calcext:value-type="float">
            <text:p>1.89E+20</text:p>
          </table:table-cell>
          <table:table-cell office:value-type="float" office:value="6.56238E+020" calcext:value-type="float">
            <text:p>6.56E+2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51883E+020" calcext:value-type="float">
            <text:p>2.52E+20</text:p>
          </table:table-cell>
          <table:table-cell table:style-name="ce1" office:value-type="float" office:value="8.74715E+020" calcext:value-type="float">
            <text:p>8.75E+20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6.56238E+020" calcext:value-type="float">
            <text:p>6.56E+20</text:p>
          </table:table-cell>
          <table:table-cell/>
          <table:table-cell table:formula="of:=(1+[.A132])*[.C132]" office:value-type="float" office:value="1.968714E+021" calcext:value-type="float">
            <text:p>1.968714E+021</text:p>
          </table:table-cell>
          <table:table-cell table:formula="of:=[.E132]/100000/[.$I$6]" office:value-type="float" office:value="1.12369520547945" calcext:value-type="float">
            <text:p>1.1236952054794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" office:value-type="float" office:value="1.53089E+020" calcext:value-type="float">
            <text:p>1.53E+20</text:p>
          </table:table-cell>
          <table:table-cell office:value-type="float" office:value="5.18353E+020" calcext:value-type="float">
            <text:p>5.18E+2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.04057E+020" calcext:value-type="float">
            <text:p>2.04E+20</text:p>
          </table:table-cell>
          <table:table-cell table:style-name="ce1" office:value-type="float" office:value="6.90926E+020" calcext:value-type="float">
            <text:p>6.91E+2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5.18353E+020" calcext:value-type="float">
            <text:p>5.18E+20</text:p>
          </table:table-cell>
          <table:table-cell/>
          <table:table-cell table:formula="of:=(1+[.A133])*[.C133]" office:value-type="float" office:value="2.073412E+021" calcext:value-type="float">
            <text:p>2.073412E+021</text:p>
          </table:table-cell>
          <table:table-cell table:formula="of:=[.E133]/100000/[.$I$6]" office:value-type="float" office:value="1.18345433789954" calcext:value-type="float">
            <text:p>1.1834543378995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ce1" office:value-type="float" office:value="1.28719E+020" calcext:value-type="float">
            <text:p>1.29E+20</text:p>
          </table:table-cell>
          <table:table-cell office:value-type="float" office:value="4.28083E+020" calcext:value-type="float">
            <text:p>4.28E+20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.71573E+020" calcext:value-type="float">
            <text:p>1.72E+20</text:p>
          </table:table-cell>
          <table:table-cell table:style-name="ce1" office:value-type="float" office:value="5.70604E+020" calcext:value-type="float">
            <text:p>5.71E+2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4.28083E+020" calcext:value-type="float">
            <text:p>4.28E+20</text:p>
          </table:table-cell>
          <table:table-cell/>
          <table:table-cell table:formula="of:=(1+[.A134])*[.C134]" office:value-type="float" office:value="2.140415E+021" calcext:value-type="float">
            <text:p>2.140415E+021</text:p>
          </table:table-cell>
          <table:table-cell table:formula="of:=[.E134]/100000/[.$I$6]" office:value-type="float" office:value="1.22169805936073" calcext:value-type="float">
            <text:p>1.2216980593607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ce1" office:value-type="float" office:value="1.10971E+020" calcext:value-type="float">
            <text:p>1.11E+20</text:p>
          </table:table-cell>
          <table:table-cell office:value-type="float" office:value="3.64115E+020" calcext:value-type="float">
            <text:p>3.64E+2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.47916E+020" calcext:value-type="float">
            <text:p>1.48E+20</text:p>
          </table:table-cell>
          <table:table-cell table:style-name="ce1" office:value-type="float" office:value="4.8534E+020" calcext:value-type="float">
            <text:p>4.85E+2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3.64115E+020" calcext:value-type="float">
            <text:p>3.64E+20</text:p>
          </table:table-cell>
          <table:table-cell/>
          <table:table-cell table:formula="of:=(1+[.A135])*[.C135]" office:value-type="float" office:value="2.18469E+021" calcext:value-type="float">
            <text:p>2.18469E+021</text:p>
          </table:table-cell>
          <table:table-cell table:formula="of:=[.E135]/100000/[.$I$6]" office:value-type="float" office:value="1.24696917808219" calcext:value-type="float">
            <text:p>1.24696917808219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9.74238E+019" calcext:value-type="float">
            <text:p>9.74E+19</text:p>
          </table:table-cell>
          <table:table-cell office:value-type="float" office:value="3.16228E+020" calcext:value-type="float">
            <text:p>3.16E+20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.29859E+020" calcext:value-type="float">
            <text:p>1.30E+20</text:p>
          </table:table-cell>
          <table:table-cell table:style-name="ce1" office:value-type="float" office:value="4.21511E+020" calcext:value-type="float">
            <text:p>4.22E+2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3.16228E+020" calcext:value-type="float">
            <text:p>3.16E+20</text:p>
          </table:table-cell>
          <table:table-cell/>
          <table:table-cell table:formula="of:=(1+[.A136])*[.C136]" office:value-type="float" office:value="2.213596E+021" calcext:value-type="float">
            <text:p>2.213596E+021</text:p>
          </table:table-cell>
          <table:table-cell table:formula="of:=[.E136]/100000/[.$I$6]" office:value-type="float" office:value="1.26346803652968" calcext:value-type="float">
            <text:p>1.2634680365296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table:style-name="ce1" office:value-type="float" office:value="8.67263E+019" calcext:value-type="float">
            <text:p>8.67E+19</text:p>
          </table:table-cell>
          <table:table-cell office:value-type="float" office:value="2.78925E+020" calcext:value-type="float">
            <text:p>2.79E+20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.156E+020" calcext:value-type="float">
            <text:p>1.16E+20</text:p>
          </table:table-cell>
          <table:table-cell table:style-name="ce1" office:value-type="float" office:value="3.71789E+020" calcext:value-type="float">
            <text:p>3.72E+2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2.78925E+020" calcext:value-type="float">
            <text:p>2.79E+20</text:p>
          </table:table-cell>
          <table:table-cell/>
          <table:table-cell table:formula="of:=(1+[.A137])*[.C137]" office:value-type="float" office:value="2.2314E+021" calcext:value-type="float">
            <text:p>2.2314E+021</text:p>
          </table:table-cell>
          <table:table-cell table:formula="of:=[.E137]/100000/[.$I$6]" office:value-type="float" office:value="1.2736301369863" calcext:value-type="float">
            <text:p>1.273630136986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style-name="ce1" office:value-type="float" office:value="7.80584E+019" calcext:value-type="float">
            <text:p>7.81E+19</text:p>
          </table:table-cell>
          <table:table-cell office:value-type="float" office:value="2.48993E+020" calcext:value-type="float">
            <text:p>2.49E+20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1.04047E+020" calcext:value-type="float">
            <text:p>1.04E+20</text:p>
          </table:table-cell>
          <table:table-cell table:style-name="ce1" office:value-type="float" office:value="3.31891E+020" calcext:value-type="float">
            <text:p>3.32E+2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2.48993E+020" calcext:value-type="float">
            <text:p>2.49E+20</text:p>
          </table:table-cell>
          <table:table-cell/>
          <table:table-cell table:formula="of:=(1+[.A138])*[.C138]" office:value-type="float" office:value="2.240937E+021" calcext:value-type="float">
            <text:p>2.240937E+021</text:p>
          </table:table-cell>
          <table:table-cell table:formula="of:=[.E138]/100000/[.$I$6]" office:value-type="float" office:value="1.27907363013699" calcext:value-type="float">
            <text:p>1.2790736301369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table:style-name="ce1" office:value-type="float" office:value="7.08903E+019" calcext:value-type="float">
            <text:p>7.09E+19</text:p>
          </table:table-cell>
          <table:table-cell office:value-type="float" office:value="2.24423E+020" calcext:value-type="float">
            <text:p>2.24E+20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9.44921E+019" calcext:value-type="float">
            <text:p>9.45E+19</text:p>
          </table:table-cell>
          <table:table-cell table:style-name="ce1" office:value-type="float" office:value="2.99141E+020" calcext:value-type="float">
            <text:p>2.99E+2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24423E+020" calcext:value-type="float">
            <text:p>2.24E+20</text:p>
          </table:table-cell>
          <table:table-cell/>
          <table:table-cell table:formula="of:=(1+[.A139])*[.C139]" office:value-type="float" office:value="2.24423E+021" calcext:value-type="float">
            <text:p>2.24423E+021</text:p>
          </table:table-cell>
          <table:table-cell table:formula="of:=[.E139]/100000/[.$I$6]" office:value-type="float" office:value="1.28095319634703" calcext:value-type="float">
            <text:p>1.2809531963470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" office:value-type="float" office:value="6.48636E+019" calcext:value-type="float">
            <text:p>6.49E+19</text:p>
          </table:table-cell>
          <table:table-cell office:value-type="float" office:value="2.03891E+020" calcext:value-type="float">
            <text:p>2.04E+20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8.6459E+019" calcext:value-type="float">
            <text:p>8.65E+19</text:p>
          </table:table-cell>
          <table:table-cell table:style-name="ce1" office:value-type="float" office:value="2.71773E+020" calcext:value-type="float">
            <text:p>2.72E+2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03891E+020" calcext:value-type="float">
            <text:p>2.04E+20</text:p>
          </table:table-cell>
          <table:table-cell/>
          <table:table-cell table:formula="of:=(1+[.A140])*[.C140]" office:value-type="float" office:value="2.242801E+021" calcext:value-type="float">
            <text:p>2.242801E+021</text:p>
          </table:table-cell>
          <table:table-cell table:formula="of:=[.E140]/100000/[.$I$6]" office:value-type="float" office:value="1.28013755707763" calcext:value-type="float">
            <text:p>1.2801375570776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" office:value-type="float" office:value="5.97264E+019" calcext:value-type="float">
            <text:p>5.97E+19</text:p>
          </table:table-cell>
          <table:table-cell office:value-type="float" office:value="1.86485E+020" calcext:value-type="float">
            <text:p>1.86E+2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7.96114E+019" calcext:value-type="float">
            <text:p>7.96E+19</text:p>
          </table:table-cell>
          <table:table-cell table:style-name="ce1" office:value-type="float" office:value="2.48572E+020" calcext:value-type="float">
            <text:p>2.49E+2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1.86485E+020" calcext:value-type="float">
            <text:p>1.86E+20</text:p>
          </table:table-cell>
          <table:table-cell/>
          <table:table-cell table:formula="of:=(1+[.A141])*[.C141]" office:value-type="float" office:value="2.23782E+021" calcext:value-type="float">
            <text:p>2.23782E+021</text:p>
          </table:table-cell>
          <table:table-cell table:formula="of:=[.E141]/100000/[.$I$6]" office:value-type="float" office:value="1.27729452054795" calcext:value-type="float">
            <text:p>1.277294520547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" office:value-type="float" office:value="5.52964E+019" calcext:value-type="float">
            <text:p>5.53E+19</text:p>
          </table:table-cell>
          <table:table-cell office:value-type="float" office:value="1.71553E+020" calcext:value-type="float">
            <text:p>1.72E+2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7.37065E+019" calcext:value-type="float">
            <text:p>7.37E+19</text:p>
          </table:table-cell>
          <table:table-cell table:style-name="ce1" office:value-type="float" office:value="2.28669E+020" calcext:value-type="float">
            <text:p>2.29E+2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1.71553E+020" calcext:value-type="float">
            <text:p>1.72E+20</text:p>
          </table:table-cell>
          <table:table-cell/>
          <table:table-cell table:formula="of:=(1+[.A142])*[.C142]" office:value-type="float" office:value="2.230189E+021" calcext:value-type="float">
            <text:p>2.230189E+021</text:p>
          </table:table-cell>
          <table:table-cell table:formula="of:=[.E142]/100000/[.$I$6]" office:value-type="float" office:value="1.27293892694064" calcext:value-type="float">
            <text:p>1.2729389269406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" office:value-type="float" office:value="5.14383E+019" calcext:value-type="float">
            <text:p>5.14E+19</text:p>
          </table:table-cell>
          <table:table-cell office:value-type="float" office:value="1.58617E+020" calcext:value-type="float">
            <text:p>1.59E+20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6.8564E+019" calcext:value-type="float">
            <text:p>6.86E+19</text:p>
          </table:table-cell>
          <table:table-cell table:style-name="ce1" office:value-type="float" office:value="2.11427E+020" calcext:value-type="float">
            <text:p>2.11E+2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1.58617E+020" calcext:value-type="float">
            <text:p>1.59E+20</text:p>
          </table:table-cell>
          <table:table-cell/>
          <table:table-cell table:formula="of:=(1+[.A143])*[.C143]" office:value-type="float" office:value="2.220638E+021" calcext:value-type="float">
            <text:p>2.220638E+021</text:p>
          </table:table-cell>
          <table:table-cell table:formula="of:=[.E143]/100000/[.$I$6]" office:value-type="float" office:value="1.26748744292237" calcext:value-type="float">
            <text:p>1.2674874429223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" office:value-type="float" office:value="4.80499E+019" calcext:value-type="float">
            <text:p>4.80E+19</text:p>
          </table:table-cell>
          <table:table-cell office:value-type="float" office:value="1.47317E+020" calcext:value-type="float">
            <text:p>1.47E+20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6.40474E+019" calcext:value-type="float">
            <text:p>6.40E+19</text:p>
          </table:table-cell>
          <table:table-cell table:style-name="ce1" office:value-type="float" office:value="1.96365E+020" calcext:value-type="float">
            <text:p>1.96E+2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47317E+020" calcext:value-type="float">
            <text:p>1.47E+20</text:p>
          </table:table-cell>
          <table:table-cell/>
          <table:table-cell table:formula="of:=(1+[.A144])*[.C144]" office:value-type="float" office:value="2.209755E+021" calcext:value-type="float">
            <text:p>2.209755E+021</text:p>
          </table:table-cell>
          <table:table-cell table:formula="of:=[.E144]/100000/[.$I$6]" office:value-type="float" office:value="1.26127568493151" calcext:value-type="float">
            <text:p>1.2612756849315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" office:value-type="float" office:value="4.50521E+019" calcext:value-type="float">
            <text:p>4.51E+19</text:p>
          </table:table-cell>
          <table:table-cell office:value-type="float" office:value="1.37376E+020" calcext:value-type="float">
            <text:p>1.37E+20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6.00516E+019" calcext:value-type="float">
            <text:p>6.01E+19</text:p>
          </table:table-cell>
          <table:table-cell table:style-name="ce1" office:value-type="float" office:value="1.83113E+020" calcext:value-type="float">
            <text:p>1.83E+2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.37376E+020" calcext:value-type="float">
            <text:p>1.37E+20</text:p>
          </table:table-cell>
          <table:table-cell/>
          <table:table-cell table:formula="of:=(1+[.A145])*[.C145]" office:value-type="float" office:value="2.198016E+021" calcext:value-type="float">
            <text:p>2.198016E+021</text:p>
          </table:table-cell>
          <table:table-cell table:formula="of:=[.E145]/100000/[.$I$6]" office:value-type="float" office:value="1.25457534246575" calcext:value-type="float">
            <text:p>1.254575342465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" office:value-type="float" office:value="4.23831E+019" calcext:value-type="float">
            <text:p>4.24E+19</text:p>
          </table:table-cell>
          <table:table-cell office:value-type="float" office:value="1.28575E+020" calcext:value-type="float">
            <text:p>1.29E+20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5.6494E+019" calcext:value-type="float">
            <text:p>5.65E+19</text:p>
          </table:table-cell>
          <table:table-cell table:style-name="ce1" office:value-type="float" office:value="1.71383E+020" calcext:value-type="float">
            <text:p>1.71E+2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.28575E+020" calcext:value-type="float">
            <text:p>1.29E+20</text:p>
          </table:table-cell>
          <table:table-cell/>
          <table:table-cell table:formula="of:=(1+[.A146])*[.C146]" office:value-type="float" office:value="2.185775E+021" calcext:value-type="float">
            <text:p>2.185775E+021</text:p>
          </table:table-cell>
          <table:table-cell table:formula="of:=[.E146]/100000/[.$I$6]" office:value-type="float" office:value="1.24758847031963" calcext:value-type="float">
            <text:p>1.24758847031963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3.99935E+019" calcext:value-type="float">
            <text:p>4.00E+19</text:p>
          </table:table-cell>
          <table:table-cell office:value-type="float" office:value="1.20743E+020" calcext:value-type="float">
            <text:p>1.21E+2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5.33089E+019" calcext:value-type="float">
            <text:p>5.33E+19</text:p>
          </table:table-cell>
          <table:table-cell table:style-name="ce1" office:value-type="float" office:value="1.60943E+020" calcext:value-type="float">
            <text:p>1.61E+2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.20743E+020" calcext:value-type="float">
            <text:p>1.21E+20</text:p>
          </table:table-cell>
          <table:table-cell/>
          <table:table-cell table:formula="of:=(1+[.A147])*[.C147]" office:value-type="float" office:value="2.173374E+021" calcext:value-type="float">
            <text:p>2.173374E+021</text:p>
          </table:table-cell>
          <table:table-cell table:formula="of:=[.E147]/100000/[.$I$6]" office:value-type="float" office:value="1.2405102739726" calcext:value-type="float">
            <text:p>1.240510273972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" office:value-type="float" office:value="3.78436E+019" calcext:value-type="float">
            <text:p>3.78E+19</text:p>
          </table:table-cell>
          <table:table-cell office:value-type="float" office:value="1.13738E+020" calcext:value-type="float">
            <text:p>1.14E+20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5.04431E+019" calcext:value-type="float">
            <text:p>5.04E+19</text:p>
          </table:table-cell>
          <table:table-cell table:style-name="ce1" office:value-type="float" office:value="1.51606E+020" calcext:value-type="float">
            <text:p>1.52E+2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.13738E+020" calcext:value-type="float">
            <text:p>1.14E+20</text:p>
          </table:table-cell>
          <table:table-cell/>
          <table:table-cell table:formula="of:=(1+[.A148])*[.C148]" office:value-type="float" office:value="2.161022E+021" calcext:value-type="float">
            <text:p>2.161022E+021</text:p>
          </table:table-cell>
          <table:table-cell table:formula="of:=[.E148]/100000/[.$I$6]" office:value-type="float" office:value="1.2334600456621" calcext:value-type="float">
            <text:p>1.2334600456621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" office:value-type="float" office:value="3.59006E+019" calcext:value-type="float">
            <text:p>3.59E+19</text:p>
          </table:table-cell>
          <table:table-cell office:value-type="float" office:value="1.07447E+020" calcext:value-type="float">
            <text:p>1.07E+20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.78533E+019" calcext:value-type="float">
            <text:p>4.79E+19</text:p>
          </table:table-cell>
          <table:table-cell table:style-name="ce1" office:value-type="float" office:value="1.4322E+020" calcext:value-type="float">
            <text:p>1.43E+2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.07447E+020" calcext:value-type="float">
            <text:p>1.07E+20</text:p>
          </table:table-cell>
          <table:table-cell/>
          <table:table-cell table:formula="of:=(1+[.A149])*[.C149]" office:value-type="float" office:value="2.14894E+021" calcext:value-type="float">
            <text:p>2.14894E+021</text:p>
          </table:table-cell>
          <table:table-cell table:formula="of:=[.E149]/100000/[.$I$6]" office:value-type="float" office:value="1.22656392694064" calcext:value-type="float">
            <text:p>1.2265639269406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" office:value-type="float" office:value="3.41378E+019" calcext:value-type="float">
            <text:p>3.41E+19</text:p>
          </table:table-cell>
          <table:table-cell office:value-type="float" office:value="1.01775E+020" calcext:value-type="float">
            <text:p>1.02E+20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4.55035E+019" calcext:value-type="float">
            <text:p>4.55E+19</text:p>
          </table:table-cell>
          <table:table-cell table:style-name="ce1" office:value-type="float" office:value="1.35659E+020" calcext:value-type="float">
            <text:p>1.36E+2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.01775E+020" calcext:value-type="float">
            <text:p>1.02E+20</text:p>
          </table:table-cell>
          <table:table-cell/>
          <table:table-cell table:formula="of:=(1+[.A150])*[.C150]" office:value-type="float" office:value="2.137275E+021" calcext:value-type="float">
            <text:p>2.137275E+021</text:p>
          </table:table-cell>
          <table:table-cell table:formula="of:=[.E150]/100000/[.$I$6]" office:value-type="float" office:value="1.21990582191781" calcext:value-type="float">
            <text:p>1.2199058219178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" office:value-type="float" office:value="3.25325E+019" calcext:value-type="float">
            <text:p>3.25E+19</text:p>
          </table:table-cell>
          <table:table-cell office:value-type="float" office:value="9.66409E+019" calcext:value-type="float">
            <text:p>9.66E+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4.33638E+019" calcext:value-type="float">
            <text:p>4.34E+19</text:p>
          </table:table-cell>
          <table:table-cell table:style-name="ce1" office:value-type="float" office:value="1.28816E+020" calcext:value-type="float">
            <text:p>1.29E+20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9.66409E+019" calcext:value-type="float">
            <text:p>9.66E+19</text:p>
          </table:table-cell>
          <table:table-cell/>
          <table:table-cell table:formula="of:=(1+[.A151])*[.C151]" office:value-type="float" office:value="2.1260998E+021" calcext:value-type="float">
            <text:p>2.1260998E+021</text:p>
          </table:table-cell>
          <table:table-cell table:formula="of:=[.E151]/100000/[.$I$6]" office:value-type="float" office:value="1.21352728310502" calcext:value-type="float">
            <text:p>1.213527283105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1" office:value-type="float" office:value="3.10658E+019" calcext:value-type="float">
            <text:p>3.11E+19</text:p>
          </table:table-cell>
          <table:table-cell office:value-type="float" office:value="9.19791E+019" calcext:value-type="float">
            <text:p>9.20E+19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4.14088E+019" calcext:value-type="float">
            <text:p>4.14E+19</text:p>
          </table:table-cell>
          <table:table-cell table:style-name="ce1" office:value-type="float" office:value="1.22602E+020" calcext:value-type="float">
            <text:p>1.23E+2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9.19791E+019" calcext:value-type="float">
            <text:p>9.20E+19</text:p>
          </table:table-cell>
          <table:table-cell/>
          <table:table-cell table:formula="of:=(1+[.A152])*[.C152]" office:value-type="float" office:value="2.1155193E+021" calcext:value-type="float">
            <text:p>2.1155193E+021</text:p>
          </table:table-cell>
          <table:table-cell table:formula="of:=[.E152]/100000/[.$I$6]" office:value-type="float" office:value="1.20748818493151" calcext:value-type="float">
            <text:p>1.20748818493151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1" office:value-type="float" office:value="2.97217E+019" calcext:value-type="float">
            <text:p>2.97E+19</text:p>
          </table:table-cell>
          <table:table-cell office:value-type="float" office:value="8.77323E+019" calcext:value-type="float">
            <text:p>8.77E+19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.96171E+019" calcext:value-type="float">
            <text:p>3.96E+19</text:p>
          </table:table-cell>
          <table:table-cell table:style-name="ce1" office:value-type="float" office:value="1.16942E+020" calcext:value-type="float">
            <text:p>1.17E+20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8.77323E+019" calcext:value-type="float">
            <text:p>8.77E+19</text:p>
          </table:table-cell>
          <table:table-cell/>
          <table:table-cell table:formula="of:=(1+[.A153])*[.C153]" office:value-type="float" office:value="2.1055752E+021" calcext:value-type="float">
            <text:p>2.1055752E+021</text:p>
          </table:table-cell>
          <table:table-cell table:formula="of:=[.E153]/100000/[.$I$6]" office:value-type="float" office:value="1.20181232876712" calcext:value-type="float">
            <text:p>1.2018123287671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1" office:value-type="float" office:value="2.84861E+019" calcext:value-type="float">
            <text:p>2.85E+19</text:p>
          </table:table-cell>
          <table:table-cell office:value-type="float" office:value="8.38518E+019" calcext:value-type="float">
            <text:p>8.39E+19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.79702E+019" calcext:value-type="float">
            <text:p>3.80E+19</text:p>
          </table:table-cell>
          <table:table-cell table:style-name="ce1" office:value-type="float" office:value="1.11769E+020" calcext:value-type="float">
            <text:p>1.12E+20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8.38518E+019" calcext:value-type="float">
            <text:p>8.39E+19</text:p>
          </table:table-cell>
          <table:table-cell/>
          <table:table-cell table:formula="of:=(1+[.A154])*[.C154]" office:value-type="float" office:value="2.096295E+021" calcext:value-type="float">
            <text:p>2.096295E+021</text:p>
          </table:table-cell>
          <table:table-cell table:formula="of:=[.E154]/100000/[.$I$6]" office:value-type="float" office:value="1.1965154109589" calcext:value-type="float">
            <text:p>1.196515410958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1" office:value-type="float" office:value="2.73473E+019" calcext:value-type="float">
            <text:p>2.73E+19</text:p>
          </table:table-cell>
          <table:table-cell office:value-type="float" office:value="8.02956E+019" calcext:value-type="float">
            <text:p>8.03E+19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.64523E+019" calcext:value-type="float">
            <text:p>3.65E+19</text:p>
          </table:table-cell>
          <table:table-cell table:style-name="ce1" office:value-type="float" office:value="1.07029E+020" calcext:value-type="float">
            <text:p>1.07E+20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8.02956E+019" calcext:value-type="float">
            <text:p>8.03E+19</text:p>
          </table:table-cell>
          <table:table-cell/>
          <table:table-cell table:formula="of:=(1+[.A155])*[.C155]" office:value-type="float" office:value="2.0876856E+021" calcext:value-type="float">
            <text:p>2.0876856E+021</text:p>
          </table:table-cell>
          <table:table-cell table:formula="of:=[.E155]/100000/[.$I$6]" office:value-type="float" office:value="1.19160136986301" calcext:value-type="float">
            <text:p>1.19160136986301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1" office:value-type="float" office:value="2.6295E+019" calcext:value-type="float">
            <text:p>2.63E+19</text:p>
          </table:table-cell>
          <table:table-cell office:value-type="float" office:value="7.70274E+019" calcext:value-type="float">
            <text:p>7.70E+19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.50496E+019" calcext:value-type="float">
            <text:p>3.50E+19</text:p>
          </table:table-cell>
          <table:table-cell table:style-name="ce1" office:value-type="float" office:value="1.02673E+020" calcext:value-type="float">
            <text:p>1.03E+2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7.70274E+019" calcext:value-type="float">
            <text:p>7.70E+19</text:p>
          </table:table-cell>
          <table:table-cell/>
          <table:table-cell table:formula="of:=(1+[.A156])*[.C156]" office:value-type="float" office:value="2.0797398E+021" calcext:value-type="float">
            <text:p>2.0797398E+021</text:p>
          </table:table-cell>
          <table:table-cell table:formula="of:=[.E156]/100000/[.$I$6]" office:value-type="float" office:value="1.18706609589041" calcext:value-type="float">
            <text:p>1.1870660958904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1" office:value-type="float" office:value="2.53201E+019" calcext:value-type="float">
            <text:p>2.53E+19</text:p>
          </table:table-cell>
          <table:table-cell office:value-type="float" office:value="7.40159E+019" calcext:value-type="float">
            <text:p>7.40E+19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3.37501E+019" calcext:value-type="float">
            <text:p>3.38E+19</text:p>
          </table:table-cell>
          <table:table-cell table:style-name="ce1" office:value-type="float" office:value="9.86586E+019" calcext:value-type="float">
            <text:p>9.87E+19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7.40159E+019" calcext:value-type="float">
            <text:p>7.40E+19</text:p>
          </table:table-cell>
          <table:table-cell/>
          <table:table-cell table:formula="of:=(1+[.A157])*[.C157]" office:value-type="float" office:value="2.0724452E+021" calcext:value-type="float">
            <text:p>2.0724452E+021</text:p>
          </table:table-cell>
          <table:table-cell table:formula="of:=[.E157]/100000/[.$I$6]" office:value-type="float" office:value="1.18290251141553" calcext:value-type="float">
            <text:p>1.18290251141553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1" office:value-type="float" office:value="2.44148E+019" calcext:value-type="float">
            <text:p>2.44E+19</text:p>
          </table:table-cell>
          <table:table-cell office:value-type="float" office:value="7.12336E+019" calcext:value-type="float">
            <text:p>7.12E+19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3.25435E+019" calcext:value-type="float">
            <text:p>3.25E+19</text:p>
          </table:table-cell>
          <table:table-cell table:style-name="ce1" office:value-type="float" office:value="9.49499E+019" calcext:value-type="float">
            <text:p>9.49E+19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7.12336E+019" calcext:value-type="float">
            <text:p>7.12E+19</text:p>
          </table:table-cell>
          <table:table-cell/>
          <table:table-cell table:formula="of:=(1+[.A158])*[.C158]" office:value-type="float" office:value="2.0657744E+021" calcext:value-type="float">
            <text:p>2.0657744E+021</text:p>
          </table:table-cell>
          <table:table-cell table:formula="of:=[.E158]/100000/[.$I$6]" office:value-type="float" office:value="1.17909497716895" calcext:value-type="float">
            <text:p>1.1790949771689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1" office:value-type="float" office:value="2.35723E+019" calcext:value-type="float">
            <text:p>2.36E+19</text:p>
          </table:table-cell>
          <table:table-cell office:value-type="float" office:value="6.86565E+019" calcext:value-type="float">
            <text:p>6.87E+19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3.14204E+019" calcext:value-type="float">
            <text:p>3.14E+19</text:p>
          </table:table-cell>
          <table:table-cell table:style-name="ce1" office:value-type="float" office:value="9.15149E+019" calcext:value-type="float">
            <text:p>9.15E+19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6.86565E+019" calcext:value-type="float">
            <text:p>6.87E+19</text:p>
          </table:table-cell>
          <table:table-cell/>
          <table:table-cell table:formula="of:=(1+[.A159])*[.C159]" office:value-type="float" office:value="2.059695E+021" calcext:value-type="float">
            <text:p>2.059695E+021</text:p>
          </table:table-cell>
          <table:table-cell table:formula="of:=[.E159]/100000/[.$I$6]" office:value-type="float" office:value="1.175625" calcext:value-type="float">
            <text:p>1.17562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1" office:value-type="float" office:value="2.27864E+019" calcext:value-type="float">
            <text:p>2.28E+19</text:p>
          </table:table-cell>
          <table:table-cell office:value-type="float" office:value="6.62636E+019" calcext:value-type="float">
            <text:p>6.63E+19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3.03728E+019" calcext:value-type="float">
            <text:p>3.04E+19</text:p>
          </table:table-cell>
          <table:table-cell table:style-name="ce1" office:value-type="float" office:value="8.83253E+019" calcext:value-type="float">
            <text:p>8.83E+19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6.62636E+019" calcext:value-type="float">
            <text:p>6.63E+19</text:p>
          </table:table-cell>
          <table:table-cell/>
          <table:table-cell table:formula="of:=(1+[.A160])*[.C160]" office:value-type="float" office:value="2.0541716E+021" calcext:value-type="float">
            <text:p>2.0541716E+021</text:p>
          </table:table-cell>
          <table:table-cell table:formula="of:=[.E160]/100000/[.$I$6]" office:value-type="float" office:value="1.17247237442922" calcext:value-type="float">
            <text:p>1.17247237442922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office:value-type="float" office:value="30" calcext:value-type="float">
            <text:p>30</text:p>
          </table:table-cell>
          <table:table-cell table:style-name="ce1" office:value-type="float" office:value="2.93936E+019" calcext:value-type="float">
            <text:p>2.94E+19</text:p>
          </table:table-cell>
          <table:table-cell table:style-name="ce1" office:value-type="float" office:value="8.53568E+019" calcext:value-type="float">
            <text:p>8.54E+1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office:value-type="float" office:value="31" calcext:value-type="float">
            <text:p>31</text:p>
          </table:table-cell>
          <table:table-cell table:style-name="ce1" office:value-type="float" office:value="2.84765E+019" calcext:value-type="float">
            <text:p>2.85E+19</text:p>
          </table:table-cell>
          <table:table-cell table:style-name="ce1" office:value-type="float" office:value="8.25874E+019" calcext:value-type="float">
            <text:p>8.26E+1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office:value-type="float" office:value="32" calcext:value-type="float">
            <text:p>32</text:p>
          </table:table-cell>
          <table:table-cell table:style-name="ce1" office:value-type="float" office:value="2.76158E+019" calcext:value-type="float">
            <text:p>2.76E+19</text:p>
          </table:table-cell>
          <table:table-cell table:style-name="ce1" office:value-type="float" office:value="7.99982E+019" calcext:value-type="float">
            <text:p>8.00E+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office:value-type="float" office:value="33" calcext:value-type="float">
            <text:p>33</text:p>
          </table:table-cell>
          <table:table-cell table:style-name="ce1" office:value-type="float" office:value="2.68066E+019" calcext:value-type="float">
            <text:p>2.68E+19</text:p>
          </table:table-cell>
          <table:table-cell table:style-name="ce1" office:value-type="float" office:value="7.7572E+019" calcext:value-type="float">
            <text:p>7.76E+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 table:number-columns-repeated="7"/>
          <table:table-cell table:style-name="Default"/>
          <table:table-cell office:value-type="float" office:value="34" calcext:value-type="float">
            <text:p>34</text:p>
          </table:table-cell>
          <table:table-cell table:style-name="ce1" office:value-type="float" office:value="2.60443E+019" calcext:value-type="float">
            <text:p>2.60E+19</text:p>
          </table:table-cell>
          <table:table-cell table:style-name="ce1" office:value-type="float" office:value="7.5294E+019" calcext:value-type="float">
            <text:p>7.53E+19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93E+021" calcext:value-type="float">
            <text:p>1.93E+21</text:p>
          </table:table-cell>
          <table:table-cell/>
          <table:table-cell table:formula="of:=(1+[.A165])*[.C165]" office:value-type="float" office:value="1.93E+021" calcext:value-type="float">
            <text:p>1.93E+021</text:p>
          </table:table-cell>
          <table:table-cell table:formula="of:=[.E165]/100000/[.$I$6]" office:value-type="float" office:value="1.10159817351598" calcext:value-type="float">
            <text:p>1.10159817351598</text:p>
          </table:table-cell>
          <table:table-cell table:number-columns-repeated="4"/>
          <table:table-cell table:style-name="Default"/>
          <table:table-cell office:value-type="float" office:value="35" calcext:value-type="float">
            <text:p>35</text:p>
          </table:table-cell>
          <table:table-cell table:style-name="ce1" office:value-type="float" office:value="2.5325E+019" calcext:value-type="float">
            <text:p>2.53E+19</text:p>
          </table:table-cell>
          <table:table-cell table:style-name="ce1" office:value-type="float" office:value="7.31506E+019" calcext:value-type="float">
            <text:p>7.32E+19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1.19377E+021" calcext:value-type="float">
            <text:p>1.19E+21</text:p>
          </table:table-cell>
          <table:table-cell/>
          <table:table-cell table:formula="of:=(1+[.A166])*[.C166]" office:value-type="float" office:value="2.38754E+021" calcext:value-type="float">
            <text:p>2.38754E+021</text:p>
          </table:table-cell>
          <table:table-cell table:formula="of:=[.E166]/100000/[.$I$6]" office:value-type="float" office:value="1.36275114155251" calcext:value-type="float">
            <text:p>1.3627511415525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float" office:value="36" calcext:value-type="float">
            <text:p>36</text:p>
          </table:table-cell>
          <table:table-cell table:style-name="ce1" office:value-type="float" office:value="2.46451E+019" calcext:value-type="float">
            <text:p>2.46E+19</text:p>
          </table:table-cell>
          <table:table-cell table:style-name="ce1" office:value-type="float" office:value="7.113E+019" calcext:value-type="float">
            <text:p>7.11E+1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8.74715E+020" calcext:value-type="float">
            <text:p>8.75E+20</text:p>
          </table:table-cell>
          <table:table-cell/>
          <table:table-cell table:formula="of:=(1+[.A167])*[.C167]" office:value-type="float" office:value="2.624145E+021" calcext:value-type="float">
            <text:p>2.624145E+021</text:p>
          </table:table-cell>
          <table:table-cell table:formula="of:=[.E167]/100000/[.$I$6]" office:value-type="float" office:value="1.49779965753425" calcext:value-type="float">
            <text:p>1.4977996575342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office:value-type="float" office:value="37" calcext:value-type="float">
            <text:p>37</text:p>
          </table:table-cell>
          <table:table-cell table:style-name="ce1" office:value-type="float" office:value="2.40015E+019" calcext:value-type="float">
            <text:p>2.40E+19</text:p>
          </table:table-cell>
          <table:table-cell table:style-name="ce1" office:value-type="float" office:value="6.92216E+019" calcext:value-type="float">
            <text:p>6.92E+19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6.90926E+020" calcext:value-type="float">
            <text:p>6.91E+20</text:p>
          </table:table-cell>
          <table:table-cell/>
          <table:table-cell table:formula="of:=(1+[.A168])*[.C168]" office:value-type="float" office:value="2.763704E+021" calcext:value-type="float">
            <text:p>2.763704E+021</text:p>
          </table:table-cell>
          <table:table-cell table:formula="of:=[.E168]/100000/[.$I$6]" office:value-type="float" office:value="1.57745662100457" calcext:value-type="float">
            <text:p>1.57745662100457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Default"/>
          <table:table-cell office:value-type="float" office:value="38" calcext:value-type="float">
            <text:p>38</text:p>
          </table:table-cell>
          <table:table-cell table:style-name="ce1" office:value-type="float" office:value="2.33911E+019" calcext:value-type="float">
            <text:p>2.34E+19</text:p>
          </table:table-cell>
          <table:table-cell table:style-name="ce1" office:value-type="float" office:value="6.74159E+019" calcext:value-type="float">
            <text:p>6.74E+19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5.70604E+020" calcext:value-type="float">
            <text:p>5.71E+20</text:p>
          </table:table-cell>
          <table:table-cell/>
          <table:table-cell table:formula="of:=(1+[.A169])*[.C169]" office:value-type="float" office:value="2.85302E+021" calcext:value-type="float">
            <text:p>2.85302E+021</text:p>
          </table:table-cell>
          <table:table-cell table:formula="of:=[.E169]/100000/[.$I$6]" office:value-type="float" office:value="1.62843607305936" calcext:value-type="float">
            <text:p>1.628436073059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Default"/>
          <table:table-cell office:value-type="float" office:value="39" calcext:value-type="float">
            <text:p>39</text:p>
          </table:table-cell>
          <table:table-cell table:style-name="ce1" office:value-type="float" office:value="2.28116E+019" calcext:value-type="float">
            <text:p>2.28E+19</text:p>
          </table:table-cell>
          <table:table-cell table:style-name="ce1" office:value-type="float" office:value="6.57044E+019" calcext:value-type="float">
            <text:p>6.57E+19</text:p>
          </table:table-cell>
          <table:table-cell table:number-columns-repeated="10"/>
        </table:table-row>
        <table:table-row table:style-name="ro1">
          <table:table-cell table:formula="of:=[.G170]+0.5" office:value-type="float" office:value="5.5" calcext:value-type="float">
            <text:p>5.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4.8534E+020" calcext:value-type="float">
            <text:p>4.85E+20</text:p>
          </table:table-cell>
          <table:table-cell/>
          <table:table-cell table:formula="of:=(1+[.A170])*[.C170]" office:value-type="float" office:value="3.15471E+021" calcext:value-type="float">
            <text:p>3.15471E+021</text:p>
          </table:table-cell>
          <table:table-cell table:formula="of:=[.E170]/100000/[.$I$6]" office:value-type="float" office:value="1.80063356164384" calcext:value-type="float">
            <text:p>1.8006335616438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Default"/>
          <table:table-cell office:value-type="float" office:value="40" calcext:value-type="float">
            <text:p>40</text:p>
          </table:table-cell>
          <table:table-cell table:style-name="ce1" office:value-type="float" office:value="2.22604E+019" calcext:value-type="float">
            <text:p>2.23E+19</text:p>
          </table:table-cell>
          <table:table-cell table:style-name="ce1" office:value-type="float" office:value="6.40795E+019" calcext:value-type="float">
            <text:p>6.41E+19</text:p>
          </table:table-cell>
          <table:table-cell table:number-columns-repeated="10"/>
        </table:table-row>
        <table:table-row table:style-name="ro1">
          <table:table-cell table:formula="of:=[.G171]+0.5" office:value-type="float" office:value="6.5" calcext:value-type="float">
            <text:p>6.5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4.21511E+020" calcext:value-type="float">
            <text:p>4.22E+20</text:p>
          </table:table-cell>
          <table:table-cell/>
          <table:table-cell table:formula="of:=(1+[.A171])*[.C171]" office:value-type="float" office:value="3.1613325E+021" calcext:value-type="float">
            <text:p>3.1613325E+021</text:p>
          </table:table-cell>
          <table:table-cell table:formula="of:=[.E171]/100000/[.$I$6]" office:value-type="float" office:value="1.80441352739726" calcext:value-type="float">
            <text:p>1.8044135273972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Default"/>
          <table:table-cell office:value-type="float" office:value="41" calcext:value-type="float">
            <text:p>41</text:p>
          </table:table-cell>
          <table:table-cell table:style-name="ce1" office:value-type="float" office:value="2.17355E+019" calcext:value-type="float">
            <text:p>2.17E+19</text:p>
          </table:table-cell>
          <table:table-cell table:style-name="ce1" office:value-type="float" office:value="6.25343E+019" calcext:value-type="float">
            <text:p>6.25E+19</text:p>
          </table:table-cell>
          <table:table-cell table:number-columns-repeated="10"/>
        </table:table-row>
        <table:table-row table:style-name="ro1">
          <table:table-cell table:formula="of:=[.G172]+1" office:value-type="float" office:value="8" calcext:value-type="float">
            <text:p>8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3.71789E+020" calcext:value-type="float">
            <text:p>3.72E+20</text:p>
          </table:table-cell>
          <table:table-cell/>
          <table:table-cell table:formula="of:=(1+[.A172])*[.C172]" office:value-type="float" office:value="3.346101E+021" calcext:value-type="float">
            <text:p>3.346101E+021</text:p>
          </table:table-cell>
          <table:table-cell table:formula="of:=[.E172]/100000/[.$I$6]" office:value-type="float" office:value="1.909875" calcext:value-type="float">
            <text:p>1.90987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Default"/>
          <table:table-cell office:value-type="float" office:value="42" calcext:value-type="float">
            <text:p>42</text:p>
          </table:table-cell>
          <table:table-cell table:style-name="ce1" office:value-type="float" office:value="2.1235E+019" calcext:value-type="float">
            <text:p>2.12E+19</text:p>
          </table:table-cell>
          <table:table-cell table:style-name="ce1" office:value-type="float" office:value="6.10627E+019" calcext:value-type="float">
            <text:p>6.11E+19</text:p>
          </table:table-cell>
          <table:table-cell table:number-columns-repeated="10"/>
        </table:table-row>
        <table:table-row table:style-name="ro1">
          <table:table-cell table:formula="of:=[.G173]+1" office:value-type="float" office:value="9" calcext:value-type="float">
            <text:p>9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3.31891E+020" calcext:value-type="float">
            <text:p>3.32E+20</text:p>
          </table:table-cell>
          <table:table-cell/>
          <table:table-cell table:formula="of:=(1+[.A173])*[.C173]" office:value-type="float" office:value="3.31891E+021" calcext:value-type="float">
            <text:p>3.31891E+021</text:p>
          </table:table-cell>
          <table:table-cell table:formula="of:=[.E173]/100000/[.$I$6]" office:value-type="float" office:value="1.89435502283105" calcext:value-type="float">
            <text:p>1.8943550228310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Default"/>
          <table:table-cell office:value-type="float" office:value="43" calcext:value-type="float">
            <text:p>43</text:p>
          </table:table-cell>
          <table:table-cell table:style-name="ce1" office:value-type="float" office:value="2.07571E+019" calcext:value-type="float">
            <text:p>2.08E+19</text:p>
          </table:table-cell>
          <table:table-cell table:style-name="ce1" office:value-type="float" office:value="5.96592E+019" calcext:value-type="float">
            <text:p>5.97E+19</text:p>
          </table:table-cell>
          <table:table-cell table:number-columns-repeated="10"/>
        </table:table-row>
        <table:table-row table:style-name="ro1">
          <table:table-cell table:formula="of:=[.G174]+1" office:value-type="float" office:value="10" calcext:value-type="float">
            <text:p>10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.99141E+020" calcext:value-type="float">
            <text:p>2.99E+20</text:p>
          </table:table-cell>
          <table:table-cell/>
          <table:table-cell table:formula="of:=(1+[.A174])*[.C174]" office:value-type="float" office:value="3.290551E+021" calcext:value-type="float">
            <text:p>3.290551E+021</text:p>
          </table:table-cell>
          <table:table-cell table:formula="of:=[.E174]/100000/[.$I$6]" office:value-type="float" office:value="1.87816837899543" calcext:value-type="float">
            <text:p>1.87816837899543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table:style-name="Default"/>
          <table:table-cell office:value-type="float" office:value="44" calcext:value-type="float">
            <text:p>44</text:p>
          </table:table-cell>
          <table:table-cell table:style-name="ce1" office:value-type="float" office:value="2.03003E+019" calcext:value-type="float">
            <text:p>2.03E+19</text:p>
          </table:table-cell>
          <table:table-cell table:style-name="ce1" office:value-type="float" office:value="5.83187E+019" calcext:value-type="float">
            <text:p>5.83E+19</text:p>
          </table:table-cell>
          <table:table-cell table:number-columns-repeated="10"/>
        </table:table-row>
        <table:table-row table:style-name="ro1">
          <table:table-cell table:formula="of:=[.G175]+2" office:value-type="float" office:value="12" calcext:value-type="float">
            <text:p>12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.71773E+020" calcext:value-type="float">
            <text:p>2.72E+20</text:p>
          </table:table-cell>
          <table:table-cell/>
          <table:table-cell table:formula="of:=(1+[.A175])*[.C175]" office:value-type="float" office:value="3.533049E+021" calcext:value-type="float">
            <text:p>3.533049E+021</text:p>
          </table:table-cell>
          <table:table-cell table:formula="of:=[.E175]/100000/[.$I$6]" office:value-type="float" office:value="2.01658047945205" calcext:value-type="float">
            <text:p>2.0165804794520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office:value-type="float" office:value="45" calcext:value-type="float">
            <text:p>45</text:p>
          </table:table-cell>
          <table:table-cell table:style-name="ce1" office:value-type="float" office:value="1.98631E+019" calcext:value-type="float">
            <text:p>1.99E+19</text:p>
          </table:table-cell>
          <table:table-cell table:style-name="ce1" office:value-type="float" office:value="5.70368E+019" calcext:value-type="float">
            <text:p>5.70E+19</text:p>
          </table:table-cell>
          <table:table-cell table:number-columns-repeated="10"/>
        </table:table-row>
        <table:table-row table:style-name="ro1">
          <table:table-cell table:formula="of:=[.G176]+2" office:value-type="float" office:value="13" calcext:value-type="float">
            <text:p>13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2.48572E+020" calcext:value-type="float">
            <text:p>2.49E+20</text:p>
          </table:table-cell>
          <table:table-cell/>
          <table:table-cell table:formula="of:=(1+[.A176])*[.C176]" office:value-type="float" office:value="3.480008E+021" calcext:value-type="float">
            <text:p>3.480008E+021</text:p>
          </table:table-cell>
          <table:table-cell table:formula="of:=[.E176]/100000/[.$I$6]" office:value-type="float" office:value="1.98630593607306" calcext:value-type="float">
            <text:p>1.9863059360730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Default"/>
          <table:table-cell office:value-type="float" office:value="46" calcext:value-type="float">
            <text:p>46</text:p>
          </table:table-cell>
          <table:table-cell table:style-name="ce1" office:value-type="float" office:value="1.94442E+019" calcext:value-type="float">
            <text:p>1.94E+19</text:p>
          </table:table-cell>
          <table:table-cell table:style-name="ce1" office:value-type="float" office:value="5.58093E+019" calcext:value-type="float">
            <text:p>5.58E+19</text:p>
          </table:table-cell>
          <table:table-cell table:number-columns-repeated="10"/>
        </table:table-row>
        <table:table-row table:style-name="ro1">
          <table:table-cell table:formula="of:=[.G177]+2" office:value-type="float" office:value="14" calcext:value-type="float">
            <text:p>14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2.28669E+020" calcext:value-type="float">
            <text:p>2.29E+20</text:p>
          </table:table-cell>
          <table:table-cell/>
          <table:table-cell table:formula="of:=(1+[.A177])*[.C177]" office:value-type="float" office:value="3.430035E+021" calcext:value-type="float">
            <text:p>3.430035E+021</text:p>
          </table:table-cell>
          <table:table-cell table:formula="of:=[.E177]/100000/[.$I$6]" office:value-type="float" office:value="1.95778253424658" calcext:value-type="float">
            <text:p>1.9577825342465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Default"/>
          <table:table-cell office:value-type="float" office:value="47" calcext:value-type="float">
            <text:p>47</text:p>
          </table:table-cell>
          <table:table-cell table:style-name="ce1" office:value-type="float" office:value="1.90425E+019" calcext:value-type="float">
            <text:p>1.90E+19</text:p>
          </table:table-cell>
          <table:table-cell table:style-name="ce1" office:value-type="float" office:value="5.46324E+019" calcext:value-type="float">
            <text:p>5.46E+19</text:p>
          </table:table-cell>
          <table:table-cell table:number-columns-repeated="10"/>
        </table:table-row>
        <table:table-row table:style-name="ro1">
          <table:table-cell table:formula="of:=[.G178]+2" office:value-type="float" office:value="15" calcext:value-type="float">
            <text:p>15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2.11427E+020" calcext:value-type="float">
            <text:p>2.11E+20</text:p>
          </table:table-cell>
          <table:table-cell/>
          <table:table-cell table:formula="of:=(1+[.A178])*[.C178]" office:value-type="float" office:value="3.382832E+021" calcext:value-type="float">
            <text:p>3.382832E+021</text:p>
          </table:table-cell>
          <table:table-cell table:formula="of:=[.E178]/100000/[.$I$6]" office:value-type="float" office:value="1.9308401826484" calcext:value-type="float">
            <text:p>1.930840182648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style-name="Default"/>
          <table:table-cell office:value-type="float" office:value="48" calcext:value-type="float">
            <text:p>48</text:p>
          </table:table-cell>
          <table:table-cell table:style-name="ce1" office:value-type="float" office:value="1.86567E+019" calcext:value-type="float">
            <text:p>1.87E+19</text:p>
          </table:table-cell>
          <table:table-cell table:style-name="ce1" office:value-type="float" office:value="5.35029E+019" calcext:value-type="float">
            <text:p>5.35E+19</text:p>
          </table:table-cell>
          <table:table-cell table:number-columns-repeated="10"/>
        </table:table-row>
        <table:table-row table:style-name="ro1">
          <table:table-cell table:formula="of:=[.G179]+2" office:value-type="float" office:value="16" calcext:value-type="float">
            <text:p>16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.96365E+020" calcext:value-type="float">
            <text:p>1.96E+20</text:p>
          </table:table-cell>
          <table:table-cell/>
          <table:table-cell table:formula="of:=(1+[.A179])*[.C179]" office:value-type="float" office:value="3.338205E+021" calcext:value-type="float">
            <text:p>3.338205E+021</text:p>
          </table:table-cell>
          <table:table-cell table:formula="of:=[.E179]/100000/[.$I$6]" office:value-type="float" office:value="1.90536815068493" calcext:value-type="float">
            <text:p>1.9053681506849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Default"/>
          <table:table-cell office:value-type="float" office:value="49" calcext:value-type="float">
            <text:p>49</text:p>
          </table:table-cell>
          <table:table-cell table:style-name="ce1" office:value-type="float" office:value="1.82861E+019" calcext:value-type="float">
            <text:p>1.83E+19</text:p>
          </table:table-cell>
          <table:table-cell table:style-name="ce1" office:value-type="float" office:value="5.24177E+019" calcext:value-type="float">
            <text:p>5.24E+19</text:p>
          </table:table-cell>
          <table:table-cell table:number-columns-repeated="10"/>
        </table:table-row>
        <table:table-row table:style-name="ro1">
          <table:table-cell table:formula="of:=[.G180]+2" office:value-type="float" office:value="17" calcext:value-type="float">
            <text:p>17</text:p>
          </table:table-cell>
          <table:table-cell table:style-name="ce1"/>
          <table:table-cell office:value-type="float" office:value="1.83113E+020" calcext:value-type="float">
            <text:p>1.83E+20</text:p>
          </table:table-cell>
          <table:table-cell/>
          <table:table-cell table:formula="of:=(1+[.A180])*[.C180]" office:value-type="float" office:value="3.296034E+021" calcext:value-type="float">
            <text:p>3.296034E+021</text:p>
          </table:table-cell>
          <table:table-cell table:formula="of:=[.E180]/100000/[.$I$6]" office:value-type="float" office:value="1.88129794520548" calcext:value-type="float">
            <text:p>1.881297945205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office:value-type="float" office:value="50" calcext:value-type="float">
            <text:p>50</text:p>
          </table:table-cell>
          <table:table-cell table:style-name="ce1" office:value-type="float" office:value="1.79295E+019" calcext:value-type="float">
            <text:p>1.79E+19</text:p>
          </table:table-cell>
          <table:table-cell table:style-name="ce1" office:value-type="float" office:value="5.13739E+019" calcext:value-type="float">
            <text:p>5.14E+19</text:p>
          </table:table-cell>
          <table:table-cell table:number-columns-repeated="10"/>
        </table:table-row>
        <table:table-row table:style-name="ro1">
          <table:table-cell table:formula="of:=[.G181]+2" office:value-type="float" office:value="18" calcext:value-type="float">
            <text:p>18</text:p>
          </table:table-cell>
          <table:table-cell table:style-name="ce1"/>
          <table:table-cell office:value-type="float" office:value="1.71383E+020" calcext:value-type="float">
            <text:p>1.71E+20</text:p>
          </table:table-cell>
          <table:table-cell/>
          <table:table-cell table:formula="of:=(1+[.A181])*[.C181]" office:value-type="float" office:value="3.256277E+021" calcext:value-type="float">
            <text:p>3.256277E+021</text:p>
          </table:table-cell>
          <table:table-cell table:formula="of:=[.E181]/100000/[.$I$6]" office:value-type="float" office:value="1.85860559360731" calcext:value-type="float">
            <text:p>1.8586055936073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Default"/>
          <table:table-cell office:value-type="float" office:value="51" calcext:value-type="float">
            <text:p>51</text:p>
          </table:table-cell>
          <table:table-cell table:style-name="ce1" office:value-type="float" office:value="1.75862E+019" calcext:value-type="float">
            <text:p>1.76E+19</text:p>
          </table:table-cell>
          <table:table-cell table:style-name="ce1" office:value-type="float" office:value="5.0369E+019" calcext:value-type="float">
            <text:p>5.04E+19</text:p>
          </table:table-cell>
          <table:table-cell table:number-columns-repeated="10"/>
        </table:table-row>
        <table:table-row table:style-name="ro1">
          <table:table-cell table:formula="of:=[.G182]+2" office:value-type="float" office:value="19" calcext:value-type="float">
            <text:p>19</text:p>
          </table:table-cell>
          <table:table-cell table:style-name="ce1"/>
          <table:table-cell office:value-type="float" office:value="1.60943E+020" calcext:value-type="float">
            <text:p>1.61E+20</text:p>
          </table:table-cell>
          <table:table-cell/>
          <table:table-cell table:formula="of:=(1+[.A182])*[.C182]" office:value-type="float" office:value="3.21886E+021" calcext:value-type="float">
            <text:p>3.21886E+021</text:p>
          </table:table-cell>
          <table:table-cell table:formula="of:=[.E182]/100000/[.$I$6]" office:value-type="float" office:value="1.83724885844749" calcext:value-type="float">
            <text:p>1.83724885844749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style-name="Default"/>
          <table:table-cell office:value-type="float" office:value="52" calcext:value-type="float">
            <text:p>52</text:p>
          </table:table-cell>
          <table:table-cell table:style-name="ce1" office:value-type="float" office:value="1.72555E+019" calcext:value-type="float">
            <text:p>1.73E+19</text:p>
          </table:table-cell>
          <table:table-cell table:style-name="ce1" office:value-type="float" office:value="4.94005E+019" calcext:value-type="float">
            <text:p>4.94E+19</text:p>
          </table:table-cell>
          <table:table-cell table:number-columns-repeated="10"/>
        </table:table-row>
        <table:table-row table:style-name="ro1">
          <table:table-cell table:formula="of:=[.G183]+2" office:value-type="float" office:value="20" calcext:value-type="float">
            <text:p>20</text:p>
          </table:table-cell>
          <table:table-cell table:style-name="ce1"/>
          <table:table-cell office:value-type="float" office:value="1.51606E+020" calcext:value-type="float">
            <text:p>1.52E+20</text:p>
          </table:table-cell>
          <table:table-cell/>
          <table:table-cell table:formula="of:=(1+[.A183])*[.C183]" office:value-type="float" office:value="3.183726E+021" calcext:value-type="float">
            <text:p>3.183726E+021</text:p>
          </table:table-cell>
          <table:table-cell table:formula="of:=[.E183]/100000/[.$I$6]" office:value-type="float" office:value="1.81719520547945" calcext:value-type="float">
            <text:p>1.8171952054794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Default"/>
          <table:table-cell office:value-type="float" office:value="53" calcext:value-type="float">
            <text:p>53</text:p>
          </table:table-cell>
          <table:table-cell table:style-name="ce1" office:value-type="float" office:value="1.69365E+019" calcext:value-type="float">
            <text:p>1.69E+19</text:p>
          </table:table-cell>
          <table:table-cell table:style-name="ce1" office:value-type="float" office:value="4.84665E+019" calcext:value-type="float">
            <text:p>4.85E+19</text:p>
          </table:table-cell>
          <table:table-cell table:number-columns-repeated="10"/>
        </table:table-row>
        <table:table-row table:style-name="ro1">
          <table:table-cell table:formula="of:=[.G184]+2" office:value-type="float" office:value="21" calcext:value-type="float">
            <text:p>21</text:p>
          </table:table-cell>
          <table:table-cell table:style-name="ce1"/>
          <table:table-cell office:value-type="float" office:value="1.4322E+020" calcext:value-type="float">
            <text:p>1.43E+20</text:p>
          </table:table-cell>
          <table:table-cell/>
          <table:table-cell table:formula="of:=(1+[.A184])*[.C184]" office:value-type="float" office:value="3.15084E+021" calcext:value-type="float">
            <text:p>3.15084E+021</text:p>
          </table:table-cell>
          <table:table-cell table:formula="of:=[.E184]/100000/[.$I$6]" office:value-type="float" office:value="1.79842465753425" calcext:value-type="float">
            <text:p>1.7984246575342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Default"/>
          <table:table-cell office:value-type="float" office:value="54" calcext:value-type="float">
            <text:p>54</text:p>
          </table:table-cell>
          <table:table-cell table:style-name="ce1" office:value-type="float" office:value="1.66287E+019" calcext:value-type="float">
            <text:p>1.66E+19</text:p>
          </table:table-cell>
          <table:table-cell table:style-name="ce1" office:value-type="float" office:value="4.75649E+019" calcext:value-type="float">
            <text:p>4.76E+19</text:p>
          </table:table-cell>
          <table:table-cell table:number-columns-repeated="10"/>
        </table:table-row>
        <table:table-row table:style-name="ro1">
          <table:table-cell table:formula="of:=[.G185]+2" office:value-type="float" office:value="22" calcext:value-type="float">
            <text:p>22</text:p>
          </table:table-cell>
          <table:table-cell table:style-name="ce1"/>
          <table:table-cell office:value-type="float" office:value="1.35659E+020" calcext:value-type="float">
            <text:p>1.36E+20</text:p>
          </table:table-cell>
          <table:table-cell/>
          <table:table-cell table:formula="of:=(1+[.A185])*[.C185]" office:value-type="float" office:value="3.120157E+021" calcext:value-type="float">
            <text:p>3.120157E+021</text:p>
          </table:table-cell>
          <table:table-cell table:formula="of:=[.E185]/100000/[.$I$6]" office:value-type="float" office:value="1.78091152968037" calcext:value-type="float">
            <text:p>1.7809115296803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 office:value-type="float" office:value="55" calcext:value-type="float">
            <text:p>55</text:p>
          </table:table-cell>
          <table:table-cell table:style-name="ce1" office:value-type="float" office:value="1.63314E+019" calcext:value-type="float">
            <text:p>1.63E+19</text:p>
          </table:table-cell>
          <table:table-cell table:style-name="ce1" office:value-type="float" office:value="4.66938E+019" calcext:value-type="float">
            <text:p>4.67E+19</text:p>
          </table:table-cell>
          <table:table-cell table:number-columns-repeated="10"/>
        </table:table-row>
        <table:table-row table:style-name="ro1">
          <table:table-cell table:formula="of:=[.G186]+2" office:value-type="float" office:value="23" calcext:value-type="float">
            <text:p>23</text:p>
          </table:table-cell>
          <table:table-cell table:style-name="ce1"/>
          <table:table-cell office:value-type="float" office:value="1.28816E+020" calcext:value-type="float">
            <text:p>1.29E+20</text:p>
          </table:table-cell>
          <table:table-cell/>
          <table:table-cell table:formula="of:=(1+[.A186])*[.C186]" office:value-type="float" office:value="3.091584E+021" calcext:value-type="float">
            <text:p>3.091584E+021</text:p>
          </table:table-cell>
          <table:table-cell table:formula="of:=[.E186]/100000/[.$I$6]" office:value-type="float" office:value="1.76460273972603" calcext:value-type="float">
            <text:p>1.76460273972603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/>
          <table:table-cell office:value-type="float" office:value="56" calcext:value-type="float">
            <text:p>56</text:p>
          </table:table-cell>
          <table:table-cell table:style-name="ce1" office:value-type="float" office:value="1.6044E+019" calcext:value-type="float">
            <text:p>1.60E+19</text:p>
          </table:table-cell>
          <table:table-cell table:style-name="ce1" office:value-type="float" office:value="4.58517E+019" calcext:value-type="float">
            <text:p>4.59E+19</text:p>
          </table:table-cell>
          <table:table-cell table:number-columns-repeated="10"/>
        </table:table-row>
        <table:table-row table:style-name="ro1">
          <table:table-cell table:formula="of:=[.G187]+2" office:value-type="float" office:value="24" calcext:value-type="float">
            <text:p>24</text:p>
          </table:table-cell>
          <table:table-cell table:style-name="ce1"/>
          <table:table-cell office:value-type="float" office:value="1.22602E+020" calcext:value-type="float">
            <text:p>1.23E+20</text:p>
          </table:table-cell>
          <table:table-cell/>
          <table:table-cell table:formula="of:=(1+[.A187])*[.C187]" office:value-type="float" office:value="3.06505E+021" calcext:value-type="float">
            <text:p>3.06505E+021</text:p>
          </table:table-cell>
          <table:table-cell table:formula="of:=[.E187]/100000/[.$I$6]" office:value-type="float" office:value="1.74945776255708" calcext:value-type="float">
            <text:p>1.74945776255708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/>
          <table:table-cell office:value-type="float" office:value="57" calcext:value-type="float">
            <text:p>57</text:p>
          </table:table-cell>
          <table:table-cell table:style-name="ce1" office:value-type="float" office:value="1.57662E+019" calcext:value-type="float">
            <text:p>1.58E+19</text:p>
          </table:table-cell>
          <table:table-cell table:style-name="ce1" office:value-type="float" office:value="4.50369E+019" calcext:value-type="float">
            <text:p>4.50E+19</text:p>
          </table:table-cell>
          <table:table-cell table:number-columns-repeated="10"/>
        </table:table-row>
        <table:table-row table:style-name="ro1">
          <table:table-cell table:formula="of:=[.G188]+2" office:value-type="float" office:value="25" calcext:value-type="float">
            <text:p>25</text:p>
          </table:table-cell>
          <table:table-cell table:style-name="ce1"/>
          <table:table-cell office:value-type="float" office:value="1.16942E+020" calcext:value-type="float">
            <text:p>1.17E+20</text:p>
          </table:table-cell>
          <table:table-cell/>
          <table:table-cell table:formula="of:=(1+[.A188])*[.C188]" office:value-type="float" office:value="3.040492E+021" calcext:value-type="float">
            <text:p>3.040492E+021</text:p>
          </table:table-cell>
          <table:table-cell table:formula="of:=[.E188]/100000/[.$I$6]" office:value-type="float" office:value="1.73544063926941" calcext:value-type="float">
            <text:p>1.73544063926941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Default"/>
          <table:table-cell office:value-type="float" office:value="58" calcext:value-type="float">
            <text:p>58</text:p>
          </table:table-cell>
          <table:table-cell table:style-name="ce1" office:value-type="float" office:value="1.54972E+019" calcext:value-type="float">
            <text:p>1.55E+19</text:p>
          </table:table-cell>
          <table:table-cell table:style-name="ce1" office:value-type="float" office:value="4.42481E+019" calcext:value-type="float">
            <text:p>4.42E+19</text:p>
          </table:table-cell>
          <table:table-cell table:number-columns-repeated="10"/>
        </table:table-row>
        <table:table-row table:style-name="ro1">
          <table:table-cell table:formula="of:=[.G189]+2" office:value-type="float" office:value="26" calcext:value-type="float">
            <text:p>26</text:p>
          </table:table-cell>
          <table:table-cell table:style-name="ce1"/>
          <table:table-cell office:value-type="float" office:value="1.11769E+020" calcext:value-type="float">
            <text:p>1.12E+20</text:p>
          </table:table-cell>
          <table:table-cell/>
          <table:table-cell table:formula="of:=(1+[.A189])*[.C189]" office:value-type="float" office:value="3.017763E+021" calcext:value-type="float">
            <text:p>3.017763E+021</text:p>
          </table:table-cell>
          <table:table-cell table:formula="of:=[.E189]/100000/[.$I$6]" office:value-type="float" office:value="1.72246746575342" calcext:value-type="float">
            <text:p>1.7224674657534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style-name="Default"/>
          <table:table-cell office:value-type="float" office:value="59" calcext:value-type="float">
            <text:p>59</text:p>
          </table:table-cell>
          <table:table-cell table:style-name="ce1" office:value-type="float" office:value="1.52369E+019" calcext:value-type="float">
            <text:p>1.52E+19</text:p>
          </table:table-cell>
          <table:table-cell table:style-name="ce1" office:value-type="float" office:value="4.34838E+019" calcext:value-type="float">
            <text:p>4.35E+19</text:p>
          </table:table-cell>
          <table:table-cell table:number-columns-repeated="10"/>
        </table:table-row>
        <table:table-row table:style-name="ro1">
          <table:table-cell table:formula="of:=[.G190]+4.5" office:value-type="float" office:value="29.5" calcext:value-type="float">
            <text:p>29.5</text:p>
          </table:table-cell>
          <table:table-cell table:style-name="ce1"/>
          <table:table-cell office:value-type="float" office:value="1.07029E+020" calcext:value-type="float">
            <text:p>1.07E+20</text:p>
          </table:table-cell>
          <table:table-cell/>
          <table:table-cell table:formula="of:=(1+[.A190])*[.C190]" office:value-type="float" office:value="3.2643845E+021" calcext:value-type="float">
            <text:p>3.2643845E+021</text:p>
          </table:table-cell>
          <table:table-cell table:formula="of:=[.E190]/100000/[.$I$6]" office:value-type="float" office:value="1.86323316210046" calcext:value-type="float">
            <text:p>1.86323316210046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Default"/>
          <table:table-cell office:value-type="float" office:value="60" calcext:value-type="float">
            <text:p>60</text:p>
          </table:table-cell>
          <table:table-cell table:style-name="ce1" office:value-type="float" office:value="1.49846E+019" calcext:value-type="float">
            <text:p>1.50E+19</text:p>
          </table:table-cell>
          <table:table-cell table:style-name="ce1" office:value-type="float" office:value="4.2743E+019" calcext:value-type="float">
            <text:p>4.27E+19</text:p>
          </table:table-cell>
          <table:table-cell table:number-columns-repeated="10"/>
        </table:table-row>
        <table:table-row table:style-name="ro1">
          <table:table-cell table:formula="of:=[.G191]+4.5" office:value-type="float" office:value="30.5" calcext:value-type="float">
            <text:p>30.5</text:p>
          </table:table-cell>
          <table:table-cell table:style-name="ce1"/>
          <table:table-cell office:value-type="float" office:value="1.02673E+020" calcext:value-type="float">
            <text:p>1.03E+20</text:p>
          </table:table-cell>
          <table:table-cell/>
          <table:table-cell table:formula="of:=(1+[.A191])*[.C191]" office:value-type="float" office:value="3.2341995E+021" calcext:value-type="float">
            <text:p>3.2341995E+021</text:p>
          </table:table-cell>
          <table:table-cell table:formula="of:=[.E191]/100000/[.$I$6]" office:value-type="float" office:value="1.84600428082192" calcext:value-type="float">
            <text:p>1.8460042808219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Default"/>
          <table:table-cell office:value-type="float" office:value="61" calcext:value-type="float">
            <text:p>61</text:p>
          </table:table-cell>
          <table:table-cell table:style-name="ce1" office:value-type="float" office:value="1.474E+019" calcext:value-type="float">
            <text:p>1.47E+19</text:p>
          </table:table-cell>
          <table:table-cell table:style-name="ce1" office:value-type="float" office:value="4.20244E+019" calcext:value-type="float">
            <text:p>4.20E+19</text:p>
          </table:table-cell>
          <table:table-cell table:number-columns-repeated="10"/>
        </table:table-row>
        <table:table-row table:style-name="ro1">
          <table:table-cell table:formula="of:=[.G192]+4.5" office:value-type="float" office:value="31.5" calcext:value-type="float">
            <text:p>31.5</text:p>
          </table:table-cell>
          <table:table-cell table:style-name="ce1"/>
          <table:table-cell office:value-type="float" office:value="9.86586E+019" calcext:value-type="float">
            <text:p>9.87E+19</text:p>
          </table:table-cell>
          <table:table-cell/>
          <table:table-cell table:formula="of:=(1+[.A192])*[.C192]" office:value-type="float" office:value="3.2064045E+021" calcext:value-type="float">
            <text:p>3.2064045E+021</text:p>
          </table:table-cell>
          <table:table-cell table:formula="of:=[.E192]/100000/[.$I$6]" office:value-type="float" office:value="1.83013955479452" calcext:value-type="float">
            <text:p>1.83013955479452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Default"/>
          <table:table-cell office:value-type="float" office:value="62" calcext:value-type="float">
            <text:p>62</text:p>
          </table:table-cell>
          <table:table-cell table:style-name="ce1" office:value-type="float" office:value="1.45028E+019" calcext:value-type="float">
            <text:p>1.45E+19</text:p>
          </table:table-cell>
          <table:table-cell table:style-name="ce1" office:value-type="float" office:value="4.1327E+019" calcext:value-type="float">
            <text:p>4.13E+19</text:p>
          </table:table-cell>
          <table:table-cell table:number-columns-repeated="10"/>
        </table:table-row>
        <table:table-row table:style-name="ro1">
          <table:table-cell table:formula="of:=[.G193]+4.5" office:value-type="float" office:value="32.5" calcext:value-type="float">
            <text:p>32.5</text:p>
          </table:table-cell>
          <table:table-cell table:style-name="ce1"/>
          <table:table-cell office:value-type="float" office:value="9.49499E+019" calcext:value-type="float">
            <text:p>9.49E+19</text:p>
          </table:table-cell>
          <table:table-cell/>
          <table:table-cell table:formula="of:=(1+[.A193])*[.C193]" office:value-type="float" office:value="3.18082165E+021" calcext:value-type="float">
            <text:p>3.18082165E+021</text:p>
          </table:table-cell>
          <table:table-cell table:formula="of:=[.E193]/100000/[.$I$6]" office:value-type="float" office:value="1.81553747146119" calcext:value-type="float">
            <text:p>1.81553747146119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Default"/>
          <table:table-cell office:value-type="float" office:value="63" calcext:value-type="float">
            <text:p>63</text:p>
          </table:table-cell>
          <table:table-cell table:style-name="ce1" office:value-type="float" office:value="1.42726E+019" calcext:value-type="float">
            <text:p>1.43E+19</text:p>
          </table:table-cell>
          <table:table-cell table:style-name="ce1" office:value-type="float" office:value="4.06499E+019" calcext:value-type="float">
            <text:p>4.06E+19</text:p>
          </table:table-cell>
          <table:table-cell table:number-columns-repeated="10"/>
        </table:table-row>
        <table:table-row table:style-name="ro1">
          <table:table-cell table:formula="of:=[.G194]+4.5" office:value-type="float" office:value="33.5" calcext:value-type="float">
            <text:p>33.5</text:p>
          </table:table-cell>
          <table:table-cell table:style-name="ce1"/>
          <table:table-cell office:value-type="float" office:value="9.15149E+019" calcext:value-type="float">
            <text:p>9.15E+19</text:p>
          </table:table-cell>
          <table:table-cell/>
          <table:table-cell table:formula="of:=(1+[.A194])*[.C194]" office:value-type="float" office:value="3.15726405E+021" calcext:value-type="float">
            <text:p>3.15726405E+021</text:p>
          </table:table-cell>
          <table:table-cell table:formula="of:=[.E194]/100000/[.$I$6]" office:value-type="float" office:value="1.80209135273973" calcext:value-type="float">
            <text:p>1.80209135273973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style-name="Default"/>
          <table:table-cell office:value-type="float" office:value="64" calcext:value-type="float">
            <text:p>64</text:p>
          </table:table-cell>
          <table:table-cell table:style-name="ce1" office:value-type="float" office:value="1.40491E+019" calcext:value-type="float">
            <text:p>1.40E+19</text:p>
          </table:table-cell>
          <table:table-cell table:style-name="ce1" office:value-type="float" office:value="3.9992E+019" calcext:value-type="float">
            <text:p>4.00E+19</text:p>
          </table:table-cell>
          <table:table-cell table:number-columns-repeated="10"/>
        </table:table-row>
        <table:table-row table:style-name="ro1">
          <table:table-cell table:formula="of:=[.G195]+4.5" office:value-type="float" office:value="34.5" calcext:value-type="float">
            <text:p>34.5</text:p>
          </table:table-cell>
          <table:table-cell table:style-name="ce1"/>
          <table:table-cell office:value-type="float" office:value="8.83253E+019" calcext:value-type="float">
            <text:p>8.83E+19</text:p>
          </table:table-cell>
          <table:table-cell/>
          <table:table-cell table:formula="of:=(1+[.A195])*[.C195]" office:value-type="float" office:value="3.13554815E+021" calcext:value-type="float">
            <text:p>3.13554815E+021</text:p>
          </table:table-cell>
          <table:table-cell table:formula="of:=[.E195]/100000/[.$I$6]" office:value-type="float" office:value="1.7896964326484" calcext:value-type="float">
            <text:p>1.789696432648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style-name="Default"/>
          <table:table-cell office:value-type="float" office:value="65" calcext:value-type="float">
            <text:p>65</text:p>
          </table:table-cell>
          <table:table-cell table:style-name="ce1" office:value-type="float" office:value="1.3832E+019" calcext:value-type="float">
            <text:p>1.38E+19</text:p>
          </table:table-cell>
          <table:table-cell table:style-name="ce1" office:value-type="float" office:value="3.93525E+019" calcext:value-type="float">
            <text:p>3.94E+19</text:p>
          </table:table-cell>
          <table:table-cell table:number-columns-repeated="10"/>
        </table:table-row>
        <table:table-row table:style-name="ro1">
          <table:table-cell table:formula="of:=[.G196]+4.5" office:value-type="float" office:value="35.5" calcext:value-type="float">
            <text:p>35.5</text:p>
          </table:table-cell>
          <table:table-cell/>
          <table:table-cell office:value-type="float" office:value="8.53568E+019" calcext:value-type="float">
            <text:p>8.54E+19</text:p>
          </table:table-cell>
          <table:table-cell/>
          <table:table-cell table:formula="of:=(1+[.A196])*[.C196]" office:value-type="float" office:value="3.1155232E+021" calcext:value-type="float">
            <text:p>3.1155232E+021</text:p>
          </table:table-cell>
          <table:table-cell table:formula="of:=[.E196]/100000/[.$I$6]" office:value-type="float" office:value="1.77826666666667" calcext:value-type="float">
            <text:p>1.77826666666667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style-name="Default"/>
          <table:table-cell office:value-type="float" office:value="66" calcext:value-type="float">
            <text:p>66</text:p>
          </table:table-cell>
          <table:table-cell table:style-name="ce1" office:value-type="float" office:value="1.3621E+019" calcext:value-type="float">
            <text:p>1.36E+19</text:p>
          </table:table-cell>
          <table:table-cell table:style-name="ce1" office:value-type="float" office:value="3.87307E+019" calcext:value-type="float">
            <text:p>3.87E+19</text:p>
          </table:table-cell>
          <table:table-cell table:number-columns-repeated="10"/>
        </table:table-row>
        <table:table-row table:style-name="ro1">
          <table:table-cell table:formula="of:=[.G197]+4.5" office:value-type="float" office:value="36.5" calcext:value-type="float">
            <text:p>36.5</text:p>
          </table:table-cell>
          <table:table-cell/>
          <table:table-cell office:value-type="float" office:value="8.25874E+019" calcext:value-type="float">
            <text:p>8.26E+19</text:p>
          </table:table-cell>
          <table:table-cell/>
          <table:table-cell table:formula="of:=(1+[.A197])*[.C197]" office:value-type="float" office:value="3.0970275E+021" calcext:value-type="float">
            <text:p>3.0970275E+021</text:p>
          </table:table-cell>
          <table:table-cell table:formula="of:=[.E197]/100000/[.$I$6]" office:value-type="float" office:value="1.76770976027397" calcext:value-type="float">
            <text:p>1.7677097602739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Default"/>
          <table:table-cell office:value-type="float" office:value="67" calcext:value-type="float">
            <text:p>67</text:p>
          </table:table-cell>
          <table:table-cell table:style-name="ce1" office:value-type="float" office:value="1.34159E+019" calcext:value-type="float">
            <text:p>1.34E+19</text:p>
          </table:table-cell>
          <table:table-cell table:style-name="ce1" office:value-type="float" office:value="3.81258E+019" calcext:value-type="float">
            <text:p>3.81E+19</text:p>
          </table:table-cell>
          <table:table-cell table:number-columns-repeated="10"/>
        </table:table-row>
        <table:table-row table:style-name="ro1">
          <table:table-cell table:formula="of:=[.G198]+4.5" office:value-type="float" office:value="37.5" calcext:value-type="float">
            <text:p>37.5</text:p>
          </table:table-cell>
          <table:table-cell/>
          <table:table-cell office:value-type="float" office:value="7.99982E+019" calcext:value-type="float">
            <text:p>8.00E+19</text:p>
          </table:table-cell>
          <table:table-cell/>
          <table:table-cell table:formula="of:=(1+[.A198])*[.C198]" office:value-type="float" office:value="3.0799307E+021" calcext:value-type="float">
            <text:p>3.0799307E+021</text:p>
          </table:table-cell>
          <table:table-cell table:formula="of:=[.E198]/100000/[.$I$6]" office:value-type="float" office:value="1.75795131278539" calcext:value-type="float">
            <text:p>1.7579513127853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style-name="Default"/>
          <table:table-cell office:value-type="float" office:value="68" calcext:value-type="float">
            <text:p>68</text:p>
          </table:table-cell>
          <table:table-cell table:style-name="ce1" office:value-type="float" office:value="1.32164E+019" calcext:value-type="float">
            <text:p>1.32E+19</text:p>
          </table:table-cell>
          <table:table-cell table:style-name="ce1" office:value-type="float" office:value="3.7537E+019" calcext:value-type="float">
            <text:p>3.75E+19</text:p>
          </table:table-cell>
          <table:table-cell table:number-columns-repeated="10"/>
        </table:table-row>
        <table:table-row table:style-name="ro1">
          <table:table-cell table:formula="of:=[.G199]+4.5" office:value-type="float" office:value="38.5" calcext:value-type="float">
            <text:p>38.5</text:p>
          </table:table-cell>
          <table:table-cell/>
          <table:table-cell office:value-type="float" office:value="7.7572E+019" calcext:value-type="float">
            <text:p>7.76E+19</text:p>
          </table:table-cell>
          <table:table-cell/>
          <table:table-cell table:formula="of:=(1+[.A199])*[.C199]" office:value-type="float" office:value="3.064094E+021" calcext:value-type="float">
            <text:p>3.064094E+021</text:p>
          </table:table-cell>
          <table:table-cell table:formula="of:=[.E199]/100000/[.$I$6]" office:value-type="float" office:value="1.74891210045662" calcext:value-type="float">
            <text:p>1.74891210045662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style-name="Default"/>
          <table:table-cell office:value-type="float" office:value="69" calcext:value-type="float">
            <text:p>69</text:p>
          </table:table-cell>
          <table:table-cell table:style-name="ce1" office:value-type="float" office:value="1.30222E+019" calcext:value-type="float">
            <text:p>1.30E+19</text:p>
          </table:table-cell>
          <table:table-cell table:style-name="ce1" office:value-type="float" office:value="3.69638E+019" calcext:value-type="float">
            <text:p>3.70E+19</text:p>
          </table:table-cell>
          <table:table-cell table:number-columns-repeated="10"/>
        </table:table-row>
        <table:table-row table:style-name="ro1">
          <table:table-cell table:formula="of:=[.G200]+4.5" office:value-type="float" office:value="39.5" calcext:value-type="float">
            <text:p>39.5</text:p>
          </table:table-cell>
          <table:table-cell/>
          <table:table-cell office:value-type="float" office:value="7.5294E+019" calcext:value-type="float">
            <text:p>7.53E+19</text:p>
          </table:table-cell>
          <table:table-cell/>
          <table:table-cell table:formula="of:=(1+[.A200])*[.C200]" office:value-type="float" office:value="3.049407E+021" calcext:value-type="float">
            <text:p>3.049407E+021</text:p>
          </table:table-cell>
          <table:table-cell table:formula="of:=[.E200]/100000/[.$I$6]" office:value-type="float" office:value="1.74052910958904" calcext:value-type="float">
            <text:p>1.74052910958904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style-name="Default"/>
          <table:table-cell office:value-type="float" office:value="70" calcext:value-type="float">
            <text:p>70</text:p>
          </table:table-cell>
          <table:table-cell table:style-name="ce1" office:value-type="float" office:value="1.28333E+019" calcext:value-type="float">
            <text:p>1.28E+19</text:p>
          </table:table-cell>
          <table:table-cell table:style-name="ce1" office:value-type="float" office:value="3.64054E+019" calcext:value-type="float">
            <text:p>3.64E+19</text:p>
          </table:table-cell>
          <table:table-cell table:number-columns-repeated="10"/>
        </table:table-row>
        <table:table-row table:style-name="ro1">
          <table:table-cell table:formula="of:=[.G201]+4.5" office:value-type="float" office:value="40.5" calcext:value-type="float">
            <text:p>40.5</text:p>
          </table:table-cell>
          <table:table-cell/>
          <table:table-cell office:value-type="float" office:value="7.31506E+019" calcext:value-type="float">
            <text:p>7.32E+19</text:p>
          </table:table-cell>
          <table:table-cell/>
          <table:table-cell table:formula="of:=(1+[.A201])*[.C201]" office:value-type="float" office:value="3.0357499E+021" calcext:value-type="float">
            <text:p>3.0357499E+021</text:p>
          </table:table-cell>
          <table:table-cell table:formula="of:=[.E201]/100000/[.$I$6]" office:value-type="float" office:value="1.73273396118721" calcext:value-type="float">
            <text:p>1.73273396118721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style-name="Default"/>
          <table:table-cell office:value-type="float" office:value="71" calcext:value-type="float">
            <text:p>71</text:p>
          </table:table-cell>
          <table:table-cell table:style-name="ce1" office:value-type="float" office:value="1.26492E+019" calcext:value-type="float">
            <text:p>1.26E+19</text:p>
          </table:table-cell>
          <table:table-cell table:style-name="ce1" office:value-type="float" office:value="3.58614E+019" calcext:value-type="float">
            <text:p>3.59E+19</text:p>
          </table:table-cell>
          <table:table-cell table:number-columns-repeated="10"/>
        </table:table-row>
        <table:table-row table:style-name="ro1">
          <table:table-cell table:formula="of:=[.G202]+4.5" office:value-type="float" office:value="41.5" calcext:value-type="float">
            <text:p>41.5</text:p>
          </table:table-cell>
          <table:table-cell/>
          <table:table-cell office:value-type="float" office:value="7.113E+019" calcext:value-type="float">
            <text:p>7.11E+19</text:p>
          </table:table-cell>
          <table:table-cell/>
          <table:table-cell table:formula="of:=(1+[.A202])*[.C202]" office:value-type="float" office:value="3.023025E+021" calcext:value-type="float">
            <text:p>3.023025E+021</text:p>
          </table:table-cell>
          <table:table-cell table:formula="of:=[.E202]/100000/[.$I$6]" office:value-type="float" office:value="1.72547089041096" calcext:value-type="float">
            <text:p>1.72547089041096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style-name="Default"/>
          <table:table-cell office:value-type="float" office:value="72" calcext:value-type="float">
            <text:p>72</text:p>
          </table:table-cell>
          <table:table-cell table:style-name="ce1" office:value-type="float" office:value="1.247E+019" calcext:value-type="float">
            <text:p>1.25E+19</text:p>
          </table:table-cell>
          <table:table-cell table:style-name="ce1" office:value-type="float" office:value="3.53311E+019" calcext:value-type="float">
            <text:p>3.53E+19</text:p>
          </table:table-cell>
          <table:table-cell table:number-columns-repeated="10"/>
        </table:table-row>
        <table:table-row table:style-name="ro1">
          <table:table-cell table:formula="of:=[.G203]+4.5" office:value-type="float" office:value="42.5" calcext:value-type="float">
            <text:p>42.5</text:p>
          </table:table-cell>
          <table:table-cell/>
          <table:table-cell office:value-type="float" office:value="6.92216E+019" calcext:value-type="float">
            <text:p>6.92E+19</text:p>
          </table:table-cell>
          <table:table-cell/>
          <table:table-cell table:formula="of:=(1+[.A203])*[.C203]" office:value-type="float" office:value="3.0111396E+021" calcext:value-type="float">
            <text:p>3.0111396E+021</text:p>
          </table:table-cell>
          <table:table-cell table:formula="of:=[.E203]/100000/[.$I$6]" office:value-type="float" office:value="1.71868698630137" calcext:value-type="float">
            <text:p>1.71868698630137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style-name="Default"/>
          <table:table-cell office:value-type="float" office:value="73" calcext:value-type="float">
            <text:p>73</text:p>
          </table:table-cell>
          <table:table-cell table:style-name="ce1" office:value-type="float" office:value="1.22954E+019" calcext:value-type="float">
            <text:p>1.23E+19</text:p>
          </table:table-cell>
          <table:table-cell table:style-name="ce1" office:value-type="float" office:value="3.4814E+019" calcext:value-type="float">
            <text:p>3.48E+19</text:p>
          </table:table-cell>
          <table:table-cell table:number-columns-repeated="10"/>
        </table:table-row>
        <table:table-row table:style-name="ro1">
          <table:table-cell table:formula="of:=[.G204]+4.5" office:value-type="float" office:value="43.5" calcext:value-type="float">
            <text:p>43.5</text:p>
          </table:table-cell>
          <table:table-cell/>
          <table:table-cell office:value-type="float" office:value="6.74159E+019" calcext:value-type="float">
            <text:p>6.74E+19</text:p>
          </table:table-cell>
          <table:table-cell/>
          <table:table-cell table:formula="of:=(1+[.A204])*[.C204]" office:value-type="float" office:value="3.00000755E+021" calcext:value-type="float">
            <text:p>3.00000755E+021</text:p>
          </table:table-cell>
          <table:table-cell table:formula="of:=[.E204]/100000/[.$I$6]" office:value-type="float" office:value="1.71233307648402" calcext:value-type="float">
            <text:p>1.71233307648402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table:style-name="Default"/>
          <table:table-cell office:value-type="float" office:value="74" calcext:value-type="float">
            <text:p>74</text:p>
          </table:table-cell>
          <table:table-cell table:style-name="ce1" office:value-type="float" office:value="1.21251E+019" calcext:value-type="float">
            <text:p>1.21E+19</text:p>
          </table:table-cell>
          <table:table-cell table:style-name="ce1" office:value-type="float" office:value="3.43096E+019" calcext:value-type="float">
            <text:p>3.43E+19</text:p>
          </table:table-cell>
          <table:table-cell table:number-columns-repeated="10"/>
        </table:table-row>
        <table:table-row table:style-name="ro1">
          <table:table-cell table:formula="of:=[.G205]+4.5" office:value-type="float" office:value="44.5" calcext:value-type="float">
            <text:p>44.5</text:p>
          </table:table-cell>
          <table:table-cell/>
          <table:table-cell office:value-type="float" office:value="6.57044E+019" calcext:value-type="float">
            <text:p>6.57E+19</text:p>
          </table:table-cell>
          <table:table-cell/>
          <table:table-cell table:formula="of:=(1+[.A205])*[.C205]" office:value-type="float" office:value="2.9895502E+021" calcext:value-type="float">
            <text:p>2.9895502E+021</text:p>
          </table:table-cell>
          <table:table-cell table:formula="of:=[.E205]/100000/[.$I$6]" office:value-type="float" office:value="1.70636426940639" calcext:value-type="float">
            <text:p>1.7063642694063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style-name="Default"/>
          <table:table-cell office:value-type="float" office:value="75" calcext:value-type="float">
            <text:p>75</text:p>
          </table:table-cell>
          <table:table-cell table:style-name="ce1" office:value-type="float" office:value="1.19591E+019" calcext:value-type="float">
            <text:p>1.20E+19</text:p>
          </table:table-cell>
          <table:table-cell table:style-name="ce1" office:value-type="float" office:value="3.38175E+019" calcext:value-type="float">
            <text:p>3.38E+19</text:p>
          </table:table-cell>
          <table:table-cell table:number-columns-repeated="10"/>
        </table:table-row>
        <table:table-row table:style-name="ro1">
          <table:table-cell table:formula="of:=[.G206]+4.5" office:value-type="float" office:value="45.5" calcext:value-type="float">
            <text:p>45.5</text:p>
          </table:table-cell>
          <table:table-cell/>
          <table:table-cell office:value-type="float" office:value="6.40795E+019" calcext:value-type="float">
            <text:p>6.41E+19</text:p>
          </table:table-cell>
          <table:table-cell/>
          <table:table-cell table:formula="of:=(1+[.A206])*[.C206]" office:value-type="float" office:value="2.97969675E+021" calcext:value-type="float">
            <text:p>2.97969675E+021</text:p>
          </table:table-cell>
          <table:table-cell table:formula="of:=[.E206]/100000/[.$I$6]" office:value-type="float" office:value="1.70074015410959" calcext:value-type="float">
            <text:p>1.7007401541095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office:value-type="float" office:value="76" calcext:value-type="float">
            <text:p>76</text:p>
          </table:table-cell>
          <table:table-cell table:style-name="ce1" office:value-type="float" office:value="1.17972E+019" calcext:value-type="float">
            <text:p>1.18E+19</text:p>
          </table:table-cell>
          <table:table-cell table:style-name="ce1" office:value-type="float" office:value="3.33372E+019" calcext:value-type="float">
            <text:p>3.33E+19</text:p>
          </table:table-cell>
          <table:table-cell table:number-columns-repeated="10"/>
        </table:table-row>
        <table:table-row table:style-name="ro1">
          <table:table-cell table:formula="of:=[.G207]+4.5" office:value-type="float" office:value="46.5" calcext:value-type="float">
            <text:p>46.5</text:p>
          </table:table-cell>
          <table:table-cell/>
          <table:table-cell office:value-type="float" office:value="6.25343E+019" calcext:value-type="float">
            <text:p>6.25E+19</text:p>
          </table:table-cell>
          <table:table-cell/>
          <table:table-cell table:formula="of:=(1+[.A207])*[.C207]" office:value-type="float" office:value="2.97037925E+021" calcext:value-type="float">
            <text:p>2.97037925E+021</text:p>
          </table:table-cell>
          <table:table-cell table:formula="of:=[.E207]/100000/[.$I$6]" office:value-type="float" office:value="1.69542194634703" calcext:value-type="float">
            <text:p>1.69542194634703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office:value-type="float" office:value="77" calcext:value-type="float">
            <text:p>77</text:p>
          </table:table-cell>
          <table:table-cell table:style-name="ce1" office:value-type="float" office:value="1.16392E+019" calcext:value-type="float">
            <text:p>1.16E+19</text:p>
          </table:table-cell>
          <table:table-cell table:style-name="ce1" office:value-type="float" office:value="3.28684E+019" calcext:value-type="float">
            <text:p>3.29E+19</text:p>
          </table:table-cell>
          <table:table-cell table:number-columns-repeated="10"/>
        </table:table-row>
        <table:table-row table:style-name="ro1">
          <table:table-cell table:formula="of:=[.G208]+4.5" office:value-type="float" office:value="47.5" calcext:value-type="float">
            <text:p>47.5</text:p>
          </table:table-cell>
          <table:table-cell/>
          <table:table-cell office:value-type="float" office:value="6.10627E+019" calcext:value-type="float">
            <text:p>6.11E+19</text:p>
          </table:table-cell>
          <table:table-cell/>
          <table:table-cell table:formula="of:=(1+[.A208])*[.C208]" office:value-type="float" office:value="2.96154095E+021" calcext:value-type="float">
            <text:p>2.96154095E+021</text:p>
          </table:table-cell>
          <table:table-cell table:formula="of:=[.E208]/100000/[.$I$6]" office:value-type="float" office:value="1.69037725456621" calcext:value-type="float">
            <text:p>1.69037725456621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style-name="Default"/>
          <table:table-cell office:value-type="float" office:value="78" calcext:value-type="float">
            <text:p>78</text:p>
          </table:table-cell>
          <table:table-cell table:style-name="ce1" office:value-type="float" office:value="1.1485E+019" calcext:value-type="float">
            <text:p>1.15E+19</text:p>
          </table:table-cell>
          <table:table-cell table:style-name="ce1" office:value-type="float" office:value="3.24105E+019" calcext:value-type="float">
            <text:p>3.24E+19</text:p>
          </table:table-cell>
          <table:table-cell table:number-columns-repeated="10"/>
        </table:table-row>
        <table:table-row table:style-name="ro1">
          <table:table-cell table:formula="of:=[.G209]+4.5" office:value-type="float" office:value="48.5" calcext:value-type="float">
            <text:p>48.5</text:p>
          </table:table-cell>
          <table:table-cell/>
          <table:table-cell office:value-type="float" office:value="5.96592E+019" calcext:value-type="float">
            <text:p>5.97E+19</text:p>
          </table:table-cell>
          <table:table-cell/>
          <table:table-cell table:formula="of:=(1+[.A209])*[.C209]" office:value-type="float" office:value="2.9531304E+021" calcext:value-type="float">
            <text:p>2.9531304E+021</text:p>
          </table:table-cell>
          <table:table-cell table:formula="of:=[.E209]/100000/[.$I$6]" office:value-type="float" office:value="1.68557671232877" calcext:value-type="float">
            <text:p>1.68557671232877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Default"/>
          <table:table-cell office:value-type="float" office:value="79" calcext:value-type="float">
            <text:p>79</text:p>
          </table:table-cell>
          <table:table-cell table:style-name="ce1" office:value-type="float" office:value="1.13345E+019" calcext:value-type="float">
            <text:p>1.13E+19</text:p>
          </table:table-cell>
          <table:table-cell table:style-name="ce1" office:value-type="float" office:value="3.19633E+019" calcext:value-type="float">
            <text:p>3.20E+19</text:p>
          </table:table-cell>
          <table:table-cell table:number-columns-repeated="10"/>
        </table:table-row>
        <table:table-row table:style-name="ro1">
          <table:table-cell table:formula="of:=[.G210]+7" office:value-type="float" office:value="52" calcext:value-type="float">
            <text:p>52</text:p>
          </table:table-cell>
          <table:table-cell/>
          <table:table-cell office:value-type="float" office:value="5.83187E+019" calcext:value-type="float">
            <text:p>5.83E+19</text:p>
          </table:table-cell>
          <table:table-cell/>
          <table:table-cell table:formula="of:=(1+[.A210])*[.C210]" office:value-type="float" office:value="3.0908911E+021" calcext:value-type="float">
            <text:p>3.0908911E+021</text:p>
          </table:table-cell>
          <table:table-cell table:formula="of:=[.E210]/100000/[.$I$6]" office:value-type="float" office:value="1.76420724885845" calcext:value-type="float">
            <text:p>1.7642072488584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Default"/>
          <table:table-cell office:value-type="float" office:value="80" calcext:value-type="float">
            <text:p>80</text:p>
          </table:table-cell>
          <table:table-cell table:style-name="ce1" office:value-type="float" office:value="1.11876E+019" calcext:value-type="float">
            <text:p>1.12E+19</text:p>
          </table:table-cell>
          <table:table-cell table:style-name="ce1" office:value-type="float" office:value="3.15263E+019" calcext:value-type="float">
            <text:p>3.15E+19</text:p>
          </table:table-cell>
          <table:table-cell table:number-columns-repeated="10"/>
        </table:table-row>
        <table:table-row table:style-name="ro1">
          <table:table-cell table:formula="of:=[.G211]+7" office:value-type="float" office:value="53" calcext:value-type="float">
            <text:p>53</text:p>
          </table:table-cell>
          <table:table-cell/>
          <table:table-cell office:value-type="float" office:value="5.70368E+019" calcext:value-type="float">
            <text:p>5.70E+19</text:p>
          </table:table-cell>
          <table:table-cell/>
          <table:table-cell table:formula="of:=(1+[.A211])*[.C211]" office:value-type="float" office:value="3.0799872E+021" calcext:value-type="float">
            <text:p>3.0799872E+021</text:p>
          </table:table-cell>
          <table:table-cell table:formula="of:=[.E211]/100000/[.$I$6]" office:value-type="float" office:value="1.75798356164384" calcext:value-type="float">
            <text:p>1.75798356164384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style-name="Default"/>
          <table:table-cell office:value-type="float" office:value="81" calcext:value-type="float">
            <text:p>81</text:p>
          </table:table-cell>
          <table:table-cell table:style-name="ce1" office:value-type="float" office:value="1.1044E+019" calcext:value-type="float">
            <text:p>1.10E+19</text:p>
          </table:table-cell>
          <table:table-cell table:style-name="ce1" office:value-type="float" office:value="3.10993E+019" calcext:value-type="float">
            <text:p>3.11E+19</text:p>
          </table:table-cell>
          <table:table-cell table:number-columns-repeated="10"/>
        </table:table-row>
        <table:table-row table:style-name="ro1">
          <table:table-cell table:formula="of:=[.G212]+7" office:value-type="float" office:value="54" calcext:value-type="float">
            <text:p>54</text:p>
          </table:table-cell>
          <table:table-cell/>
          <table:table-cell office:value-type="float" office:value="5.58093E+019" calcext:value-type="float">
            <text:p>5.58E+19</text:p>
          </table:table-cell>
          <table:table-cell/>
          <table:table-cell table:formula="of:=(1+[.A212])*[.C212]" office:value-type="float" office:value="3.0695115E+021" calcext:value-type="float">
            <text:p>3.0695115E+021</text:p>
          </table:table-cell>
          <table:table-cell table:formula="of:=[.E212]/100000/[.$I$6]" office:value-type="float" office:value="1.75200428082192" calcext:value-type="float">
            <text:p>1.75200428082192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Default"/>
          <table:table-cell office:value-type="float" office:value="82" calcext:value-type="float">
            <text:p>82</text:p>
          </table:table-cell>
          <table:table-cell table:style-name="ce1" office:value-type="float" office:value="1.09038E+019" calcext:value-type="float">
            <text:p>1.09E+19</text:p>
          </table:table-cell>
          <table:table-cell table:style-name="ce1" office:value-type="float" office:value="3.06818E+019" calcext:value-type="float">
            <text:p>3.07E+19</text:p>
          </table:table-cell>
          <table:table-cell table:number-columns-repeated="10"/>
        </table:table-row>
        <table:table-row table:style-name="ro1">
          <table:table-cell table:formula="of:=[.G213]+7" office:value-type="float" office:value="55" calcext:value-type="float">
            <text:p>55</text:p>
          </table:table-cell>
          <table:table-cell/>
          <table:table-cell office:value-type="float" office:value="5.46324E+019" calcext:value-type="float">
            <text:p>5.46E+19</text:p>
          </table:table-cell>
          <table:table-cell/>
          <table:table-cell table:formula="of:=(1+[.A213])*[.C213]" office:value-type="float" office:value="3.0594144E+021" calcext:value-type="float">
            <text:p>3.0594144E+021</text:p>
          </table:table-cell>
          <table:table-cell table:formula="of:=[.E213]/100000/[.$I$6]" office:value-type="float" office:value="1.74624109589041" calcext:value-type="float">
            <text:p>1.74624109589041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Default"/>
          <table:table-cell office:value-type="float" office:value="83" calcext:value-type="float">
            <text:p>83</text:p>
          </table:table-cell>
          <table:table-cell table:style-name="ce1" office:value-type="float" office:value="1.07667E+019" calcext:value-type="float">
            <text:p>1.08E+19</text:p>
          </table:table-cell>
          <table:table-cell table:style-name="ce1" office:value-type="float" office:value="3.02737E+019" calcext:value-type="float">
            <text:p>3.03E+19</text:p>
          </table:table-cell>
          <table:table-cell table:number-columns-repeated="10"/>
        </table:table-row>
        <table:table-row table:style-name="ro1">
          <table:table-cell table:formula="of:=[.G214]+7" office:value-type="float" office:value="56" calcext:value-type="float">
            <text:p>56</text:p>
          </table:table-cell>
          <table:table-cell/>
          <table:table-cell office:value-type="float" office:value="5.35029E+019" calcext:value-type="float">
            <text:p>5.35E+19</text:p>
          </table:table-cell>
          <table:table-cell/>
          <table:table-cell table:formula="of:=(1+[.A214])*[.C214]" office:value-type="float" office:value="3.0496653E+021" calcext:value-type="float">
            <text:p>3.0496653E+021</text:p>
          </table:table-cell>
          <table:table-cell table:formula="of:=[.E214]/100000/[.$I$6]" office:value-type="float" office:value="1.74067654109589" calcext:value-type="float">
            <text:p>1.74067654109589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office:value-type="float" office:value="84" calcext:value-type="float">
            <text:p>84</text:p>
          </table:table-cell>
          <table:table-cell table:style-name="ce1" office:value-type="float" office:value="1.06328E+019" calcext:value-type="float">
            <text:p>1.06E+19</text:p>
          </table:table-cell>
          <table:table-cell table:style-name="ce1" office:value-type="float" office:value="2.98745E+019" calcext:value-type="float">
            <text:p>2.99E+19</text:p>
          </table:table-cell>
          <table:table-cell table:number-columns-repeated="10"/>
        </table:table-row>
        <table:table-row table:style-name="ro1">
          <table:table-cell table:formula="of:=[.G215]+7" office:value-type="float" office:value="57" calcext:value-type="float">
            <text:p>57</text:p>
          </table:table-cell>
          <table:table-cell/>
          <table:table-cell office:value-type="float" office:value="5.24177E+019" calcext:value-type="float">
            <text:p>5.24E+19</text:p>
          </table:table-cell>
          <table:table-cell/>
          <table:table-cell table:formula="of:=(1+[.A215])*[.C215]" office:value-type="float" office:value="3.0402266E+021" calcext:value-type="float">
            <text:p>3.0402266E+021</text:p>
          </table:table-cell>
          <table:table-cell table:formula="of:=[.E215]/100000/[.$I$6]" office:value-type="float" office:value="1.73528915525114" calcext:value-type="float">
            <text:p>1.73528915525114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office:value-type="float" office:value="85" calcext:value-type="float">
            <text:p>85</text:p>
          </table:table-cell>
          <table:table-cell table:style-name="ce1" office:value-type="float" office:value="1.05018E+019" calcext:value-type="float">
            <text:p>1.05E+19</text:p>
          </table:table-cell>
          <table:table-cell table:style-name="ce1" office:value-type="float" office:value="2.94841E+019" calcext:value-type="float">
            <text:p>2.95E+19</text:p>
          </table:table-cell>
          <table:table-cell table:number-columns-repeated="10"/>
        </table:table-row>
        <table:table-row table:style-name="ro1">
          <table:table-cell table:formula="of:=[.G216]+7" office:value-type="float" office:value="58" calcext:value-type="float">
            <text:p>58</text:p>
          </table:table-cell>
          <table:table-cell/>
          <table:table-cell office:value-type="float" office:value="5.13739E+019" calcext:value-type="float">
            <text:p>5.14E+19</text:p>
          </table:table-cell>
          <table:table-cell/>
          <table:table-cell table:formula="of:=(1+[.A216])*[.C216]" office:value-type="float" office:value="3.0310601E+021" calcext:value-type="float">
            <text:p>3.0310601E+021</text:p>
          </table:table-cell>
          <table:table-cell table:formula="of:=[.E216]/100000/[.$I$6]" office:value-type="float" office:value="1.7300571347032" calcext:value-type="float">
            <text:p>1.7300571347032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Default"/>
          <table:table-cell office:value-type="float" office:value="86" calcext:value-type="float">
            <text:p>86</text:p>
          </table:table-cell>
          <table:table-cell table:style-name="ce1" office:value-type="float" office:value="1.03737E+019" calcext:value-type="float">
            <text:p>1.04E+19</text:p>
          </table:table-cell>
          <table:table-cell table:style-name="ce1" office:value-type="float" office:value="2.9102E+019" calcext:value-type="float">
            <text:p>2.91E+19</text:p>
          </table:table-cell>
          <table:table-cell table:number-columns-repeated="10"/>
        </table:table-row>
        <table:table-row table:style-name="ro1">
          <table:table-cell table:formula="of:=[.G217]+7" office:value-type="float" office:value="59" calcext:value-type="float">
            <text:p>59</text:p>
          </table:table-cell>
          <table:table-cell/>
          <table:table-cell office:value-type="float" office:value="5.0369E+019" calcext:value-type="float">
            <text:p>5.04E+19</text:p>
          </table:table-cell>
          <table:table-cell/>
          <table:table-cell table:formula="of:=(1+[.A217])*[.C217]" office:value-type="float" office:value="3.02214E+021" calcext:value-type="float">
            <text:p>3.02214E+021</text:p>
          </table:table-cell>
          <table:table-cell table:formula="of:=[.E217]/100000/[.$I$6]" office:value-type="float" office:value="1.72496575342466" calcext:value-type="float">
            <text:p>1.72496575342466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table:style-name="Default"/>
          <table:table-cell office:value-type="float" office:value="87" calcext:value-type="float">
            <text:p>87</text:p>
          </table:table-cell>
          <table:table-cell table:style-name="ce1" office:value-type="float" office:value="1.02485E+019" calcext:value-type="float">
            <text:p>1.02E+19</text:p>
          </table:table-cell>
          <table:table-cell table:style-name="ce1" office:value-type="float" office:value="2.87282E+019" calcext:value-type="float">
            <text:p>2.87E+19</text:p>
          </table:table-cell>
          <table:table-cell table:number-columns-repeated="10"/>
        </table:table-row>
        <table:table-row table:style-name="ro1">
          <table:table-cell table:formula="of:=[.G218]+7" office:value-type="float" office:value="60" calcext:value-type="float">
            <text:p>60</text:p>
          </table:table-cell>
          <table:table-cell/>
          <table:table-cell office:value-type="float" office:value="4.94005E+019" calcext:value-type="float">
            <text:p>4.94E+19</text:p>
          </table:table-cell>
          <table:table-cell/>
          <table:table-cell table:formula="of:=(1+[.A218])*[.C218]" office:value-type="float" office:value="3.0134305E+021" calcext:value-type="float">
            <text:p>3.0134305E+021</text:p>
          </table:table-cell>
          <table:table-cell table:formula="of:=[.E218]/100000/[.$I$6]" office:value-type="float" office:value="1.71999457762557" calcext:value-type="float">
            <text:p>1.71999457762557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table:style-name="Default"/>
          <table:table-cell office:value-type="float" office:value="88" calcext:value-type="float">
            <text:p>88</text:p>
          </table:table-cell>
          <table:table-cell table:style-name="ce1" office:value-type="float" office:value="1.01259E+019" calcext:value-type="float">
            <text:p>1.01E+19</text:p>
          </table:table-cell>
          <table:table-cell table:style-name="ce1" office:value-type="float" office:value="2.83623E+019" calcext:value-type="float">
            <text:p>2.84E+19</text:p>
          </table:table-cell>
          <table:table-cell table:number-columns-repeated="10"/>
        </table:table-row>
        <table:table-row table:style-name="ro1">
          <table:table-cell table:formula="of:=[.G219]+7" office:value-type="float" office:value="61" calcext:value-type="float">
            <text:p>61</text:p>
          </table:table-cell>
          <table:table-cell/>
          <table:table-cell office:value-type="float" office:value="4.84665E+019" calcext:value-type="float">
            <text:p>4.85E+19</text:p>
          </table:table-cell>
          <table:table-cell/>
          <table:table-cell table:formula="of:=(1+[.A219])*[.C219]" office:value-type="float" office:value="3.004923E+021" calcext:value-type="float">
            <text:p>3.004923E+021</text:p>
          </table:table-cell>
          <table:table-cell table:formula="of:=[.E219]/100000/[.$I$6]" office:value-type="float" office:value="1.71513869863014" calcext:value-type="float">
            <text:p>1.71513869863014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table:style-name="Default"/>
          <table:table-cell office:value-type="float" office:value="89" calcext:value-type="float">
            <text:p>89</text:p>
          </table:table-cell>
          <table:table-cell table:style-name="ce1" office:value-type="float" office:value="1.0006E+019" calcext:value-type="float">
            <text:p>1.00E+19</text:p>
          </table:table-cell>
          <table:table-cell table:style-name="ce1" office:value-type="float" office:value="2.80041E+019" calcext:value-type="float">
            <text:p>2.80E+19</text:p>
          </table:table-cell>
          <table:table-cell table:number-columns-repeated="10"/>
        </table:table-row>
        <table:table-row table:style-name="ro1">
          <table:table-cell table:formula="of:=[.G220]+7" office:value-type="float" office:value="62" calcext:value-type="float">
            <text:p>62</text:p>
          </table:table-cell>
          <table:table-cell/>
          <table:table-cell office:value-type="float" office:value="4.75649E+019" calcext:value-type="float">
            <text:p>4.76E+19</text:p>
          </table:table-cell>
          <table:table-cell/>
          <table:table-cell table:formula="of:=(1+[.A220])*[.C220]" office:value-type="float" office:value="2.9965887E+021" calcext:value-type="float">
            <text:p>2.9965887E+021</text:p>
          </table:table-cell>
          <table:table-cell table:formula="of:=[.E220]/100000/[.$I$6]" office:value-type="float" office:value="1.71038167808219" calcext:value-type="float">
            <text:p>1.71038167808219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Default"/>
          <table:table-cell office:value-type="float" office:value="90" calcext:value-type="float">
            <text:p>90</text:p>
          </table:table-cell>
          <table:table-cell table:style-name="ce1" office:value-type="float" office:value="9.88865E+018" calcext:value-type="float">
            <text:p>9.89E+18</text:p>
          </table:table-cell>
          <table:table-cell table:style-name="ce1" office:value-type="float" office:value="2.76533E+019" calcext:value-type="float">
            <text:p>2.77E+19</text:p>
          </table:table-cell>
          <table:table-cell table:number-columns-repeated="10"/>
        </table:table-row>
        <table:table-row table:style-name="ro1">
          <table:table-cell table:formula="of:=[.G221]+7" office:value-type="float" office:value="63" calcext:value-type="float">
            <text:p>63</text:p>
          </table:table-cell>
          <table:table-cell/>
          <table:table-cell office:value-type="float" office:value="4.66938E+019" calcext:value-type="float">
            <text:p>4.67E+19</text:p>
          </table:table-cell>
          <table:table-cell/>
          <table:table-cell table:formula="of:=(1+[.A221])*[.C221]" office:value-type="float" office:value="2.9884032E+021" calcext:value-type="float">
            <text:p>2.9884032E+021</text:p>
          </table:table-cell>
          <table:table-cell table:formula="of:=[.E221]/100000/[.$I$6]" office:value-type="float" office:value="1.7057095890411" calcext:value-type="float">
            <text:p>1.705709589041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Default"/>
          <table:table-cell office:value-type="float" office:value="91" calcext:value-type="float">
            <text:p>91</text:p>
          </table:table-cell>
          <table:table-cell table:style-name="ce1" office:value-type="float" office:value="9.77375E+018" calcext:value-type="float">
            <text:p>9.77E+18</text:p>
          </table:table-cell>
          <table:table-cell table:style-name="ce1" office:value-type="float" office:value="2.73098E+019" calcext:value-type="float">
            <text:p>2.73E+19</text:p>
          </table:table-cell>
          <table:table-cell table:number-columns-repeated="10"/>
        </table:table-row>
        <table:table-row table:style-name="ro1">
          <table:table-cell table:formula="of:=[.G222]+7" office:value-type="float" office:value="64" calcext:value-type="float">
            <text:p>64</text:p>
          </table:table-cell>
          <table:table-cell/>
          <table:table-cell office:value-type="float" office:value="4.58517E+019" calcext:value-type="float">
            <text:p>4.59E+19</text:p>
          </table:table-cell>
          <table:table-cell/>
          <table:table-cell table:formula="of:=(1+[.A222])*[.C222]" office:value-type="float" office:value="2.9803605E+021" calcext:value-type="float">
            <text:p>2.9803605E+021</text:p>
          </table:table-cell>
          <table:table-cell table:formula="of:=[.E222]/100000/[.$I$6]" office:value-type="float" office:value="1.70111900684932" calcext:value-type="float">
            <text:p>1.70111900684932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Default"/>
          <table:table-cell office:value-type="float" office:value="92" calcext:value-type="float">
            <text:p>92</text:p>
          </table:table-cell>
          <table:table-cell table:style-name="ce1" office:value-type="float" office:value="9.66126E+018" calcext:value-type="float">
            <text:p>9.66E+18</text:p>
          </table:table-cell>
          <table:table-cell table:style-name="ce1" office:value-type="float" office:value="2.69733E+019" calcext:value-type="float">
            <text:p>2.70E+19</text:p>
          </table:table-cell>
          <table:table-cell table:number-columns-repeated="10"/>
        </table:table-row>
        <table:table-row table:style-name="ro1">
          <table:table-cell table:formula="of:=[.G223]+7" office:value-type="float" office:value="65" calcext:value-type="float">
            <text:p>65</text:p>
          </table:table-cell>
          <table:table-cell/>
          <table:table-cell office:value-type="float" office:value="4.50369E+019" calcext:value-type="float">
            <text:p>4.50E+19</text:p>
          </table:table-cell>
          <table:table-cell/>
          <table:table-cell table:formula="of:=(1+[.A223])*[.C223]" office:value-type="float" office:value="2.9724354E+021" calcext:value-type="float">
            <text:p>2.9724354E+021</text:p>
          </table:table-cell>
          <table:table-cell table:formula="of:=[.E223]/100000/[.$I$6]" office:value-type="float" office:value="1.69659554794521" calcext:value-type="float">
            <text:p>1.696595547945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table:style-name="Default"/>
          <table:table-cell office:value-type="float" office:value="93" calcext:value-type="float">
            <text:p>93</text:p>
          </table:table-cell>
          <table:table-cell table:style-name="ce1" office:value-type="float" office:value="9.5511E+018" calcext:value-type="float">
            <text:p>9.55E+18</text:p>
          </table:table-cell>
          <table:table-cell table:style-name="ce1" office:value-type="float" office:value="2.66437E+019" calcext:value-type="float">
            <text:p>2.66E+19</text:p>
          </table:table-cell>
          <table:table-cell table:number-columns-repeated="10"/>
        </table:table-row>
        <table:table-row table:style-name="ro1">
          <table:table-cell table:formula="of:=[.G224]+7" office:value-type="float" office:value="66" calcext:value-type="float">
            <text:p>66</text:p>
          </table:table-cell>
          <table:table-cell/>
          <table:table-cell office:value-type="float" office:value="4.42481E+019" calcext:value-type="float">
            <text:p>4.42E+19</text:p>
          </table:table-cell>
          <table:table-cell/>
          <table:table-cell table:formula="of:=(1+[.A224])*[.C224]" office:value-type="float" office:value="2.9646227E+021" calcext:value-type="float">
            <text:p>2.9646227E+021</text:p>
          </table:table-cell>
          <table:table-cell table:formula="of:=[.E224]/100000/[.$I$6]" office:value-type="float" office:value="1.69213624429224" calcext:value-type="float">
            <text:p>1.692136244292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Default"/>
          <table:table-cell office:value-type="float" office:value="94" calcext:value-type="float">
            <text:p>94</text:p>
          </table:table-cell>
          <table:table-cell table:style-name="ce1" office:value-type="float" office:value="9.4432E+018" calcext:value-type="float">
            <text:p>9.44E+18</text:p>
          </table:table-cell>
          <table:table-cell table:style-name="ce1" office:value-type="float" office:value="2.63207E+019" calcext:value-type="float">
            <text:p>2.63E+19</text:p>
          </table:table-cell>
          <table:table-cell table:number-columns-repeated="10"/>
        </table:table-row>
        <table:table-row table:style-name="ro1">
          <table:table-cell table:formula="of:=[.G225]+7" office:value-type="float" office:value="67" calcext:value-type="float">
            <text:p>67</text:p>
          </table:table-cell>
          <table:table-cell/>
          <table:table-cell office:value-type="float" office:value="4.34838E+019" calcext:value-type="float">
            <text:p>4.35E+19</text:p>
          </table:table-cell>
          <table:table-cell/>
          <table:table-cell table:formula="of:=(1+[.A225])*[.C225]" office:value-type="float" office:value="2.9568984E+021" calcext:value-type="float">
            <text:p>2.9568984E+021</text:p>
          </table:table-cell>
          <table:table-cell table:formula="of:=[.E225]/100000/[.$I$6]" office:value-type="float" office:value="1.68772739726027" calcext:value-type="float">
            <text:p>1.68772739726027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Default"/>
          <table:table-cell office:value-type="float" office:value="95" calcext:value-type="float">
            <text:p>95</text:p>
          </table:table-cell>
          <table:table-cell table:style-name="ce1" office:value-type="float" office:value="9.33749E+018" calcext:value-type="float">
            <text:p>9.34E+18</text:p>
          </table:table-cell>
          <table:table-cell table:style-name="ce1" office:value-type="float" office:value="2.60042E+019" calcext:value-type="float">
            <text:p>2.60E+19</text:p>
          </table:table-cell>
          <table:table-cell table:number-columns-repeated="10"/>
        </table:table-row>
        <table:table-row table:style-name="ro1">
          <table:table-cell table:formula="of:=[.G226]+7" office:value-type="float" office:value="68" calcext:value-type="float">
            <text:p>68</text:p>
          </table:table-cell>
          <table:table-cell/>
          <table:table-cell office:value-type="float" office:value="4.2743E+019" calcext:value-type="float">
            <text:p>4.27E+19</text:p>
          </table:table-cell>
          <table:table-cell/>
          <table:table-cell table:formula="of:=(1+[.A226])*[.C226]" office:value-type="float" office:value="2.949267E+021" calcext:value-type="float">
            <text:p>2.949267E+021</text:p>
          </table:table-cell>
          <table:table-cell table:formula="of:=[.E226]/100000/[.$I$6]" office:value-type="float" office:value="1.68337157534247" calcext:value-type="float">
            <text:p>1.68337157534247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table:style-name="Default"/>
          <table:table-cell office:value-type="float" office:value="96" calcext:value-type="float">
            <text:p>96</text:p>
          </table:table-cell>
          <table:table-cell table:style-name="ce1" office:value-type="float" office:value="9.23392E+018" calcext:value-type="float">
            <text:p>9.23E+18</text:p>
          </table:table-cell>
          <table:table-cell table:style-name="ce1" office:value-type="float" office:value="2.56939E+019" calcext:value-type="float">
            <text:p>2.57E+19</text:p>
          </table:table-cell>
          <table:table-cell table:number-columns-repeated="10"/>
        </table:table-row>
        <table:table-row table:style-name="ro1">
          <table:table-cell table:formula="of:=[.G227]+7" office:value-type="float" office:value="69" calcext:value-type="float">
            <text:p>69</text:p>
          </table:table-cell>
          <table:table-cell/>
          <table:table-cell office:value-type="float" office:value="4.20244E+019" calcext:value-type="float">
            <text:p>4.20E+19</text:p>
          </table:table-cell>
          <table:table-cell/>
          <table:table-cell table:formula="of:=(1+[.A227])*[.C227]" office:value-type="float" office:value="2.941708E+021" calcext:value-type="float">
            <text:p>2.941708E+021</text:p>
          </table:table-cell>
          <table:table-cell table:formula="of:=[.E227]/100000/[.$I$6]" office:value-type="float" office:value="1.67905707762557" calcext:value-type="float">
            <text:p>1.67905707762557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table:style-name="Default"/>
          <table:table-cell office:value-type="float" office:value="97" calcext:value-type="float">
            <text:p>97</text:p>
          </table:table-cell>
          <table:table-cell table:style-name="ce1" office:value-type="float" office:value="9.13242E+018" calcext:value-type="float">
            <text:p>9.13E+18</text:p>
          </table:table-cell>
          <table:table-cell table:style-name="ce1" office:value-type="float" office:value="2.53897E+019" calcext:value-type="float">
            <text:p>2.54E+19</text:p>
          </table:table-cell>
          <table:table-cell table:number-columns-repeated="10"/>
        </table:table-row>
        <table:table-row table:style-name="ro1">
          <table:table-cell table:formula="of:=[.G228]+7" office:value-type="float" office:value="70" calcext:value-type="float">
            <text:p>70</text:p>
          </table:table-cell>
          <table:table-cell/>
          <table:table-cell office:value-type="float" office:value="4.1327E+019" calcext:value-type="float">
            <text:p>4.13E+19</text:p>
          </table:table-cell>
          <table:table-cell/>
          <table:table-cell table:formula="of:=(1+[.A228])*[.C228]" office:value-type="float" office:value="2.934217E+021" calcext:value-type="float">
            <text:p>2.934217E+021</text:p>
          </table:table-cell>
          <table:table-cell table:formula="of:=[.E228]/100000/[.$I$6]" office:value-type="float" office:value="1.67478139269406" calcext:value-type="float">
            <text:p>1.67478139269406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Default"/>
          <table:table-cell office:value-type="float" office:value="98" calcext:value-type="float">
            <text:p>98</text:p>
          </table:table-cell>
          <table:table-cell table:style-name="ce1" office:value-type="float" office:value="9.03294E+018" calcext:value-type="float">
            <text:p>9.03E+18</text:p>
          </table:table-cell>
          <table:table-cell table:style-name="ce1" office:value-type="float" office:value="2.50915E+019" calcext:value-type="float">
            <text:p>2.51E+19</text:p>
          </table:table-cell>
          <table:table-cell table:number-columns-repeated="10"/>
        </table:table-row>
        <table:table-row table:style-name="ro1">
          <table:table-cell table:formula="of:=[.G229]+7" office:value-type="float" office:value="71" calcext:value-type="float">
            <text:p>71</text:p>
          </table:table-cell>
          <table:table-cell/>
          <table:table-cell office:value-type="float" office:value="4.06499E+019" calcext:value-type="float">
            <text:p>4.06E+19</text:p>
          </table:table-cell>
          <table:table-cell/>
          <table:table-cell table:formula="of:=(1+[.A229])*[.C229]" office:value-type="float" office:value="2.9267928E+021" calcext:value-type="float">
            <text:p>2.9267928E+021</text:p>
          </table:table-cell>
          <table:table-cell table:formula="of:=[.E229]/100000/[.$I$6]" office:value-type="float" office:value="1.67054383561644" calcext:value-type="float">
            <text:p>1.67054383561644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Default"/>
          <table:table-cell office:value-type="float" office:value="99" calcext:value-type="float">
            <text:p>99</text:p>
          </table:table-cell>
          <table:table-cell table:style-name="ce1" office:value-type="float" office:value="8.93541E+018" calcext:value-type="float">
            <text:p>8.94E+18</text:p>
          </table:table-cell>
          <table:table-cell table:style-name="ce1" office:value-type="float" office:value="2.47991E+019" calcext:value-type="float">
            <text:p>2.48E+19</text:p>
          </table:table-cell>
          <table:table-cell table:number-columns-repeated="10"/>
        </table:table-row>
        <table:table-row table:style-name="ro1">
          <table:table-cell table:formula="of:=[.G230]+7" office:value-type="float" office:value="72" calcext:value-type="float">
            <text:p>72</text:p>
          </table:table-cell>
          <table:table-cell/>
          <table:table-cell office:value-type="float" office:value="3.9992E+019" calcext:value-type="float">
            <text:p>4.00E+19</text:p>
          </table:table-cell>
          <table:table-cell/>
          <table:table-cell table:formula="of:=(1+[.A230])*[.C230]" office:value-type="float" office:value="2.919416E+021" calcext:value-type="float">
            <text:p>2.919416E+021</text:p>
          </table:table-cell>
          <table:table-cell table:formula="of:=[.E230]/100000/[.$I$6]" office:value-type="float" office:value="1.66633333333333" calcext:value-type="float">
            <text:p>1.66633333333333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1]+7" office:value-type="float" office:value="73" calcext:value-type="float">
            <text:p>73</text:p>
          </table:table-cell>
          <table:table-cell/>
          <table:table-cell office:value-type="float" office:value="3.93525E+019" calcext:value-type="float">
            <text:p>3.94E+19</text:p>
          </table:table-cell>
          <table:table-cell/>
          <table:table-cell table:formula="of:=(1+[.A231])*[.C231]" office:value-type="float" office:value="2.912085E+021" calcext:value-type="float">
            <text:p>2.912085E+021</text:p>
          </table:table-cell>
          <table:table-cell table:formula="of:=[.E231]/100000/[.$I$6]" office:value-type="float" office:value="1.66214897260274" calcext:value-type="float">
            <text:p>1.66214897260274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2]+7" office:value-type="float" office:value="74" calcext:value-type="float">
            <text:p>74</text:p>
          </table:table-cell>
          <table:table-cell/>
          <table:table-cell office:value-type="float" office:value="3.87307E+019" calcext:value-type="float">
            <text:p>3.87E+19</text:p>
          </table:table-cell>
          <table:table-cell/>
          <table:table-cell table:formula="of:=(1+[.A232])*[.C232]" office:value-type="float" office:value="2.9048025E+021" calcext:value-type="float">
            <text:p>2.9048025E+021</text:p>
          </table:table-cell>
          <table:table-cell table:formula="of:=[.E232]/100000/[.$I$6]" office:value-type="float" office:value="1.65799229452055" calcext:value-type="float">
            <text:p>1.6579922945205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3]+7" office:value-type="float" office:value="75" calcext:value-type="float">
            <text:p>75</text:p>
          </table:table-cell>
          <table:table-cell/>
          <table:table-cell office:value-type="float" office:value="3.81258E+019" calcext:value-type="float">
            <text:p>3.81E+19</text:p>
          </table:table-cell>
          <table:table-cell/>
          <table:table-cell table:formula="of:=(1+[.A233])*[.C233]" office:value-type="float" office:value="2.8975608E+021" calcext:value-type="float">
            <text:p>2.8975608E+021</text:p>
          </table:table-cell>
          <table:table-cell table:formula="of:=[.E233]/100000/[.$I$6]" office:value-type="float" office:value="1.65385890410959" calcext:value-type="float">
            <text:p>1.65385890410959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4]+7" office:value-type="float" office:value="76" calcext:value-type="float">
            <text:p>76</text:p>
          </table:table-cell>
          <table:table-cell/>
          <table:table-cell office:value-type="float" office:value="3.7537E+019" calcext:value-type="float">
            <text:p>3.75E+19</text:p>
          </table:table-cell>
          <table:table-cell/>
          <table:table-cell table:formula="of:=(1+[.A234])*[.C234]" office:value-type="float" office:value="2.890349E+021" calcext:value-type="float">
            <text:p>2.890349E+021</text:p>
          </table:table-cell>
          <table:table-cell table:formula="of:=[.E234]/100000/[.$I$6]" office:value-type="float" office:value="1.64974257990868" calcext:value-type="float">
            <text:p>1.64974257990868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5]+7" office:value-type="float" office:value="77" calcext:value-type="float">
            <text:p>77</text:p>
          </table:table-cell>
          <table:table-cell/>
          <table:table-cell office:value-type="float" office:value="3.69638E+019" calcext:value-type="float">
            <text:p>3.70E+19</text:p>
          </table:table-cell>
          <table:table-cell/>
          <table:table-cell table:formula="of:=(1+[.A235])*[.C235]" office:value-type="float" office:value="2.8831764E+021" calcext:value-type="float">
            <text:p>2.8831764E+021</text:p>
          </table:table-cell>
          <table:table-cell table:formula="of:=[.E235]/100000/[.$I$6]" office:value-type="float" office:value="1.64564863013699" calcext:value-type="float">
            <text:p>1.64564863013699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6]+7" office:value-type="float" office:value="78" calcext:value-type="float">
            <text:p>78</text:p>
          </table:table-cell>
          <table:table-cell/>
          <table:table-cell office:value-type="float" office:value="3.64054E+019" calcext:value-type="float">
            <text:p>3.64E+19</text:p>
          </table:table-cell>
          <table:table-cell/>
          <table:table-cell table:formula="of:=(1+[.A236])*[.C236]" office:value-type="float" office:value="2.8760266E+021" calcext:value-type="float">
            <text:p>2.8760266E+021</text:p>
          </table:table-cell>
          <table:table-cell table:formula="of:=[.E236]/100000/[.$I$6]" office:value-type="float" office:value="1.64156769406393" calcext:value-type="float">
            <text:p>1.64156769406393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7]+7" office:value-type="float" office:value="79" calcext:value-type="float">
            <text:p>79</text:p>
          </table:table-cell>
          <table:table-cell/>
          <table:table-cell office:value-type="float" office:value="3.58614E+019" calcext:value-type="float">
            <text:p>3.59E+19</text:p>
          </table:table-cell>
          <table:table-cell/>
          <table:table-cell table:formula="of:=(1+[.A237])*[.C237]" office:value-type="float" office:value="2.868912E+021" calcext:value-type="float">
            <text:p>2.868912E+021</text:p>
          </table:table-cell>
          <table:table-cell table:formula="of:=[.E237]/100000/[.$I$6]" office:value-type="float" office:value="1.63750684931507" calcext:value-type="float">
            <text:p>1.63750684931507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8]+7" office:value-type="float" office:value="80" calcext:value-type="float">
            <text:p>80</text:p>
          </table:table-cell>
          <table:table-cell/>
          <table:table-cell office:value-type="float" office:value="3.53311E+019" calcext:value-type="float">
            <text:p>3.53E+19</text:p>
          </table:table-cell>
          <table:table-cell/>
          <table:table-cell table:formula="of:=(1+[.A238])*[.C238]" office:value-type="float" office:value="2.8618191E+021" calcext:value-type="float">
            <text:p>2.8618191E+021</text:p>
          </table:table-cell>
          <table:table-cell table:formula="of:=[.E238]/100000/[.$I$6]" office:value-type="float" office:value="1.63345839041096" calcext:value-type="float">
            <text:p>1.63345839041096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39]+7" office:value-type="float" office:value="81" calcext:value-type="float">
            <text:p>81</text:p>
          </table:table-cell>
          <table:table-cell/>
          <table:table-cell office:value-type="float" office:value="3.4814E+019" calcext:value-type="float">
            <text:p>3.48E+19</text:p>
          </table:table-cell>
          <table:table-cell/>
          <table:table-cell table:formula="of:=(1+[.A239])*[.C239]" office:value-type="float" office:value="2.854748E+021" calcext:value-type="float">
            <text:p>2.854748E+021</text:p>
          </table:table-cell>
          <table:table-cell table:formula="of:=[.E239]/100000/[.$I$6]" office:value-type="float" office:value="1.62942237442922" calcext:value-type="float">
            <text:p>1.62942237442922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0]+7" office:value-type="float" office:value="82" calcext:value-type="float">
            <text:p>82</text:p>
          </table:table-cell>
          <table:table-cell/>
          <table:table-cell office:value-type="float" office:value="3.43096E+019" calcext:value-type="float">
            <text:p>3.43E+19</text:p>
          </table:table-cell>
          <table:table-cell/>
          <table:table-cell table:formula="of:=(1+[.A240])*[.C240]" office:value-type="float" office:value="2.8476968E+021" calcext:value-type="float">
            <text:p>2.8476968E+021</text:p>
          </table:table-cell>
          <table:table-cell table:formula="of:=[.E240]/100000/[.$I$6]" office:value-type="float" office:value="1.62539771689498" calcext:value-type="float">
            <text:p>1.62539771689498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1]+7" office:value-type="float" office:value="83" calcext:value-type="float">
            <text:p>83</text:p>
          </table:table-cell>
          <table:table-cell/>
          <table:table-cell office:value-type="float" office:value="3.38175E+019" calcext:value-type="float">
            <text:p>3.38E+19</text:p>
          </table:table-cell>
          <table:table-cell/>
          <table:table-cell table:formula="of:=(1+[.A241])*[.C241]" office:value-type="float" office:value="2.84067E+021" calcext:value-type="float">
            <text:p>2.84067E+021</text:p>
          </table:table-cell>
          <table:table-cell table:formula="of:=[.E241]/100000/[.$I$6]" office:value-type="float" office:value="1.62138698630137" calcext:value-type="float">
            <text:p>1.62138698630137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2]+7" office:value-type="float" office:value="84" calcext:value-type="float">
            <text:p>84</text:p>
          </table:table-cell>
          <table:table-cell/>
          <table:table-cell office:value-type="float" office:value="3.33372E+019" calcext:value-type="float">
            <text:p>3.33E+19</text:p>
          </table:table-cell>
          <table:table-cell/>
          <table:table-cell table:formula="of:=(1+[.A242])*[.C242]" office:value-type="float" office:value="2.833662E+021" calcext:value-type="float">
            <text:p>2.833662E+021</text:p>
          </table:table-cell>
          <table:table-cell table:formula="of:=[.E242]/100000/[.$I$6]" office:value-type="float" office:value="1.61738698630137" calcext:value-type="float">
            <text:p>1.61738698630137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3]+7" office:value-type="float" office:value="85" calcext:value-type="float">
            <text:p>85</text:p>
          </table:table-cell>
          <table:table-cell/>
          <table:table-cell office:value-type="float" office:value="3.28684E+019" calcext:value-type="float">
            <text:p>3.29E+19</text:p>
          </table:table-cell>
          <table:table-cell/>
          <table:table-cell table:formula="of:=(1+[.A243])*[.C243]" office:value-type="float" office:value="2.8266824E+021" calcext:value-type="float">
            <text:p>2.8266824E+021</text:p>
          </table:table-cell>
          <table:table-cell table:formula="of:=[.E243]/100000/[.$I$6]" office:value-type="float" office:value="1.61340319634703" calcext:value-type="float">
            <text:p>1.61340319634703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4]+7" office:value-type="float" office:value="86" calcext:value-type="float">
            <text:p>86</text:p>
          </table:table-cell>
          <table:table-cell/>
          <table:table-cell office:value-type="float" office:value="3.24105E+019" calcext:value-type="float">
            <text:p>3.24E+19</text:p>
          </table:table-cell>
          <table:table-cell/>
          <table:table-cell table:formula="of:=(1+[.A244])*[.C244]" office:value-type="float" office:value="2.8197135E+021" calcext:value-type="float">
            <text:p>2.8197135E+021</text:p>
          </table:table-cell>
          <table:table-cell table:formula="of:=[.E244]/100000/[.$I$6]" office:value-type="float" office:value="1.60942551369863" calcext:value-type="float">
            <text:p>1.60942551369863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5]+7" office:value-type="float" office:value="87" calcext:value-type="float">
            <text:p>87</text:p>
          </table:table-cell>
          <table:table-cell/>
          <table:table-cell office:value-type="float" office:value="3.19633E+019" calcext:value-type="float">
            <text:p>3.20E+19</text:p>
          </table:table-cell>
          <table:table-cell/>
          <table:table-cell table:formula="of:=(1+[.A245])*[.C245]" office:value-type="float" office:value="2.8127704E+021" calcext:value-type="float">
            <text:p>2.8127704E+021</text:p>
          </table:table-cell>
          <table:table-cell table:formula="of:=[.E245]/100000/[.$I$6]" office:value-type="float" office:value="1.60546255707763" calcext:value-type="float">
            <text:p>1.60546255707763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6]+7" office:value-type="float" office:value="88" calcext:value-type="float">
            <text:p>88</text:p>
          </table:table-cell>
          <table:table-cell/>
          <table:table-cell office:value-type="float" office:value="3.15263E+019" calcext:value-type="float">
            <text:p>3.15E+19</text:p>
          </table:table-cell>
          <table:table-cell/>
          <table:table-cell table:formula="of:=(1+[.A246])*[.C246]" office:value-type="float" office:value="2.8058407E+021" calcext:value-type="float">
            <text:p>2.8058407E+021</text:p>
          </table:table-cell>
          <table:table-cell table:formula="of:=[.E246]/100000/[.$I$6]" office:value-type="float" office:value="1.60150724885845" calcext:value-type="float">
            <text:p>1.6015072488584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7]+7" office:value-type="float" office:value="89" calcext:value-type="float">
            <text:p>89</text:p>
          </table:table-cell>
          <table:table-cell/>
          <table:table-cell office:value-type="float" office:value="3.10993E+019" calcext:value-type="float">
            <text:p>3.11E+19</text:p>
          </table:table-cell>
          <table:table-cell/>
          <table:table-cell table:formula="of:=(1+[.A247])*[.C247]" office:value-type="float" office:value="2.798937E+021" calcext:value-type="float">
            <text:p>2.798937E+021</text:p>
          </table:table-cell>
          <table:table-cell table:formula="of:=[.E247]/100000/[.$I$6]" office:value-type="float" office:value="1.59756678082192" calcext:value-type="float">
            <text:p>1.59756678082192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8]+7" office:value-type="float" office:value="90" calcext:value-type="float">
            <text:p>90</text:p>
          </table:table-cell>
          <table:table-cell/>
          <table:table-cell office:value-type="float" office:value="3.06818E+019" calcext:value-type="float">
            <text:p>3.07E+19</text:p>
          </table:table-cell>
          <table:table-cell/>
          <table:table-cell table:formula="of:=(1+[.A248])*[.C248]" office:value-type="float" office:value="2.7920438E+021" calcext:value-type="float">
            <text:p>2.7920438E+021</text:p>
          </table:table-cell>
          <table:table-cell table:formula="of:=[.E248]/100000/[.$I$6]" office:value-type="float" office:value="1.59363230593607" calcext:value-type="float">
            <text:p>1.59363230593607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49]+7" office:value-type="float" office:value="91" calcext:value-type="float">
            <text:p>91</text:p>
          </table:table-cell>
          <table:table-cell/>
          <table:table-cell office:value-type="float" office:value="3.02737E+019" calcext:value-type="float">
            <text:p>3.03E+19</text:p>
          </table:table-cell>
          <table:table-cell/>
          <table:table-cell table:formula="of:=(1+[.A249])*[.C249]" office:value-type="float" office:value="2.7851804E+021" calcext:value-type="float">
            <text:p>2.7851804E+021</text:p>
          </table:table-cell>
          <table:table-cell table:formula="of:=[.E249]/100000/[.$I$6]" office:value-type="float" office:value="1.58971484018265" calcext:value-type="float">
            <text:p>1.58971484018265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0]+7" office:value-type="float" office:value="92" calcext:value-type="float">
            <text:p>92</text:p>
          </table:table-cell>
          <table:table-cell/>
          <table:table-cell office:value-type="float" office:value="2.98745E+019" calcext:value-type="float">
            <text:p>2.99E+19</text:p>
          </table:table-cell>
          <table:table-cell/>
          <table:table-cell table:formula="of:=(1+[.A250])*[.C250]" office:value-type="float" office:value="2.7783285E+021" calcext:value-type="float">
            <text:p>2.7783285E+021</text:p>
          </table:table-cell>
          <table:table-cell table:formula="of:=[.E250]/100000/[.$I$6]" office:value-type="float" office:value="1.58580393835616" calcext:value-type="float">
            <text:p>1.58580393835616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1]+7" office:value-type="float" office:value="93" calcext:value-type="float">
            <text:p>93</text:p>
          </table:table-cell>
          <table:table-cell/>
          <table:table-cell office:value-type="float" office:value="2.94841E+019" calcext:value-type="float">
            <text:p>2.95E+19</text:p>
          </table:table-cell>
          <table:table-cell/>
          <table:table-cell table:formula="of:=(1+[.A251])*[.C251]" office:value-type="float" office:value="2.7715054E+021" calcext:value-type="float">
            <text:p>2.7715054E+021</text:p>
          </table:table-cell>
          <table:table-cell table:formula="of:=[.E251]/100000/[.$I$6]" office:value-type="float" office:value="1.58190947488584" calcext:value-type="float">
            <text:p>1.58190947488584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2]+7" office:value-type="float" office:value="94" calcext:value-type="float">
            <text:p>94</text:p>
          </table:table-cell>
          <table:table-cell/>
          <table:table-cell office:value-type="float" office:value="2.9102E+019" calcext:value-type="float">
            <text:p>2.91E+19</text:p>
          </table:table-cell>
          <table:table-cell/>
          <table:table-cell table:formula="of:=(1+[.A252])*[.C252]" office:value-type="float" office:value="2.76469E+021" calcext:value-type="float">
            <text:p>2.76469E+021</text:p>
          </table:table-cell>
          <table:table-cell table:formula="of:=[.E252]/100000/[.$I$6]" office:value-type="float" office:value="1.57801940639269" calcext:value-type="float">
            <text:p>1.57801940639269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3]+7" office:value-type="float" office:value="95" calcext:value-type="float">
            <text:p>95</text:p>
          </table:table-cell>
          <table:table-cell/>
          <table:table-cell office:value-type="float" office:value="2.87282E+019" calcext:value-type="float">
            <text:p>2.87E+19</text:p>
          </table:table-cell>
          <table:table-cell/>
          <table:table-cell table:formula="of:=(1+[.A253])*[.C253]" office:value-type="float" office:value="2.7579072E+021" calcext:value-type="float">
            <text:p>2.7579072E+021</text:p>
          </table:table-cell>
          <table:table-cell table:formula="of:=[.E253]/100000/[.$I$6]" office:value-type="float" office:value="1.57414794520548" calcext:value-type="float">
            <text:p>1.57414794520548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4]+7" office:value-type="float" office:value="96" calcext:value-type="float">
            <text:p>96</text:p>
          </table:table-cell>
          <table:table-cell/>
          <table:table-cell office:value-type="float" office:value="2.83623E+019" calcext:value-type="float">
            <text:p>2.84E+19</text:p>
          </table:table-cell>
          <table:table-cell/>
          <table:table-cell table:formula="of:=(1+[.A254])*[.C254]" office:value-type="float" office:value="2.7511431E+021" calcext:value-type="float">
            <text:p>2.7511431E+021</text:p>
          </table:table-cell>
          <table:table-cell table:formula="of:=[.E254]/100000/[.$I$6]" office:value-type="float" office:value="1.57028715753425" calcext:value-type="float">
            <text:p>1.57028715753425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5]+9.5" office:value-type="float" office:value="99.5" calcext:value-type="float">
            <text:p>99.5</text:p>
          </table:table-cell>
          <table:table-cell/>
          <table:table-cell office:value-type="float" office:value="2.80041E+019" calcext:value-type="float">
            <text:p>2.80E+19</text:p>
          </table:table-cell>
          <table:table-cell/>
          <table:table-cell table:formula="of:=(1+[.A255])*[.C255]" office:value-type="float" office:value="2.81441205E+021" calcext:value-type="float">
            <text:p>2.81441205E+021</text:p>
          </table:table-cell>
          <table:table-cell table:formula="of:=[.E255]/100000/[.$I$6]" office:value-type="float" office:value="1.60639957191781" calcext:value-type="float">
            <text:p>1.60639957191781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6]+9.5" office:value-type="float" office:value="100.5" calcext:value-type="float">
            <text:p>100.5</text:p>
          </table:table-cell>
          <table:table-cell/>
          <table:table-cell office:value-type="float" office:value="2.76533E+019" calcext:value-type="float">
            <text:p>2.77E+19</text:p>
          </table:table-cell>
          <table:table-cell/>
          <table:table-cell table:formula="of:=(1+[.A256])*[.C256]" office:value-type="float" office:value="2.80680995E+021" calcext:value-type="float">
            <text:p>2.80680995E+021</text:p>
          </table:table-cell>
          <table:table-cell table:formula="of:=[.E256]/100000/[.$I$6]" office:value-type="float" office:value="1.60206047374429" calcext:value-type="float">
            <text:p>1.60206047374429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7]+9.5" office:value-type="float" office:value="101.5" calcext:value-type="float">
            <text:p>101.5</text:p>
          </table:table-cell>
          <table:table-cell/>
          <table:table-cell office:value-type="float" office:value="2.73098E+019" calcext:value-type="float">
            <text:p>2.73E+19</text:p>
          </table:table-cell>
          <table:table-cell/>
          <table:table-cell table:formula="of:=(1+[.A257])*[.C257]" office:value-type="float" office:value="2.7992545E+021" calcext:value-type="float">
            <text:p>2.7992545E+021</text:p>
          </table:table-cell>
          <table:table-cell table:formula="of:=[.E257]/100000/[.$I$6]" office:value-type="float" office:value="1.59774800228311" calcext:value-type="float">
            <text:p>1.59774800228311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8]+9.5" office:value-type="float" office:value="102.5" calcext:value-type="float">
            <text:p>102.5</text:p>
          </table:table-cell>
          <table:table-cell/>
          <table:table-cell office:value-type="float" office:value="2.69733E+019" calcext:value-type="float">
            <text:p>2.70E+19</text:p>
          </table:table-cell>
          <table:table-cell/>
          <table:table-cell table:formula="of:=(1+[.A258])*[.C258]" office:value-type="float" office:value="2.79173655E+021" calcext:value-type="float">
            <text:p>2.79173655E+021</text:p>
          </table:table-cell>
          <table:table-cell table:formula="of:=[.E258]/100000/[.$I$6]" office:value-type="float" office:value="1.59345693493151" calcext:value-type="float">
            <text:p>1.5934569349315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59]+9.5" office:value-type="float" office:value="103.5" calcext:value-type="float">
            <text:p>103.5</text:p>
          </table:table-cell>
          <table:table-cell/>
          <table:table-cell office:value-type="float" office:value="2.66437E+019" calcext:value-type="float">
            <text:p>2.66E+19</text:p>
          </table:table-cell>
          <table:table-cell/>
          <table:table-cell table:formula="of:=(1+[.A259])*[.C259]" office:value-type="float" office:value="2.78426665E+021" calcext:value-type="float">
            <text:p>2.78426665E+021</text:p>
          </table:table-cell>
          <table:table-cell table:formula="of:=[.E259]/100000/[.$I$6]" office:value-type="float" office:value="1.589193293379" calcext:value-type="float">
            <text:p>1.589193293379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0]+9.5" office:value-type="float" office:value="104.5" calcext:value-type="float">
            <text:p>104.5</text:p>
          </table:table-cell>
          <table:table-cell/>
          <table:table-cell office:value-type="float" office:value="2.63207E+019" calcext:value-type="float">
            <text:p>2.63E+19</text:p>
          </table:table-cell>
          <table:table-cell/>
          <table:table-cell table:formula="of:=(1+[.A260])*[.C260]" office:value-type="float" office:value="2.77683385E+021" calcext:value-type="float">
            <text:p>2.77683385E+021</text:p>
          </table:table-cell>
          <table:table-cell table:formula="of:=[.E260]/100000/[.$I$6]" office:value-type="float" office:value="1.58495082762557" calcext:value-type="float">
            <text:p>1.58495082762557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1]+9.5" office:value-type="float" office:value="105.5" calcext:value-type="float">
            <text:p>105.5</text:p>
          </table:table-cell>
          <table:table-cell/>
          <table:table-cell office:value-type="float" office:value="2.60042E+019" calcext:value-type="float">
            <text:p>2.60E+19</text:p>
          </table:table-cell>
          <table:table-cell/>
          <table:table-cell table:formula="of:=(1+[.A261])*[.C261]" office:value-type="float" office:value="2.7694473E+021" calcext:value-type="float">
            <text:p>2.7694473E+021</text:p>
          </table:table-cell>
          <table:table-cell table:formula="of:=[.E261]/100000/[.$I$6]" office:value-type="float" office:value="1.58073476027397" calcext:value-type="float">
            <text:p>1.58073476027397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2]+9.5" office:value-type="float" office:value="106.5" calcext:value-type="float">
            <text:p>106.5</text:p>
          </table:table-cell>
          <table:table-cell/>
          <table:table-cell office:value-type="float" office:value="2.56939E+019" calcext:value-type="float">
            <text:p>2.57E+19</text:p>
          </table:table-cell>
          <table:table-cell/>
          <table:table-cell table:formula="of:=(1+[.A262])*[.C262]" office:value-type="float" office:value="2.76209425E+021" calcext:value-type="float">
            <text:p>2.76209425E+021</text:p>
          </table:table-cell>
          <table:table-cell table:formula="of:=[.E262]/100000/[.$I$6]" office:value-type="float" office:value="1.57653781392694" calcext:value-type="float">
            <text:p>1.57653781392694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3]+9.5" office:value-type="float" office:value="107.5" calcext:value-type="float">
            <text:p>107.5</text:p>
          </table:table-cell>
          <table:table-cell/>
          <table:table-cell office:value-type="float" office:value="2.53897E+019" calcext:value-type="float">
            <text:p>2.54E+19</text:p>
          </table:table-cell>
          <table:table-cell/>
          <table:table-cell table:formula="of:=(1+[.A263])*[.C263]" office:value-type="float" office:value="2.75478245E+021" calcext:value-type="float">
            <text:p>2.75478245E+021</text:p>
          </table:table-cell>
          <table:table-cell table:formula="of:=[.E263]/100000/[.$I$6]" office:value-type="float" office:value="1.57236441210046" calcext:value-type="float">
            <text:p>1.57236441210046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4]+9.5" office:value-type="float" office:value="108.5" calcext:value-type="float">
            <text:p>108.5</text:p>
          </table:table-cell>
          <table:table-cell/>
          <table:table-cell office:value-type="float" office:value="2.50915E+019" calcext:value-type="float">
            <text:p>2.51E+19</text:p>
          </table:table-cell>
          <table:table-cell/>
          <table:table-cell table:formula="of:=(1+[.A264])*[.C264]" office:value-type="float" office:value="2.74751925E+021" calcext:value-type="float">
            <text:p>2.74751925E+021</text:p>
          </table:table-cell>
          <table:table-cell table:formula="of:=[.E264]/100000/[.$I$6]" office:value-type="float" office:value="1.56821875" calcext:value-type="float">
            <text:p>1.568218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formula="of:=[.G265]+9.5" office:value-type="float" office:value="109.5" calcext:value-type="float">
            <text:p>109.5</text:p>
          </table:table-cell>
          <table:table-cell/>
          <table:table-cell office:value-type="float" office:value="2.47991E+019" calcext:value-type="float">
            <text:p>2.48E+19</text:p>
          </table:table-cell>
          <table:table-cell/>
          <table:table-cell table:formula="of:=(1+[.A265])*[.C265]" office:value-type="float" office:value="2.74030055E+021" calcext:value-type="float">
            <text:p>2.74030055E+021</text:p>
          </table:table-cell>
          <table:table-cell table:formula="of:=[.E265]/100000/[.$I$6]" office:value-type="float" office:value="1.56409848744292" calcext:value-type="float">
            <text:p>1.5640984874429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u235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/>
          <table:table-cell table:number-columns-repeated="6"/>
          <table:table-cell office:value-type="string" calcext:value-type="string">
            <text:p>full</text:p>
          </table:table-cell>
          <table:table-cell table:style-name="Default"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099E+020" calcext:value-type="float">
            <text:p>3.31099E+020</text:p>
          </table:table-cell>
          <table:table-cell office:value-type="float" office:value="1.73177E+016" calcext:value-type="float">
            <text:p>1.73E+16</text:p>
          </table:table-cell>
          <table:table-cell/>
          <table:table-cell table:formula="of:=(1+[.A269])*[.C269]" office:value-type="float" office:value="1.73177E+016" calcext:value-type="float">
            <text:p>1.73177E+016</text:p>
          </table:table-cell>
          <table:table-cell table:formula="of:=[.E269]/[.$I$6]" office:value-type="float" office:value="0.988453196347032" calcext:value-type="float">
            <text:p>0.988453196347032</text:p>
          </table:table-cell>
          <table:table-cell table:number-columns-repeated="3"/>
          <table:table-cell table:style-name="ce1" office:value-type="float" office:value="1.73177E+016" calcext:value-type="float">
            <text:p>1.73E+16</text:p>
          </table:table-cell>
          <table:table-cell office:value-type="float" office:value="1.73176E+016" calcext:value-type="float">
            <text:p>1.73E+16</text:p>
          </table:table-cell>
          <table:table-cell table:number-columns-repeated="2" table:style-name="ce1" office:value-type="float" office:value="1.73177E+016" calcext:value-type="float">
            <text:p>1.73E+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" office:value-type="float" office:value="2.87769E+015" calcext:value-type="float">
            <text:p>2.88E+15</text:p>
          </table:table-cell>
          <table:table-cell table:style-name="ce1" office:value-type="float" office:value="1.03756E+016" calcext:value-type="float">
            <text:p>1.04E+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877670000000000" calcext:value-type="float">
            <text:p>2.88E+15</text:p>
          </table:table-cell>
          <table:table-cell table:style-name="ce1" office:value-type="float" office:value="1.03756E+016" calcext:value-type="float">
            <text:p>1.04E+1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877700000000000" calcext:value-type="float">
            <text:p>2.88E+15</text:p>
          </table:table-cell>
          <table:table-cell table:style-name="ce1" office:value-type="float" office:value="1.03757E+016" calcext:value-type="float">
            <text:p>1.04E+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1887E+020" calcext:value-type="float">
            <text:p>2.51887E+020</text:p>
          </table:table-cell>
          <table:table-cell office:value-type="float" office:value="1.03756E+016" calcext:value-type="float">
            <text:p>1.04E+16</text:p>
          </table:table-cell>
          <table:table-cell/>
          <table:table-cell table:formula="of:=(1+[.A270])*[.C270]" office:value-type="float" office:value="2.07512E+016" calcext:value-type="float">
            <text:p>2.07512E+016</text:p>
          </table:table-cell>
          <table:table-cell table:formula="of:=[.E270]/[.$I$6]" office:value-type="float" office:value="1.18442922374429" calcext:value-type="float">
            <text:p>1.18442922374429</text:p>
          </table:table-cell>
          <table:table-cell table:number-columns-repeated="3"/>
          <table:table-cell table:style-name="ce1" office:value-type="float" office:value="1.03756E+016" calcext:value-type="float">
            <text:p>1.04E+16</text:p>
          </table:table-cell>
          <table:table-cell office:value-type="float" office:value="1.03756E+016" calcext:value-type="float">
            <text:p>1.04E+16</text:p>
          </table:table-cell>
          <table:table-cell/>
          <table:table-cell table:style-name="ce1" office:value-type="float" office:value="1.03757E+016" calcext:value-type="float">
            <text:p>1.04E+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2189190000000000" calcext:value-type="float">
            <text:p>2.19E+15</text:p>
          </table:table-cell>
          <table:table-cell table:style-name="ce1" office:value-type="float" office:value="7602470000000000" calcext:value-type="float">
            <text:p>7.60E+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.18917E+015" calcext:value-type="float">
            <text:p>2.19E+15</text:p>
          </table:table-cell>
          <table:table-cell table:style-name="ce1" office:value-type="float" office:value="7602370000000001" calcext:value-type="float">
            <text:p>7.60E+15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189200000000000" calcext:value-type="float">
            <text:p>2.19E+15</text:p>
          </table:table-cell>
          <table:table-cell table:style-name="ce1" office:value-type="float" office:value="7602510000000001" calcext:value-type="float">
            <text:p>7.60E+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4062E+020" calcext:value-type="float">
            <text:p>2.04062E+020</text:p>
          </table:table-cell>
          <table:table-cell office:value-type="float" office:value="7602370000000001" calcext:value-type="float">
            <text:p>7.60E+15</text:p>
          </table:table-cell>
          <table:table-cell/>
          <table:table-cell table:formula="of:=(1+[.A271])*[.C271]" office:value-type="float" office:value="2.280711E+016" calcext:value-type="float">
            <text:p>2.280711E+016</text:p>
          </table:table-cell>
          <table:table-cell table:formula="of:=[.E271]/[.$I$6]" office:value-type="float" office:value="1.30177568493151" calcext:value-type="float">
            <text:p>1.30177568493151</text:p>
          </table:table-cell>
          <table:table-cell table:number-columns-repeated="3"/>
          <table:table-cell table:style-name="ce1" office:value-type="float" office:value="7602470000000000" calcext:value-type="float">
            <text:p>7.60E+15</text:p>
          </table:table-cell>
          <table:table-cell office:value-type="float" office:value="7602370000000001" calcext:value-type="float">
            <text:p>7.60E+15</text:p>
          </table:table-cell>
          <table:table-cell/>
          <table:table-cell table:style-name="ce1" office:value-type="float" office:value="7602510000000001" calcext:value-type="float">
            <text:p>7.60E+1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 office:value-type="float" office:value="1773520000000000" calcext:value-type="float">
            <text:p>1.77E+15</text:p>
          </table:table-cell>
          <table:table-cell table:style-name="ce1" office:value-type="float" office:value="6005070000000000" calcext:value-type="float">
            <text:p>6.01E+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773490000000000" calcext:value-type="float">
            <text:p>1.77E+15</text:p>
          </table:table-cell>
          <table:table-cell table:style-name="ce1" office:value-type="float" office:value="6004950000000000" calcext:value-type="float">
            <text:p>6.00E+15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773530000000000" calcext:value-type="float">
            <text:p>1.77E+15</text:p>
          </table:table-cell>
          <table:table-cell table:style-name="ce1" office:value-type="float" office:value="6005100000000000" calcext:value-type="float">
            <text:p>6.01E+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1578E+020" calcext:value-type="float">
            <text:p>1.71578E+020</text:p>
          </table:table-cell>
          <table:table-cell office:value-type="float" office:value="6004950000000000" calcext:value-type="float">
            <text:p>6.00E+15</text:p>
          </table:table-cell>
          <table:table-cell/>
          <table:table-cell table:formula="of:=(1+[.A272])*[.C272]" office:value-type="float" office:value="2.40198E+016" calcext:value-type="float">
            <text:p>2.40198E+016</text:p>
          </table:table-cell>
          <table:table-cell table:formula="of:=[.E272]/[.$I$6]" office:value-type="float" office:value="1.37099315068493" calcext:value-type="float">
            <text:p>1.37099315068493</text:p>
          </table:table-cell>
          <table:table-cell table:number-columns-repeated="3"/>
          <table:table-cell table:style-name="ce1" office:value-type="float" office:value="6005070000000000" calcext:value-type="float">
            <text:p>6.01E+15</text:p>
          </table:table-cell>
          <table:table-cell office:value-type="float" office:value="6004950000000000" calcext:value-type="float">
            <text:p>6.00E+15</text:p>
          </table:table-cell>
          <table:table-cell/>
          <table:table-cell table:style-name="ce1" office:value-type="float" office:value="6005100000000000" calcext:value-type="float">
            <text:p>6.01E+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" office:value-type="float" office:value="1491190000000000" calcext:value-type="float">
            <text:p>1.49E+15</text:p>
          </table:table-cell>
          <table:table-cell table:style-name="ce1" office:value-type="float" office:value="4959290000000000" calcext:value-type="float">
            <text:p>4.96E+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91160000000000" calcext:value-type="float">
            <text:p>1.49E+15</text:p>
          </table:table-cell>
          <table:table-cell table:style-name="ce1" office:value-type="float" office:value="4959170000000000" calcext:value-type="float">
            <text:p>4.96E+15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1491200000000000" calcext:value-type="float">
            <text:p>1.49E+15</text:p>
          </table:table-cell>
          <table:table-cell table:style-name="ce1" office:value-type="float" office:value="4959330000000000" calcext:value-type="float">
            <text:p>4.96E+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7921E+020" calcext:value-type="float">
            <text:p>1.47921E+020</text:p>
          </table:table-cell>
          <table:table-cell office:value-type="float" office:value="4959170000000000" calcext:value-type="float">
            <text:p>4.96E+15</text:p>
          </table:table-cell>
          <table:table-cell/>
          <table:table-cell table:formula="of:=(1+[.A273])*[.C273]" office:value-type="float" office:value="2.479585E+016" calcext:value-type="float">
            <text:p>2.479585E+016</text:p>
          </table:table-cell>
          <table:table-cell table:formula="of:=[.E273]/[.$I$6]" office:value-type="float" office:value="1.41528824200913" calcext:value-type="float">
            <text:p>1.41528824200913</text:p>
          </table:table-cell>
          <table:table-cell table:number-columns-repeated="3"/>
          <table:table-cell table:style-name="ce1" office:value-type="float" office:value="4959290000000000" calcext:value-type="float">
            <text:p>4.96E+15</text:p>
          </table:table-cell>
          <table:table-cell office:value-type="float" office:value="4959170000000000" calcext:value-type="float">
            <text:p>4.96E+15</text:p>
          </table:table-cell>
          <table:table-cell/>
          <table:table-cell table:style-name="ce1" office:value-type="float" office:value="4959330000000000" calcext:value-type="float">
            <text:p>4.96E+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" office:value-type="float" office:value="1285580000000000" calcext:value-type="float">
            <text:p>1.29E+15</text:p>
          </table:table-cell>
          <table:table-cell table:style-name="ce1" office:value-type="float" office:value="4218240000000000" calcext:value-type="float">
            <text:p>4.22E+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85550000000000" calcext:value-type="float">
            <text:p>1.29E+15</text:p>
          </table:table-cell>
          <table:table-cell table:style-name="ce1" office:value-type="float" office:value="4218120000000000" calcext:value-type="float">
            <text:p>4.22E+15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1285590000000000" calcext:value-type="float">
            <text:p>1.29E+15</text:p>
          </table:table-cell>
          <table:table-cell table:style-name="ce1" office:value-type="float" office:value="4.21827E+015" calcext:value-type="float">
            <text:p>4.22E+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9864E+020" calcext:value-type="float">
            <text:p>1.29864E+020</text:p>
          </table:table-cell>
          <table:table-cell office:value-type="float" office:value="4218120000000000" calcext:value-type="float">
            <text:p>4.22E+15</text:p>
          </table:table-cell>
          <table:table-cell/>
          <table:table-cell table:formula="of:=(1+[.A274])*[.C274]" office:value-type="float" office:value="2.530872E+016" calcext:value-type="float">
            <text:p>2.530872E+016</text:p>
          </table:table-cell>
          <table:table-cell table:formula="of:=[.E274]/[.$I$6]" office:value-type="float" office:value="1.44456164383562" calcext:value-type="float">
            <text:p>1.44456164383562</text:p>
          </table:table-cell>
          <table:table-cell table:number-columns-repeated="3"/>
          <table:table-cell table:style-name="ce1" office:value-type="float" office:value="4218240000000000" calcext:value-type="float">
            <text:p>4.22E+15</text:p>
          </table:table-cell>
          <table:table-cell office:value-type="float" office:value="4218120000000000" calcext:value-type="float">
            <text:p>4.22E+15</text:p>
          </table:table-cell>
          <table:table-cell/>
          <table:table-cell table:style-name="ce1" office:value-type="float" office:value="4.21827E+015" calcext:value-type="float">
            <text:p>4.22E+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1" office:value-type="float" office:value="1128640000000000" calcext:value-type="float">
            <text:p>1.13E+15</text:p>
          </table:table-cell>
          <table:table-cell table:style-name="ce1" office:value-type="float" office:value="3663480000000000" calcext:value-type="float">
            <text:p>3.66E+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28610000000000" calcext:value-type="float">
            <text:p>1.13E+15</text:p>
          </table:table-cell>
          <table:table-cell table:style-name="ce1" office:value-type="float" office:value="3663360000000000" calcext:value-type="float">
            <text:p>3.66E+15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1128650000000000" calcext:value-type="float">
            <text:p>1.13E+15</text:p>
          </table:table-cell>
          <table:table-cell table:style-name="ce1" office:value-type="float" office:value="3663510000000000" calcext:value-type="float">
            <text:p>3.66E+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5605E+020" calcext:value-type="float">
            <text:p>1.15605E+020</text:p>
          </table:table-cell>
          <table:table-cell office:value-type="float" office:value="3663360000000000" calcext:value-type="float">
            <text:p>3.66E+15</text:p>
          </table:table-cell>
          <table:table-cell/>
          <table:table-cell table:formula="of:=(1+[.A275])*[.C275]" office:value-type="float" office:value="2.564352E+016" calcext:value-type="float">
            <text:p>2.564352E+016</text:p>
          </table:table-cell>
          <table:table-cell table:formula="of:=[.E275]/[.$I$6]" office:value-type="float" office:value="1.46367123287671" calcext:value-type="float">
            <text:p>1.46367123287671</text:p>
          </table:table-cell>
          <table:table-cell table:number-columns-repeated="3"/>
          <table:table-cell table:style-name="ce1" office:value-type="float" office:value="3663480000000000" calcext:value-type="float">
            <text:p>3.66E+15</text:p>
          </table:table-cell>
          <table:table-cell office:value-type="float" office:value="3663360000000000" calcext:value-type="float">
            <text:p>3.66E+15</text:p>
          </table:table-cell>
          <table:table-cell/>
          <table:table-cell table:style-name="ce1" office:value-type="float" office:value="3663510000000000" calcext:value-type="float">
            <text:p>3.66E+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1" office:value-type="float" office:value="1004710000000000" calcext:value-type="float">
            <text:p>1.00E+15</text:p>
          </table:table-cell>
          <table:table-cell table:style-name="ce1" office:value-type="float" office:value="3231320000000000" calcext:value-type="float">
            <text:p>3.23E+1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4680000000000" calcext:value-type="float">
            <text:p>1.00E+15</text:p>
          </table:table-cell>
          <table:table-cell table:style-name="ce1" office:value-type="float" office:value="3231220000000000" calcext:value-type="float">
            <text:p>3.23E+15</text:p>
          </table:table-cell>
          <table:table-cell office:value-type="float" office:value="6" calcext:value-type="float">
            <text:p>6</text:p>
          </table:table-cell>
          <table:table-cell table:style-name="ce1" office:value-type="float" office:value="1004720000000000" calcext:value-type="float">
            <text:p>1.00E+15</text:p>
          </table:table-cell>
          <table:table-cell table:style-name="ce1" office:value-type="float" office:value="3231350000000000" calcext:value-type="float">
            <text:p>3.23E+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4051E+020" calcext:value-type="float">
            <text:p>1.04051E+020</text:p>
          </table:table-cell>
          <table:table-cell office:value-type="float" office:value="3231220000000000" calcext:value-type="float">
            <text:p>3.23E+15</text:p>
          </table:table-cell>
          <table:table-cell/>
          <table:table-cell table:formula="of:=(1+[.A276])*[.C276]" office:value-type="float" office:value="2.584976E+016" calcext:value-type="float">
            <text:p>2.584976E+016</text:p>
          </table:table-cell>
          <table:table-cell table:formula="of:=[.E276]/[.$I$6]" office:value-type="float" office:value="1.47544292237443" calcext:value-type="float">
            <text:p>1.47544292237443</text:p>
          </table:table-cell>
          <table:table-cell table:number-columns-repeated="3"/>
          <table:table-cell table:style-name="ce1" office:value-type="float" office:value="3231320000000000" calcext:value-type="float">
            <text:p>3.23E+15</text:p>
          </table:table-cell>
          <table:table-cell office:value-type="float" office:value="3231220000000000" calcext:value-type="float">
            <text:p>3.23E+15</text:p>
          </table:table-cell>
          <table:table-cell/>
          <table:table-cell table:style-name="ce1" office:value-type="float" office:value="3231350000000000" calcext:value-type="float">
            <text:p>3.23E+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1" office:value-type="float" office:value="904294000000000" calcext:value-type="float">
            <text:p>9.04E+14</text:p>
          </table:table-cell>
          <table:table-cell table:style-name="ce1" office:value-type="float" office:value="2884560000000000" calcext:value-type="float">
            <text:p>2.88E+1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04267000000000" calcext:value-type="float">
            <text:p>9.04E+14</text:p>
          </table:table-cell>
          <table:table-cell table:style-name="ce1" office:value-type="float" office:value="2884460000000000" calcext:value-type="float">
            <text:p>2.88E+15</text:p>
          </table:table-cell>
          <table:table-cell office:value-type="float" office:value="7" calcext:value-type="float">
            <text:p>7</text:p>
          </table:table-cell>
          <table:table-cell table:style-name="ce1" office:value-type="float" office:value="904301000000000" calcext:value-type="float">
            <text:p>9.04E+14</text:p>
          </table:table-cell>
          <table:table-cell table:style-name="ce1" office:value-type="float" office:value="2884580000000000" calcext:value-type="float">
            <text:p>2.88E+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44959E+019" calcext:value-type="float">
            <text:p>9.44959E+019</text:p>
          </table:table-cell>
          <table:table-cell office:value-type="float" office:value="2884460000000000" calcext:value-type="float">
            <text:p>2.88E+15</text:p>
          </table:table-cell>
          <table:table-cell/>
          <table:table-cell table:formula="of:=(1+[.A277])*[.C277]" office:value-type="float" office:value="2.596014E+016" calcext:value-type="float">
            <text:p>2.596014E+016</text:p>
          </table:table-cell>
          <table:table-cell table:formula="of:=[.E277]/[.$I$6]" office:value-type="float" office:value="1.48174315068493" calcext:value-type="float">
            <text:p>1.48174315068493</text:p>
          </table:table-cell>
          <table:table-cell table:number-columns-repeated="3"/>
          <table:table-cell table:style-name="ce1" office:value-type="float" office:value="2884560000000000" calcext:value-type="float">
            <text:p>2.88E+15</text:p>
          </table:table-cell>
          <table:table-cell office:value-type="float" office:value="2884460000000000" calcext:value-type="float">
            <text:p>2.88E+15</text:p>
          </table:table-cell>
          <table:table-cell/>
          <table:table-cell table:style-name="ce1" office:value-type="float" office:value="2884580000000000" calcext:value-type="float">
            <text:p>2.88E+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1" office:value-type="float" office:value="821253000000000" calcext:value-type="float">
            <text:p>8.21E+14</text:p>
          </table:table-cell>
          <table:table-cell table:style-name="ce1" office:value-type="float" office:value="2599920000000000" calcext:value-type="float">
            <text:p>2.60E+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21227000000000" calcext:value-type="float">
            <text:p>8.21E+14</text:p>
          </table:table-cell>
          <table:table-cell table:style-name="ce1" office:value-type="float" office:value="2599820000000000" calcext:value-type="float">
            <text:p>2.60E+15</text:p>
          </table:table-cell>
          <table:table-cell office:value-type="float" office:value="8" calcext:value-type="float">
            <text:p>8</text:p>
          </table:table-cell>
          <table:table-cell table:style-name="ce1" office:value-type="float" office:value="821260000000000" calcext:value-type="float">
            <text:p>8.21E+14</text:p>
          </table:table-cell>
          <table:table-cell table:style-name="ce1" office:value-type="float" office:value="2599940000000000" calcext:value-type="float">
            <text:p>2.60E+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64625E+019" calcext:value-type="float">
            <text:p>8.64625E+019</text:p>
          </table:table-cell>
          <table:table-cell office:value-type="float" office:value="2599820000000000" calcext:value-type="float">
            <text:p>2.60E+15</text:p>
          </table:table-cell>
          <table:table-cell/>
          <table:table-cell table:formula="of:=(1+[.A278])*[.C278]" office:value-type="float" office:value="2.59982E+016" calcext:value-type="float">
            <text:p>2.59982E+016</text:p>
          </table:table-cell>
          <table:table-cell table:formula="of:=[.E278]/[.$I$6]" office:value-type="float" office:value="1.48391552511416" calcext:value-type="float">
            <text:p>1.48391552511416</text:p>
          </table:table-cell>
          <table:table-cell table:number-columns-repeated="3"/>
          <table:table-cell table:style-name="ce1" office:value-type="float" office:value="2599920000000000" calcext:value-type="float">
            <text:p>2.60E+15</text:p>
          </table:table-cell>
          <table:table-cell office:value-type="float" office:value="2599820000000000" calcext:value-type="float">
            <text:p>2.60E+15</text:p>
          </table:table-cell>
          <table:table-cell/>
          <table:table-cell table:style-name="ce1" office:value-type="float" office:value="2599940000000000" calcext:value-type="float">
            <text:p>2.60E+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1" office:value-type="float" office:value="751435000000000" calcext:value-type="float">
            <text:p>7.51E+14</text:p>
          </table:table-cell>
          <table:table-cell table:style-name="ce1" office:value-type="float" office:value="2362060000000000" calcext:value-type="float">
            <text:p>2.36E+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1411000000000" calcext:value-type="float">
            <text:p>7.51E+14</text:p>
          </table:table-cell>
          <table:table-cell table:style-name="ce1" office:value-type="float" office:value="2361970000000000" calcext:value-type="float">
            <text:p>2.36E+15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751441000000000" calcext:value-type="float">
            <text:p>7.51E+14</text:p>
          </table:table-cell>
          <table:table-cell table:style-name="ce1" office:value-type="float" office:value="2362080000000000" calcext:value-type="float">
            <text:p>2.36E+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7096E+019" calcext:value-type="float">
            <text:p>7.37096E+019</text:p>
          </table:table-cell>
          <table:table-cell office:value-type="float" office:value="2361970000000000" calcext:value-type="float">
            <text:p>2.36E+15</text:p>
          </table:table-cell>
          <table:table-cell/>
          <table:table-cell table:formula="of:=(1+[.A279])*[.C279]" office:value-type="float" office:value="2.598167E+016" calcext:value-type="float">
            <text:p>2.598167E+016</text:p>
          </table:table-cell>
          <table:table-cell table:formula="of:=[.E279]/[.$I$6]" office:value-type="float" office:value="1.48297203196347" calcext:value-type="float">
            <text:p>1.48297203196347</text:p>
          </table:table-cell>
          <table:table-cell table:number-columns-repeated="3"/>
          <table:table-cell table:style-name="ce1" office:value-type="float" office:value="2362060000000000" calcext:value-type="float">
            <text:p>2.36E+15</text:p>
          </table:table-cell>
          <table:table-cell office:value-type="float" office:value="2361970000000000" calcext:value-type="float">
            <text:p>2.36E+15</text:p>
          </table:table-cell>
          <table:table-cell/>
          <table:table-cell table:style-name="ce1" office:value-type="float" office:value="2362080000000000" calcext:value-type="float">
            <text:p>2.36E+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1" office:value-type="float" office:value="691921000000000" calcext:value-type="float">
            <text:p>6.92E+14</text:p>
          </table:table-cell>
          <table:table-cell table:style-name="ce1" office:value-type="float" office:value="2.16041E+015" calcext:value-type="float">
            <text:p>2.16E+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91898000000000" calcext:value-type="float">
            <text:p>6.92E+14</text:p>
          </table:table-cell>
          <table:table-cell table:style-name="ce1" office:value-type="float" office:value="2160330000000000" calcext:value-type="float">
            <text:p>2.16E+15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691927000000000" calcext:value-type="float">
            <text:p>6.92E+14</text:p>
          </table:table-cell>
          <table:table-cell table:style-name="ce1" office:value-type="float" office:value="2.16043E+015" calcext:value-type="float">
            <text:p>2.16E+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40502E+019" calcext:value-type="float">
            <text:p>6.40502E+019</text:p>
          </table:table-cell>
          <table:table-cell office:value-type="float" office:value="2160330000000000" calcext:value-type="float">
            <text:p>2.16E+15</text:p>
          </table:table-cell>
          <table:table-cell/>
          <table:table-cell table:formula="of:=(1+[.A280])*[.C280]" office:value-type="float" office:value="2.592396E+016" calcext:value-type="float">
            <text:p>2.592396E+016</text:p>
          </table:table-cell>
          <table:table-cell table:formula="of:=[.E280]/[.$I$6]" office:value-type="float" office:value="1.47967808219178" calcext:value-type="float">
            <text:p>1.47967808219178</text:p>
          </table:table-cell>
          <table:table-cell table:number-columns-repeated="3"/>
          <table:table-cell table:style-name="ce1" office:value-type="float" office:value="2.16041E+015" calcext:value-type="float">
            <text:p>2.16E+15</text:p>
          </table:table-cell>
          <table:table-cell office:value-type="float" office:value="2160330000000000" calcext:value-type="float">
            <text:p>2.16E+15</text:p>
          </table:table-cell>
          <table:table-cell/>
          <table:table-cell table:style-name="ce1" office:value-type="float" office:value="2.16043E+015" calcext:value-type="float">
            <text:p>2.16E+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1" office:value-type="float" office:value="640599000000000" calcext:value-type="float">
            <text:p>6.41E+14</text:p>
          </table:table-cell>
          <table:table-cell table:style-name="ce1" office:value-type="float" office:value="1987430000000000" calcext:value-type="float">
            <text:p>1.99E+1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40578000000000" calcext:value-type="float">
            <text:p>6.41E+14</text:p>
          </table:table-cell>
          <table:table-cell table:style-name="ce1" office:value-type="float" office:value="1.98735E+015" calcext:value-type="float">
            <text:p>1.99E+15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640605000000000" calcext:value-type="float">
            <text:p>6.41E+14</text:p>
          </table:table-cell>
          <table:table-cell table:style-name="ce1" office:value-type="float" office:value="1987450000000000" calcext:value-type="float">
            <text:p>1.99E+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64965E+019" calcext:value-type="float">
            <text:p>5.64965E+019</text:p>
          </table:table-cell>
          <table:table-cell office:value-type="float" office:value="1.98735E+015" calcext:value-type="float">
            <text:p>1.99E+15</text:p>
          </table:table-cell>
          <table:table-cell/>
          <table:table-cell table:formula="of:=(1+[.A281])*[.C281]" office:value-type="float" office:value="2.583555E+016" calcext:value-type="float">
            <text:p>2.583555E+016</text:p>
          </table:table-cell>
          <table:table-cell table:formula="of:=[.E281]/[.$I$6]" office:value-type="float" office:value="1.47463184931507" calcext:value-type="float">
            <text:p>1.47463184931507</text:p>
          </table:table-cell>
          <table:table-cell table:number-columns-repeated="3"/>
          <table:table-cell table:style-name="ce1" office:value-type="float" office:value="1987430000000000" calcext:value-type="float">
            <text:p>1.99E+15</text:p>
          </table:table-cell>
          <table:table-cell office:value-type="float" office:value="1.98735E+015" calcext:value-type="float">
            <text:p>1.99E+15</text:p>
          </table:table-cell>
          <table:table-cell/>
          <table:table-cell table:style-name="ce1" office:value-type="float" office:value="1987450000000000" calcext:value-type="float">
            <text:p>1.99E+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1" office:value-type="float" office:value="595904000000000" calcext:value-type="float">
            <text:p>5.96E+14</text:p>
          </table:table-cell>
          <table:table-cell table:style-name="ce1" office:value-type="float" office:value="1837570000000000" calcext:value-type="float">
            <text:p>1.84E+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95884000000000" calcext:value-type="float">
            <text:p>5.96E+14</text:p>
          </table:table-cell>
          <table:table-cell table:style-name="ce1" office:value-type="float" office:value="1837500000000000" calcext:value-type="float">
            <text:p>1.84E+15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595910000000000" calcext:value-type="float">
            <text:p>5.96E+14</text:p>
          </table:table-cell>
          <table:table-cell table:style-name="ce1" office:value-type="float" office:value="1837580000000000" calcext:value-type="float">
            <text:p>1.84E+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04454E+019" calcext:value-type="float">
            <text:p>5.04454E+019</text:p>
          </table:table-cell>
          <table:table-cell office:value-type="float" office:value="1837500000000000" calcext:value-type="float">
            <text:p>1.84E+15</text:p>
          </table:table-cell>
          <table:table-cell/>
          <table:table-cell table:formula="of:=(1+[.A282])*[.C282]" office:value-type="float" office:value="2.5725E+016" calcext:value-type="float">
            <text:p>2.5725E+016</text:p>
          </table:table-cell>
          <table:table-cell table:formula="of:=[.E282]/[.$I$6]" office:value-type="float" office:value="1.46832191780822" calcext:value-type="float">
            <text:p>1.46832191780822</text:p>
          </table:table-cell>
          <table:table-cell table:number-columns-repeated="3"/>
          <table:table-cell table:style-name="ce1" office:value-type="float" office:value="1837570000000000" calcext:value-type="float">
            <text:p>1.84E+15</text:p>
          </table:table-cell>
          <table:table-cell office:value-type="float" office:value="1837500000000000" calcext:value-type="float">
            <text:p>1.84E+15</text:p>
          </table:table-cell>
          <table:table-cell/>
          <table:table-cell table:style-name="ce1" office:value-type="float" office:value="1837580000000000" calcext:value-type="float">
            <text:p>1.84E+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" office:value-type="float" office:value="556650000000000" calcext:value-type="float">
            <text:p>5.57E+14</text:p>
          </table:table-cell>
          <table:table-cell table:style-name="ce1" office:value-type="float" office:value="1706660000000000" calcext:value-type="float">
            <text:p>1.71E+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56631000000000" calcext:value-type="float">
            <text:p>5.57E+14</text:p>
          </table:table-cell>
          <table:table-cell table:style-name="ce1" office:value-type="float" office:value="1706590000000000" calcext:value-type="float">
            <text:p>1.71E+15</text:p>
          </table:table-cell>
          <table:table-cell office:value-type="float" office:value="13" calcext:value-type="float">
            <text:p>13</text:p>
          </table:table-cell>
          <table:table-cell table:style-name="ce1" office:value-type="float" office:value="556655000000000" calcext:value-type="float">
            <text:p>5.57E+14</text:p>
          </table:table-cell>
          <table:table-cell table:style-name="ce1" office:value-type="float" office:value="1706670000000000" calcext:value-type="float">
            <text:p>1.71E+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55056E+019" calcext:value-type="float">
            <text:p>4.55056E+019</text:p>
          </table:table-cell>
          <table:table-cell office:value-type="float" office:value="1706590000000000" calcext:value-type="float">
            <text:p>1.71E+15</text:p>
          </table:table-cell>
          <table:table-cell/>
          <table:table-cell table:formula="of:=(1+[.A283])*[.C283]" office:value-type="float" office:value="2.559885E+016" calcext:value-type="float">
            <text:p>2.559885E+016</text:p>
          </table:table-cell>
          <table:table-cell table:formula="of:=[.E283]/[.$I$6]" office:value-type="float" office:value="1.46112157534247" calcext:value-type="float">
            <text:p>1.46112157534247</text:p>
          </table:table-cell>
          <table:table-cell table:number-columns-repeated="3"/>
          <table:table-cell table:style-name="ce1" office:value-type="float" office:value="1706660000000000" calcext:value-type="float">
            <text:p>1.71E+15</text:p>
          </table:table-cell>
          <table:table-cell office:value-type="float" office:value="1706590000000000" calcext:value-type="float">
            <text:p>1.71E+15</text:p>
          </table:table-cell>
          <table:table-cell/>
          <table:table-cell table:style-name="ce1" office:value-type="float" office:value="1706670000000000" calcext:value-type="float">
            <text:p>1.71E+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1" office:value-type="float" office:value="521921000000000" calcext:value-type="float">
            <text:p>5.22E+14</text:p>
          </table:table-cell>
          <table:table-cell table:style-name="ce1" office:value-type="float" office:value="1591480000000000" calcext:value-type="float">
            <text:p>1.59E+1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521903000000000" calcext:value-type="float">
            <text:p>5.22E+14</text:p>
          </table:table-cell>
          <table:table-cell table:style-name="ce1" office:value-type="float" office:value="1591420000000000" calcext:value-type="float">
            <text:p>1.59E+15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521926000000000" calcext:value-type="float">
            <text:p>5.22E+14</text:p>
          </table:table-cell>
          <table:table-cell table:style-name="ce1" office:value-type="float" office:value="1591500000000000" calcext:value-type="float">
            <text:p>1.59E+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1591420000000000" calcext:value-type="float">
            <text:p>1.59E+15</text:p>
          </table:table-cell>
          <table:table-cell/>
          <table:table-cell table:formula="of:=(1+[.A284])*[.C284]" office:value-type="float" office:value="2.546272E+016" calcext:value-type="float">
            <text:p>2.546272E+016</text:p>
          </table:table-cell>
          <table:table-cell table:formula="of:=[.E284]/[.$I$6]" office:value-type="float" office:value="1.45335159817352" calcext:value-type="float">
            <text:p>1.45335159817352</text:p>
          </table:table-cell>
          <table:table-cell table:number-columns-repeated="3"/>
          <table:table-cell table:style-name="ce1" office:value-type="float" office:value="1591480000000000" calcext:value-type="float">
            <text:p>1.59E+15</text:p>
          </table:table-cell>
          <table:table-cell office:value-type="float" office:value="1591420000000000" calcext:value-type="float">
            <text:p>1.59E+15</text:p>
          </table:table-cell>
          <table:table-cell/>
          <table:table-cell table:style-name="ce1" office:value-type="float" office:value="1591500000000000" calcext:value-type="float">
            <text:p>1.59E+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float" office:value="491001000000000" calcext:value-type="float">
            <text:p>4.91E+14</text:p>
          </table:table-cell>
          <table:table-cell table:style-name="ce1" office:value-type="float" office:value="1489530000000000" calcext:value-type="float">
            <text:p>1.49E+1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90984000000000" calcext:value-type="float">
            <text:p>4.91E+14</text:p>
          </table:table-cell>
          <table:table-cell table:style-name="ce1" office:value-type="float" office:value="1489470000000000" calcext:value-type="float">
            <text:p>1.49E+15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491006000000000" calcext:value-type="float">
            <text:p>4.91E+14</text:p>
          </table:table-cell>
          <table:table-cell table:style-name="ce1" office:value-type="float" office:value="1489540000000000" calcext:value-type="float">
            <text:p>1.49E+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1489470000000000" calcext:value-type="float">
            <text:p>1.49E+15</text:p>
          </table:table-cell>
          <table:table-cell/>
          <table:table-cell table:formula="of:=(1+[.A285])*[.C285]" office:value-type="float" office:value="2.532099E+016" calcext:value-type="float">
            <text:p>2.532099E+016</text:p>
          </table:table-cell>
          <table:table-cell table:formula="of:=[.E285]/[.$I$6]" office:value-type="float" office:value="1.44526198630137" calcext:value-type="float">
            <text:p>1.44526198630137</text:p>
          </table:table-cell>
          <table:table-cell table:number-columns-repeated="3"/>
          <table:table-cell table:style-name="ce1" office:value-type="float" office:value="1489530000000000" calcext:value-type="float">
            <text:p>1.49E+15</text:p>
          </table:table-cell>
          <table:table-cell office:value-type="float" office:value="1489470000000000" calcext:value-type="float">
            <text:p>1.49E+15</text:p>
          </table:table-cell>
          <table:table-cell/>
          <table:table-cell table:style-name="ce1" office:value-type="float" office:value="1489540000000000" calcext:value-type="float">
            <text:p>1.49E+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float" office:value="463318000000000" calcext:value-type="float">
            <text:p>4.63E+14</text:p>
          </table:table-cell>
          <table:table-cell table:style-name="ce1" office:value-type="float" office:value="1398790000000000" calcext:value-type="float">
            <text:p>1.40E+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63302000000000" calcext:value-type="float">
            <text:p>4.63E+14</text:p>
          </table:table-cell>
          <table:table-cell table:style-name="ce1" office:value-type="float" office:value="1398740000000000" calcext:value-type="float">
            <text:p>1.40E+1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63323000000000" calcext:value-type="float">
            <text:p>4.63E+14</text:p>
          </table:table-cell>
          <table:table-cell table:style-name="ce1" office:value-type="float" office:value="1398800000000000" calcext:value-type="float">
            <text:p>1.40E+1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1398740000000000" calcext:value-type="float">
            <text:p>1.40E+15</text:p>
          </table:table-cell>
          <table:table-cell/>
          <table:table-cell table:formula="of:=(1+[.A286])*[.C286]" office:value-type="float" office:value="2.517732E+016" calcext:value-type="float">
            <text:p>2.517732E+016</text:p>
          </table:table-cell>
          <table:table-cell table:formula="of:=[.E286]/[.$I$6]" office:value-type="float" office:value="1.43706164383562" calcext:value-type="float">
            <text:p>1.43706164383562</text:p>
          </table:table-cell>
          <table:table-cell table:number-columns-repeated="3"/>
          <table:table-cell table:style-name="ce1" office:value-type="float" office:value="1398790000000000" calcext:value-type="float">
            <text:p>1.40E+15</text:p>
          </table:table-cell>
          <table:table-cell office:value-type="float" office:value="1398740000000000" calcext:value-type="float">
            <text:p>1.40E+15</text:p>
          </table:table-cell>
          <table:table-cell/>
          <table:table-cell table:style-name="ce1" office:value-type="float" office:value="1398800000000000" calcext:value-type="float">
            <text:p>1.40E+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float" office:value="438411000000000" calcext:value-type="float">
            <text:p>4.38E+14</text:p>
          </table:table-cell>
          <table:table-cell table:style-name="ce1" office:value-type="float" office:value="1317640000000000" calcext:value-type="float">
            <text:p>1.32E+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438396000000000" calcext:value-type="float">
            <text:p>4.38E+14</text:p>
          </table:table-cell>
          <table:table-cell table:style-name="ce1" office:value-type="float" office:value="1317590000000000" calcext:value-type="float">
            <text:p>1.32E+15</text:p>
          </table:table-cell>
          <table:table-cell office:value-type="float" office:value="17" calcext:value-type="float">
            <text:p>17</text:p>
          </table:table-cell>
          <table:table-cell table:style-name="ce1" office:value-type="float" office:value="438415000000000" calcext:value-type="float">
            <text:p>4.38E+14</text:p>
          </table:table-cell>
          <table:table-cell table:style-name="ce1" office:value-type="float" office:value="1317660000000000" calcext:value-type="float">
            <text:p>1.32E+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1317590000000000" calcext:value-type="float">
            <text:p>1.32E+15</text:p>
          </table:table-cell>
          <table:table-cell/>
          <table:table-cell table:formula="of:=(1+[.A287])*[.C287]" office:value-type="float" office:value="2.503421E+016" calcext:value-type="float">
            <text:p>2.503421E+016</text:p>
          </table:table-cell>
          <table:table-cell table:formula="of:=[.E287]/[.$I$6]" office:value-type="float" office:value="1.42889326484018" calcext:value-type="float">
            <text:p>1.42889326484018</text:p>
          </table:table-cell>
          <table:table-cell table:number-columns-repeated="3"/>
          <table:table-cell table:style-name="ce1" office:value-type="float" office:value="1317640000000000" calcext:value-type="float">
            <text:p>1.32E+15</text:p>
          </table:table-cell>
          <table:table-cell office:value-type="float" office:value="1317590000000000" calcext:value-type="float">
            <text:p>1.32E+15</text:p>
          </table:table-cell>
          <table:table-cell/>
          <table:table-cell table:style-name="ce1" office:value-type="float" office:value="1317660000000000" calcext:value-type="float">
            <text:p>1.32E+1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float" office:value="415902000000000" calcext:value-type="float">
            <text:p>4.16E+14</text:p>
          </table:table-cell>
          <table:table-cell table:style-name="ce1" office:value-type="float" office:value="1244760000000000" calcext:value-type="float">
            <text:p>1.24E+1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15888000000000" calcext:value-type="float">
            <text:p>4.16E+14</text:p>
          </table:table-cell>
          <table:table-cell table:style-name="ce1" office:value-type="float" office:value="1244710000000000" calcext:value-type="float">
            <text:p>1.24E+15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415906000000000" calcext:value-type="float">
            <text:p>4.16E+14</text:p>
          </table:table-cell>
          <table:table-cell table:style-name="ce1" office:value-type="float" office:value="1244770000000000" calcext:value-type="float">
            <text:p>1.24E+1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1244710000000000" calcext:value-type="float">
            <text:p>1.24E+15</text:p>
          </table:table-cell>
          <table:table-cell/>
          <table:table-cell table:formula="of:=(1+[.A288])*[.C288]" office:value-type="float" office:value="2.48942E+016" calcext:value-type="float">
            <text:p>2.48942E+016</text:p>
          </table:table-cell>
          <table:table-cell table:formula="of:=[.E288]/[.$I$6]" office:value-type="float" office:value="1.42090182648402" calcext:value-type="float">
            <text:p>1.42090182648402</text:p>
          </table:table-cell>
          <table:table-cell table:number-columns-repeated="3"/>
          <table:table-cell table:style-name="ce1" office:value-type="float" office:value="1244760000000000" calcext:value-type="float">
            <text:p>1.24E+15</text:p>
          </table:table-cell>
          <table:table-cell office:value-type="float" office:value="1244710000000000" calcext:value-type="float">
            <text:p>1.24E+15</text:p>
          </table:table-cell>
          <table:table-cell/>
          <table:table-cell table:style-name="ce1" office:value-type="float" office:value="1244770000000000" calcext:value-type="float">
            <text:p>1.24E+1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float" office:value="395480000000000" calcext:value-type="float">
            <text:p>3.95E+14</text:p>
          </table:table-cell>
          <table:table-cell table:style-name="ce1" office:value-type="float" office:value="1179040000000000" calcext:value-type="float">
            <text:p>1.18E+1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395466000000000" calcext:value-type="float">
            <text:p>3.95E+14</text:p>
          </table:table-cell>
          <table:table-cell table:style-name="ce1" office:value-type="float" office:value="1179000000000000" calcext:value-type="float">
            <text:p>1.18E+15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395484000000000" calcext:value-type="float">
            <text:p>3.95E+14</text:p>
          </table:table-cell>
          <table:table-cell table:style-name="ce1" office:value-type="float" office:value="1179050000000000" calcext:value-type="float">
            <text:p>1.18E+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1179000000000000" calcext:value-type="float">
            <text:p>1.18E+15</text:p>
          </table:table-cell>
          <table:table-cell/>
          <table:table-cell table:formula="of:=(1+[.A289])*[.C289]" office:value-type="float" office:value="2.4759E+016" calcext:value-type="float">
            <text:p>2.4759E+016</text:p>
          </table:table-cell>
          <table:table-cell table:formula="of:=[.E289]/[.$I$6]" office:value-type="float" office:value="1.41318493150685" calcext:value-type="float">
            <text:p>1.41318493150685</text:p>
          </table:table-cell>
          <table:table-cell table:number-columns-repeated="3"/>
          <table:table-cell table:style-name="ce1" office:value-type="float" office:value="1179040000000000" calcext:value-type="float">
            <text:p>1.18E+15</text:p>
          </table:table-cell>
          <table:table-cell office:value-type="float" office:value="1179000000000000" calcext:value-type="float">
            <text:p>1.18E+15</text:p>
          </table:table-cell>
          <table:table-cell/>
          <table:table-cell table:style-name="ce1" office:value-type="float" office:value="1179050000000000" calcext:value-type="float">
            <text:p>1.18E+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float" office:value="376883000000000" calcext:value-type="float">
            <text:p>3.77E+14</text:p>
          </table:table-cell>
          <table:table-cell table:style-name="ce1" office:value-type="float" office:value="1119570000000000" calcext:value-type="float">
            <text:p>1.12E+1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76870000000000" calcext:value-type="float">
            <text:p>3.77E+14</text:p>
          </table:table-cell>
          <table:table-cell table:style-name="ce1" office:value-type="float" office:value="1.11953E+015" calcext:value-type="float">
            <text:p>1.12E+15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376887000000000" calcext:value-type="float">
            <text:p>3.77E+14</text:p>
          </table:table-cell>
          <table:table-cell table:style-name="ce1" office:value-type="float" office:value="1119580000000000" calcext:value-type="float">
            <text:p>1.12E+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1.11953E+015" calcext:value-type="float">
            <text:p>1.12E+15</text:p>
          </table:table-cell>
          <table:table-cell/>
          <table:table-cell table:formula="of:=(1+[.A290])*[.C290]" office:value-type="float" office:value="2.462966E+016" calcext:value-type="float">
            <text:p>2.462966E+016</text:p>
          </table:table-cell>
          <table:table-cell table:formula="of:=[.E290]/[.$I$6]" office:value-type="float" office:value="1.40580251141552" calcext:value-type="float">
            <text:p>1.40580251141552</text:p>
          </table:table-cell>
          <table:table-cell table:number-columns-repeated="3"/>
          <table:table-cell table:style-name="ce1" office:value-type="float" office:value="1119570000000000" calcext:value-type="float">
            <text:p>1.12E+15</text:p>
          </table:table-cell>
          <table:table-cell office:value-type="float" office:value="1.11953E+015" calcext:value-type="float">
            <text:p>1.12E+15</text:p>
          </table:table-cell>
          <table:table-cell/>
          <table:table-cell table:style-name="ce1" office:value-type="float" office:value="1119580000000000" calcext:value-type="float">
            <text:p>1.12E+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float" office:value="359892000000000" calcext:value-type="float">
            <text:p>3.60E+14</text:p>
          </table:table-cell>
          <table:table-cell table:style-name="ce1" office:value-type="float" office:value="1.06556E+015" calcext:value-type="float">
            <text:p>1.07E+1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359879000000000" calcext:value-type="float">
            <text:p>3.60E+14</text:p>
          </table:table-cell>
          <table:table-cell table:style-name="ce1" office:value-type="float" office:value="1065520000000000" calcext:value-type="float">
            <text:p>1.07E+15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359896000000000" calcext:value-type="float">
            <text:p>3.60E+14</text:p>
          </table:table-cell>
          <table:table-cell table:style-name="ce1" office:value-type="float" office:value="1.06557E+015" calcext:value-type="float">
            <text:p>1.07E+1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1065520000000000" calcext:value-type="float">
            <text:p>1.07E+15</text:p>
          </table:table-cell>
          <table:table-cell/>
          <table:table-cell table:formula="of:=(1+[.A291])*[.C291]" office:value-type="float" office:value="2.450696E+016" calcext:value-type="float">
            <text:p>2.450696E+016</text:p>
          </table:table-cell>
          <table:table-cell table:formula="of:=[.E291]/[.$I$6]" office:value-type="float" office:value="1.39879908675799" calcext:value-type="float">
            <text:p>1.39879908675799</text:p>
          </table:table-cell>
          <table:table-cell table:number-columns-repeated="3"/>
          <table:table-cell table:style-name="ce1" office:value-type="float" office:value="1.06556E+015" calcext:value-type="float">
            <text:p>1.07E+15</text:p>
          </table:table-cell>
          <table:table-cell office:value-type="float" office:value="1065520000000000" calcext:value-type="float">
            <text:p>1.07E+15</text:p>
          </table:table-cell>
          <table:table-cell/>
          <table:table-cell table:style-name="ce1" office:value-type="float" office:value="1.06557E+015" calcext:value-type="float">
            <text:p>1.07E+1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float" office:value="344320000000000" calcext:value-type="float">
            <text:p>3.44E+14</text:p>
          </table:table-cell>
          <table:table-cell table:style-name="ce1" office:value-type="float" office:value="1.01636E+015" calcext:value-type="float">
            <text:p>1.02E+15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44308000000000" calcext:value-type="float">
            <text:p>3.44E+14</text:p>
          </table:table-cell>
          <table:table-cell table:style-name="ce1" office:value-type="float" office:value="1016330000000000" calcext:value-type="float">
            <text:p>1.02E+15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344323000000000" calcext:value-type="float">
            <text:p>3.44E+14</text:p>
          </table:table-cell>
          <table:table-cell table:style-name="ce1" office:value-type="float" office:value="1016370000000000" calcext:value-type="float">
            <text:p>1.02E+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1016330000000000" calcext:value-type="float">
            <text:p>1.02E+15</text:p>
          </table:table-cell>
          <table:table-cell/>
          <table:table-cell table:formula="of:=(1+[.A292])*[.C292]" office:value-type="float" office:value="2.439192E+016" calcext:value-type="float">
            <text:p>2.439192E+016</text:p>
          </table:table-cell>
          <table:table-cell table:formula="of:=[.E292]/[.$I$6]" office:value-type="float" office:value="1.39223287671233" calcext:value-type="float">
            <text:p>1.39223287671233</text:p>
          </table:table-cell>
          <table:table-cell table:number-columns-repeated="3"/>
          <table:table-cell table:style-name="ce1" office:value-type="float" office:value="1.01636E+015" calcext:value-type="float">
            <text:p>1.02E+15</text:p>
          </table:table-cell>
          <table:table-cell office:value-type="float" office:value="1016330000000000" calcext:value-type="float">
            <text:p>1.02E+15</text:p>
          </table:table-cell>
          <table:table-cell/>
          <table:table-cell table:style-name="ce1" office:value-type="float" office:value="1016370000000000" calcext:value-type="float">
            <text:p>1.02E+1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float" office:value="330006000000000" calcext:value-type="float">
            <text:p>3.30E+14</text:p>
          </table:table-cell>
          <table:table-cell table:style-name="ce1" office:value-type="float" office:value="971406000000000" calcext:value-type="float">
            <text:p>9.71E+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29995000000000" calcext:value-type="float">
            <text:p>3.30E+14</text:p>
          </table:table-cell>
          <table:table-cell table:style-name="ce1" office:value-type="float" office:value="971373000000000" calcext:value-type="float">
            <text:p>9.71E+14</text:p>
          </table:table-cell>
          <table:table-cell office:value-type="float" office:value="23" calcext:value-type="float">
            <text:p>23</text:p>
          </table:table-cell>
          <table:table-cell table:style-name="ce1" office:value-type="float" office:value="330010000000000" calcext:value-type="float">
            <text:p>3.30E+14</text:p>
          </table:table-cell>
          <table:table-cell table:style-name="ce1" office:value-type="float" office:value="971415000000000" calcext:value-type="float">
            <text:p>9.71E+1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971373000000000" calcext:value-type="float">
            <text:p>9.71E+14</text:p>
          </table:table-cell>
          <table:table-cell/>
          <table:table-cell table:formula="of:=(1+[.A293])*[.C293]" office:value-type="float" office:value="2.4284325E+016" calcext:value-type="float">
            <text:p>2.4284325E+016</text:p>
          </table:table-cell>
          <table:table-cell table:formula="of:=[.E293]/[.$I$6]" office:value-type="float" office:value="1.38609160958904" calcext:value-type="float">
            <text:p>1.38609160958904</text:p>
          </table:table-cell>
          <table:table-cell table:number-columns-repeated="3"/>
          <table:table-cell table:style-name="ce1" office:value-type="float" office:value="971406000000000" calcext:value-type="float">
            <text:p>9.71E+14</text:p>
          </table:table-cell>
          <table:table-cell office:value-type="float" office:value="971373000000000" calcext:value-type="float">
            <text:p>9.71E+14</text:p>
          </table:table-cell>
          <table:table-cell/>
          <table:table-cell table:style-name="ce1" office:value-type="float" office:value="971415000000000" calcext:value-type="float">
            <text:p>9.71E+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float" office:value="316814000000000" calcext:value-type="float">
            <text:p>3.17E+14</text:p>
          </table:table-cell>
          <table:table-cell table:style-name="ce1" office:value-type="float" office:value="930207000000000" calcext:value-type="float">
            <text:p>9.30E+1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16802000000000" calcext:value-type="float">
            <text:p>3.17E+14</text:p>
          </table:table-cell>
          <table:table-cell table:style-name="ce1" office:value-type="float" office:value="930176000000000" calcext:value-type="float">
            <text:p>9.30E+14</text:p>
          </table:table-cell>
          <table:table-cell office:value-type="float" office:value="24" calcext:value-type="float">
            <text:p>24</text:p>
          </table:table-cell>
          <table:table-cell table:style-name="ce1" office:value-type="float" office:value="316817000000000" calcext:value-type="float">
            <text:p>3.17E+14</text:p>
          </table:table-cell>
          <table:table-cell table:style-name="ce1" office:value-type="float" office:value="930215000000000" calcext:value-type="float">
            <text:p>9.30E+1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930176000000000" calcext:value-type="float">
            <text:p>9.30E+14</text:p>
          </table:table-cell>
          <table:table-cell/>
          <table:table-cell table:formula="of:=(1+[.A294])*[.C294]" office:value-type="float" office:value="2.4184576E+016" calcext:value-type="float">
            <text:p>2.4184576E+016</text:p>
          </table:table-cell>
          <table:table-cell table:formula="of:=[.E294]/[.$I$6]" office:value-type="float" office:value="1.38039817351598" calcext:value-type="float">
            <text:p>1.38039817351598</text:p>
          </table:table-cell>
          <table:table-cell table:number-columns-repeated="3"/>
          <table:table-cell table:style-name="ce1" office:value-type="float" office:value="930207000000000" calcext:value-type="float">
            <text:p>9.30E+14</text:p>
          </table:table-cell>
          <table:table-cell office:value-type="float" office:value="930176000000000" calcext:value-type="float">
            <text:p>9.30E+14</text:p>
          </table:table-cell>
          <table:table-cell/>
          <table:table-cell table:style-name="ce1" office:value-type="float" office:value="930215000000000" calcext:value-type="float">
            <text:p>9.30E+1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float" office:value="304622000000000" calcext:value-type="float">
            <text:p>3.05E+14</text:p>
          </table:table-cell>
          <table:table-cell table:style-name="ce1" office:value-type="float" office:value="892345000000000" calcext:value-type="float">
            <text:p>8.92E+1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04611000000000" calcext:value-type="float">
            <text:p>3.05E+14</text:p>
          </table:table-cell>
          <table:table-cell table:style-name="ce1" office:value-type="float" office:value="892316000000000" calcext:value-type="float">
            <text:p>8.92E+1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304625000000000" calcext:value-type="float">
            <text:p>3.05E+14</text:p>
          </table:table-cell>
          <table:table-cell table:style-name="ce1" office:value-type="float" office:value="892353000000000" calcext:value-type="float">
            <text:p>8.92E+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892316000000000" calcext:value-type="float">
            <text:p>8.92E+14</text:p>
          </table:table-cell>
          <table:table-cell/>
          <table:table-cell table:formula="of:=(1+[.A295])*[.C295]" office:value-type="float" office:value="2.4092532E+016" calcext:value-type="float">
            <text:p>2.4092532E+016</text:p>
          </table:table-cell>
          <table:table-cell table:formula="of:=[.E295]/[.$I$6]" office:value-type="float" office:value="1.37514452054795" calcext:value-type="float">
            <text:p>1.37514452054795</text:p>
          </table:table-cell>
          <table:table-cell table:number-columns-repeated="3"/>
          <table:table-cell table:style-name="ce1" office:value-type="float" office:value="892345000000000" calcext:value-type="float">
            <text:p>8.92E+14</text:p>
          </table:table-cell>
          <table:table-cell office:value-type="float" office:value="892316000000000" calcext:value-type="float">
            <text:p>8.92E+14</text:p>
          </table:table-cell>
          <table:table-cell/>
          <table:table-cell table:style-name="ce1" office:value-type="float" office:value="892353000000000" calcext:value-type="float">
            <text:p>8.92E+1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float" office:value="293328000000000" calcext:value-type="float">
            <text:p>2.93E+14</text:p>
          </table:table-cell>
          <table:table-cell table:style-name="ce1" office:value-type="float" office:value="857457000000000" calcext:value-type="float">
            <text:p>8.57E+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93318000000000" calcext:value-type="float">
            <text:p>2.93E+14</text:p>
          </table:table-cell>
          <table:table-cell table:style-name="ce1" office:value-type="float" office:value="857429000000000" calcext:value-type="float">
            <text:p>8.57E+14</text:p>
          </table:table-cell>
          <table:table-cell office:value-type="float" office:value="26" calcext:value-type="float">
            <text:p>26</text:p>
          </table:table-cell>
          <table:table-cell table:style-name="ce1" office:value-type="float" office:value="293331000000000" calcext:value-type="float">
            <text:p>2.93E+14</text:p>
          </table:table-cell>
          <table:table-cell table:style-name="ce1" office:value-type="float" office:value="857464000000000" calcext:value-type="float">
            <text:p>8.57E+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857429000000000" calcext:value-type="float">
            <text:p>8.57E+14</text:p>
          </table:table-cell>
          <table:table-cell/>
          <table:table-cell table:formula="of:=(1+[.A296])*[.C296]" office:value-type="float" office:value="2.4008012E+016" calcext:value-type="float">
            <text:p>2.4008012E+016</text:p>
          </table:table-cell>
          <table:table-cell table:formula="of:=[.E296]/[.$I$6]" office:value-type="float" office:value="1.3703203196347" calcext:value-type="float">
            <text:p>1.3703203196347</text:p>
          </table:table-cell>
          <table:table-cell table:number-columns-repeated="3"/>
          <table:table-cell table:style-name="ce1" office:value-type="float" office:value="857457000000000" calcext:value-type="float">
            <text:p>8.57E+14</text:p>
          </table:table-cell>
          <table:table-cell office:value-type="float" office:value="857429000000000" calcext:value-type="float">
            <text:p>8.57E+14</text:p>
          </table:table-cell>
          <table:table-cell/>
          <table:table-cell table:style-name="ce1" office:value-type="float" office:value="857464000000000" calcext:value-type="float">
            <text:p>8.57E+1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float" office:value="282841000000000" calcext:value-type="float">
            <text:p>2.83E+14</text:p>
          </table:table-cell>
          <table:table-cell table:style-name="ce1" office:value-type="float" office:value="825223000000000" calcext:value-type="float">
            <text:p>8.25E+1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82831000000000" calcext:value-type="float">
            <text:p>2.83E+14</text:p>
          </table:table-cell>
          <table:table-cell table:style-name="ce1" office:value-type="float" office:value="825197000000000" calcext:value-type="float">
            <text:p>8.25E+14</text:p>
          </table:table-cell>
          <table:table-cell office:value-type="float" office:value="27" calcext:value-type="float">
            <text:p>27</text:p>
          </table:table-cell>
          <table:table-cell table:style-name="ce1" office:value-type="float" office:value="282843000000000" calcext:value-type="float">
            <text:p>2.83E+14</text:p>
          </table:table-cell>
          <table:table-cell table:style-name="ce1" office:value-type="float" office:value="825231000000000" calcext:value-type="float">
            <text:p>8.25E+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825197000000000" calcext:value-type="float">
            <text:p>8.25E+14</text:p>
          </table:table-cell>
          <table:table-cell/>
          <table:table-cell table:formula="of:=(1+[.A297])*[.C297]" office:value-type="float" office:value="2.3930713E+016" calcext:value-type="float">
            <text:p>2.3930713E+016</text:p>
          </table:table-cell>
          <table:table-cell table:formula="of:=[.E297]/[.$I$6]" office:value-type="float" office:value="1.36590827625571" calcext:value-type="float">
            <text:p>1.36590827625571</text:p>
          </table:table-cell>
          <table:table-cell table:number-columns-repeated="3"/>
          <table:table-cell table:style-name="ce1" office:value-type="float" office:value="825223000000000" calcext:value-type="float">
            <text:p>8.25E+14</text:p>
          </table:table-cell>
          <table:table-cell office:value-type="float" office:value="825197000000000" calcext:value-type="float">
            <text:p>8.25E+14</text:p>
          </table:table-cell>
          <table:table-cell/>
          <table:table-cell table:style-name="ce1" office:value-type="float" office:value="825231000000000" calcext:value-type="float">
            <text:p>8.25E+1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float" office:value="273080000000000" calcext:value-type="float">
            <text:p>2.73E+14</text:p>
          </table:table-cell>
          <table:table-cell table:style-name="ce1" office:value-type="float" office:value="795368000000000" calcext:value-type="float">
            <text:p>7.95E+1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73070000000000" calcext:value-type="float">
            <text:p>2.73E+14</text:p>
          </table:table-cell>
          <table:table-cell table:style-name="ce1" office:value-type="float" office:value="795343000000000" calcext:value-type="float">
            <text:p>7.95E+14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273082000000000" calcext:value-type="float">
            <text:p>2.73E+14</text:p>
          </table:table-cell>
          <table:table-cell table:style-name="ce1" office:value-type="float" office:value="795375000000000" calcext:value-type="float">
            <text:p>7.95E+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795343000000000" calcext:value-type="float">
            <text:p>7.95E+14</text:p>
          </table:table-cell>
          <table:table-cell/>
          <table:table-cell table:formula="of:=(1+[.A298])*[.C298]" office:value-type="float" office:value="2.386029E+016" calcext:value-type="float">
            <text:p>2.386029E+016</text:p>
          </table:table-cell>
          <table:table-cell table:formula="of:=[.E298]/[.$I$6]" office:value-type="float" office:value="1.36188869863014" calcext:value-type="float">
            <text:p>1.36188869863014</text:p>
          </table:table-cell>
          <table:table-cell table:number-columns-repeated="3"/>
          <table:table-cell table:style-name="ce1" office:value-type="float" office:value="795368000000000" calcext:value-type="float">
            <text:p>7.95E+14</text:p>
          </table:table-cell>
          <table:table-cell office:value-type="float" office:value="795343000000000" calcext:value-type="float">
            <text:p>7.95E+14</text:p>
          </table:table-cell>
          <table:table-cell/>
          <table:table-cell table:style-name="ce1" office:value-type="float" office:value="795375000000000" calcext:value-type="float">
            <text:p>7.95E+1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float" office:value="263975000000000" calcext:value-type="float">
            <text:p>2.64E+14</text:p>
          </table:table-cell>
          <table:table-cell table:style-name="ce1" office:value-type="float" office:value="767647000000000" calcext:value-type="float">
            <text:p>7.68E+1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63966000000000" calcext:value-type="float">
            <text:p>2.64E+14</text:p>
          </table:table-cell>
          <table:table-cell table:style-name="ce1" office:value-type="float" office:value="767623000000000" calcext:value-type="float">
            <text:p>7.68E+14</text:p>
          </table:table-cell>
          <table:table-cell office:value-type="float" office:value="29" calcext:value-type="float">
            <text:p>29</text:p>
          </table:table-cell>
          <table:table-cell table:style-name="ce1" office:value-type="float" office:value="263978000000000" calcext:value-type="float">
            <text:p>2.64E+14</text:p>
          </table:table-cell>
          <table:table-cell table:style-name="ce1" office:value-type="float" office:value="767653000000000" calcext:value-type="float">
            <text:p>7.68E+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767623000000000" calcext:value-type="float">
            <text:p>7.68E+14</text:p>
          </table:table-cell>
          <table:table-cell/>
          <table:table-cell table:formula="of:=(1+[.A299])*[.C299]" office:value-type="float" office:value="2.3796313E+016" calcext:value-type="float">
            <text:p>2.3796313E+016</text:p>
          </table:table-cell>
          <table:table-cell table:formula="of:=[.E299]/[.$I$6]" office:value-type="float" office:value="1.358237043379" calcext:value-type="float">
            <text:p>1.358237043379</text:p>
          </table:table-cell>
          <table:table-cell table:number-columns-repeated="3"/>
          <table:table-cell table:style-name="ce1" office:value-type="float" office:value="767647000000000" calcext:value-type="float">
            <text:p>7.68E+14</text:p>
          </table:table-cell>
          <table:table-cell office:value-type="float" office:value="767623000000000" calcext:value-type="float">
            <text:p>7.68E+14</text:p>
          </table:table-cell>
          <table:table-cell/>
          <table:table-cell table:style-name="ce1" office:value-type="float" office:value="767653000000000" calcext:value-type="float">
            <text:p>7.68E+14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" office:value-type="float" office:value="255465000000000" calcext:value-type="float">
            <text:p>2.55E+14</text:p>
          </table:table-cell>
          <table:table-cell table:style-name="ce1" office:value-type="float" office:value="741846000000000" calcext:value-type="float">
            <text:p>7.42E+1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55456000000000" calcext:value-type="float">
            <text:p>2.55E+14</text:p>
          </table:table-cell>
          <table:table-cell table:style-name="ce1" office:value-type="float" office:value="741824000000000" calcext:value-type="float">
            <text:p>7.42E+14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55467000000000" calcext:value-type="float">
            <text:p>2.55E+14</text:p>
          </table:table-cell>
          <table:table-cell table:style-name="ce1" office:value-type="float" office:value="741852000000000" calcext:value-type="float">
            <text:p>7.42E+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741824000000000" calcext:value-type="float">
            <text:p>7.42E+14</text:p>
          </table:table-cell>
          <table:table-cell/>
          <table:table-cell table:formula="of:=(1+[.A300])*[.C300]" office:value-type="float" office:value="2.3738368E+016" calcext:value-type="float">
            <text:p>2.3738368E+016</text:p>
          </table:table-cell>
          <table:table-cell table:formula="of:=[.E300]/[.$I$6]" office:value-type="float" office:value="1.3549296803653" calcext:value-type="float">
            <text:p>1.3549296803653</text:p>
          </table:table-cell>
          <table:table-cell table:number-columns-repeated="3"/>
          <table:table-cell table:style-name="ce1" office:value-type="float" office:value="741846000000000" calcext:value-type="float">
            <text:p>7.42E+14</text:p>
          </table:table-cell>
          <table:table-cell office:value-type="float" office:value="741824000000000" calcext:value-type="float">
            <text:p>7.42E+14</text:p>
          </table:table-cell>
          <table:table-cell/>
          <table:table-cell table:style-name="ce1" office:value-type="float" office:value="741852000000000" calcext:value-type="float">
            <text:p>7.42E+1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float" office:value="247494000000000" calcext:value-type="float">
            <text:p>2.47E+14</text:p>
          </table:table-cell>
          <table:table-cell table:style-name="ce1" office:value-type="float" office:value="717777000000000" calcext:value-type="float">
            <text:p>7.18E+14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47485000000000" calcext:value-type="float">
            <text:p>2.47E+14</text:p>
          </table:table-cell>
          <table:table-cell table:style-name="ce1" office:value-type="float" office:value="717756000000000" calcext:value-type="float">
            <text:p>7.18E+14</text:p>
          </table:table-cell>
          <table:table-cell office:value-type="float" office:value="31" calcext:value-type="float">
            <text:p>31</text:p>
          </table:table-cell>
          <table:table-cell table:style-name="ce1" office:value-type="float" office:value="247496000000000" calcext:value-type="float">
            <text:p>2.47E+14</text:p>
          </table:table-cell>
          <table:table-cell table:style-name="ce1" office:value-type="float" office:value="717782000000000" calcext:value-type="float">
            <text:p>7.18E+1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717756000000000" calcext:value-type="float">
            <text:p>7.18E+14</text:p>
          </table:table-cell>
          <table:table-cell/>
          <table:table-cell table:formula="of:=(1+[.A301])*[.C301]" office:value-type="float" office:value="2.3685948E+016" calcext:value-type="float">
            <text:p>2.3685948E+016</text:p>
          </table:table-cell>
          <table:table-cell table:formula="of:=[.E301]/[.$I$6]" office:value-type="float" office:value="1.35193767123288" calcext:value-type="float">
            <text:p>1.35193767123288</text:p>
          </table:table-cell>
          <table:table-cell table:number-columns-repeated="3"/>
          <table:table-cell table:style-name="ce1" office:value-type="float" office:value="717777000000000" calcext:value-type="float">
            <text:p>7.18E+14</text:p>
          </table:table-cell>
          <table:table-cell office:value-type="float" office:value="717756000000000" calcext:value-type="float">
            <text:p>7.18E+14</text:p>
          </table:table-cell>
          <table:table-cell/>
          <table:table-cell table:style-name="ce1" office:value-type="float" office:value="717782000000000" calcext:value-type="float">
            <text:p>7.18E+1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float" office:value="240013000000000" calcext:value-type="float">
            <text:p>2.40E+14</text:p>
          </table:table-cell>
          <table:table-cell table:style-name="ce1" office:value-type="float" office:value="695273000000000" calcext:value-type="float">
            <text:p>6.95E+14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40005000000000" calcext:value-type="float">
            <text:p>2.40E+14</text:p>
          </table:table-cell>
          <table:table-cell table:style-name="ce1" office:value-type="float" office:value="695253000000000" calcext:value-type="float">
            <text:p>6.95E+14</text:p>
          </table:table-cell>
          <table:table-cell office:value-type="float" office:value="32" calcext:value-type="float">
            <text:p>32</text:p>
          </table:table-cell>
          <table:table-cell table:style-name="ce1" office:value-type="float" office:value="240016000000000" calcext:value-type="float">
            <text:p>2.40E+14</text:p>
          </table:table-cell>
          <table:table-cell table:style-name="ce1" office:value-type="float" office:value="695278000000000" calcext:value-type="float">
            <text:p>6.95E+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695253000000000" calcext:value-type="float">
            <text:p>6.95E+14</text:p>
          </table:table-cell>
          <table:table-cell/>
          <table:table-cell table:formula="of:=(1+[.A302])*[.C302]" office:value-type="float" office:value="2.3638602E+016" calcext:value-type="float">
            <text:p>2.3638602E+016</text:p>
          </table:table-cell>
          <table:table-cell table:formula="of:=[.E302]/[.$I$6]" office:value-type="float" office:value="1.3492352739726" calcext:value-type="float">
            <text:p>1.3492352739726</text:p>
          </table:table-cell>
          <table:table-cell table:number-columns-repeated="3"/>
          <table:table-cell table:style-name="ce1" office:value-type="float" office:value="695273000000000" calcext:value-type="float">
            <text:p>6.95E+14</text:p>
          </table:table-cell>
          <table:table-cell office:value-type="float" office:value="695253000000000" calcext:value-type="float">
            <text:p>6.95E+14</text:p>
          </table:table-cell>
          <table:table-cell/>
          <table:table-cell table:style-name="ce1" office:value-type="float" office:value="695278000000000" calcext:value-type="float">
            <text:p>6.95E+14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float" office:value="232980000000000" calcext:value-type="float">
            <text:p>2.33E+14</text:p>
          </table:table-cell>
          <table:table-cell table:style-name="ce1" office:value-type="float" office:value="674186000000000" calcext:value-type="float">
            <text:p>6.74E+14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32972000000000" calcext:value-type="float">
            <text:p>2.33E+14</text:p>
          </table:table-cell>
          <table:table-cell table:style-name="ce1" office:value-type="float" office:value="674167000000000" calcext:value-type="float">
            <text:p>6.74E+14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232982000000000" calcext:value-type="float">
            <text:p>2.33E+14</text:p>
          </table:table-cell>
          <table:table-cell table:style-name="ce1" office:value-type="float" office:value="674192000000000" calcext:value-type="float">
            <text:p>6.74E+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74167000000000" calcext:value-type="float">
            <text:p>6.74E+14</text:p>
          </table:table-cell>
          <table:table-cell/>
          <table:table-cell table:formula="of:=(1+[.A303])*[.C303]" office:value-type="float" office:value="2.3595845E+016" calcext:value-type="float">
            <text:p>2.3595845E+016</text:p>
          </table:table-cell>
          <table:table-cell table:formula="of:=[.E303]/[.$I$6]" office:value-type="float" office:value="1.34679480593607" calcext:value-type="float">
            <text:p>1.34679480593607</text:p>
          </table:table-cell>
          <table:table-cell table:number-columns-repeated="3"/>
          <table:table-cell table:style-name="ce1" office:value-type="float" office:value="674186000000000" calcext:value-type="float">
            <text:p>6.74E+14</text:p>
          </table:table-cell>
          <table:table-cell office:value-type="float" office:value="674167000000000" calcext:value-type="float">
            <text:p>6.74E+14</text:p>
          </table:table-cell>
          <table:table-cell/>
          <table:table-cell table:style-name="ce1" office:value-type="float" office:value="674192000000000" calcext:value-type="float">
            <text:p>6.74E+14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float" office:value="226355000000000" calcext:value-type="float">
            <text:p>2.26E+14</text:p>
          </table:table-cell>
          <table:table-cell table:style-name="ce1" office:value-type="float" office:value="654387000000000" calcext:value-type="float">
            <text:p>6.54E+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26347000000000" calcext:value-type="float">
            <text:p>2.26E+14</text:p>
          </table:table-cell>
          <table:table-cell table:style-name="ce1" office:value-type="float" office:value="654369000000000" calcext:value-type="float">
            <text:p>6.54E+14</text:p>
          </table:table-cell>
          <table:table-cell office:value-type="float" office:value="34" calcext:value-type="float">
            <text:p>34</text:p>
          </table:table-cell>
          <table:table-cell table:style-name="ce1" office:value-type="float" office:value="226357000000000" calcext:value-type="float">
            <text:p>2.26E+14</text:p>
          </table:table-cell>
          <table:table-cell table:style-name="ce1" office:value-type="float" office:value="654392000000000" calcext:value-type="float">
            <text:p>6.54E+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654369000000000" calcext:value-type="float">
            <text:p>6.54E+14</text:p>
          </table:table-cell>
          <table:table-cell/>
          <table:table-cell table:formula="of:=(1+[.A304])*[.C304]" office:value-type="float" office:value="2.3557284E+016" calcext:value-type="float">
            <text:p>2.3557284E+016</text:p>
          </table:table-cell>
          <table:table-cell table:formula="of:=[.E304]/[.$I$6]" office:value-type="float" office:value="1.34459383561644" calcext:value-type="float">
            <text:p>1.34459383561644</text:p>
          </table:table-cell>
          <table:table-cell table:number-columns-repeated="3"/>
          <table:table-cell table:style-name="ce1" office:value-type="float" office:value="654387000000000" calcext:value-type="float">
            <text:p>6.54E+14</text:p>
          </table:table-cell>
          <table:table-cell office:value-type="float" office:value="654369000000000" calcext:value-type="float">
            <text:p>6.54E+14</text:p>
          </table:table-cell>
          <table:table-cell/>
          <table:table-cell table:style-name="ce1" office:value-type="float" office:value="654392000000000" calcext:value-type="float">
            <text:p>6.54E+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float" office:value="220103000000000" calcext:value-type="float">
            <text:p>2.20E+14</text:p>
          </table:table-cell>
          <table:table-cell table:style-name="ce1" office:value-type="float" office:value="635758000000000" calcext:value-type="float">
            <text:p>6.36E+14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20096000000000" calcext:value-type="float">
            <text:p>2.20E+14</text:p>
          </table:table-cell>
          <table:table-cell table:style-name="ce1" office:value-type="float" office:value="635741000000000" calcext:value-type="float">
            <text:p>6.36E+14</text:p>
          </table:table-cell>
          <table:table-cell office:value-type="float" office:value="35" calcext:value-type="float">
            <text:p>35</text:p>
          </table:table-cell>
          <table:table-cell table:style-name="ce1" office:value-type="float" office:value="220105000000000" calcext:value-type="float">
            <text:p>2.20E+14</text:p>
          </table:table-cell>
          <table:table-cell table:style-name="ce1" office:value-type="float" office:value="635763000000000" calcext:value-type="float">
            <text:p>6.36E+1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635741000000000" calcext:value-type="float">
            <text:p>6.36E+14</text:p>
          </table:table-cell>
          <table:table-cell/>
          <table:table-cell table:formula="of:=(1+[.A305])*[.C305]" office:value-type="float" office:value="2.3522417E+016" calcext:value-type="float">
            <text:p>2.3522417E+016</text:p>
          </table:table-cell>
          <table:table-cell table:formula="of:=[.E305]/[.$I$6]" office:value-type="float" office:value="1.34260371004566" calcext:value-type="float">
            <text:p>1.34260371004566</text:p>
          </table:table-cell>
          <table:table-cell table:number-columns-repeated="3"/>
          <table:table-cell table:style-name="ce1" office:value-type="float" office:value="635758000000000" calcext:value-type="float">
            <text:p>6.36E+14</text:p>
          </table:table-cell>
          <table:table-cell office:value-type="float" office:value="635741000000000" calcext:value-type="float">
            <text:p>6.36E+14</text:p>
          </table:table-cell>
          <table:table-cell/>
          <table:table-cell table:style-name="ce1" office:value-type="float" office:value="635763000000000" calcext:value-type="float">
            <text:p>6.36E+1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float" office:value="214194000000000" calcext:value-type="float">
            <text:p>2.14E+14</text:p>
          </table:table-cell>
          <table:table-cell table:style-name="ce1" office:value-type="float" office:value="618197000000000" calcext:value-type="float">
            <text:p>6.18E+14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214187000000000" calcext:value-type="float">
            <text:p>2.14E+14</text:p>
          </table:table-cell>
          <table:table-cell table:style-name="ce1" office:value-type="float" office:value="618180000000000" calcext:value-type="float">
            <text:p>6.18E+14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214196000000000" calcext:value-type="float">
            <text:p>2.14E+14</text:p>
          </table:table-cell>
          <table:table-cell table:style-name="ce1" office:value-type="float" office:value="618201000000000" calcext:value-type="float">
            <text:p>6.18E+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618180000000000" calcext:value-type="float">
            <text:p>6.18E+14</text:p>
          </table:table-cell>
          <table:table-cell/>
          <table:table-cell table:formula="of:=(1+[.A306])*[.C306]" office:value-type="float" office:value="2.349084E+016" calcext:value-type="float">
            <text:p>2.349084E+016</text:p>
          </table:table-cell>
          <table:table-cell table:formula="of:=[.E306]/[.$I$6]" office:value-type="float" office:value="1.34080136986301" calcext:value-type="float">
            <text:p>1.34080136986301</text:p>
          </table:table-cell>
          <table:table-cell table:number-columns-repeated="3"/>
          <table:table-cell table:style-name="ce1" office:value-type="float" office:value="618197000000000" calcext:value-type="float">
            <text:p>6.18E+14</text:p>
          </table:table-cell>
          <table:table-cell office:value-type="float" office:value="618180000000000" calcext:value-type="float">
            <text:p>6.18E+14</text:p>
          </table:table-cell>
          <table:table-cell/>
          <table:table-cell table:style-name="ce1" office:value-type="float" office:value="618201000000000" calcext:value-type="float">
            <text:p>6.18E+1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1" office:value-type="float" office:value="208600000000000" calcext:value-type="float">
            <text:p>2.09E+14</text:p>
          </table:table-cell>
          <table:table-cell table:style-name="ce1" office:value-type="float" office:value="601610000000000" calcext:value-type="float">
            <text:p>6.02E+1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08593000000000" calcext:value-type="float">
            <text:p>2.09E+14</text:p>
          </table:table-cell>
          <table:table-cell table:style-name="ce1" office:value-type="float" office:value="601594000000000" calcext:value-type="float">
            <text:p>6.02E+14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208602000000000" calcext:value-type="float">
            <text:p>2.09E+14</text:p>
          </table:table-cell>
          <table:table-cell table:style-name="ce1" office:value-type="float" office:value="601615000000000" calcext:value-type="float">
            <text:p>6.02E+1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601594000000000" calcext:value-type="float">
            <text:p>6.02E+14</text:p>
          </table:table-cell>
          <table:table-cell/>
          <table:table-cell table:formula="of:=(1+[.A307])*[.C307]" office:value-type="float" office:value="2.3462166E+016" calcext:value-type="float">
            <text:p>2.3462166E+016</text:p>
          </table:table-cell>
          <table:table-cell table:formula="of:=[.E307]/[.$I$6]" office:value-type="float" office:value="1.3391647260274" calcext:value-type="float">
            <text:p>1.3391647260274</text:p>
          </table:table-cell>
          <table:table-cell table:number-columns-repeated="3"/>
          <table:table-cell table:style-name="ce1" office:value-type="float" office:value="601610000000000" calcext:value-type="float">
            <text:p>6.02E+14</text:p>
          </table:table-cell>
          <table:table-cell office:value-type="float" office:value="601594000000000" calcext:value-type="float">
            <text:p>6.02E+14</text:p>
          </table:table-cell>
          <table:table-cell/>
          <table:table-cell table:style-name="ce1" office:value-type="float" office:value="601615000000000" calcext:value-type="float">
            <text:p>6.02E+1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float" office:value="203296000000000" calcext:value-type="float">
            <text:p>2.03E+14</text:p>
          </table:table-cell>
          <table:table-cell table:style-name="ce1" office:value-type="float" office:value="585916000000000" calcext:value-type="float">
            <text:p>5.86E+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03289000000000" calcext:value-type="float">
            <text:p>2.03E+14</text:p>
          </table:table-cell>
          <table:table-cell table:style-name="ce1" office:value-type="float" office:value="585901000000000" calcext:value-type="float">
            <text:p>5.86E+14</text:p>
          </table:table-cell>
          <table:table-cell office:value-type="float" office:value="38" calcext:value-type="float">
            <text:p>38</text:p>
          </table:table-cell>
          <table:table-cell table:style-name="ce1" office:value-type="float" office:value="203298000000000" calcext:value-type="float">
            <text:p>2.03E+14</text:p>
          </table:table-cell>
          <table:table-cell table:style-name="ce1" office:value-type="float" office:value="585921000000000" calcext:value-type="float">
            <text:p>5.86E+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585901000000000" calcext:value-type="float">
            <text:p>5.86E+14</text:p>
          </table:table-cell>
          <table:table-cell/>
          <table:table-cell table:formula="of:=(1+[.A308])*[.C308]" office:value-type="float" office:value="2.343604E+016" calcext:value-type="float">
            <text:p>2.343604E+016</text:p>
          </table:table-cell>
          <table:table-cell table:formula="of:=[.E308]/[.$I$6]" office:value-type="float" office:value="1.33767351598174" calcext:value-type="float">
            <text:p>1.33767351598174</text:p>
          </table:table-cell>
          <table:table-cell table:number-columns-repeated="3"/>
          <table:table-cell table:style-name="ce1" office:value-type="float" office:value="585916000000000" calcext:value-type="float">
            <text:p>5.86E+14</text:p>
          </table:table-cell>
          <table:table-cell office:value-type="float" office:value="585901000000000" calcext:value-type="float">
            <text:p>5.86E+14</text:p>
          </table:table-cell>
          <table:table-cell/>
          <table:table-cell table:style-name="ce1" office:value-type="float" office:value="585921000000000" calcext:value-type="float">
            <text:p>5.86E+1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1" office:value-type="float" office:value="198258000000000" calcext:value-type="float">
            <text:p>1.98E+14</text:p>
          </table:table-cell>
          <table:table-cell table:style-name="ce1" office:value-type="float" office:value="571041000000000" calcext:value-type="float">
            <text:p>5.71E+1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98252000000000" calcext:value-type="float">
            <text:p>1.98E+14</text:p>
          </table:table-cell>
          <table:table-cell table:style-name="ce1" office:value-type="float" office:value="571027000000000" calcext:value-type="float">
            <text:p>5.71E+14</text:p>
          </table:table-cell>
          <table:table-cell office:value-type="float" office:value="39" calcext:value-type="float">
            <text:p>39</text:p>
          </table:table-cell>
          <table:table-cell table:style-name="ce1" office:value-type="float" office:value="198260000000000" calcext:value-type="float">
            <text:p>1.98E+14</text:p>
          </table:table-cell>
          <table:table-cell table:style-name="ce1" office:value-type="float" office:value="571045000000000" calcext:value-type="float">
            <text:p>5.71E+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71027000000000" calcext:value-type="float">
            <text:p>5.71E+14</text:p>
          </table:table-cell>
          <table:table-cell/>
          <table:table-cell table:formula="of:=(1+[.A309])*[.C309]" office:value-type="float" office:value="2.3412107E+016" calcext:value-type="float">
            <text:p>2.3412107E+016</text:p>
          </table:table-cell>
          <table:table-cell table:formula="of:=[.E309]/[.$I$6]" office:value-type="float" office:value="1.33630747716895" calcext:value-type="float">
            <text:p>1.33630747716895</text:p>
          </table:table-cell>
          <table:table-cell table:number-columns-repeated="3"/>
          <table:table-cell table:style-name="ce1" office:value-type="float" office:value="571041000000000" calcext:value-type="float">
            <text:p>5.71E+14</text:p>
          </table:table-cell>
          <table:table-cell office:value-type="float" office:value="571027000000000" calcext:value-type="float">
            <text:p>5.71E+14</text:p>
          </table:table-cell>
          <table:table-cell/>
          <table:table-cell table:style-name="ce1" office:value-type="float" office:value="571045000000000" calcext:value-type="float">
            <text:p>5.71E+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float" office:value="193468000000000" calcext:value-type="float">
            <text:p>1.93E+14</text:p>
          </table:table-cell>
          <table:table-cell table:style-name="ce1" office:value-type="float" office:value="556919000000000" calcext:value-type="float">
            <text:p>5.57E+1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93462000000000" calcext:value-type="float">
            <text:p>1.93E+14</text:p>
          </table:table-cell>
          <table:table-cell table:style-name="ce1" office:value-type="float" office:value="556905000000000" calcext:value-type="float">
            <text:p>5.57E+14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93470000000000" calcext:value-type="float">
            <text:p>1.93E+14</text:p>
          </table:table-cell>
          <table:table-cell table:style-name="ce1" office:value-type="float" office:value="556923000000000" calcext:value-type="float">
            <text:p>5.57E+1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56905000000000" calcext:value-type="float">
            <text:p>5.57E+14</text:p>
          </table:table-cell>
          <table:table-cell/>
          <table:table-cell table:formula="of:=(1+[.A310])*[.C310]" office:value-type="float" office:value="2.339001E+016" calcext:value-type="float">
            <text:p>2.339001E+016</text:p>
          </table:table-cell>
          <table:table-cell table:formula="of:=[.E310]/[.$I$6]" office:value-type="float" office:value="1.33504623287671" calcext:value-type="float">
            <text:p>1.33504623287671</text:p>
          </table:table-cell>
          <table:table-cell table:number-columns-repeated="3"/>
          <table:table-cell table:style-name="ce1" office:value-type="float" office:value="556919000000000" calcext:value-type="float">
            <text:p>5.57E+14</text:p>
          </table:table-cell>
          <table:table-cell office:value-type="float" office:value="556905000000000" calcext:value-type="float">
            <text:p>5.57E+14</text:p>
          </table:table-cell>
          <table:table-cell/>
          <table:table-cell table:style-name="ce1" office:value-type="float" office:value="556923000000000" calcext:value-type="float">
            <text:p>5.57E+14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1" office:value-type="float" office:value="188906000000000" calcext:value-type="float">
            <text:p>1.89E+14</text:p>
          </table:table-cell>
          <table:table-cell table:style-name="ce1" office:value-type="float" office:value="543489000000000" calcext:value-type="float">
            <text:p>5.43E+14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88900000000000" calcext:value-type="float">
            <text:p>1.89E+14</text:p>
          </table:table-cell>
          <table:table-cell table:style-name="ce1" office:value-type="float" office:value="543476000000000" calcext:value-type="float">
            <text:p>5.43E+14</text:p>
          </table:table-cell>
          <table:table-cell office:value-type="float" office:value="41" calcext:value-type="float">
            <text:p>41</text:p>
          </table:table-cell>
          <table:table-cell table:style-name="ce1" office:value-type="float" office:value="188908000000000" calcext:value-type="float">
            <text:p>1.89E+14</text:p>
          </table:table-cell>
          <table:table-cell table:style-name="ce1" office:value-type="float" office:value="543493000000000" calcext:value-type="float">
            <text:p>5.43E+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43476000000000" calcext:value-type="float">
            <text:p>5.43E+14</text:p>
          </table:table-cell>
          <table:table-cell/>
          <table:table-cell table:formula="of:=(1+[.A311])*[.C311]" office:value-type="float" office:value="2.3369468E+016" calcext:value-type="float">
            <text:p>2.3369468E+016</text:p>
          </table:table-cell>
          <table:table-cell table:formula="of:=[.E311]/[.$I$6]" office:value-type="float" office:value="1.33387374429224" calcext:value-type="float">
            <text:p>1.33387374429224</text:p>
          </table:table-cell>
          <table:table-cell table:number-columns-repeated="3"/>
          <table:table-cell table:style-name="ce1" office:value-type="float" office:value="543489000000000" calcext:value-type="float">
            <text:p>5.43E+14</text:p>
          </table:table-cell>
          <table:table-cell office:value-type="float" office:value="543476000000000" calcext:value-type="float">
            <text:p>5.43E+14</text:p>
          </table:table-cell>
          <table:table-cell/>
          <table:table-cell table:style-name="ce1" office:value-type="float" office:value="543493000000000" calcext:value-type="float">
            <text:p>5.43E+1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1" office:value-type="float" office:value="184556000000000" calcext:value-type="float">
            <text:p>1.85E+14</text:p>
          </table:table-cell>
          <table:table-cell table:style-name="ce1" office:value-type="float" office:value="530699000000000" calcext:value-type="float">
            <text:p>5.31E+1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84550000000000" calcext:value-type="float">
            <text:p>1.85E+14</text:p>
          </table:table-cell>
          <table:table-cell table:style-name="ce1" office:value-type="float" office:value="530686000000000" calcext:value-type="float">
            <text:p>5.31E+14</text:p>
          </table:table-cell>
          <table:table-cell office:value-type="float" office:value="42" calcext:value-type="float">
            <text:p>42</text:p>
          </table:table-cell>
          <table:table-cell table:style-name="ce1" office:value-type="float" office:value="184558000000000" calcext:value-type="float">
            <text:p>1.85E+14</text:p>
          </table:table-cell>
          <table:table-cell table:style-name="ce1" office:value-type="float" office:value="530703000000000" calcext:value-type="float">
            <text:p>5.31E+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30686000000000" calcext:value-type="float">
            <text:p>5.31E+14</text:p>
          </table:table-cell>
          <table:table-cell/>
          <table:table-cell table:formula="of:=(1+[.A312])*[.C312]" office:value-type="float" office:value="2.3350184E+016" calcext:value-type="float">
            <text:p>2.3350184E+016</text:p>
          </table:table-cell>
          <table:table-cell table:formula="of:=[.E312]/[.$I$6]" office:value-type="float" office:value="1.33277305936073" calcext:value-type="float">
            <text:p>1.33277305936073</text:p>
          </table:table-cell>
          <table:table-cell table:number-columns-repeated="3"/>
          <table:table-cell table:style-name="ce1" office:value-type="float" office:value="530699000000000" calcext:value-type="float">
            <text:p>5.31E+14</text:p>
          </table:table-cell>
          <table:table-cell office:value-type="float" office:value="530686000000000" calcext:value-type="float">
            <text:p>5.31E+14</text:p>
          </table:table-cell>
          <table:table-cell/>
          <table:table-cell table:style-name="ce1" office:value-type="float" office:value="530703000000000" calcext:value-type="float">
            <text:p>5.31E+14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1" office:value-type="float" office:value="180403000000000" calcext:value-type="float">
            <text:p>1.80E+14</text:p>
          </table:table-cell>
          <table:table-cell table:style-name="ce1" office:value-type="float" office:value="518501000000000" calcext:value-type="float">
            <text:p>5.19E+14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80397000000000" calcext:value-type="float">
            <text:p>1.80E+14</text:p>
          </table:table-cell>
          <table:table-cell table:style-name="ce1" office:value-type="float" office:value="518489000000000" calcext:value-type="float">
            <text:p>5.18E+14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180404000000000" calcext:value-type="float">
            <text:p>1.80E+14</text:p>
          </table:table-cell>
          <table:table-cell table:style-name="ce1" office:value-type="float" office:value="518505000000000" calcext:value-type="float">
            <text:p>5.19E+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518489000000000" calcext:value-type="float">
            <text:p>5.18E+14</text:p>
          </table:table-cell>
          <table:table-cell/>
          <table:table-cell table:formula="of:=(1+[.A313])*[.C313]" office:value-type="float" office:value="2.3332005E+016" calcext:value-type="float">
            <text:p>2.3332005E+016</text:p>
          </table:table-cell>
          <table:table-cell table:formula="of:=[.E313]/[.$I$6]" office:value-type="float" office:value="1.33173544520548" calcext:value-type="float">
            <text:p>1.33173544520548</text:p>
          </table:table-cell>
          <table:table-cell table:number-columns-repeated="3"/>
          <table:table-cell table:style-name="ce1" office:value-type="float" office:value="518501000000000" calcext:value-type="float">
            <text:p>5.19E+14</text:p>
          </table:table-cell>
          <table:table-cell office:value-type="float" office:value="518489000000000" calcext:value-type="float">
            <text:p>5.18E+14</text:p>
          </table:table-cell>
          <table:table-cell/>
          <table:table-cell table:style-name="ce1" office:value-type="float" office:value="518505000000000" calcext:value-type="float">
            <text:p>5.19E+1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1" office:value-type="float" office:value="176432000000000" calcext:value-type="float">
            <text:p>1.76E+14</text:p>
          </table:table-cell>
          <table:table-cell table:style-name="ce1" office:value-type="float" office:value="506851000000000" calcext:value-type="float">
            <text:p>5.07E+14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76426000000000" calcext:value-type="float">
            <text:p>1.76E+14</text:p>
          </table:table-cell>
          <table:table-cell table:style-name="ce1" office:value-type="float" office:value="506839000000000" calcext:value-type="float">
            <text:p>5.07E+14</text:p>
          </table:table-cell>
          <table:table-cell office:value-type="float" office:value="44" calcext:value-type="float">
            <text:p>44</text:p>
          </table:table-cell>
          <table:table-cell table:style-name="ce1" office:value-type="float" office:value="176434000000000" calcext:value-type="float">
            <text:p>1.76E+14</text:p>
          </table:table-cell>
          <table:table-cell table:style-name="ce1" office:value-type="float" office:value="506854000000000" calcext:value-type="float">
            <text:p>5.07E+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506839000000000" calcext:value-type="float">
            <text:p>5.07E+14</text:p>
          </table:table-cell>
          <table:table-cell/>
          <table:table-cell table:formula="of:=(1+[.A314])*[.C314]" office:value-type="float" office:value="2.3314594E+016" calcext:value-type="float">
            <text:p>2.3314594E+016</text:p>
          </table:table-cell>
          <table:table-cell table:formula="of:=[.E314]/[.$I$6]" office:value-type="float" office:value="1.33074166666667" calcext:value-type="float">
            <text:p>1.33074166666667</text:p>
          </table:table-cell>
          <table:table-cell table:number-columns-repeated="3"/>
          <table:table-cell table:style-name="ce1" office:value-type="float" office:value="506851000000000" calcext:value-type="float">
            <text:p>5.07E+14</text:p>
          </table:table-cell>
          <table:table-cell office:value-type="float" office:value="506839000000000" calcext:value-type="float">
            <text:p>5.07E+14</text:p>
          </table:table-cell>
          <table:table-cell/>
          <table:table-cell table:style-name="ce1" office:value-type="float" office:value="506854000000000" calcext:value-type="float">
            <text:p>5.07E+1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1" office:value-type="float" office:value="172633000000000" calcext:value-type="float">
            <text:p>1.73E+14</text:p>
          </table:table-cell>
          <table:table-cell table:style-name="ce1" office:value-type="float" office:value="495709000000000" calcext:value-type="float">
            <text:p>4.96E+1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72627000000000" calcext:value-type="float">
            <text:p>1.73E+14</text:p>
          </table:table-cell>
          <table:table-cell table:style-name="ce1" office:value-type="float" office:value="495697000000000" calcext:value-type="float">
            <text:p>4.96E+14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172634000000000" calcext:value-type="float">
            <text:p>1.73E+14</text:p>
          </table:table-cell>
          <table:table-cell table:style-name="ce1" office:value-type="float" office:value="495712000000000" calcext:value-type="float">
            <text:p>4.96E+1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495697000000000" calcext:value-type="float">
            <text:p>4.96E+14</text:p>
          </table:table-cell>
          <table:table-cell/>
          <table:table-cell table:formula="of:=(1+[.A315])*[.C315]" office:value-type="float" office:value="2.3297759E+016" calcext:value-type="float">
            <text:p>2.3297759E+016</text:p>
          </table:table-cell>
          <table:table-cell table:formula="of:=[.E315]/[.$I$6]" office:value-type="float" office:value="1.32978076484018" calcext:value-type="float">
            <text:p>1.32978076484018</text:p>
          </table:table-cell>
          <table:table-cell table:number-columns-repeated="3"/>
          <table:table-cell table:style-name="ce1" office:value-type="float" office:value="495709000000000" calcext:value-type="float">
            <text:p>4.96E+14</text:p>
          </table:table-cell>
          <table:table-cell office:value-type="float" office:value="495697000000000" calcext:value-type="float">
            <text:p>4.96E+14</text:p>
          </table:table-cell>
          <table:table-cell/>
          <table:table-cell table:style-name="ce1" office:value-type="float" office:value="495712000000000" calcext:value-type="float">
            <text:p>4.96E+1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1" office:value-type="float" office:value="168992000000000" calcext:value-type="float">
            <text:p>1.69E+14</text:p>
          </table:table-cell>
          <table:table-cell table:style-name="ce1" office:value-type="float" office:value="485040000000000" calcext:value-type="float">
            <text:p>4.85E+14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68986000000000" calcext:value-type="float">
            <text:p>1.69E+14</text:p>
          </table:table-cell>
          <table:table-cell table:style-name="ce1" office:value-type="float" office:value="485029000000000" calcext:value-type="float">
            <text:p>4.85E+14</text:p>
          </table:table-cell>
          <table:table-cell office:value-type="float" office:value="46" calcext:value-type="float">
            <text:p>46</text:p>
          </table:table-cell>
          <table:table-cell table:style-name="ce1" office:value-type="float" office:value="168994000000000" calcext:value-type="float">
            <text:p>1.69E+14</text:p>
          </table:table-cell>
          <table:table-cell table:style-name="ce1" office:value-type="float" office:value="485044000000000" calcext:value-type="float">
            <text:p>4.85E+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85029000000000" calcext:value-type="float">
            <text:p>4.85E+14</text:p>
          </table:table-cell>
          <table:table-cell/>
          <table:table-cell table:formula="of:=(1+[.A316])*[.C316]" office:value-type="float" office:value="2.3281392E+016" calcext:value-type="float">
            <text:p>2.3281392E+016</text:p>
          </table:table-cell>
          <table:table-cell table:formula="of:=[.E316]/[.$I$6]" office:value-type="float" office:value="1.32884657534247" calcext:value-type="float">
            <text:p>1.32884657534247</text:p>
          </table:table-cell>
          <table:table-cell table:number-columns-repeated="3"/>
          <table:table-cell table:style-name="ce1" office:value-type="float" office:value="485040000000000" calcext:value-type="float">
            <text:p>4.85E+14</text:p>
          </table:table-cell>
          <table:table-cell office:value-type="float" office:value="485029000000000" calcext:value-type="float">
            <text:p>4.85E+14</text:p>
          </table:table-cell>
          <table:table-cell/>
          <table:table-cell table:style-name="ce1" office:value-type="float" office:value="485044000000000" calcext:value-type="float">
            <text:p>4.85E+1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1" office:value-type="float" office:value="165500000000000" calcext:value-type="float">
            <text:p>1.66E+14</text:p>
          </table:table-cell>
          <table:table-cell table:style-name="ce1" office:value-type="float" office:value="474813000000000" calcext:value-type="float">
            <text:p>4.75E+14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65495000000000" calcext:value-type="float">
            <text:p>1.65E+14</text:p>
          </table:table-cell>
          <table:table-cell table:style-name="ce1" office:value-type="float" office:value="474802000000000" calcext:value-type="float">
            <text:p>4.75E+14</text:p>
          </table:table-cell>
          <table:table-cell office:value-type="float" office:value="47" calcext:value-type="float">
            <text:p>47</text:p>
          </table:table-cell>
          <table:table-cell table:style-name="ce1" office:value-type="float" office:value="165502000000000" calcext:value-type="float">
            <text:p>1.66E+14</text:p>
          </table:table-cell>
          <table:table-cell table:style-name="ce1" office:value-type="float" office:value="474816000000000" calcext:value-type="float">
            <text:p>4.75E+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74802000000000" calcext:value-type="float">
            <text:p>4.75E+14</text:p>
          </table:table-cell>
          <table:table-cell/>
          <table:table-cell table:formula="of:=(1+[.A317])*[.C317]" office:value-type="float" office:value="2.3265298E+016" calcext:value-type="float">
            <text:p>2.3265298E+016</text:p>
          </table:table-cell>
          <table:table-cell table:formula="of:=[.E317]/[.$I$6]" office:value-type="float" office:value="1.32792796803653" calcext:value-type="float">
            <text:p>1.32792796803653</text:p>
          </table:table-cell>
          <table:table-cell table:number-columns-repeated="3"/>
          <table:table-cell table:style-name="ce1" office:value-type="float" office:value="474813000000000" calcext:value-type="float">
            <text:p>4.75E+14</text:p>
          </table:table-cell>
          <table:table-cell office:value-type="float" office:value="474802000000000" calcext:value-type="float">
            <text:p>4.75E+14</text:p>
          </table:table-cell>
          <table:table-cell/>
          <table:table-cell table:style-name="ce1" office:value-type="float" office:value="474816000000000" calcext:value-type="float">
            <text:p>4.75E+1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" office:value-type="float" office:value="162148000000000" calcext:value-type="float">
            <text:p>1.62E+14</text:p>
          </table:table-cell>
          <table:table-cell table:style-name="ce1" office:value-type="float" office:value="464996000000000" calcext:value-type="float">
            <text:p>4.65E+14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162143000000000" calcext:value-type="float">
            <text:p>1.62E+14</text:p>
          </table:table-cell>
          <table:table-cell table:style-name="ce1" office:value-type="float" office:value="464985000000000" calcext:value-type="float">
            <text:p>4.65E+14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162149000000000" calcext:value-type="float">
            <text:p>1.62E+14</text:p>
          </table:table-cell>
          <table:table-cell table:style-name="ce1" office:value-type="float" office:value="464999000000000" calcext:value-type="float">
            <text:p>4.65E+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464985000000000" calcext:value-type="float">
            <text:p>4.65E+14</text:p>
          </table:table-cell>
          <table:table-cell/>
          <table:table-cell table:formula="of:=(1+[.A318])*[.C318]" office:value-type="float" office:value="2.324925E+016" calcext:value-type="float">
            <text:p>2.324925E+016</text:p>
          </table:table-cell>
          <table:table-cell table:formula="of:=[.E318]/[.$I$6]" office:value-type="float" office:value="1.32701198630137" calcext:value-type="float">
            <text:p>1.32701198630137</text:p>
          </table:table-cell>
          <table:table-cell table:number-columns-repeated="3"/>
          <table:table-cell table:style-name="ce1" office:value-type="float" office:value="464996000000000" calcext:value-type="float">
            <text:p>4.65E+14</text:p>
          </table:table-cell>
          <table:table-cell office:value-type="float" office:value="464985000000000" calcext:value-type="float">
            <text:p>4.65E+14</text:p>
          </table:table-cell>
          <table:table-cell/>
          <table:table-cell table:style-name="ce1" office:value-type="float" office:value="464999000000000" calcext:value-type="float">
            <text:p>4.65E+14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1" office:value-type="float" office:value="158926000000000" calcext:value-type="float">
            <text:p>1.59E+14</text:p>
          </table:table-cell>
          <table:table-cell table:style-name="ce1" office:value-type="float" office:value="455564000000000" calcext:value-type="float">
            <text:p>4.56E+14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58921000000000" calcext:value-type="float">
            <text:p>1.59E+14</text:p>
          </table:table-cell>
          <table:table-cell table:style-name="ce1" office:value-type="float" office:value="455554000000000" calcext:value-type="float">
            <text:p>4.56E+14</text:p>
          </table:table-cell>
          <table:table-cell office:value-type="float" office:value="49" calcext:value-type="float">
            <text:p>49</text:p>
          </table:table-cell>
          <table:table-cell table:style-name="ce1" office:value-type="float" office:value="158928000000000" calcext:value-type="float">
            <text:p>1.59E+14</text:p>
          </table:table-cell>
          <table:table-cell table:style-name="ce1" office:value-type="float" office:value="455567000000000" calcext:value-type="float">
            <text:p>4.56E+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455554000000000" calcext:value-type="float">
            <text:p>4.56E+14</text:p>
          </table:table-cell>
          <table:table-cell/>
          <table:table-cell table:formula="of:=(1+[.A319])*[.C319]" office:value-type="float" office:value="2.3233254E+016" calcext:value-type="float">
            <text:p>2.3233254E+016</text:p>
          </table:table-cell>
          <table:table-cell table:formula="of:=[.E319]/[.$I$6]" office:value-type="float" office:value="1.32609897260274" calcext:value-type="float">
            <text:p>1.32609897260274</text:p>
          </table:table-cell>
          <table:table-cell table:number-columns-repeated="3"/>
          <table:table-cell table:style-name="ce1" office:value-type="float" office:value="455564000000000" calcext:value-type="float">
            <text:p>4.56E+14</text:p>
          </table:table-cell>
          <table:table-cell office:value-type="float" office:value="455554000000000" calcext:value-type="float">
            <text:p>4.56E+14</text:p>
          </table:table-cell>
          <table:table-cell/>
          <table:table-cell table:style-name="ce1" office:value-type="float" office:value="455567000000000" calcext:value-type="float">
            <text:p>4.56E+1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1" office:value-type="float" office:value="155827000000000" calcext:value-type="float">
            <text:p>1.56E+14</text:p>
          </table:table-cell>
          <table:table-cell table:style-name="ce1" office:value-type="float" office:value="446492000000000" calcext:value-type="float">
            <text:p>4.46E+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55822000000000" calcext:value-type="float">
            <text:p>1.56E+14</text:p>
          </table:table-cell>
          <table:table-cell table:style-name="ce1" office:value-type="float" office:value="446482000000000" calcext:value-type="float">
            <text:p>4.46E+14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55829000000000" calcext:value-type="float">
            <text:p>1.56E+14</text:p>
          </table:table-cell>
          <table:table-cell table:style-name="ce1" office:value-type="float" office:value="446495000000000" calcext:value-type="float">
            <text:p>4.46E+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446482000000000" calcext:value-type="float">
            <text:p>4.46E+14</text:p>
          </table:table-cell>
          <table:table-cell/>
          <table:table-cell table:formula="of:=(1+[.A320])*[.C320]" office:value-type="float" office:value="2.3217064E+016" calcext:value-type="float">
            <text:p>2.3217064E+016</text:p>
          </table:table-cell>
          <table:table-cell table:formula="of:=[.E320]/[.$I$6]" office:value-type="float" office:value="1.32517488584475" calcext:value-type="float">
            <text:p>1.32517488584475</text:p>
          </table:table-cell>
          <table:table-cell table:number-columns-repeated="3"/>
          <table:table-cell table:style-name="ce1" office:value-type="float" office:value="446492000000000" calcext:value-type="float">
            <text:p>4.46E+14</text:p>
          </table:table-cell>
          <table:table-cell office:value-type="float" office:value="446482000000000" calcext:value-type="float">
            <text:p>4.46E+14</text:p>
          </table:table-cell>
          <table:table-cell/>
          <table:table-cell table:style-name="ce1" office:value-type="float" office:value="446495000000000" calcext:value-type="float">
            <text:p>4.46E+14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1" office:value-type="float" office:value="152844000000000" calcext:value-type="float">
            <text:p>1.53E+14</text:p>
          </table:table-cell>
          <table:table-cell table:style-name="ce1" office:value-type="float" office:value="437758000000000" calcext:value-type="float">
            <text:p>4.38E+1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2839000000000" calcext:value-type="float">
            <text:p>1.53E+14</text:p>
          </table:table-cell>
          <table:table-cell table:style-name="ce1" office:value-type="float" office:value="437748000000000" calcext:value-type="float">
            <text:p>4.38E+14</text:p>
          </table:table-cell>
          <table:table-cell office:value-type="float" office:value="51" calcext:value-type="float">
            <text:p>51</text:p>
          </table:table-cell>
          <table:table-cell table:style-name="ce1" office:value-type="float" office:value="152845000000000" calcext:value-type="float">
            <text:p>1.53E+14</text:p>
          </table:table-cell>
          <table:table-cell table:style-name="ce1" office:value-type="float" office:value="437761000000000" calcext:value-type="float">
            <text:p>4.38E+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37748000000000" calcext:value-type="float">
            <text:p>4.38E+14</text:p>
          </table:table-cell>
          <table:table-cell/>
          <table:table-cell table:formula="of:=(1+[.A321])*[.C321]" office:value-type="float" office:value="2.3200644E+016" calcext:value-type="float">
            <text:p>2.3200644E+016</text:p>
          </table:table-cell>
          <table:table-cell table:formula="of:=[.E321]/[.$I$6]" office:value-type="float" office:value="1.32423767123288" calcext:value-type="float">
            <text:p>1.32423767123288</text:p>
          </table:table-cell>
          <table:table-cell table:number-columns-repeated="3"/>
          <table:table-cell table:style-name="ce1" office:value-type="float" office:value="437758000000000" calcext:value-type="float">
            <text:p>4.38E+14</text:p>
          </table:table-cell>
          <table:table-cell office:value-type="float" office:value="437748000000000" calcext:value-type="float">
            <text:p>4.38E+14</text:p>
          </table:table-cell>
          <table:table-cell/>
          <table:table-cell table:style-name="ce1" office:value-type="float" office:value="437761000000000" calcext:value-type="float">
            <text:p>4.38E+14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1" office:value-type="float" office:value="149969000000000" calcext:value-type="float">
            <text:p>1.50E+14</text:p>
          </table:table-cell>
          <table:table-cell table:style-name="ce1" office:value-type="float" office:value="429341000000000" calcext:value-type="float">
            <text:p>4.29E+14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49964000000000" calcext:value-type="float">
            <text:p>1.50E+14</text:p>
          </table:table-cell>
          <table:table-cell table:style-name="ce1" office:value-type="float" office:value="429332000000000" calcext:value-type="float">
            <text:p>4.29E+14</text:p>
          </table:table-cell>
          <table:table-cell office:value-type="float" office:value="52" calcext:value-type="float">
            <text:p>52</text:p>
          </table:table-cell>
          <table:table-cell table:style-name="ce1" office:value-type="float" office:value="149970000000000" calcext:value-type="float">
            <text:p>1.50E+14</text:p>
          </table:table-cell>
          <table:table-cell table:style-name="ce1" office:value-type="float" office:value="429344000000000" calcext:value-type="float">
            <text:p>4.29E+1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429332000000000" calcext:value-type="float">
            <text:p>4.29E+14</text:p>
          </table:table-cell>
          <table:table-cell/>
          <table:table-cell table:formula="of:=(1+[.A322])*[.C322]" office:value-type="float" office:value="2.3183928E+016" calcext:value-type="float">
            <text:p>2.3183928E+016</text:p>
          </table:table-cell>
          <table:table-cell table:formula="of:=[.E322]/[.$I$6]" office:value-type="float" office:value="1.32328356164384" calcext:value-type="float">
            <text:p>1.32328356164384</text:p>
          </table:table-cell>
          <table:table-cell table:number-columns-repeated="3"/>
          <table:table-cell table:style-name="ce1" office:value-type="float" office:value="429341000000000" calcext:value-type="float">
            <text:p>4.29E+14</text:p>
          </table:table-cell>
          <table:table-cell office:value-type="float" office:value="429332000000000" calcext:value-type="float">
            <text:p>4.29E+14</text:p>
          </table:table-cell>
          <table:table-cell/>
          <table:table-cell table:style-name="ce1" office:value-type="float" office:value="429344000000000" calcext:value-type="float">
            <text:p>4.29E+14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1" office:value-type="float" office:value="147197000000000" calcext:value-type="float">
            <text:p>1.47E+14</text:p>
          </table:table-cell>
          <table:table-cell table:style-name="ce1" office:value-type="float" office:value="421223000000000" calcext:value-type="float">
            <text:p>4.21E+14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47192000000000" calcext:value-type="float">
            <text:p>1.47E+14</text:p>
          </table:table-cell>
          <table:table-cell table:style-name="ce1" office:value-type="float" office:value="421214000000000" calcext:value-type="float">
            <text:p>4.21E+14</text:p>
          </table:table-cell>
          <table:table-cell office:value-type="float" office:value="53" calcext:value-type="float">
            <text:p>53</text:p>
          </table:table-cell>
          <table:table-cell table:style-name="ce1" office:value-type="float" office:value="147198000000000" calcext:value-type="float">
            <text:p>1.47E+14</text:p>
          </table:table-cell>
          <table:table-cell table:style-name="ce1" office:value-type="float" office:value="421226000000000" calcext:value-type="float">
            <text:p>4.21E+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421214000000000" calcext:value-type="float">
            <text:p>4.21E+14</text:p>
          </table:table-cell>
          <table:table-cell/>
          <table:table-cell table:formula="of:=(1+[.A323])*[.C323]" office:value-type="float" office:value="2.316677E+016" calcext:value-type="float">
            <text:p>2.316677E+016</text:p>
          </table:table-cell>
          <table:table-cell table:formula="of:=[.E323]/[.$I$6]" office:value-type="float" office:value="1.32230422374429" calcext:value-type="float">
            <text:p>1.32230422374429</text:p>
          </table:table-cell>
          <table:table-cell table:number-columns-repeated="3"/>
          <table:table-cell table:style-name="ce1" office:value-type="float" office:value="421223000000000" calcext:value-type="float">
            <text:p>4.21E+14</text:p>
          </table:table-cell>
          <table:table-cell office:value-type="float" office:value="421214000000000" calcext:value-type="float">
            <text:p>4.21E+14</text:p>
          </table:table-cell>
          <table:table-cell/>
          <table:table-cell table:style-name="ce1" office:value-type="float" office:value="421226000000000" calcext:value-type="float">
            <text:p>4.21E+1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" office:value-type="float" office:value="144521000000000" calcext:value-type="float">
            <text:p>1.45E+14</text:p>
          </table:table-cell>
          <table:table-cell table:style-name="ce1" office:value-type="float" office:value="413387000000000" calcext:value-type="float">
            <text:p>4.13E+1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144517000000000" calcext:value-type="float">
            <text:p>1.45E+14</text:p>
          </table:table-cell>
          <table:table-cell table:style-name="ce1" office:value-type="float" office:value="413378000000000" calcext:value-type="float">
            <text:p>4.13E+14</text:p>
          </table:table-cell>
          <table:table-cell office:value-type="float" office:value="54" calcext:value-type="float">
            <text:p>54</text:p>
          </table:table-cell>
          <table:table-cell table:style-name="ce1" office:value-type="float" office:value="144523000000000" calcext:value-type="float">
            <text:p>1.45E+14</text:p>
          </table:table-cell>
          <table:table-cell table:style-name="ce1" office:value-type="float" office:value="413390000000000" calcext:value-type="float">
            <text:p>4.13E+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413378000000000" calcext:value-type="float">
            <text:p>4.13E+14</text:p>
          </table:table-cell>
          <table:table-cell/>
          <table:table-cell table:formula="of:=(1+[.A324])*[.C324]" office:value-type="float" office:value="2.3149168E+016" calcext:value-type="float">
            <text:p>2.3149168E+016</text:p>
          </table:table-cell>
          <table:table-cell table:formula="of:=[.E324]/[.$I$6]" office:value-type="float" office:value="1.321299543379" calcext:value-type="float">
            <text:p>1.321299543379</text:p>
          </table:table-cell>
          <table:table-cell table:number-columns-repeated="3"/>
          <table:table-cell table:style-name="ce1" office:value-type="float" office:value="413387000000000" calcext:value-type="float">
            <text:p>4.13E+14</text:p>
          </table:table-cell>
          <table:table-cell office:value-type="float" office:value="413378000000000" calcext:value-type="float">
            <text:p>4.13E+14</text:p>
          </table:table-cell>
          <table:table-cell/>
          <table:table-cell table:style-name="ce1" office:value-type="float" office:value="413390000000000" calcext:value-type="float">
            <text:p>4.13E+1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1" office:value-type="float" office:value="141938000000000" calcext:value-type="float">
            <text:p>1.42E+14</text:p>
          </table:table-cell>
          <table:table-cell table:style-name="ce1" office:value-type="float" office:value="405817000000000" calcext:value-type="float">
            <text:p>4.06E+1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41933000000000" calcext:value-type="float">
            <text:p>1.42E+14</text:p>
          </table:table-cell>
          <table:table-cell table:style-name="ce1" office:value-type="float" office:value="405808000000000" calcext:value-type="float">
            <text:p>4.06E+14</text:p>
          </table:table-cell>
          <table:table-cell office:value-type="float" office:value="55" calcext:value-type="float">
            <text:p>55</text:p>
          </table:table-cell>
          <table:table-cell table:style-name="ce1" office:value-type="float" office:value="141939000000000" calcext:value-type="float">
            <text:p>1.42E+14</text:p>
          </table:table-cell>
          <table:table-cell table:style-name="ce1" office:value-type="float" office:value="405819000000000" calcext:value-type="float">
            <text:p>4.06E+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405808000000000" calcext:value-type="float">
            <text:p>4.06E+14</text:p>
          </table:table-cell>
          <table:table-cell/>
          <table:table-cell table:formula="of:=(1+[.A325])*[.C325]" office:value-type="float" office:value="2.3131056E+016" calcext:value-type="float">
            <text:p>2.3131056E+016</text:p>
          </table:table-cell>
          <table:table-cell table:formula="of:=[.E325]/[.$I$6]" office:value-type="float" office:value="1.32026575342466" calcext:value-type="float">
            <text:p>1.32026575342466</text:p>
          </table:table-cell>
          <table:table-cell table:number-columns-repeated="3"/>
          <table:table-cell table:style-name="ce1" office:value-type="float" office:value="405817000000000" calcext:value-type="float">
            <text:p>4.06E+14</text:p>
          </table:table-cell>
          <table:table-cell office:value-type="float" office:value="405808000000000" calcext:value-type="float">
            <text:p>4.06E+14</text:p>
          </table:table-cell>
          <table:table-cell/>
          <table:table-cell table:style-name="ce1" office:value-type="float" office:value="405819000000000" calcext:value-type="float">
            <text:p>4.06E+1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" office:value-type="float" office:value="139440000000000" calcext:value-type="float">
            <text:p>1.39E+14</text:p>
          </table:table-cell>
          <table:table-cell table:style-name="ce1" office:value-type="float" office:value="398498000000000" calcext:value-type="float">
            <text:p>3.98E+14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39436000000000" calcext:value-type="float">
            <text:p>1.39E+14</text:p>
          </table:table-cell>
          <table:table-cell table:style-name="ce1" office:value-type="float" office:value="398489000000000" calcext:value-type="float">
            <text:p>3.98E+14</text:p>
          </table:table-cell>
          <table:table-cell office:value-type="float" office:value="56" calcext:value-type="float">
            <text:p>56</text:p>
          </table:table-cell>
          <table:table-cell table:style-name="ce1" office:value-type="float" office:value="139442000000000" calcext:value-type="float">
            <text:p>1.39E+14</text:p>
          </table:table-cell>
          <table:table-cell table:style-name="ce1" office:value-type="float" office:value="398500000000000" calcext:value-type="float">
            <text:p>3.99E+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398489000000000" calcext:value-type="float">
            <text:p>3.98E+14</text:p>
          </table:table-cell>
          <table:table-cell/>
          <table:table-cell table:formula="of:=(1+[.A326])*[.C326]" office:value-type="float" office:value="2.3112362E+016" calcext:value-type="float">
            <text:p>2.3112362E+016</text:p>
          </table:table-cell>
          <table:table-cell table:formula="of:=[.E326]/[.$I$6]" office:value-type="float" office:value="1.31919874429224" calcext:value-type="float">
            <text:p>1.31919874429224</text:p>
          </table:table-cell>
          <table:table-cell table:number-columns-repeated="3"/>
          <table:table-cell table:style-name="ce1" office:value-type="float" office:value="398498000000000" calcext:value-type="float">
            <text:p>3.98E+14</text:p>
          </table:table-cell>
          <table:table-cell office:value-type="float" office:value="398489000000000" calcext:value-type="float">
            <text:p>3.98E+14</text:p>
          </table:table-cell>
          <table:table-cell/>
          <table:table-cell table:style-name="ce1" office:value-type="float" office:value="398500000000000" calcext:value-type="float">
            <text:p>3.99E+14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style-name="ce1" office:value-type="float" office:value="137025000000000" calcext:value-type="float">
            <text:p>1.37E+14</text:p>
          </table:table-cell>
          <table:table-cell table:style-name="ce1" office:value-type="float" office:value="391416000000000" calcext:value-type="float">
            <text:p>3.91E+14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37021000000000" calcext:value-type="float">
            <text:p>1.37E+14</text:p>
          </table:table-cell>
          <table:table-cell table:style-name="ce1" office:value-type="float" office:value="391408000000000" calcext:value-type="float">
            <text:p>3.91E+14</text:p>
          </table:table-cell>
          <table:table-cell office:value-type="float" office:value="57" calcext:value-type="float">
            <text:p>57</text:p>
          </table:table-cell>
          <table:table-cell table:style-name="ce1" office:value-type="float" office:value="137026000000000" calcext:value-type="float">
            <text:p>1.37E+14</text:p>
          </table:table-cell>
          <table:table-cell table:style-name="ce1" office:value-type="float" office:value="391418000000000" calcext:value-type="float">
            <text:p>3.91E+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391408000000000" calcext:value-type="float">
            <text:p>3.91E+14</text:p>
          </table:table-cell>
          <table:table-cell/>
          <table:table-cell table:formula="of:=(1+[.A327])*[.C327]" office:value-type="float" office:value="2.3093072E+016" calcext:value-type="float">
            <text:p>2.3093072E+016</text:p>
          </table:table-cell>
          <table:table-cell table:formula="of:=[.E327]/[.$I$6]" office:value-type="float" office:value="1.31809771689498" calcext:value-type="float">
            <text:p>1.31809771689498</text:p>
          </table:table-cell>
          <table:table-cell table:number-columns-repeated="3"/>
          <table:table-cell table:style-name="ce1" office:value-type="float" office:value="391416000000000" calcext:value-type="float">
            <text:p>3.91E+14</text:p>
          </table:table-cell>
          <table:table-cell office:value-type="float" office:value="391408000000000" calcext:value-type="float">
            <text:p>3.91E+14</text:p>
          </table:table-cell>
          <table:table-cell/>
          <table:table-cell table:style-name="ce1" office:value-type="float" office:value="391418000000000" calcext:value-type="float">
            <text:p>3.91E+1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1" office:value-type="float" office:value="134688000000000" calcext:value-type="float">
            <text:p>1.35E+14</text:p>
          </table:table-cell>
          <table:table-cell table:style-name="ce1" office:value-type="float" office:value="384560000000000" calcext:value-type="float">
            <text:p>3.85E+1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34684000000000" calcext:value-type="float">
            <text:p>1.35E+14</text:p>
          </table:table-cell>
          <table:table-cell table:style-name="ce1" office:value-type="float" office:value="384552000000000" calcext:value-type="float">
            <text:p>3.85E+14</text:p>
          </table:table-cell>
          <table:table-cell office:value-type="float" office:value="58" calcext:value-type="float">
            <text:p>58</text:p>
          </table:table-cell>
          <table:table-cell table:style-name="ce1" office:value-type="float" office:value="134689000000000" calcext:value-type="float">
            <text:p>1.35E+14</text:p>
          </table:table-cell>
          <table:table-cell table:style-name="ce1" office:value-type="float" office:value="384562000000000" calcext:value-type="float">
            <text:p>3.85E+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384552000000000" calcext:value-type="float">
            <text:p>3.85E+14</text:p>
          </table:table-cell>
          <table:table-cell/>
          <table:table-cell table:formula="of:=(1+[.A328])*[.C328]" office:value-type="float" office:value="2.307312E+016" calcext:value-type="float">
            <text:p>2.307312E+016</text:p>
          </table:table-cell>
          <table:table-cell table:formula="of:=[.E328]/[.$I$6]" office:value-type="float" office:value="1.31695890410959" calcext:value-type="float">
            <text:p>1.31695890410959</text:p>
          </table:table-cell>
          <table:table-cell table:number-columns-repeated="3"/>
          <table:table-cell table:style-name="ce1" office:value-type="float" office:value="384560000000000" calcext:value-type="float">
            <text:p>3.85E+14</text:p>
          </table:table-cell>
          <table:table-cell office:value-type="float" office:value="384552000000000" calcext:value-type="float">
            <text:p>3.85E+14</text:p>
          </table:table-cell>
          <table:table-cell/>
          <table:table-cell table:style-name="ce1" office:value-type="float" office:value="384562000000000" calcext:value-type="float">
            <text:p>3.85E+14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style-name="ce1" office:value-type="float" office:value="132425000000000" calcext:value-type="float">
            <text:p>1.32E+14</text:p>
          </table:table-cell>
          <table:table-cell table:style-name="ce1" office:value-type="float" office:value="377918000000000" calcext:value-type="float">
            <text:p>3.78E+14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32421000000000" calcext:value-type="float">
            <text:p>1.32E+14</text:p>
          </table:table-cell>
          <table:table-cell table:style-name="ce1" office:value-type="float" office:value="377911000000000" calcext:value-type="float">
            <text:p>3.78E+14</text:p>
          </table:table-cell>
          <table:table-cell office:value-type="float" office:value="59" calcext:value-type="float">
            <text:p>59</text:p>
          </table:table-cell>
          <table:table-cell table:style-name="ce1" office:value-type="float" office:value="132426000000000" calcext:value-type="float">
            <text:p>1.32E+14</text:p>
          </table:table-cell>
          <table:table-cell table:style-name="ce1" office:value-type="float" office:value="377920000000000" calcext:value-type="float">
            <text:p>3.78E+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377911000000000" calcext:value-type="float">
            <text:p>3.78E+14</text:p>
          </table:table-cell>
          <table:table-cell/>
          <table:table-cell table:formula="of:=(1+[.A329])*[.C329]" office:value-type="float" office:value="2.3052571E+016" calcext:value-type="float">
            <text:p>2.3052571E+016</text:p>
          </table:table-cell>
          <table:table-cell table:formula="of:=[.E329]/[.$I$6]" office:value-type="float" office:value="1.31578601598174" calcext:value-type="float">
            <text:p>1.31578601598174</text:p>
          </table:table-cell>
          <table:table-cell table:number-columns-repeated="3"/>
          <table:table-cell table:style-name="ce1" office:value-type="float" office:value="377918000000000" calcext:value-type="float">
            <text:p>3.78E+14</text:p>
          </table:table-cell>
          <table:table-cell office:value-type="float" office:value="377911000000000" calcext:value-type="float">
            <text:p>3.78E+14</text:p>
          </table:table-cell>
          <table:table-cell/>
          <table:table-cell table:style-name="ce1" office:value-type="float" office:value="377920000000000" calcext:value-type="float">
            <text:p>3.78E+1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1" office:value-type="float" office:value="130232000000000" calcext:value-type="float">
            <text:p>1.30E+14</text:p>
          </table:table-cell>
          <table:table-cell table:style-name="ce1" office:value-type="float" office:value="371480000000000" calcext:value-type="float">
            <text:p>3.71E+1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30228000000000" calcext:value-type="float">
            <text:p>1.30E+14</text:p>
          </table:table-cell>
          <table:table-cell table:style-name="ce1" office:value-type="float" office:value="371472000000000" calcext:value-type="float">
            <text:p>3.71E+14</text:p>
          </table:table-cell>
          <table:table-cell office:value-type="float" office:value="60" calcext:value-type="float">
            <text:p>60</text:p>
          </table:table-cell>
          <table:table-cell table:style-name="ce1" office:value-type="float" office:value="130234000000000" calcext:value-type="float">
            <text:p>1.30E+14</text:p>
          </table:table-cell>
          <table:table-cell table:style-name="ce1" office:value-type="float" office:value="371482000000000" calcext:value-type="float">
            <text:p>3.71E+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371472000000000" calcext:value-type="float">
            <text:p>3.71E+14</text:p>
          </table:table-cell>
          <table:table-cell/>
          <table:table-cell table:formula="of:=(1+[.A330])*[.C330]" office:value-type="float" office:value="2.3031264E+016" calcext:value-type="float">
            <text:p>2.3031264E+016</text:p>
          </table:table-cell>
          <table:table-cell table:formula="of:=[.E330]/[.$I$6]" office:value-type="float" office:value="1.3145698630137" calcext:value-type="float">
            <text:p>1.3145698630137</text:p>
          </table:table-cell>
          <table:table-cell table:number-columns-repeated="3"/>
          <table:table-cell table:style-name="ce1" office:value-type="float" office:value="371480000000000" calcext:value-type="float">
            <text:p>3.71E+14</text:p>
          </table:table-cell>
          <table:table-cell office:value-type="float" office:value="371472000000000" calcext:value-type="float">
            <text:p>3.71E+14</text:p>
          </table:table-cell>
          <table:table-cell/>
          <table:table-cell table:style-name="ce1" office:value-type="float" office:value="371482000000000" calcext:value-type="float">
            <text:p>3.71E+1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style-name="ce1" office:value-type="float" office:value="128107000000000" calcext:value-type="float">
            <text:p>1.28E+14</text:p>
          </table:table-cell>
          <table:table-cell table:style-name="ce1" office:value-type="float" office:value="365234000000000" calcext:value-type="float">
            <text:p>3.65E+14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28103000000000" calcext:value-type="float">
            <text:p>1.28E+14</text:p>
          </table:table-cell>
          <table:table-cell table:style-name="ce1" office:value-type="float" office:value="365227000000000" calcext:value-type="float">
            <text:p>3.65E+14</text:p>
          </table:table-cell>
          <table:table-cell office:value-type="float" office:value="61" calcext:value-type="float">
            <text:p>61</text:p>
          </table:table-cell>
          <table:table-cell table:style-name="ce1" office:value-type="float" office:value="128108000000000" calcext:value-type="float">
            <text:p>1.28E+14</text:p>
          </table:table-cell>
          <table:table-cell table:style-name="ce1" office:value-type="float" office:value="365236000000000" calcext:value-type="float">
            <text:p>3.65E+1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365227000000000" calcext:value-type="float">
            <text:p>3.65E+14</text:p>
          </table:table-cell>
          <table:table-cell/>
          <table:table-cell table:formula="of:=(1+[.A331])*[.C331]" office:value-type="float" office:value="2.3009301E+016" calcext:value-type="float">
            <text:p>2.3009301E+016</text:p>
          </table:table-cell>
          <table:table-cell table:formula="of:=[.E331]/[.$I$6]" office:value-type="float" office:value="1.31331626712329" calcext:value-type="float">
            <text:p>1.31331626712329</text:p>
          </table:table-cell>
          <table:table-cell table:number-columns-repeated="3"/>
          <table:table-cell table:style-name="ce1" office:value-type="float" office:value="365234000000000" calcext:value-type="float">
            <text:p>3.65E+14</text:p>
          </table:table-cell>
          <table:table-cell office:value-type="float" office:value="365227000000000" calcext:value-type="float">
            <text:p>3.65E+14</text:p>
          </table:table-cell>
          <table:table-cell/>
          <table:table-cell table:style-name="ce1" office:value-type="float" office:value="365236000000000" calcext:value-type="float">
            <text:p>3.65E+14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style-name="ce1" office:value-type="float" office:value="126045000000000" calcext:value-type="float">
            <text:p>1.26E+14</text:p>
          </table:table-cell>
          <table:table-cell table:style-name="ce1" office:value-type="float" office:value="359173000000000" calcext:value-type="float">
            <text:p>3.59E+1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26041000000000" calcext:value-type="float">
            <text:p>1.26E+14</text:p>
          </table:table-cell>
          <table:table-cell table:style-name="ce1" office:value-type="float" office:value="359166000000000" calcext:value-type="float">
            <text:p>3.59E+14</text:p>
          </table:table-cell>
          <table:table-cell office:value-type="float" office:value="62" calcext:value-type="float">
            <text:p>62</text:p>
          </table:table-cell>
          <table:table-cell table:style-name="ce1" office:value-type="float" office:value="126046000000000" calcext:value-type="float">
            <text:p>1.26E+14</text:p>
          </table:table-cell>
          <table:table-cell table:style-name="ce1" office:value-type="float" office:value="359175000000000" calcext:value-type="float">
            <text:p>3.59E+1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359166000000000" calcext:value-type="float">
            <text:p>3.59E+14</text:p>
          </table:table-cell>
          <table:table-cell/>
          <table:table-cell table:formula="of:=(1+[.A332])*[.C332]" office:value-type="float" office:value="2.2986624E+016" calcext:value-type="float">
            <text:p>2.2986624E+016</text:p>
          </table:table-cell>
          <table:table-cell table:formula="of:=[.E332]/[.$I$6]" office:value-type="float" office:value="1.31202191780822" calcext:value-type="float">
            <text:p>1.31202191780822</text:p>
          </table:table-cell>
          <table:table-cell table:number-columns-repeated="3"/>
          <table:table-cell table:style-name="ce1" office:value-type="float" office:value="359173000000000" calcext:value-type="float">
            <text:p>3.59E+14</text:p>
          </table:table-cell>
          <table:table-cell office:value-type="float" office:value="359166000000000" calcext:value-type="float">
            <text:p>3.59E+14</text:p>
          </table:table-cell>
          <table:table-cell/>
          <table:table-cell table:style-name="ce1" office:value-type="float" office:value="359175000000000" calcext:value-type="float">
            <text:p>3.59E+14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1" office:value-type="float" office:value="124044000000000" calcext:value-type="float">
            <text:p>1.24E+14</text:p>
          </table:table-cell>
          <table:table-cell table:style-name="ce1" office:value-type="float" office:value="353288000000000" calcext:value-type="float">
            <text:p>3.53E+1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24041000000000" calcext:value-type="float">
            <text:p>1.24E+14</text:p>
          </table:table-cell>
          <table:table-cell table:style-name="ce1" office:value-type="float" office:value="353281000000000" calcext:value-type="float">
            <text:p>3.53E+14</text:p>
          </table:table-cell>
          <table:table-cell office:value-type="float" office:value="63" calcext:value-type="float">
            <text:p>63</text:p>
          </table:table-cell>
          <table:table-cell table:style-name="ce1" office:value-type="float" office:value="124046000000000" calcext:value-type="float">
            <text:p>1.24E+14</text:p>
          </table:table-cell>
          <table:table-cell table:style-name="ce1" office:value-type="float" office:value="353290000000000" calcext:value-type="float">
            <text:p>3.53E+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353281000000000" calcext:value-type="float">
            <text:p>3.53E+14</text:p>
          </table:table-cell>
          <table:table-cell/>
          <table:table-cell table:formula="of:=(1+[.A333])*[.C333]" office:value-type="float" office:value="2.2963265E+016" calcext:value-type="float">
            <text:p>2.2963265E+016</text:p>
          </table:table-cell>
          <table:table-cell table:formula="of:=[.E333]/[.$I$6]" office:value-type="float" office:value="1.31068864155251" calcext:value-type="float">
            <text:p>1.31068864155251</text:p>
          </table:table-cell>
          <table:table-cell table:number-columns-repeated="3"/>
          <table:table-cell table:style-name="ce1" office:value-type="float" office:value="353288000000000" calcext:value-type="float">
            <text:p>3.53E+14</text:p>
          </table:table-cell>
          <table:table-cell office:value-type="float" office:value="353281000000000" calcext:value-type="float">
            <text:p>3.53E+14</text:p>
          </table:table-cell>
          <table:table-cell/>
          <table:table-cell table:style-name="ce1" office:value-type="float" office:value="353290000000000" calcext:value-type="float">
            <text:p>3.53E+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" office:value-type="float" office:value="122102000000000" calcext:value-type="float">
            <text:p>1.22E+14</text:p>
          </table:table-cell>
          <table:table-cell table:style-name="ce1" office:value-type="float" office:value="347570000000000" calcext:value-type="float">
            <text:p>3.48E+14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2098000000000" calcext:value-type="float">
            <text:p>1.22E+14</text:p>
          </table:table-cell>
          <table:table-cell table:style-name="ce1" office:value-type="float" office:value="347564000000000" calcext:value-type="float">
            <text:p>3.48E+14</text:p>
          </table:table-cell>
          <table:table-cell office:value-type="float" office:value="64" calcext:value-type="float">
            <text:p>64</text:p>
          </table:table-cell>
          <table:table-cell table:style-name="ce1" office:value-type="float" office:value="122103000000000" calcext:value-type="float">
            <text:p>1.22E+14</text:p>
          </table:table-cell>
          <table:table-cell table:style-name="ce1" office:value-type="float" office:value="347572000000000" calcext:value-type="float">
            <text:p>3.48E+1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347564000000000" calcext:value-type="float">
            <text:p>3.48E+14</text:p>
          </table:table-cell>
          <table:table-cell/>
          <table:table-cell table:formula="of:=(1+[.A334])*[.C334]" office:value-type="float" office:value="2.2939224E+016" calcext:value-type="float">
            <text:p>2.2939224E+016</text:p>
          </table:table-cell>
          <table:table-cell table:formula="of:=[.E334]/[.$I$6]" office:value-type="float" office:value="1.30931643835616" calcext:value-type="float">
            <text:p>1.30931643835616</text:p>
          </table:table-cell>
          <table:table-cell table:number-columns-repeated="3"/>
          <table:table-cell table:style-name="ce1" office:value-type="float" office:value="347570000000000" calcext:value-type="float">
            <text:p>3.48E+14</text:p>
          </table:table-cell>
          <table:table-cell office:value-type="float" office:value="347564000000000" calcext:value-type="float">
            <text:p>3.48E+14</text:p>
          </table:table-cell>
          <table:table-cell/>
          <table:table-cell table:style-name="ce1" office:value-type="float" office:value="347572000000000" calcext:value-type="float">
            <text:p>3.48E+1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1" office:value-type="float" office:value="120215000000000" calcext:value-type="float">
            <text:p>1.20E+14</text:p>
          </table:table-cell>
          <table:table-cell table:style-name="ce1" office:value-type="float" office:value="342013000000000" calcext:value-type="float">
            <text:p>3.42E+14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20211000000000" calcext:value-type="float">
            <text:p>1.20E+14</text:p>
          </table:table-cell>
          <table:table-cell table:style-name="ce1" office:value-type="float" office:value="342006000000000" calcext:value-type="float">
            <text:p>3.42E+14</text:p>
          </table:table-cell>
          <table:table-cell office:value-type="float" office:value="65" calcext:value-type="float">
            <text:p>65</text:p>
          </table:table-cell>
          <table:table-cell table:style-name="ce1" office:value-type="float" office:value="120216000000000" calcext:value-type="float">
            <text:p>1.20E+14</text:p>
          </table:table-cell>
          <table:table-cell table:style-name="ce1" office:value-type="float" office:value="342015000000000" calcext:value-type="float">
            <text:p>3.42E+1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342006000000000" calcext:value-type="float">
            <text:p>3.42E+14</text:p>
          </table:table-cell>
          <table:table-cell/>
          <table:table-cell table:formula="of:=(1+[.A335])*[.C335]" office:value-type="float" office:value="2.2914402E+016" calcext:value-type="float">
            <text:p>2.2914402E+016</text:p>
          </table:table-cell>
          <table:table-cell table:formula="of:=[.E335]/[.$I$6]" office:value-type="float" office:value="1.30789965753425" calcext:value-type="float">
            <text:p>1.30789965753425</text:p>
          </table:table-cell>
          <table:table-cell table:number-columns-repeated="3"/>
          <table:table-cell table:style-name="ce1" office:value-type="float" office:value="342013000000000" calcext:value-type="float">
            <text:p>3.42E+14</text:p>
          </table:table-cell>
          <table:table-cell office:value-type="float" office:value="342006000000000" calcext:value-type="float">
            <text:p>3.42E+14</text:p>
          </table:table-cell>
          <table:table-cell/>
          <table:table-cell table:style-name="ce1" office:value-type="float" office:value="342015000000000" calcext:value-type="float">
            <text:p>3.42E+14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style-name="ce1" office:value-type="float" office:value="118381000000000" calcext:value-type="float">
            <text:p>1.18E+14</text:p>
          </table:table-cell>
          <table:table-cell table:style-name="ce1" office:value-type="float" office:value="336609000000000" calcext:value-type="float">
            <text:p>3.37E+1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18378000000000" calcext:value-type="float">
            <text:p>1.18E+14</text:p>
          </table:table-cell>
          <table:table-cell table:style-name="ce1" office:value-type="float" office:value="336602000000000" calcext:value-type="float">
            <text:p>3.37E+14</text:p>
          </table:table-cell>
          <table:table-cell office:value-type="float" office:value="66" calcext:value-type="float">
            <text:p>66</text:p>
          </table:table-cell>
          <table:table-cell table:style-name="ce1" office:value-type="float" office:value="118382000000000" calcext:value-type="float">
            <text:p>1.18E+14</text:p>
          </table:table-cell>
          <table:table-cell table:style-name="ce1" office:value-type="float" office:value="336610000000000" calcext:value-type="float">
            <text:p>3.37E+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336602000000000" calcext:value-type="float">
            <text:p>3.37E+14</text:p>
          </table:table-cell>
          <table:table-cell/>
          <table:table-cell table:formula="of:=(1+[.A336])*[.C336]" office:value-type="float" office:value="2.2888936E+016" calcext:value-type="float">
            <text:p>2.2888936E+016</text:p>
          </table:table-cell>
          <table:table-cell table:formula="of:=[.E336]/[.$I$6]" office:value-type="float" office:value="1.30644611872146" calcext:value-type="float">
            <text:p>1.30644611872146</text:p>
          </table:table-cell>
          <table:table-cell table:number-columns-repeated="3"/>
          <table:table-cell table:style-name="ce1" office:value-type="float" office:value="336609000000000" calcext:value-type="float">
            <text:p>3.37E+14</text:p>
          </table:table-cell>
          <table:table-cell office:value-type="float" office:value="336602000000000" calcext:value-type="float">
            <text:p>3.37E+14</text:p>
          </table:table-cell>
          <table:table-cell/>
          <table:table-cell table:style-name="ce1" office:value-type="float" office:value="336610000000000" calcext:value-type="float">
            <text:p>3.37E+1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1" office:value-type="float" office:value="116598000000000" calcext:value-type="float">
            <text:p>1.17E+14</text:p>
          </table:table-cell>
          <table:table-cell table:style-name="ce1" office:value-type="float" office:value="331351000000000" calcext:value-type="float">
            <text:p>3.31E+14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16595000000000" calcext:value-type="float">
            <text:p>1.17E+14</text:p>
          </table:table-cell>
          <table:table-cell table:style-name="ce1" office:value-type="float" office:value="331345000000000" calcext:value-type="float">
            <text:p>3.31E+14</text:p>
          </table:table-cell>
          <table:table-cell office:value-type="float" office:value="67" calcext:value-type="float">
            <text:p>67</text:p>
          </table:table-cell>
          <table:table-cell table:style-name="ce1" office:value-type="float" office:value="116599000000000" calcext:value-type="float">
            <text:p>1.17E+14</text:p>
          </table:table-cell>
          <table:table-cell table:style-name="ce1" office:value-type="float" office:value="331353000000000" calcext:value-type="float">
            <text:p>3.31E+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331345000000000" calcext:value-type="float">
            <text:p>3.31E+14</text:p>
          </table:table-cell>
          <table:table-cell/>
          <table:table-cell table:formula="of:=(1+[.A337])*[.C337]" office:value-type="float" office:value="2.2862805E+016" calcext:value-type="float">
            <text:p>2.2862805E+016</text:p>
          </table:table-cell>
          <table:table-cell table:formula="of:=[.E337]/[.$I$6]" office:value-type="float" office:value="1.30495462328767" calcext:value-type="float">
            <text:p>1.30495462328767</text:p>
          </table:table-cell>
          <table:table-cell table:number-columns-repeated="3"/>
          <table:table-cell table:style-name="ce1" office:value-type="float" office:value="331351000000000" calcext:value-type="float">
            <text:p>3.31E+14</text:p>
          </table:table-cell>
          <table:table-cell office:value-type="float" office:value="331345000000000" calcext:value-type="float">
            <text:p>3.31E+14</text:p>
          </table:table-cell>
          <table:table-cell/>
          <table:table-cell table:style-name="ce1" office:value-type="float" office:value="331353000000000" calcext:value-type="float">
            <text:p>3.31E+14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style-name="ce1" office:value-type="float" office:value="114864000000000" calcext:value-type="float">
            <text:p>1.15E+14</text:p>
          </table:table-cell>
          <table:table-cell table:style-name="ce1" office:value-type="float" office:value="326234000000000" calcext:value-type="float">
            <text:p>3.26E+14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14861000000000" calcext:value-type="float">
            <text:p>1.15E+14</text:p>
          </table:table-cell>
          <table:table-cell table:style-name="ce1" office:value-type="float" office:value="326228000000000" calcext:value-type="float">
            <text:p>3.26E+14</text:p>
          </table:table-cell>
          <table:table-cell office:value-type="float" office:value="68" calcext:value-type="float">
            <text:p>68</text:p>
          </table:table-cell>
          <table:table-cell table:style-name="ce1" office:value-type="float" office:value="114865000000000" calcext:value-type="float">
            <text:p>1.15E+14</text:p>
          </table:table-cell>
          <table:table-cell table:style-name="ce1" office:value-type="float" office:value="326236000000000" calcext:value-type="float">
            <text:p>3.26E+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326228000000000" calcext:value-type="float">
            <text:p>3.26E+14</text:p>
          </table:table-cell>
          <table:table-cell/>
          <table:table-cell table:formula="of:=(1+[.A338])*[.C338]" office:value-type="float" office:value="2.283596E+016" calcext:value-type="float">
            <text:p>2.283596E+016</text:p>
          </table:table-cell>
          <table:table-cell table:formula="of:=[.E338]/[.$I$6]" office:value-type="float" office:value="1.30342237442922" calcext:value-type="float">
            <text:p>1.30342237442922</text:p>
          </table:table-cell>
          <table:table-cell table:number-columns-repeated="3"/>
          <table:table-cell table:style-name="ce1" office:value-type="float" office:value="326234000000000" calcext:value-type="float">
            <text:p>3.26E+14</text:p>
          </table:table-cell>
          <table:table-cell office:value-type="float" office:value="326228000000000" calcext:value-type="float">
            <text:p>3.26E+14</text:p>
          </table:table-cell>
          <table:table-cell/>
          <table:table-cell table:style-name="ce1" office:value-type="float" office:value="326236000000000" calcext:value-type="float">
            <text:p>3.26E+1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style-name="ce1" office:value-type="float" office:value="113177000000000" calcext:value-type="float">
            <text:p>1.13E+14</text:p>
          </table:table-cell>
          <table:table-cell table:style-name="ce1" office:value-type="float" office:value="321252000000000" calcext:value-type="float">
            <text:p>3.21E+14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13174000000000" calcext:value-type="float">
            <text:p>1.13E+14</text:p>
          </table:table-cell>
          <table:table-cell table:style-name="ce1" office:value-type="float" office:value="321246000000000" calcext:value-type="float">
            <text:p>3.21E+14</text:p>
          </table:table-cell>
          <table:table-cell office:value-type="float" office:value="69" calcext:value-type="float">
            <text:p>69</text:p>
          </table:table-cell>
          <table:table-cell table:style-name="ce1" office:value-type="float" office:value="113178000000000" calcext:value-type="float">
            <text:p>1.13E+14</text:p>
          </table:table-cell>
          <table:table-cell table:style-name="ce1" office:value-type="float" office:value="321254000000000" calcext:value-type="float">
            <text:p>3.21E+1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321246000000000" calcext:value-type="float">
            <text:p>3.21E+14</text:p>
          </table:table-cell>
          <table:table-cell/>
          <table:table-cell table:formula="of:=(1+[.A339])*[.C339]" office:value-type="float" office:value="2.2808466E+016" calcext:value-type="float">
            <text:p>2.2808466E+016</text:p>
          </table:table-cell>
          <table:table-cell table:formula="of:=[.E339]/[.$I$6]" office:value-type="float" office:value="1.30185308219178" calcext:value-type="float">
            <text:p>1.30185308219178</text:p>
          </table:table-cell>
          <table:table-cell table:number-columns-repeated="3"/>
          <table:table-cell table:style-name="ce1" office:value-type="float" office:value="321252000000000" calcext:value-type="float">
            <text:p>3.21E+14</text:p>
          </table:table-cell>
          <table:table-cell office:value-type="float" office:value="321246000000000" calcext:value-type="float">
            <text:p>3.21E+14</text:p>
          </table:table-cell>
          <table:table-cell/>
          <table:table-cell table:style-name="ce1" office:value-type="float" office:value="321254000000000" calcext:value-type="float">
            <text:p>3.21E+1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1" office:value-type="float" office:value="111535000000000" calcext:value-type="float">
            <text:p>1.12E+14</text:p>
          </table:table-cell>
          <table:table-cell table:style-name="ce1" office:value-type="float" office:value="316399000000000" calcext:value-type="float">
            <text:p>3.16E+14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11532000000000" calcext:value-type="float">
            <text:p>1.12E+14</text:p>
          </table:table-cell>
          <table:table-cell table:style-name="ce1" office:value-type="float" office:value="316393000000000" calcext:value-type="float">
            <text:p>3.16E+14</text:p>
          </table:table-cell>
          <table:table-cell office:value-type="float" office:value="70" calcext:value-type="float">
            <text:p>70</text:p>
          </table:table-cell>
          <table:table-cell table:style-name="ce1" office:value-type="float" office:value="111536000000000" calcext:value-type="float">
            <text:p>1.12E+14</text:p>
          </table:table-cell>
          <table:table-cell table:style-name="ce1" office:value-type="float" office:value="316401000000000" calcext:value-type="float">
            <text:p>3.16E+1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316393000000000" calcext:value-type="float">
            <text:p>3.16E+14</text:p>
          </table:table-cell>
          <table:table-cell/>
          <table:table-cell table:formula="of:=(1+[.A340])*[.C340]" office:value-type="float" office:value="2.2780296E+016" calcext:value-type="float">
            <text:p>2.2780296E+016</text:p>
          </table:table-cell>
          <table:table-cell table:formula="of:=[.E340]/[.$I$6]" office:value-type="float" office:value="1.30024520547945" calcext:value-type="float">
            <text:p>1.30024520547945</text:p>
          </table:table-cell>
          <table:table-cell table:number-columns-repeated="3"/>
          <table:table-cell table:style-name="ce1" office:value-type="float" office:value="316399000000000" calcext:value-type="float">
            <text:p>3.16E+14</text:p>
          </table:table-cell>
          <table:table-cell office:value-type="float" office:value="316393000000000" calcext:value-type="float">
            <text:p>3.16E+14</text:p>
          </table:table-cell>
          <table:table-cell/>
          <table:table-cell table:style-name="ce1" office:value-type="float" office:value="316401000000000" calcext:value-type="float">
            <text:p>3.16E+1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style-name="ce1" office:value-type="float" office:value="109936000000000" calcext:value-type="float">
            <text:p>1.10E+14</text:p>
          </table:table-cell>
          <table:table-cell table:style-name="ce1" office:value-type="float" office:value="311671000000000" calcext:value-type="float">
            <text:p>3.12E+1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09932000000000" calcext:value-type="float">
            <text:p>1.10E+14</text:p>
          </table:table-cell>
          <table:table-cell table:style-name="ce1" office:value-type="float" office:value="311665000000000" calcext:value-type="float">
            <text:p>3.12E+14</text:p>
          </table:table-cell>
          <table:table-cell office:value-type="float" office:value="71" calcext:value-type="float">
            <text:p>71</text:p>
          </table:table-cell>
          <table:table-cell table:style-name="ce1" office:value-type="float" office:value="109937000000000" calcext:value-type="float">
            <text:p>1.10E+14</text:p>
          </table:table-cell>
          <table:table-cell table:style-name="ce1" office:value-type="float" office:value="311672000000000" calcext:value-type="float">
            <text:p>3.12E+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311665000000000" calcext:value-type="float">
            <text:p>3.12E+14</text:p>
          </table:table-cell>
          <table:table-cell/>
          <table:table-cell table:formula="of:=(1+[.A341])*[.C341]" office:value-type="float" office:value="2.2751545E+016" calcext:value-type="float">
            <text:p>2.2751545E+016</text:p>
          </table:table-cell>
          <table:table-cell table:formula="of:=[.E341]/[.$I$6]" office:value-type="float" office:value="1.29860416666667" calcext:value-type="float">
            <text:p>1.29860416666667</text:p>
          </table:table-cell>
          <table:table-cell table:number-columns-repeated="3"/>
          <table:table-cell table:style-name="ce1" office:value-type="float" office:value="311671000000000" calcext:value-type="float">
            <text:p>3.12E+14</text:p>
          </table:table-cell>
          <table:table-cell office:value-type="float" office:value="311665000000000" calcext:value-type="float">
            <text:p>3.12E+14</text:p>
          </table:table-cell>
          <table:table-cell/>
          <table:table-cell table:style-name="ce1" office:value-type="float" office:value="311672000000000" calcext:value-type="float">
            <text:p>3.12E+1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style-name="ce1" office:value-type="float" office:value="108378000000000" calcext:value-type="float">
            <text:p>1.08E+14</text:p>
          </table:table-cell>
          <table:table-cell table:style-name="ce1" office:value-type="float" office:value="307062000000000" calcext:value-type="float">
            <text:p>3.07E+14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08375000000000" calcext:value-type="float">
            <text:p>1.08E+14</text:p>
          </table:table-cell>
          <table:table-cell table:style-name="ce1" office:value-type="float" office:value="307056000000000" calcext:value-type="float">
            <text:p>3.07E+14</text:p>
          </table:table-cell>
          <table:table-cell office:value-type="float" office:value="72" calcext:value-type="float">
            <text:p>72</text:p>
          </table:table-cell>
          <table:table-cell table:style-name="ce1" office:value-type="float" office:value="108379000000000" calcext:value-type="float">
            <text:p>1.08E+14</text:p>
          </table:table-cell>
          <table:table-cell table:style-name="ce1" office:value-type="float" office:value="307063000000000" calcext:value-type="float">
            <text:p>3.07E+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307056000000000" calcext:value-type="float">
            <text:p>3.07E+14</text:p>
          </table:table-cell>
          <table:table-cell/>
          <table:table-cell table:formula="of:=(1+[.A342])*[.C342]" office:value-type="float" office:value="2.2722144E+016" calcext:value-type="float">
            <text:p>2.2722144E+016</text:p>
          </table:table-cell>
          <table:table-cell table:formula="of:=[.E342]/[.$I$6]" office:value-type="float" office:value="1.29692602739726" calcext:value-type="float">
            <text:p>1.29692602739726</text:p>
          </table:table-cell>
          <table:table-cell table:number-columns-repeated="3"/>
          <table:table-cell table:style-name="ce1" office:value-type="float" office:value="307062000000000" calcext:value-type="float">
            <text:p>3.07E+14</text:p>
          </table:table-cell>
          <table:table-cell office:value-type="float" office:value="307056000000000" calcext:value-type="float">
            <text:p>3.07E+14</text:p>
          </table:table-cell>
          <table:table-cell/>
          <table:table-cell table:style-name="ce1" office:value-type="float" office:value="307063000000000" calcext:value-type="float">
            <text:p>3.07E+1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style-name="ce1" office:value-type="float" office:value="106860000000000" calcext:value-type="float">
            <text:p>1.07E+14</text:p>
          </table:table-cell>
          <table:table-cell table:style-name="ce1" office:value-type="float" office:value="302568000000000" calcext:value-type="float">
            <text:p>3.03E+14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06857000000000" calcext:value-type="float">
            <text:p>1.07E+14</text:p>
          </table:table-cell>
          <table:table-cell table:style-name="ce1" office:value-type="float" office:value="302562000000000" calcext:value-type="float">
            <text:p>3.03E+14</text:p>
          </table:table-cell>
          <table:table-cell office:value-type="float" office:value="73" calcext:value-type="float">
            <text:p>73</text:p>
          </table:table-cell>
          <table:table-cell table:style-name="ce1" office:value-type="float" office:value="106861000000000" calcext:value-type="float">
            <text:p>1.07E+14</text:p>
          </table:table-cell>
          <table:table-cell table:style-name="ce1" office:value-type="float" office:value="302569000000000" calcext:value-type="float">
            <text:p>3.03E+1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302562000000000" calcext:value-type="float">
            <text:p>3.03E+14</text:p>
          </table:table-cell>
          <table:table-cell/>
          <table:table-cell table:formula="of:=(1+[.A343])*[.C343]" office:value-type="float" office:value="2.269215E+016" calcext:value-type="float">
            <text:p>2.269215E+016</text:p>
          </table:table-cell>
          <table:table-cell table:formula="of:=[.E343]/[.$I$6]" office:value-type="float" office:value="1.29521404109589" calcext:value-type="float">
            <text:p>1.29521404109589</text:p>
          </table:table-cell>
          <table:table-cell table:number-columns-repeated="3"/>
          <table:table-cell table:style-name="ce1" office:value-type="float" office:value="302568000000000" calcext:value-type="float">
            <text:p>3.03E+14</text:p>
          </table:table-cell>
          <table:table-cell office:value-type="float" office:value="302562000000000" calcext:value-type="float">
            <text:p>3.03E+14</text:p>
          </table:table-cell>
          <table:table-cell/>
          <table:table-cell table:style-name="ce1" office:value-type="float" office:value="302569000000000" calcext:value-type="float">
            <text:p>3.03E+1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style-name="ce1" office:value-type="float" office:value="105380000000000" calcext:value-type="float">
            <text:p>1.05E+14</text:p>
          </table:table-cell>
          <table:table-cell table:style-name="ce1" office:value-type="float" office:value="298184000000000" calcext:value-type="float">
            <text:p>2.98E+1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05377000000000" calcext:value-type="float">
            <text:p>1.05E+14</text:p>
          </table:table-cell>
          <table:table-cell table:style-name="ce1" office:value-type="float" office:value="298179000000000" calcext:value-type="float">
            <text:p>2.98E+1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05381000000000" calcext:value-type="float">
            <text:p>1.05E+14</text:p>
          </table:table-cell>
          <table:table-cell table:style-name="ce1" office:value-type="float" office:value="298186000000000" calcext:value-type="float">
            <text:p>2.98E+1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298179000000000" calcext:value-type="float">
            <text:p>2.98E+14</text:p>
          </table:table-cell>
          <table:table-cell/>
          <table:table-cell table:formula="of:=(1+[.A344])*[.C344]" office:value-type="float" office:value="2.2661604E+016" calcext:value-type="float">
            <text:p>2.2661604E+016</text:p>
          </table:table-cell>
          <table:table-cell table:formula="of:=[.E344]/[.$I$6]" office:value-type="float" office:value="1.29347054794521" calcext:value-type="float">
            <text:p>1.29347054794521</text:p>
          </table:table-cell>
          <table:table-cell table:number-columns-repeated="3"/>
          <table:table-cell table:style-name="ce1" office:value-type="float" office:value="298184000000000" calcext:value-type="float">
            <text:p>2.98E+14</text:p>
          </table:table-cell>
          <table:table-cell office:value-type="float" office:value="298179000000000" calcext:value-type="float">
            <text:p>2.98E+14</text:p>
          </table:table-cell>
          <table:table-cell/>
          <table:table-cell table:style-name="ce1" office:value-type="float" office:value="298186000000000" calcext:value-type="float">
            <text:p>2.98E+1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1" office:value-type="float" office:value="103937000000000" calcext:value-type="float">
            <text:p>1.04E+14</text:p>
          </table:table-cell>
          <table:table-cell table:style-name="ce1" office:value-type="float" office:value="293907000000000" calcext:value-type="float">
            <text:p>2.94E+14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03934000000000" calcext:value-type="float">
            <text:p>1.04E+14</text:p>
          </table:table-cell>
          <table:table-cell table:style-name="ce1" office:value-type="float" office:value="293902000000000" calcext:value-type="float">
            <text:p>2.94E+14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103938000000000" calcext:value-type="float">
            <text:p>1.04E+14</text:p>
          </table:table-cell>
          <table:table-cell table:style-name="ce1" office:value-type="float" office:value="293909000000000" calcext:value-type="float">
            <text:p>2.94E+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293902000000000" calcext:value-type="float">
            <text:p>2.94E+14</text:p>
          </table:table-cell>
          <table:table-cell/>
          <table:table-cell table:formula="of:=(1+[.A345])*[.C345]" office:value-type="float" office:value="2.2630454E+016" calcext:value-type="float">
            <text:p>2.2630454E+016</text:p>
          </table:table-cell>
          <table:table-cell table:formula="of:=[.E345]/[.$I$6]" office:value-type="float" office:value="1.29169257990868" calcext:value-type="float">
            <text:p>1.29169257990868</text:p>
          </table:table-cell>
          <table:table-cell table:number-columns-repeated="3"/>
          <table:table-cell table:style-name="ce1" office:value-type="float" office:value="293907000000000" calcext:value-type="float">
            <text:p>2.94E+14</text:p>
          </table:table-cell>
          <table:table-cell office:value-type="float" office:value="293902000000000" calcext:value-type="float">
            <text:p>2.94E+14</text:p>
          </table:table-cell>
          <table:table-cell/>
          <table:table-cell table:style-name="ce1" office:value-type="float" office:value="293909000000000" calcext:value-type="float">
            <text:p>2.94E+1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1" office:value-type="float" office:value="102530000000000" calcext:value-type="float">
            <text:p>1.03E+14</text:p>
          </table:table-cell>
          <table:table-cell table:style-name="ce1" office:value-type="float" office:value="289733000000000" calcext:value-type="float">
            <text:p>2.90E+14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02527000000000" calcext:value-type="float">
            <text:p>1.03E+14</text:p>
          </table:table-cell>
          <table:table-cell table:style-name="ce1" office:value-type="float" office:value="289728000000000" calcext:value-type="float">
            <text:p>2.90E+14</text:p>
          </table:table-cell>
          <table:table-cell office:value-type="float" office:value="76" calcext:value-type="float">
            <text:p>76</text:p>
          </table:table-cell>
          <table:table-cell table:style-name="ce1" office:value-type="float" office:value="102531000000000" calcext:value-type="float">
            <text:p>1.03E+14</text:p>
          </table:table-cell>
          <table:table-cell table:style-name="ce1" office:value-type="float" office:value="289735000000000" calcext:value-type="float">
            <text:p>2.90E+1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289728000000000" calcext:value-type="float">
            <text:p>2.90E+14</text:p>
          </table:table-cell>
          <table:table-cell/>
          <table:table-cell table:formula="of:=(1+[.A346])*[.C346]" office:value-type="float" office:value="2.2598784E+016" calcext:value-type="float">
            <text:p>2.2598784E+016</text:p>
          </table:table-cell>
          <table:table-cell table:formula="of:=[.E346]/[.$I$6]" office:value-type="float" office:value="1.28988493150685" calcext:value-type="float">
            <text:p>1.28988493150685</text:p>
          </table:table-cell>
          <table:table-cell table:number-columns-repeated="3"/>
          <table:table-cell table:style-name="ce1" office:value-type="float" office:value="289733000000000" calcext:value-type="float">
            <text:p>2.90E+14</text:p>
          </table:table-cell>
          <table:table-cell office:value-type="float" office:value="289728000000000" calcext:value-type="float">
            <text:p>2.90E+14</text:p>
          </table:table-cell>
          <table:table-cell/>
          <table:table-cell table:style-name="ce1" office:value-type="float" office:value="289735000000000" calcext:value-type="float">
            <text:p>2.90E+1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style-name="ce1" office:value-type="float" office:value="101157000000000" calcext:value-type="float">
            <text:p>1.01E+14</text:p>
          </table:table-cell>
          <table:table-cell table:style-name="ce1" office:value-type="float" office:value="285658000000000" calcext:value-type="float">
            <text:p>2.86E+14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1154000000000" calcext:value-type="float">
            <text:p>1.01E+14</text:p>
          </table:table-cell>
          <table:table-cell table:style-name="ce1" office:value-type="float" office:value="285653000000000" calcext:value-type="float">
            <text:p>2.86E+14</text:p>
          </table:table-cell>
          <table:table-cell office:value-type="float" office:value="77" calcext:value-type="float">
            <text:p>77</text:p>
          </table:table-cell>
          <table:table-cell table:style-name="ce1" office:value-type="float" office:value="101158000000000" calcext:value-type="float">
            <text:p>1.01E+14</text:p>
          </table:table-cell>
          <table:table-cell table:style-name="ce1" office:value-type="float" office:value="285660000000000" calcext:value-type="float">
            <text:p>2.86E+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285653000000000" calcext:value-type="float">
            <text:p>2.86E+14</text:p>
          </table:table-cell>
          <table:table-cell/>
          <table:table-cell table:formula="of:=(1+[.A347])*[.C347]" office:value-type="float" office:value="2.2566587E+016" calcext:value-type="float">
            <text:p>2.2566587E+016</text:p>
          </table:table-cell>
          <table:table-cell table:formula="of:=[.E347]/[.$I$6]" office:value-type="float" office:value="1.28804720319635" calcext:value-type="float">
            <text:p>1.28804720319635</text:p>
          </table:table-cell>
          <table:table-cell table:number-columns-repeated="3"/>
          <table:table-cell table:style-name="ce1" office:value-type="float" office:value="285658000000000" calcext:value-type="float">
            <text:p>2.86E+14</text:p>
          </table:table-cell>
          <table:table-cell office:value-type="float" office:value="285653000000000" calcext:value-type="float">
            <text:p>2.86E+14</text:p>
          </table:table-cell>
          <table:table-cell/>
          <table:table-cell table:style-name="ce1" office:value-type="float" office:value="285660000000000" calcext:value-type="float">
            <text:p>2.86E+1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style-name="ce1" office:value-type="float" office:value="99817300000000" calcext:value-type="float">
            <text:p>9.98E+13</text:p>
          </table:table-cell>
          <table:table-cell table:style-name="ce1" office:value-type="float" office:value="281679000000000" calcext:value-type="float">
            <text:p>2.82E+1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9814400000000" calcext:value-type="float">
            <text:p>9.98E+13</text:p>
          </table:table-cell>
          <table:table-cell table:style-name="ce1" office:value-type="float" office:value="281674000000000" calcext:value-type="float">
            <text:p>2.82E+14</text:p>
          </table:table-cell>
          <table:table-cell office:value-type="float" office:value="78" calcext:value-type="float">
            <text:p>78</text:p>
          </table:table-cell>
          <table:table-cell table:style-name="ce1" office:value-type="float" office:value="99818100000000" calcext:value-type="float">
            <text:p>9.98E+13</text:p>
          </table:table-cell>
          <table:table-cell table:style-name="ce1" office:value-type="float" office:value="281681000000000" calcext:value-type="float">
            <text:p>2.82E+1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281674000000000" calcext:value-type="float">
            <text:p>2.82E+14</text:p>
          </table:table-cell>
          <table:table-cell/>
          <table:table-cell table:formula="of:=(1+[.A348])*[.C348]" office:value-type="float" office:value="2.253392E+016" calcext:value-type="float">
            <text:p>2.253392E+016</text:p>
          </table:table-cell>
          <table:table-cell table:formula="of:=[.E348]/[.$I$6]" office:value-type="float" office:value="1.28618264840183" calcext:value-type="float">
            <text:p>1.28618264840183</text:p>
          </table:table-cell>
          <table:table-cell table:number-columns-repeated="3"/>
          <table:table-cell table:style-name="ce1" office:value-type="float" office:value="281679000000000" calcext:value-type="float">
            <text:p>2.82E+14</text:p>
          </table:table-cell>
          <table:table-cell office:value-type="float" office:value="281674000000000" calcext:value-type="float">
            <text:p>2.82E+14</text:p>
          </table:table-cell>
          <table:table-cell/>
          <table:table-cell table:style-name="ce1" office:value-type="float" office:value="281681000000000" calcext:value-type="float">
            <text:p>2.82E+1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style-name="ce1" office:value-type="float" office:value="98509200000000" calcext:value-type="float">
            <text:p>9.85E+13</text:p>
          </table:table-cell>
          <table:table-cell table:style-name="ce1" office:value-type="float" office:value="277792000000000" calcext:value-type="float">
            <text:p>2.78E+14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8506400000000" calcext:value-type="float">
            <text:p>9.85E+13</text:p>
          </table:table-cell>
          <table:table-cell table:style-name="ce1" office:value-type="float" office:value="277787000000000" calcext:value-type="float">
            <text:p>2.78E+14</text:p>
          </table:table-cell>
          <table:table-cell office:value-type="float" office:value="79" calcext:value-type="float">
            <text:p>79</text:p>
          </table:table-cell>
          <table:table-cell table:style-name="ce1" office:value-type="float" office:value="98510000000000" calcext:value-type="float">
            <text:p>9.85E+13</text:p>
          </table:table-cell>
          <table:table-cell table:style-name="ce1" office:value-type="float" office:value="277794000000000" calcext:value-type="float">
            <text:p>2.78E+1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277787000000000" calcext:value-type="float">
            <text:p>2.78E+14</text:p>
          </table:table-cell>
          <table:table-cell/>
          <table:table-cell table:formula="of:=(1+[.A349])*[.C349]" office:value-type="float" office:value="2.2500747E+016" calcext:value-type="float">
            <text:p>2.2500747E+016</text:p>
          </table:table-cell>
          <table:table-cell table:formula="of:=[.E349]/[.$I$6]" office:value-type="float" office:value="1.28428921232877" calcext:value-type="float">
            <text:p>1.28428921232877</text:p>
          </table:table-cell>
          <table:table-cell table:number-columns-repeated="3"/>
          <table:table-cell table:style-name="ce1" office:value-type="float" office:value="277792000000000" calcext:value-type="float">
            <text:p>2.78E+14</text:p>
          </table:table-cell>
          <table:table-cell office:value-type="float" office:value="277787000000000" calcext:value-type="float">
            <text:p>2.78E+14</text:p>
          </table:table-cell>
          <table:table-cell/>
          <table:table-cell table:style-name="ce1" office:value-type="float" office:value="277794000000000" calcext:value-type="float">
            <text:p>2.78E+1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1" office:value-type="float" office:value="97231900000000" calcext:value-type="float">
            <text:p>9.72E+13</text:p>
          </table:table-cell>
          <table:table-cell table:style-name="ce1" office:value-type="float" office:value="273994000000000" calcext:value-type="float">
            <text:p>2.74E+1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7229200000000" calcext:value-type="float">
            <text:p>9.72E+13</text:p>
          </table:table-cell>
          <table:table-cell table:style-name="ce1" office:value-type="float" office:value="273990000000000" calcext:value-type="float">
            <text:p>2.74E+14</text:p>
          </table:table-cell>
          <table:table-cell office:value-type="float" office:value="80" calcext:value-type="float">
            <text:p>80</text:p>
          </table:table-cell>
          <table:table-cell table:style-name="ce1" office:value-type="float" office:value="97232700000000" calcext:value-type="float">
            <text:p>9.72E+13</text:p>
          </table:table-cell>
          <table:table-cell table:style-name="ce1" office:value-type="float" office:value="273996000000000" calcext:value-type="float">
            <text:p>2.74E+1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273990000000000" calcext:value-type="float">
            <text:p>2.74E+14</text:p>
          </table:table-cell>
          <table:table-cell/>
          <table:table-cell table:formula="of:=(1+[.A350])*[.C350]" office:value-type="float" office:value="2.246718E+016" calcext:value-type="float">
            <text:p>2.246718E+016</text:p>
          </table:table-cell>
          <table:table-cell table:formula="of:=[.E350]/[.$I$6]" office:value-type="float" office:value="1.28237328767123" calcext:value-type="float">
            <text:p>1.28237328767123</text:p>
          </table:table-cell>
          <table:table-cell table:number-columns-repeated="3"/>
          <table:table-cell table:style-name="ce1" office:value-type="float" office:value="273994000000000" calcext:value-type="float">
            <text:p>2.74E+14</text:p>
          </table:table-cell>
          <table:table-cell office:value-type="float" office:value="273990000000000" calcext:value-type="float">
            <text:p>2.74E+14</text:p>
          </table:table-cell>
          <table:table-cell/>
          <table:table-cell table:style-name="ce1" office:value-type="float" office:value="273996000000000" calcext:value-type="float">
            <text:p>2.74E+1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1" office:value-type="float" office:value="95984300000000" calcext:value-type="float">
            <text:p>9.60E+13</text:p>
          </table:table-cell>
          <table:table-cell table:style-name="ce1" office:value-type="float" office:value="270283000000000" calcext:value-type="float">
            <text:p>2.70E+14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95981700000000" calcext:value-type="float">
            <text:p>9.60E+13</text:p>
          </table:table-cell>
          <table:table-cell table:style-name="ce1" office:value-type="float" office:value="270278000000000" calcext:value-type="float">
            <text:p>2.70E+14</text:p>
          </table:table-cell>
          <table:table-cell office:value-type="float" office:value="81" calcext:value-type="float">
            <text:p>81</text:p>
          </table:table-cell>
          <table:table-cell table:style-name="ce1" office:value-type="float" office:value="95985100000000" calcext:value-type="float">
            <text:p>9.60E+13</text:p>
          </table:table-cell>
          <table:table-cell table:style-name="ce1" office:value-type="float" office:value="270284000000000" calcext:value-type="float">
            <text:p>2.70E+1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270278000000000" calcext:value-type="float">
            <text:p>2.70E+14</text:p>
          </table:table-cell>
          <table:table-cell/>
          <table:table-cell table:formula="of:=(1+[.A351])*[.C351]" office:value-type="float" office:value="2.2433074E+016" calcext:value-type="float">
            <text:p>2.2433074E+016</text:p>
          </table:table-cell>
          <table:table-cell table:formula="of:=[.E351]/[.$I$6]" office:value-type="float" office:value="1.28042659817352" calcext:value-type="float">
            <text:p>1.28042659817352</text:p>
          </table:table-cell>
          <table:table-cell table:number-columns-repeated="3"/>
          <table:table-cell table:style-name="ce1" office:value-type="float" office:value="270283000000000" calcext:value-type="float">
            <text:p>2.70E+14</text:p>
          </table:table-cell>
          <table:table-cell office:value-type="float" office:value="270278000000000" calcext:value-type="float">
            <text:p>2.70E+14</text:p>
          </table:table-cell>
          <table:table-cell/>
          <table:table-cell table:style-name="ce1" office:value-type="float" office:value="270284000000000" calcext:value-type="float">
            <text:p>2.70E+1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1" office:value-type="float" office:value="94765500000000" calcext:value-type="float">
            <text:p>9.48E+13</text:p>
          </table:table-cell>
          <table:table-cell table:style-name="ce1" office:value-type="float" office:value="266655000000000" calcext:value-type="float">
            <text:p>2.67E+1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94762900000000" calcext:value-type="float">
            <text:p>9.48E+13</text:p>
          </table:table-cell>
          <table:table-cell table:style-name="ce1" office:value-type="float" office:value="266650000000000" calcext:value-type="float">
            <text:p>2.67E+14</text:p>
          </table:table-cell>
          <table:table-cell office:value-type="float" office:value="82" calcext:value-type="float">
            <text:p>82</text:p>
          </table:table-cell>
          <table:table-cell table:style-name="ce1" office:value-type="float" office:value="94766200000000" calcext:value-type="float">
            <text:p>9.48E+13</text:p>
          </table:table-cell>
          <table:table-cell table:style-name="ce1" office:value-type="float" office:value="266656000000000" calcext:value-type="float">
            <text:p>2.67E+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266650000000000" calcext:value-type="float">
            <text:p>2.67E+14</text:p>
          </table:table-cell>
          <table:table-cell/>
          <table:table-cell table:formula="of:=(1+[.A352])*[.C352]" office:value-type="float" office:value="2.23986E+016" calcext:value-type="float">
            <text:p>2.23986E+016</text:p>
          </table:table-cell>
          <table:table-cell table:formula="of:=[.E352]/[.$I$6]" office:value-type="float" office:value="1.27845890410959" calcext:value-type="float">
            <text:p>1.27845890410959</text:p>
          </table:table-cell>
          <table:table-cell table:number-columns-repeated="3"/>
          <table:table-cell table:style-name="ce1" office:value-type="float" office:value="266655000000000" calcext:value-type="float">
            <text:p>2.67E+14</text:p>
          </table:table-cell>
          <table:table-cell office:value-type="float" office:value="266650000000000" calcext:value-type="float">
            <text:p>2.67E+14</text:p>
          </table:table-cell>
          <table:table-cell/>
          <table:table-cell table:style-name="ce1" office:value-type="float" office:value="266656000000000" calcext:value-type="float">
            <text:p>2.67E+14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ce1" office:value-type="float" office:value="93574400000000" calcext:value-type="float">
            <text:p>9.36E+13</text:p>
          </table:table-cell>
          <table:table-cell table:style-name="ce1" office:value-type="float" office:value="263108000000000" calcext:value-type="float">
            <text:p>2.63E+14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93571800000000" calcext:value-type="float">
            <text:p>9.36E+13</text:p>
          </table:table-cell>
          <table:table-cell table:style-name="ce1" office:value-type="float" office:value="263103000000000" calcext:value-type="float">
            <text:p>2.63E+14</text:p>
          </table:table-cell>
          <table:table-cell office:value-type="float" office:value="83" calcext:value-type="float">
            <text:p>83</text:p>
          </table:table-cell>
          <table:table-cell table:style-name="ce1" office:value-type="float" office:value="93575100000000" calcext:value-type="float">
            <text:p>9.36E+13</text:p>
          </table:table-cell>
          <table:table-cell table:style-name="ce1" office:value-type="float" office:value="263109000000000" calcext:value-type="float">
            <text:p>2.63E+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263103000000000" calcext:value-type="float">
            <text:p>2.63E+14</text:p>
          </table:table-cell>
          <table:table-cell/>
          <table:table-cell table:formula="of:=(1+[.A353])*[.C353]" office:value-type="float" office:value="2.2363755E+016" calcext:value-type="float">
            <text:p>2.2363755E+016</text:p>
          </table:table-cell>
          <table:table-cell table:formula="of:=[.E353]/[.$I$6]" office:value-type="float" office:value="1.27647003424658" calcext:value-type="float">
            <text:p>1.27647003424658</text:p>
          </table:table-cell>
          <table:table-cell table:number-columns-repeated="3"/>
          <table:table-cell table:style-name="ce1" office:value-type="float" office:value="263108000000000" calcext:value-type="float">
            <text:p>2.63E+14</text:p>
          </table:table-cell>
          <table:table-cell office:value-type="float" office:value="263103000000000" calcext:value-type="float">
            <text:p>2.63E+14</text:p>
          </table:table-cell>
          <table:table-cell/>
          <table:table-cell table:style-name="ce1" office:value-type="float" office:value="263109000000000" calcext:value-type="float">
            <text:p>2.63E+1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style-name="ce1" office:value-type="float" office:value="92410200000000" calcext:value-type="float">
            <text:p>9.24E+13</text:p>
          </table:table-cell>
          <table:table-cell table:style-name="ce1" office:value-type="float" office:value="259639000000000" calcext:value-type="float">
            <text:p>2.60E+1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92407600000000" calcext:value-type="float">
            <text:p>9.24E+13</text:p>
          </table:table-cell>
          <table:table-cell table:style-name="ce1" office:value-type="float" office:value="259634000000000" calcext:value-type="float">
            <text:p>2.60E+14</text:p>
          </table:table-cell>
          <table:table-cell office:value-type="float" office:value="84" calcext:value-type="float">
            <text:p>84</text:p>
          </table:table-cell>
          <table:table-cell table:style-name="ce1" office:value-type="float" office:value="92410900000000" calcext:value-type="float">
            <text:p>9.24E+13</text:p>
          </table:table-cell>
          <table:table-cell table:style-name="ce1" office:value-type="float" office:value="259640000000000" calcext:value-type="float">
            <text:p>2.60E+1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259634000000000" calcext:value-type="float">
            <text:p>2.60E+14</text:p>
          </table:table-cell>
          <table:table-cell/>
          <table:table-cell table:formula="of:=(1+[.A354])*[.C354]" office:value-type="float" office:value="2.2328524E+016" calcext:value-type="float">
            <text:p>2.2328524E+016</text:p>
          </table:table-cell>
          <table:table-cell table:formula="of:=[.E354]/[.$I$6]" office:value-type="float" office:value="1.27445913242009" calcext:value-type="float">
            <text:p>1.27445913242009</text:p>
          </table:table-cell>
          <table:table-cell table:number-columns-repeated="3"/>
          <table:table-cell table:style-name="ce1" office:value-type="float" office:value="259639000000000" calcext:value-type="float">
            <text:p>2.60E+14</text:p>
          </table:table-cell>
          <table:table-cell office:value-type="float" office:value="259634000000000" calcext:value-type="float">
            <text:p>2.60E+14</text:p>
          </table:table-cell>
          <table:table-cell/>
          <table:table-cell table:style-name="ce1" office:value-type="float" office:value="259640000000000" calcext:value-type="float">
            <text:p>2.60E+14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1" office:value-type="float" office:value="91272000000000" calcext:value-type="float">
            <text:p>9.13E+13</text:p>
          </table:table-cell>
          <table:table-cell table:style-name="ce1" office:value-type="float" office:value="256245000000000" calcext:value-type="float">
            <text:p>2.56E+14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91269500000000" calcext:value-type="float">
            <text:p>9.13E+13</text:p>
          </table:table-cell>
          <table:table-cell table:style-name="ce1" office:value-type="float" office:value="256241000000000" calcext:value-type="float">
            <text:p>2.56E+14</text:p>
          </table:table-cell>
          <table:table-cell office:value-type="float" office:value="85" calcext:value-type="float">
            <text:p>85</text:p>
          </table:table-cell>
          <table:table-cell table:style-name="ce1" office:value-type="float" office:value="91272700000000" calcext:value-type="float">
            <text:p>9.13E+13</text:p>
          </table:table-cell>
          <table:table-cell table:style-name="ce1" office:value-type="float" office:value="256246000000000" calcext:value-type="float">
            <text:p>2.56E+1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256241000000000" calcext:value-type="float">
            <text:p>2.56E+14</text:p>
          </table:table-cell>
          <table:table-cell/>
          <table:table-cell table:formula="of:=(1+[.A355])*[.C355]" office:value-type="float" office:value="2.2292967E+016" calcext:value-type="float">
            <text:p>2.2292967E+016</text:p>
          </table:table-cell>
          <table:table-cell table:formula="of:=[.E355]/[.$I$6]" office:value-type="float" office:value="1.27242962328767" calcext:value-type="float">
            <text:p>1.27242962328767</text:p>
          </table:table-cell>
          <table:table-cell table:number-columns-repeated="3"/>
          <table:table-cell table:style-name="ce1" office:value-type="float" office:value="256245000000000" calcext:value-type="float">
            <text:p>2.56E+14</text:p>
          </table:table-cell>
          <table:table-cell office:value-type="float" office:value="256241000000000" calcext:value-type="float">
            <text:p>2.56E+14</text:p>
          </table:table-cell>
          <table:table-cell/>
          <table:table-cell table:style-name="ce1" office:value-type="float" office:value="256246000000000" calcext:value-type="float">
            <text:p>2.56E+1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1" office:value-type="float" office:value="90158900000000" calcext:value-type="float">
            <text:p>9.02E+13</text:p>
          </table:table-cell>
          <table:table-cell table:style-name="ce1" office:value-type="float" office:value="252925000000000" calcext:value-type="float">
            <text:p>2.53E+1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0156400000000" calcext:value-type="float">
            <text:p>9.02E+13</text:p>
          </table:table-cell>
          <table:table-cell table:style-name="ce1" office:value-type="float" office:value="252921000000000" calcext:value-type="float">
            <text:p>2.53E+14</text:p>
          </table:table-cell>
          <table:table-cell office:value-type="float" office:value="86" calcext:value-type="float">
            <text:p>86</text:p>
          </table:table-cell>
          <table:table-cell table:style-name="ce1" office:value-type="float" office:value="90159600000000" calcext:value-type="float">
            <text:p>9.02E+13</text:p>
          </table:table-cell>
          <table:table-cell table:style-name="ce1" office:value-type="float" office:value="252926000000000" calcext:value-type="float">
            <text:p>2.53E+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252921000000000" calcext:value-type="float">
            <text:p>2.53E+14</text:p>
          </table:table-cell>
          <table:table-cell/>
          <table:table-cell table:formula="of:=(1+[.A356])*[.C356]" office:value-type="float" office:value="2.2257048E+016" calcext:value-type="float">
            <text:p>2.2257048E+016</text:p>
          </table:table-cell>
          <table:table-cell table:formula="of:=[.E356]/[.$I$6]" office:value-type="float" office:value="1.27037945205479" calcext:value-type="float">
            <text:p>1.27037945205479</text:p>
          </table:table-cell>
          <table:table-cell table:number-columns-repeated="3"/>
          <table:table-cell table:style-name="ce1" office:value-type="float" office:value="252925000000000" calcext:value-type="float">
            <text:p>2.53E+14</text:p>
          </table:table-cell>
          <table:table-cell office:value-type="float" office:value="252921000000000" calcext:value-type="float">
            <text:p>2.53E+14</text:p>
          </table:table-cell>
          <table:table-cell/>
          <table:table-cell table:style-name="ce1" office:value-type="float" office:value="252926000000000" calcext:value-type="float">
            <text:p>2.53E+14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style-name="ce1" office:value-type="float" office:value="89070200000000" calcext:value-type="float">
            <text:p>8.91E+13</text:p>
          </table:table-cell>
          <table:table-cell table:style-name="ce1" office:value-type="float" office:value="249676000000000" calcext:value-type="float">
            <text:p>2.50E+14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89067800000000" calcext:value-type="float">
            <text:p>8.91E+13</text:p>
          </table:table-cell>
          <table:table-cell table:style-name="ce1" office:value-type="float" office:value="249672000000000" calcext:value-type="float">
            <text:p>2.50E+14</text:p>
          </table:table-cell>
          <table:table-cell office:value-type="float" office:value="87" calcext:value-type="float">
            <text:p>87</text:p>
          </table:table-cell>
          <table:table-cell table:style-name="ce1" office:value-type="float" office:value="89070900000000" calcext:value-type="float">
            <text:p>8.91E+13</text:p>
          </table:table-cell>
          <table:table-cell table:style-name="ce1" office:value-type="float" office:value="249677000000000" calcext:value-type="float">
            <text:p>2.50E+1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249672000000000" calcext:value-type="float">
            <text:p>2.50E+14</text:p>
          </table:table-cell>
          <table:table-cell/>
          <table:table-cell table:formula="of:=(1+[.A357])*[.C357]" office:value-type="float" office:value="2.2220808E+016" calcext:value-type="float">
            <text:p>2.2220808E+016</text:p>
          </table:table-cell>
          <table:table-cell table:formula="of:=[.E357]/[.$I$6]" office:value-type="float" office:value="1.26831095890411" calcext:value-type="float">
            <text:p>1.26831095890411</text:p>
          </table:table-cell>
          <table:table-cell table:number-columns-repeated="3"/>
          <table:table-cell table:style-name="ce1" office:value-type="float" office:value="249676000000000" calcext:value-type="float">
            <text:p>2.50E+14</text:p>
          </table:table-cell>
          <table:table-cell office:value-type="float" office:value="249672000000000" calcext:value-type="float">
            <text:p>2.50E+14</text:p>
          </table:table-cell>
          <table:table-cell/>
          <table:table-cell table:style-name="ce1" office:value-type="float" office:value="249677000000000" calcext:value-type="float">
            <text:p>2.50E+14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style-name="ce1" office:value-type="float" office:value="88005100000000" calcext:value-type="float">
            <text:p>8.80E+13</text:p>
          </table:table-cell>
          <table:table-cell table:style-name="ce1" office:value-type="float" office:value="246496000000000" calcext:value-type="float">
            <text:p>2.46E+14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88002700000000" calcext:value-type="float">
            <text:p>8.80E+13</text:p>
          </table:table-cell>
          <table:table-cell table:style-name="ce1" office:value-type="float" office:value="246492000000000" calcext:value-type="float">
            <text:p>2.46E+14</text:p>
          </table:table-cell>
          <table:table-cell office:value-type="float" office:value="88" calcext:value-type="float">
            <text:p>88</text:p>
          </table:table-cell>
          <table:table-cell table:style-name="ce1" office:value-type="float" office:value="88005700000000" calcext:value-type="float">
            <text:p>8.80E+13</text:p>
          </table:table-cell>
          <table:table-cell table:style-name="ce1" office:value-type="float" office:value="246497000000000" calcext:value-type="float">
            <text:p>2.46E+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246492000000000" calcext:value-type="float">
            <text:p>2.46E+14</text:p>
          </table:table-cell>
          <table:table-cell/>
          <table:table-cell table:formula="of:=(1+[.A358])*[.C358]" office:value-type="float" office:value="2.218428E+016" calcext:value-type="float">
            <text:p>2.218428E+016</text:p>
          </table:table-cell>
          <table:table-cell table:formula="of:=[.E358]/[.$I$6]" office:value-type="float" office:value="1.26622602739726" calcext:value-type="float">
            <text:p>1.26622602739726</text:p>
          </table:table-cell>
          <table:table-cell table:number-columns-repeated="3"/>
          <table:table-cell table:style-name="ce1" office:value-type="float" office:value="246496000000000" calcext:value-type="float">
            <text:p>2.46E+14</text:p>
          </table:table-cell>
          <table:table-cell office:value-type="float" office:value="246492000000000" calcext:value-type="float">
            <text:p>2.46E+14</text:p>
          </table:table-cell>
          <table:table-cell/>
          <table:table-cell table:style-name="ce1" office:value-type="float" office:value="246497000000000" calcext:value-type="float">
            <text:p>2.46E+14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1" office:value-type="float" office:value="86962800000000" calcext:value-type="float">
            <text:p>8.70E+13</text:p>
          </table:table-cell>
          <table:table-cell table:style-name="ce1" office:value-type="float" office:value="243382000000000" calcext:value-type="float">
            <text:p>2.43E+14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6960500000000" calcext:value-type="float">
            <text:p>8.70E+13</text:p>
          </table:table-cell>
          <table:table-cell table:style-name="ce1" office:value-type="float" office:value="243379000000000" calcext:value-type="float">
            <text:p>2.43E+14</text:p>
          </table:table-cell>
          <table:table-cell office:value-type="float" office:value="89" calcext:value-type="float">
            <text:p>89</text:p>
          </table:table-cell>
          <table:table-cell table:style-name="ce1" office:value-type="float" office:value="86963500000000" calcext:value-type="float">
            <text:p>8.70E+13</text:p>
          </table:table-cell>
          <table:table-cell table:style-name="ce1" office:value-type="float" office:value="243384000000000" calcext:value-type="float">
            <text:p>2.43E+1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243379000000000" calcext:value-type="float">
            <text:p>2.43E+14</text:p>
          </table:table-cell>
          <table:table-cell/>
          <table:table-cell table:formula="of:=(1+[.A359])*[.C359]" office:value-type="float" office:value="2.2147489E+016" calcext:value-type="float">
            <text:p>2.2147489E+016</text:p>
          </table:table-cell>
          <table:table-cell table:formula="of:=[.E359]/[.$I$6]" office:value-type="float" office:value="1.26412608447489" calcext:value-type="float">
            <text:p>1.26412608447489</text:p>
          </table:table-cell>
          <table:table-cell table:number-columns-repeated="3"/>
          <table:table-cell table:style-name="ce1" office:value-type="float" office:value="243382000000000" calcext:value-type="float">
            <text:p>2.43E+14</text:p>
          </table:table-cell>
          <table:table-cell office:value-type="float" office:value="243379000000000" calcext:value-type="float">
            <text:p>2.43E+14</text:p>
          </table:table-cell>
          <table:table-cell/>
          <table:table-cell table:style-name="ce1" office:value-type="float" office:value="243384000000000" calcext:value-type="float">
            <text:p>2.43E+14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1" office:value-type="float" office:value="85942800000000" calcext:value-type="float">
            <text:p>8.59E+13</text:p>
          </table:table-cell>
          <table:table-cell table:style-name="ce1" office:value-type="float" office:value="240334000000000" calcext:value-type="float">
            <text:p>2.40E+14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85940500000000" calcext:value-type="float">
            <text:p>8.59E+13</text:p>
          </table:table-cell>
          <table:table-cell table:style-name="ce1" office:value-type="float" office:value="240330000000000" calcext:value-type="float">
            <text:p>2.40E+14</text:p>
          </table:table-cell>
          <table:table-cell office:value-type="float" office:value="90" calcext:value-type="float">
            <text:p>90</text:p>
          </table:table-cell>
          <table:table-cell table:style-name="ce1" office:value-type="float" office:value="85943400000000" calcext:value-type="float">
            <text:p>8.59E+13</text:p>
          </table:table-cell>
          <table:table-cell table:style-name="ce1" office:value-type="float" office:value="240335000000000" calcext:value-type="float">
            <text:p>2.40E+1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240330000000000" calcext:value-type="float">
            <text:p>2.40E+14</text:p>
          </table:table-cell>
          <table:table-cell/>
          <table:table-cell table:formula="of:=(1+[.A360])*[.C360]" office:value-type="float" office:value="2.211036E+016" calcext:value-type="float">
            <text:p>2.211036E+016</text:p>
          </table:table-cell>
          <table:table-cell table:formula="of:=[.E360]/[.$I$6]" office:value-type="float" office:value="1.26200684931507" calcext:value-type="float">
            <text:p>1.26200684931507</text:p>
          </table:table-cell>
          <table:table-cell table:number-columns-repeated="3"/>
          <table:table-cell table:style-name="ce1" office:value-type="float" office:value="240334000000000" calcext:value-type="float">
            <text:p>2.40E+14</text:p>
          </table:table-cell>
          <table:table-cell office:value-type="float" office:value="240330000000000" calcext:value-type="float">
            <text:p>2.40E+14</text:p>
          </table:table-cell>
          <table:table-cell/>
          <table:table-cell table:style-name="ce1" office:value-type="float" office:value="240335000000000" calcext:value-type="float">
            <text:p>2.40E+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style-name="ce1" office:value-type="float" office:value="84944200000000" calcext:value-type="float">
            <text:p>8.49E+13</text:p>
          </table:table-cell>
          <table:table-cell table:style-name="ce1" office:value-type="float" office:value="237349000000000" calcext:value-type="float">
            <text:p>2.37E+14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84941900000000" calcext:value-type="float">
            <text:p>8.49E+13</text:p>
          </table:table-cell>
          <table:table-cell table:style-name="ce1" office:value-type="float" office:value="237345000000000" calcext:value-type="float">
            <text:p>2.37E+14</text:p>
          </table:table-cell>
          <table:table-cell office:value-type="float" office:value="91" calcext:value-type="float">
            <text:p>91</text:p>
          </table:table-cell>
          <table:table-cell table:style-name="ce1" office:value-type="float" office:value="84944800000000" calcext:value-type="float">
            <text:p>8.49E+13</text:p>
          </table:table-cell>
          <table:table-cell table:style-name="ce1" office:value-type="float" office:value="237350000000000" calcext:value-type="float">
            <text:p>2.37E+1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237345000000000" calcext:value-type="float">
            <text:p>2.37E+14</text:p>
          </table:table-cell>
          <table:table-cell/>
          <table:table-cell table:formula="of:=(1+[.A361])*[.C361]" office:value-type="float" office:value="2.2073085E+016" calcext:value-type="float">
            <text:p>2.2073085E+016</text:p>
          </table:table-cell>
          <table:table-cell table:formula="of:=[.E361]/[.$I$6]" office:value-type="float" office:value="1.25987928082192" calcext:value-type="float">
            <text:p>1.25987928082192</text:p>
          </table:table-cell>
          <table:table-cell table:number-columns-repeated="3"/>
          <table:table-cell table:style-name="ce1" office:value-type="float" office:value="237349000000000" calcext:value-type="float">
            <text:p>2.37E+14</text:p>
          </table:table-cell>
          <table:table-cell office:value-type="float" office:value="237345000000000" calcext:value-type="float">
            <text:p>2.37E+14</text:p>
          </table:table-cell>
          <table:table-cell/>
          <table:table-cell table:style-name="ce1" office:value-type="float" office:value="237350000000000" calcext:value-type="float">
            <text:p>2.37E+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style-name="ce1" office:value-type="float" office:value="83966500000000" calcext:value-type="float">
            <text:p>8.40E+13</text:p>
          </table:table-cell>
          <table:table-cell table:style-name="ce1" office:value-type="float" office:value="234424000000000" calcext:value-type="float">
            <text:p>2.34E+14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83964300000000" calcext:value-type="float">
            <text:p>8.40E+13</text:p>
          </table:table-cell>
          <table:table-cell table:style-name="ce1" office:value-type="float" office:value="234421000000000" calcext:value-type="float">
            <text:p>2.34E+14</text:p>
          </table:table-cell>
          <table:table-cell office:value-type="float" office:value="92" calcext:value-type="float">
            <text:p>92</text:p>
          </table:table-cell>
          <table:table-cell table:style-name="ce1" office:value-type="float" office:value="83967100000000" calcext:value-type="float">
            <text:p>8.40E+13</text:p>
          </table:table-cell>
          <table:table-cell table:style-name="ce1" office:value-type="float" office:value="234425000000000" calcext:value-type="float">
            <text:p>2.34E+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234421000000000" calcext:value-type="float">
            <text:p>2.34E+14</text:p>
          </table:table-cell>
          <table:table-cell/>
          <table:table-cell table:formula="of:=(1+[.A362])*[.C362]" office:value-type="float" office:value="2.2035574E+016" calcext:value-type="float">
            <text:p>2.2035574E+016</text:p>
          </table:table-cell>
          <table:table-cell table:formula="of:=[.E362]/[.$I$6]" office:value-type="float" office:value="1.25773824200913" calcext:value-type="float">
            <text:p>1.25773824200913</text:p>
          </table:table-cell>
          <table:table-cell table:number-columns-repeated="3"/>
          <table:table-cell table:style-name="ce1" office:value-type="float" office:value="234424000000000" calcext:value-type="float">
            <text:p>2.34E+14</text:p>
          </table:table-cell>
          <table:table-cell office:value-type="float" office:value="234421000000000" calcext:value-type="float">
            <text:p>2.34E+14</text:p>
          </table:table-cell>
          <table:table-cell/>
          <table:table-cell table:style-name="ce1" office:value-type="float" office:value="234425000000000" calcext:value-type="float">
            <text:p>2.34E+1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style-name="ce1" office:value-type="float" office:value="83009100000000" calcext:value-type="float">
            <text:p>8.30E+13</text:p>
          </table:table-cell>
          <table:table-cell table:style-name="ce1" office:value-type="float" office:value="231559000000000" calcext:value-type="float">
            <text:p>2.32E+14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83006900000000" calcext:value-type="float">
            <text:p>8.30E+13</text:p>
          </table:table-cell>
          <table:table-cell table:style-name="ce1" office:value-type="float" office:value="231556000000000" calcext:value-type="float">
            <text:p>2.32E+14</text:p>
          </table:table-cell>
          <table:table-cell office:value-type="float" office:value="93" calcext:value-type="float">
            <text:p>93</text:p>
          </table:table-cell>
          <table:table-cell table:style-name="ce1" office:value-type="float" office:value="83009700000000" calcext:value-type="float">
            <text:p>8.30E+13</text:p>
          </table:table-cell>
          <table:table-cell table:style-name="ce1" office:value-type="float" office:value="231560000000000" calcext:value-type="float">
            <text:p>2.32E+1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231556000000000" calcext:value-type="float">
            <text:p>2.32E+14</text:p>
          </table:table-cell>
          <table:table-cell/>
          <table:table-cell table:formula="of:=(1+[.A363])*[.C363]" office:value-type="float" office:value="2.199782E+016" calcext:value-type="float">
            <text:p>2.199782E+016</text:p>
          </table:table-cell>
          <table:table-cell table:formula="of:=[.E363]/[.$I$6]" office:value-type="float" office:value="1.25558333333333" calcext:value-type="float">
            <text:p>1.25558333333333</text:p>
          </table:table-cell>
          <table:table-cell table:number-columns-repeated="3"/>
          <table:table-cell table:style-name="ce1" office:value-type="float" office:value="231559000000000" calcext:value-type="float">
            <text:p>2.32E+14</text:p>
          </table:table-cell>
          <table:table-cell office:value-type="float" office:value="231556000000000" calcext:value-type="float">
            <text:p>2.32E+14</text:p>
          </table:table-cell>
          <table:table-cell/>
          <table:table-cell table:style-name="ce1" office:value-type="float" office:value="231560000000000" calcext:value-type="float">
            <text:p>2.32E+14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style-name="ce1" office:value-type="float" office:value="82071300000000" calcext:value-type="float">
            <text:p>8.21E+13</text:p>
          </table:table-cell>
          <table:table-cell table:style-name="ce1" office:value-type="float" office:value="228752000000000" calcext:value-type="float">
            <text:p>2.29E+1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2069100000000" calcext:value-type="float">
            <text:p>8.21E+13</text:p>
          </table:table-cell>
          <table:table-cell table:style-name="ce1" office:value-type="float" office:value="228749000000000" calcext:value-type="float">
            <text:p>2.29E+14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82071900000000" calcext:value-type="float">
            <text:p>8.21E+13</text:p>
          </table:table-cell>
          <table:table-cell table:style-name="ce1" office:value-type="float" office:value="228753000000000" calcext:value-type="float">
            <text:p>2.29E+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228749000000000" calcext:value-type="float">
            <text:p>2.29E+14</text:p>
          </table:table-cell>
          <table:table-cell/>
          <table:table-cell table:formula="of:=(1+[.A364])*[.C364]" office:value-type="float" office:value="2.1959904E+016" calcext:value-type="float">
            <text:p>2.1959904E+016</text:p>
          </table:table-cell>
          <table:table-cell table:formula="of:=[.E364]/[.$I$6]" office:value-type="float" office:value="1.25341917808219" calcext:value-type="float">
            <text:p>1.25341917808219</text:p>
          </table:table-cell>
          <table:table-cell table:number-columns-repeated="3"/>
          <table:table-cell table:style-name="ce1" office:value-type="float" office:value="228752000000000" calcext:value-type="float">
            <text:p>2.29E+14</text:p>
          </table:table-cell>
          <table:table-cell office:value-type="float" office:value="228749000000000" calcext:value-type="float">
            <text:p>2.29E+14</text:p>
          </table:table-cell>
          <table:table-cell/>
          <table:table-cell table:style-name="ce1" office:value-type="float" office:value="228753000000000" calcext:value-type="float">
            <text:p>2.29E+14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1" office:value-type="float" office:value="81152600000000" calcext:value-type="float">
            <text:p>8.12E+13</text:p>
          </table:table-cell>
          <table:table-cell table:style-name="ce1" office:value-type="float" office:value="226001000000000" calcext:value-type="float">
            <text:p>2.26E+14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81150500000000" calcext:value-type="float">
            <text:p>8.12E+13</text:p>
          </table:table-cell>
          <table:table-cell table:style-name="ce1" office:value-type="float" office:value="225998000000000" calcext:value-type="float">
            <text:p>2.26E+14</text:p>
          </table:table-cell>
          <table:table-cell office:value-type="float" office:value="95" calcext:value-type="float">
            <text:p>95</text:p>
          </table:table-cell>
          <table:table-cell table:style-name="ce1" office:value-type="float" office:value="81153200000000" calcext:value-type="float">
            <text:p>8.12E+13</text:p>
          </table:table-cell>
          <table:table-cell table:style-name="ce1" office:value-type="float" office:value="226002000000000" calcext:value-type="float">
            <text:p>2.26E+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225998000000000" calcext:value-type="float">
            <text:p>2.26E+14</text:p>
          </table:table-cell>
          <table:table-cell/>
          <table:table-cell table:formula="of:=(1+[.A365])*[.C365]" office:value-type="float" office:value="2.1921806E+016" calcext:value-type="float">
            <text:p>2.1921806E+016</text:p>
          </table:table-cell>
          <table:table-cell table:formula="of:=[.E365]/[.$I$6]" office:value-type="float" office:value="1.2512446347032" calcext:value-type="float">
            <text:p>1.2512446347032</text:p>
          </table:table-cell>
          <table:table-cell table:number-columns-repeated="3"/>
          <table:table-cell table:style-name="ce1" office:value-type="float" office:value="226001000000000" calcext:value-type="float">
            <text:p>2.26E+14</text:p>
          </table:table-cell>
          <table:table-cell office:value-type="float" office:value="225998000000000" calcext:value-type="float">
            <text:p>2.26E+14</text:p>
          </table:table-cell>
          <table:table-cell/>
          <table:table-cell table:style-name="ce1" office:value-type="float" office:value="226002000000000" calcext:value-type="float">
            <text:p>2.26E+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1" office:value-type="float" office:value="80252400000000" calcext:value-type="float">
            <text:p>8.03E+13</text:p>
          </table:table-cell>
          <table:table-cell table:style-name="ce1" office:value-type="float" office:value="223305000000000" calcext:value-type="float">
            <text:p>2.23E+14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80250300000000" calcext:value-type="float">
            <text:p>8.03E+13</text:p>
          </table:table-cell>
          <table:table-cell table:style-name="ce1" office:value-type="float" office:value="223301000000000" calcext:value-type="float">
            <text:p>2.23E+14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80253000000000" calcext:value-type="float">
            <text:p>8.03E+13</text:p>
          </table:table-cell>
          <table:table-cell table:style-name="ce1" office:value-type="float" office:value="223306000000000" calcext:value-type="float">
            <text:p>2.23E+1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/>
          <table:table-cell office:value-type="float" office:value="223301000000000" calcext:value-type="float">
            <text:p>2.23E+14</text:p>
          </table:table-cell>
          <table:table-cell/>
          <table:table-cell table:formula="of:=(1+[.A366])*[.C366]" office:value-type="float" office:value="2.1883498E+016" calcext:value-type="float">
            <text:p>2.1883498E+016</text:p>
          </table:table-cell>
          <table:table-cell table:formula="of:=[.E366]/[.$I$6]" office:value-type="float" office:value="1.24905810502283" calcext:value-type="float">
            <text:p>1.24905810502283</text:p>
          </table:table-cell>
          <table:table-cell table:number-columns-repeated="3"/>
          <table:table-cell table:style-name="ce1" office:value-type="float" office:value="223305000000000" calcext:value-type="float">
            <text:p>2.23E+14</text:p>
          </table:table-cell>
          <table:table-cell office:value-type="float" office:value="223301000000000" calcext:value-type="float">
            <text:p>2.23E+14</text:p>
          </table:table-cell>
          <table:table-cell/>
          <table:table-cell table:style-name="ce1" office:value-type="float" office:value="223306000000000" calcext:value-type="float">
            <text:p>2.23E+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style-name="ce1" office:value-type="float" office:value="79370300000000" calcext:value-type="float">
            <text:p>7.94E+13</text:p>
          </table:table-cell>
          <table:table-cell table:style-name="ce1" office:value-type="float" office:value="220661000000000" calcext:value-type="float">
            <text:p>2.21E+14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79368200000000" calcext:value-type="float">
            <text:p>7.94E+13</text:p>
          </table:table-cell>
          <table:table-cell table:style-name="ce1" office:value-type="float" office:value="220658000000000" calcext:value-type="float">
            <text:p>2.21E+14</text:p>
          </table:table-cell>
          <table:table-cell office:value-type="float" office:value="97" calcext:value-type="float">
            <text:p>97</text:p>
          </table:table-cell>
          <table:table-cell table:style-name="ce1" office:value-type="float" office:value="79370900000000" calcext:value-type="float">
            <text:p>7.94E+13</text:p>
          </table:table-cell>
          <table:table-cell table:style-name="ce1" office:value-type="float" office:value="220662000000000" calcext:value-type="float">
            <text:p>2.21E+1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220658000000000" calcext:value-type="float">
            <text:p>2.21E+14</text:p>
          </table:table-cell>
          <table:table-cell/>
          <table:table-cell table:formula="of:=(1+[.A367])*[.C367]" office:value-type="float" office:value="2.1845142E+016" calcext:value-type="float">
            <text:p>2.1845142E+016</text:p>
          </table:table-cell>
          <table:table-cell table:formula="of:=[.E367]/[.$I$6]" office:value-type="float" office:value="1.24686883561644" calcext:value-type="float">
            <text:p>1.24686883561644</text:p>
          </table:table-cell>
          <table:table-cell table:number-columns-repeated="3"/>
          <table:table-cell table:style-name="ce1" office:value-type="float" office:value="220661000000000" calcext:value-type="float">
            <text:p>2.21E+14</text:p>
          </table:table-cell>
          <table:table-cell office:value-type="float" office:value="220658000000000" calcext:value-type="float">
            <text:p>2.21E+14</text:p>
          </table:table-cell>
          <table:table-cell/>
          <table:table-cell table:style-name="ce1" office:value-type="float" office:value="220662000000000" calcext:value-type="float">
            <text:p>2.21E+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" office:value-type="float" office:value="78505700000000" calcext:value-type="float">
            <text:p>7.85E+13</text:p>
          </table:table-cell>
          <table:table-cell table:style-name="ce1" office:value-type="float" office:value="218069000000000" calcext:value-type="float">
            <text:p>2.18E+14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78503600000000" calcext:value-type="float">
            <text:p>7.85E+13</text:p>
          </table:table-cell>
          <table:table-cell table:style-name="ce1" office:value-type="float" office:value="218066000000000" calcext:value-type="float">
            <text:p>2.18E+14</text:p>
          </table:table-cell>
          <table:table-cell office:value-type="float" office:value="98" calcext:value-type="float">
            <text:p>98</text:p>
          </table:table-cell>
          <table:table-cell table:style-name="ce1" office:value-type="float" office:value="78506200000000" calcext:value-type="float">
            <text:p>7.85E+13</text:p>
          </table:table-cell>
          <table:table-cell table:style-name="ce1" office:value-type="float" office:value="218070000000000" calcext:value-type="float">
            <text:p>2.18E+1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218066000000000" calcext:value-type="float">
            <text:p>2.18E+14</text:p>
          </table:table-cell>
          <table:table-cell/>
          <table:table-cell table:formula="of:=(1+[.A368])*[.C368]" office:value-type="float" office:value="2.18066E+016" calcext:value-type="float">
            <text:p>2.18066E+016</text:p>
          </table:table-cell>
          <table:table-cell table:formula="of:=[.E368]/[.$I$6]" office:value-type="float" office:value="1.24466894977169" calcext:value-type="float">
            <text:p>1.24466894977169</text:p>
          </table:table-cell>
          <table:table-cell table:number-columns-repeated="3"/>
          <table:table-cell table:style-name="ce1" office:value-type="float" office:value="218069000000000" calcext:value-type="float">
            <text:p>2.18E+14</text:p>
          </table:table-cell>
          <table:table-cell office:value-type="float" office:value="218066000000000" calcext:value-type="float">
            <text:p>2.18E+14</text:p>
          </table:table-cell>
          <table:table-cell/>
          <table:table-cell table:style-name="ce1" office:value-type="float" office:value="218070000000000" calcext:value-type="float">
            <text:p>2.18E+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style-name="ce1" office:value-type="float" office:value="77658000000000" calcext:value-type="float">
            <text:p>7.77E+13</text:p>
          </table:table-cell>
          <table:table-cell table:style-name="ce1" office:value-type="float" office:value="215528000000000" calcext:value-type="float">
            <text:p>2.16E+14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77656000000000" calcext:value-type="float">
            <text:p>7.77E+13</text:p>
          </table:table-cell>
          <table:table-cell table:style-name="ce1" office:value-type="float" office:value="215524000000000" calcext:value-type="float">
            <text:p>2.16E+14</text:p>
          </table:table-cell>
          <table:table-cell office:value-type="float" office:value="99" calcext:value-type="float">
            <text:p>99</text:p>
          </table:table-cell>
          <table:table-cell table:style-name="ce1" office:value-type="float" office:value="77658600000000" calcext:value-type="float">
            <text:p>7.77E+13</text:p>
          </table:table-cell>
          <table:table-cell table:style-name="ce1" office:value-type="float" office:value="215529000000000" calcext:value-type="float">
            <text:p>2.16E+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215524000000000" calcext:value-type="float">
            <text:p>2.16E+14</text:p>
          </table:table-cell>
          <table:table-cell/>
          <table:table-cell table:formula="of:=(1+[.A369])*[.C369]" office:value-type="float" office:value="2.1767924E+016" calcext:value-type="float">
            <text:p>2.1767924E+016</text:p>
          </table:table-cell>
          <table:table-cell table:formula="of:=[.E369]/[.$I$6]" office:value-type="float" office:value="1.24246141552511" calcext:value-type="float">
            <text:p>1.24246141552511</text:p>
          </table:table-cell>
          <table:table-cell table:number-columns-repeated="3"/>
          <table:table-cell table:style-name="ce1" office:value-type="float" office:value="215528000000000" calcext:value-type="float">
            <text:p>2.16E+14</text:p>
          </table:table-cell>
          <table:table-cell office:value-type="float" office:value="215524000000000" calcext:value-type="float">
            <text:p>2.16E+14</text:p>
          </table:table-cell>
          <table:table-cell/>
          <table:table-cell table:style-name="ce1" office:value-type="float" office:value="215529000000000" calcext:value-type="float">
            <text:p>2.16E+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[.J371]*[.K371]" office:value-type="float" office:value="3932832000000000" calcext:value-type="float">
            <text:p>3932832000000000</text:p>
          </table:table-cell>
          <table:table-cell office:value-type="float" office:value="98.3208" calcext:value-type="float">
            <text:p>98.3208</text:p>
          </table:table-cell>
          <table:table-cell office:value-type="float" office:value="40000000000000" calcext:value-type="float">
            <text:p>4.00E+13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style-name="ce1" office:value-type="float" office:value="2548850000000000" calcext:value-type="float">
            <text:p>2.55E+15</text:p>
          </table:table-cell>
          <table:table-cell table:number-columns-repeated="5"/>
          <table:table-cell office:value-type="float" office:value="3932832000000000" calcext:value-type="float">
            <text:p>3932832000000000</text:p>
          </table:table-cell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pu239</text:p>
          </table:table-cell>
          <table:table-cell/>
          <table:table-cell table:style-name="Default"/>
          <table:table-cell table:number-columns-repeated="7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Act</text:p>
          </table:table-cell>
          <table:table-cell table:style-name="Default" office:value-type="string" calcext:value-type="string">
            <text:p>Q</text:p>
          </table:table-cell>
          <table:table-cell/>
          <table:table-cell office:value-type="string" calcext:value-type="string">
            <text:p>Mev</text:p>
          </table:table-cell>
          <table:table-cell table:number-columns-repeated="2"/>
          <table:table-cell office:value-type="string" calcext:value-type="string">
            <text:p>l1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2548850000000000" calcext:value-type="float">
            <text:p>2.55E+15</text:p>
          </table:table-cell>
          <table:table-cell/>
          <table:table-cell table:formula="of:=(1+[.A375])*[.C375]" office:value-type="float" office:value="2548850000000000" calcext:value-type="float">
            <text:p>2548850000000000</text:p>
          </table:table-cell>
          <table:table-cell table:formula="of:=[.E375]/[.$I$371]" office:value-type="float" office:value="0.648095316555602" calcext:value-type="float">
            <text:p>0.648095316555602</text:p>
          </table:table-cell>
          <table:table-cell/>
          <table:table-cell table:style-name="ce1" office:value-type="float" office:value="2698560000000000" calcext:value-type="float">
            <text:p>2.70E+15</text:p>
          </table:table-cell>
          <table:table-cell table:style-name="ce1" office:value-type="float" office:value="2548850000000000" calcext:value-type="float">
            <text:p>2.55E+15</text:p>
          </table:table-cell>
          <table:table-cell/>
          <table:table-cell table:style-name="Default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482402000000000" calcext:value-type="float">
            <text:p>4.82E+14</text:p>
          </table:table-cell>
          <table:table-cell office:value-type="float" office:value="1676630000000000" calcext:value-type="float">
            <text:p>1.68E+15</text:p>
          </table:table-cell>
          <table:table-cell/>
          <table:table-cell table:formula="of:=(1+[.A376])*[.C376]" office:value-type="float" office:value="3353260000000000" calcext:value-type="float">
            <text:p>3353260000000000</text:p>
          </table:table-cell>
          <table:table-cell table:formula="of:=[.E376]/[.$I$371]" office:value-type="float" office:value="0.85263240331649" calcext:value-type="float">
            <text:p>0.85263240331649</text:p>
          </table:table-cell>
          <table:table-cell/>
          <table:table-cell table:style-name="ce1" office:value-type="float" office:value="1718400000000000" calcext:value-type="float">
            <text:p>1.72E+15</text:p>
          </table:table-cell>
          <table:table-cell table:style-name="ce1" office:value-type="float" office:value="1676630000000000" calcext:value-type="float">
            <text:p>1.68E+15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373552000000000" calcext:value-type="float">
            <text:p>3.74E+14</text:p>
          </table:table-cell>
          <table:table-cell office:value-type="float" office:value="1248050000000000" calcext:value-type="float">
            <text:p>1.25E+15</text:p>
          </table:table-cell>
          <table:table-cell/>
          <table:table-cell table:formula="of:=(1+[.A377])*[.C377]" office:value-type="float" office:value="3744150000000000" calcext:value-type="float">
            <text:p>3744150000000000</text:p>
          </table:table-cell>
          <table:table-cell table:formula="of:=[.E377]/[.$I$371]" office:value-type="float" office:value="0.952023885078234" calcext:value-type="float">
            <text:p>0.952023885078234</text:p>
          </table:table-cell>
          <table:table-cell/>
          <table:table-cell table:style-name="ce1" office:value-type="float" office:value="1253570000000000" calcext:value-type="float">
            <text:p>1.25E+15</text:p>
          </table:table-cell>
          <table:table-cell table:style-name="ce1" office:value-type="float" office:value="1248050000000000" calcext:value-type="float">
            <text:p>1.25E+15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305756000000000" calcext:value-type="float">
            <text:p>3.06E+14</text:p>
          </table:table-cell>
          <table:table-cell office:value-type="float" office:value="992212000000000" calcext:value-type="float">
            <text:p>9.92E+14</text:p>
          </table:table-cell>
          <table:table-cell/>
          <table:table-cell table:formula="of:=(1+[.A378])*[.C378]" office:value-type="float" office:value="3968848000000000" calcext:value-type="float">
            <text:p>3968848000000000</text:p>
          </table:table-cell>
          <table:table-cell table:formula="of:=[.E378]/[.$I$371]" office:value-type="float" office:value="1.00915777739807" calcext:value-type="float">
            <text:p>1.00915777739807</text:p>
          </table:table-cell>
          <table:table-cell/>
          <table:table-cell table:style-name="ce1" office:value-type="float" office:value="977053000000000" calcext:value-type="float">
            <text:p>9.77E+14</text:p>
          </table:table-cell>
          <table:table-cell table:style-name="ce1" office:value-type="float" office:value="992212000000000" calcext:value-type="float">
            <text:p>9.92E+1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259121000000000" calcext:value-type="float">
            <text:p>2.59E+14</text:p>
          </table:table-cell>
          <table:table-cell office:value-type="float" office:value="822421000000000" calcext:value-type="float">
            <text:p>8.22E+14</text:p>
          </table:table-cell>
          <table:table-cell/>
          <table:table-cell table:formula="of:=(1+[.A379])*[.C379]" office:value-type="float" office:value="4112105000000000" calcext:value-type="float">
            <text:p>4112105000000000</text:p>
          </table:table-cell>
          <table:table-cell table:formula="of:=[.E379]/[.$I$371]" office:value-type="float" office:value="1.04558369134507" calcext:value-type="float">
            <text:p>1.04558369134507</text:p>
          </table:table-cell>
          <table:table-cell/>
          <table:table-cell table:style-name="ce1" office:value-type="float" office:value="793975000000000" calcext:value-type="float">
            <text:p>7.94E+14</text:p>
          </table:table-cell>
          <table:table-cell table:style-name="ce1" office:value-type="float" office:value="822421000000000" calcext:value-type="float">
            <text:p>8.22E+14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224984000000000" calcext:value-type="float">
            <text:p>2.25E+14</text:p>
          </table:table-cell>
          <table:table-cell office:value-type="float" office:value="701612000000000" calcext:value-type="float">
            <text:p>7.02E+14</text:p>
          </table:table-cell>
          <table:table-cell/>
          <table:table-cell table:formula="of:=(1+[.A380])*[.C380]" office:value-type="float" office:value="4209672000000000" calcext:value-type="float">
            <text:p>4209672000000000</text:p>
          </table:table-cell>
          <table:table-cell table:formula="of:=[.E380]/[.$I$371]" office:value-type="float" office:value="1.07039202284766" calcext:value-type="float">
            <text:p>1.07039202284766</text:p>
          </table:table-cell>
          <table:table-cell/>
          <table:table-cell table:style-name="ce1" office:value-type="float" office:value="664481000000000" calcext:value-type="float">
            <text:p>6.64E+14</text:p>
          </table:table-cell>
          <table:table-cell table:style-name="ce1" office:value-type="float" office:value="701612000000000" calcext:value-type="float">
            <text:p>7.02E+14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198877000000000" calcext:value-type="float">
            <text:p>1.99E+14</text:p>
          </table:table-cell>
          <table:table-cell office:value-type="float" office:value="611264000000000" calcext:value-type="float">
            <text:p>6.11E+14</text:p>
          </table:table-cell>
          <table:table-cell/>
          <table:table-cell table:formula="of:=(1+[.A381])*[.C381]" office:value-type="float" office:value="4278848000000000" calcext:value-type="float">
            <text:p>4278848000000000</text:p>
          </table:table-cell>
          <table:table-cell table:formula="of:=[.E381]/[.$I$371]" office:value-type="float" office:value="1.08798138338988" calcext:value-type="float">
            <text:p>1.08798138338988</text:p>
          </table:table-cell>
          <table:table-cell/>
          <table:table-cell table:style-name="ce1" office:value-type="float" office:value="568567000000000" calcext:value-type="float">
            <text:p>5.69E+14</text:p>
          </table:table-cell>
          <table:table-cell table:style-name="ce1" office:value-type="float" office:value="611264000000000" calcext:value-type="float">
            <text:p>6.11E+14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178245000000000" calcext:value-type="float">
            <text:p>1.78E+14</text:p>
          </table:table-cell>
          <table:table-cell office:value-type="float" office:value="541119000000000" calcext:value-type="float">
            <text:p>5.41E+14</text:p>
          </table:table-cell>
          <table:table-cell/>
          <table:table-cell table:formula="of:=(1+[.A382])*[.C382]" office:value-type="float" office:value="4328952000000000" calcext:value-type="float">
            <text:p>4328952000000000</text:p>
          </table:table-cell>
          <table:table-cell table:formula="of:=[.E382]/[.$I$371]" office:value-type="float" office:value="1.10072131227573" calcext:value-type="float">
            <text:p>1.10072131227573</text:p>
          </table:table-cell>
          <table:table-cell/>
          <table:table-cell table:style-name="ce1" office:value-type="float" office:value="495040000000000" calcext:value-type="float">
            <text:p>4.95E+14</text:p>
          </table:table-cell>
          <table:table-cell table:style-name="ce1" office:value-type="float" office:value="541119000000000" calcext:value-type="float">
            <text:p>5.41E+14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161511000000000" calcext:value-type="float">
            <text:p>1.62E+14</text:p>
          </table:table-cell>
          <table:table-cell office:value-type="float" office:value="485050000000000" calcext:value-type="float">
            <text:p>4.85E+14</text:p>
          </table:table-cell>
          <table:table-cell/>
          <table:table-cell table:formula="of:=(1+[.A383])*[.C383]" office:value-type="float" office:value="4365450000000000" calcext:value-type="float">
            <text:p>4365450000000000</text:p>
          </table:table-cell>
          <table:table-cell table:formula="of:=[.E383]/[.$I$371]" office:value-type="float" office:value="1.11000164766763" calcext:value-type="float">
            <text:p>1.11000164766763</text:p>
          </table:table-cell>
          <table:table-cell/>
          <table:table-cell table:style-name="ce1" office:value-type="float" office:value="437138000000000" calcext:value-type="float">
            <text:p>4.37E+14</text:p>
          </table:table-cell>
          <table:table-cell table:style-name="ce1" office:value-type="float" office:value="485050000000000" calcext:value-type="float">
            <text:p>4.85E+14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147652000000000" calcext:value-type="float">
            <text:p>1.48E+14</text:p>
          </table:table-cell>
          <table:table-cell office:value-type="float" office:value="439182000000000" calcext:value-type="float">
            <text:p>4.39E+14</text:p>
          </table:table-cell>
          <table:table-cell/>
          <table:table-cell table:formula="of:=(1+[.A384])*[.C384]" office:value-type="float" office:value="4391820000000000" calcext:value-type="float">
            <text:p>4391820000000000</text:p>
          </table:table-cell>
          <table:table-cell table:formula="of:=[.E384]/[.$I$371]" office:value-type="float" office:value="1.11670673957087" calcext:value-type="float">
            <text:p>1.11670673957087</text:p>
          </table:table-cell>
          <table:table-cell/>
          <table:table-cell table:style-name="ce1" office:value-type="float" office:value="390541000000000" calcext:value-type="float">
            <text:p>3.91E+14</text:p>
          </table:table-cell>
          <table:table-cell table:style-name="ce1" office:value-type="float" office:value="439182000000000" calcext:value-type="float">
            <text:p>4.39E+14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135976000000000" calcext:value-type="float">
            <text:p>1.36E+14</text:p>
          </table:table-cell>
          <table:table-cell office:value-type="float" office:value="400946000000000" calcext:value-type="float">
            <text:p>4.01E+14</text:p>
          </table:table-cell>
          <table:table-cell/>
          <table:table-cell table:formula="of:=(1+[.A385])*[.C385]" office:value-type="float" office:value="4410406000000000" calcext:value-type="float">
            <text:p>4410406000000000</text:p>
          </table:table-cell>
          <table:table-cell table:formula="of:=[.E385]/[.$I$371]" office:value-type="float" office:value="1.12143259615463" calcext:value-type="float">
            <text:p>1.12143259615463</text:p>
          </table:table-cell>
          <table:table-cell/>
          <table:table-cell table:style-name="ce1" office:value-type="float" office:value="352357000000000" calcext:value-type="float">
            <text:p>3.52E+14</text:p>
          </table:table-cell>
          <table:table-cell table:style-name="ce1" office:value-type="float" office:value="400946000000000" calcext:value-type="float">
            <text:p>4.01E+14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float" office:value="125997000000000" calcext:value-type="float">
            <text:p>1.26E+14</text:p>
          </table:table-cell>
          <table:table-cell office:value-type="float" office:value="368575000000000" calcext:value-type="float">
            <text:p>3.69E+14</text:p>
          </table:table-cell>
          <table:table-cell/>
          <table:table-cell table:formula="of:=(1+[.A386])*[.C386]" office:value-type="float" office:value="4422900000000000" calcext:value-type="float">
            <text:p>4422900000000000</text:p>
          </table:table-cell>
          <table:table-cell table:formula="of:=[.E386]/[.$I$371]" office:value-type="float" office:value="1.1246094417458" calcext:value-type="float">
            <text:p>1.1246094417458</text:p>
          </table:table-cell>
          <table:table-cell/>
          <table:table-cell table:style-name="ce1" office:value-type="float" office:value="320585000000000" calcext:value-type="float">
            <text:p>3.21E+14</text:p>
          </table:table-cell>
          <table:table-cell table:style-name="ce1" office:value-type="float" office:value="368575000000000" calcext:value-type="float">
            <text:p>3.69E+14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117364000000000" calcext:value-type="float">
            <text:p>1.17E+14</text:p>
          </table:table-cell>
          <table:table-cell office:value-type="float" office:value="340816000000000" calcext:value-type="float">
            <text:p>3.41E+14</text:p>
          </table:table-cell>
          <table:table-cell/>
          <table:table-cell table:formula="of:=(1+[.A387])*[.C387]" office:value-type="float" office:value="4430608000000000" calcext:value-type="float">
            <text:p>4430608000000000</text:p>
          </table:table-cell>
          <table:table-cell table:formula="of:=[.E387]/[.$I$371]" office:value-type="float" office:value="1.12656935256833" calcext:value-type="float">
            <text:p>1.12656935256833</text:p>
          </table:table-cell>
          <table:table-cell/>
          <table:table-cell table:style-name="ce1" office:value-type="float" office:value="293800000000000" calcext:value-type="float">
            <text:p>2.94E+14</text:p>
          </table:table-cell>
          <table:table-cell table:style-name="ce1" office:value-type="float" office:value="340816000000000" calcext:value-type="float">
            <text:p>3.41E+14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float" office:value="109818000000000" calcext:value-type="float">
            <text:p>1.10E+14</text:p>
          </table:table-cell>
          <table:table-cell office:value-type="float" office:value="316754000000000" calcext:value-type="float">
            <text:p>3.17E+14</text:p>
          </table:table-cell>
          <table:table-cell/>
          <table:table-cell table:formula="of:=(1+[.A388])*[.C388]" office:value-type="float" office:value="4434556000000000" calcext:value-type="float">
            <text:p>4434556000000000</text:p>
          </table:table-cell>
          <table:table-cell table:formula="of:=[.E388]/[.$I$371]" office:value-type="float" office:value="1.12757320933109" calcext:value-type="float">
            <text:p>1.12757320933109</text:p>
          </table:table-cell>
          <table:table-cell/>
          <table:table-cell table:style-name="ce1" office:value-type="float" office:value="270960000000000" calcext:value-type="float">
            <text:p>2.71E+14</text:p>
          </table:table-cell>
          <table:table-cell table:style-name="ce1" office:value-type="float" office:value="316754000000000" calcext:value-type="float">
            <text:p>3.17E+14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103166000000000" calcext:value-type="float">
            <text:p>1.03E+14</text:p>
          </table:table-cell>
          <table:table-cell office:value-type="float" office:value="295706000000000" calcext:value-type="float">
            <text:p>2.96E+14</text:p>
          </table:table-cell>
          <table:table-cell/>
          <table:table-cell table:formula="of:=(1+[.A389])*[.C389]" office:value-type="float" office:value="4435590000000000" calcext:value-type="float">
            <text:p>4435590000000000</text:p>
          </table:table-cell>
          <table:table-cell table:formula="of:=[.E389]/[.$I$371]" office:value-type="float" office:value="1.12783612419752" calcext:value-type="float">
            <text:p>1.12783612419752</text:p>
          </table:table-cell>
          <table:table-cell/>
          <table:table-cell table:style-name="ce1" office:value-type="float" office:value="251289000000000" calcext:value-type="float">
            <text:p>2.51E+14</text:p>
          </table:table-cell>
          <table:table-cell table:style-name="ce1" office:value-type="float" office:value="295706000000000" calcext:value-type="float">
            <text:p>2.96E+14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float" office:value="97257600000000" calcext:value-type="float">
            <text:p>9.73E+13</text:p>
          </table:table-cell>
          <table:table-cell office:value-type="float" office:value="277149000000000" calcext:value-type="float">
            <text:p>2.77E+14</text:p>
          </table:table-cell>
          <table:table-cell/>
          <table:table-cell table:formula="of:=(1+[.A390])*[.C390]" office:value-type="float" office:value="4434384000000000" calcext:value-type="float">
            <text:p>4434384000000000</text:p>
          </table:table-cell>
          <table:table-cell table:formula="of:=[.E390]/[.$I$371]" office:value-type="float" office:value="1.12752947494325" calcext:value-type="float">
            <text:p>1.12752947494325</text:p>
          </table:table-cell>
          <table:table-cell/>
          <table:table-cell table:style-name="ce1" office:value-type="float" office:value="234196000000000" calcext:value-type="float">
            <text:p>2.34E+14</text:p>
          </table:table-cell>
          <table:table-cell table:style-name="ce1" office:value-type="float" office:value="277149000000000" calcext:value-type="float">
            <text:p>2.77E+14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91975100000000" calcext:value-type="float">
            <text:p>9.20E+13</text:p>
          </table:table-cell>
          <table:table-cell office:value-type="float" office:value="260681000000000" calcext:value-type="float">
            <text:p>2.61E+14</text:p>
          </table:table-cell>
          <table:table-cell/>
          <table:table-cell table:formula="of:=(1+[.A391])*[.C391]" office:value-type="float" office:value="4431577000000000" calcext:value-type="float">
            <text:p>4431577000000000</text:p>
          </table:table-cell>
          <table:table-cell table:formula="of:=[.E391]/[.$I$371]" office:value-type="float" office:value="1.12681573990448" calcext:value-type="float">
            <text:p>1.12681573990448</text:p>
          </table:table-cell>
          <table:table-cell/>
          <table:table-cell table:style-name="ce1" office:value-type="float" office:value="219228000000000" calcext:value-type="float">
            <text:p>2.19E+14</text:p>
          </table:table-cell>
          <table:table-cell table:style-name="ce1" office:value-type="float" office:value="260681000000000" calcext:value-type="float">
            <text:p>2.61E+14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float" office:value="87225900000000" calcext:value-type="float">
            <text:p>8.72E+13</text:p>
          </table:table-cell>
          <table:table-cell office:value-type="float" office:value="245979000000000" calcext:value-type="float">
            <text:p>2.46E+14</text:p>
          </table:table-cell>
          <table:table-cell/>
          <table:table-cell table:formula="of:=(1+[.A392])*[.C392]" office:value-type="float" office:value="4427622000000000" calcext:value-type="float">
            <text:p>4427622000000000</text:p>
          </table:table-cell>
          <table:table-cell table:formula="of:=[.E392]/[.$I$371]" office:value-type="float" office:value="1.12581010325384" calcext:value-type="float">
            <text:p>1.12581010325384</text:p>
          </table:table-cell>
          <table:table-cell/>
          <table:table-cell table:style-name="ce1" office:value-type="float" office:value="206028000000000" calcext:value-type="float">
            <text:p>2.06E+14</text:p>
          </table:table-cell>
          <table:table-cell table:style-name="ce1" office:value-type="float" office:value="245979000000000" calcext:value-type="float">
            <text:p>2.46E+14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float" office:value="82935000000000" calcext:value-type="float">
            <text:p>8.29E+13</text:p>
          </table:table-cell>
          <table:table-cell office:value-type="float" office:value="232786000000000" calcext:value-type="float">
            <text:p>2.33E+14</text:p>
          </table:table-cell>
          <table:table-cell/>
          <table:table-cell table:formula="of:=(1+[.A393])*[.C393]" office:value-type="float" office:value="4422934000000000" calcext:value-type="float">
            <text:p>4422934000000000</text:p>
          </table:table-cell>
          <table:table-cell table:formula="of:=[.E393]/[.$I$371]" office:value-type="float" office:value="1.12461808691549" calcext:value-type="float">
            <text:p>1.12461808691549</text:p>
          </table:table-cell>
          <table:table-cell/>
          <table:table-cell table:style-name="ce1" office:value-type="float" office:value="194314000000000" calcext:value-type="float">
            <text:p>1.94E+14</text:p>
          </table:table-cell>
          <table:table-cell table:style-name="ce1" office:value-type="float" office:value="232786000000000" calcext:value-type="float">
            <text:p>2.33E+14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float" office:value="79041000000000" calcext:value-type="float">
            <text:p>7.90E+13</text:p>
          </table:table-cell>
          <table:table-cell office:value-type="float" office:value="220892000000000" calcext:value-type="float">
            <text:p>2.21E+14</text:p>
          </table:table-cell>
          <table:table-cell/>
          <table:table-cell table:formula="of:=(1+[.A394])*[.C394]" office:value-type="float" office:value="4417840000000000" calcext:value-type="float">
            <text:p>4417840000000000</text:p>
          </table:table-cell>
          <table:table-cell table:formula="of:=[.E394]/[.$I$371]" office:value-type="float" office:value="1.12332283708025" calcext:value-type="float">
            <text:p>1.12332283708025</text:p>
          </table:table-cell>
          <table:table-cell/>
          <table:table-cell table:style-name="ce1" office:value-type="float" office:value="183860000000000" calcext:value-type="float">
            <text:p>1.84E+14</text:p>
          </table:table-cell>
          <table:table-cell table:style-name="ce1" office:value-type="float" office:value="220892000000000" calcext:value-type="float">
            <text:p>2.21E+1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float" office:value="75493300000000" calcext:value-type="float">
            <text:p>7.55E+13</text:p>
          </table:table-cell>
          <table:table-cell office:value-type="float" office:value="210125000000000" calcext:value-type="float">
            <text:p>2.10E+14</text:p>
          </table:table-cell>
          <table:table-cell/>
          <table:table-cell table:formula="of:=(1+[.A395])*[.C395]" office:value-type="float" office:value="4412625000000000" calcext:value-type="float">
            <text:p>4412625000000000</text:p>
          </table:table-cell>
          <table:table-cell table:formula="of:=[.E395]/[.$I$371]" office:value-type="float" office:value="1.12199682061171" calcext:value-type="float">
            <text:p>1.12199682061171</text:p>
          </table:table-cell>
          <table:table-cell/>
          <table:table-cell table:style-name="ce1" office:value-type="float" office:value="174480000000000" calcext:value-type="float">
            <text:p>1.74E+14</text:p>
          </table:table-cell>
          <table:table-cell table:style-name="ce1" office:value-type="float" office:value="210125000000000" calcext:value-type="float">
            <text:p>2.10E+14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float" office:value="72249600000000" calcext:value-type="float">
            <text:p>7.22E+13</text:p>
          </table:table-cell>
          <table:table-cell office:value-type="float" office:value="200341000000000" calcext:value-type="float">
            <text:p>2.00E+14</text:p>
          </table:table-cell>
          <table:table-cell/>
          <table:table-cell table:formula="of:=(1+[.A396])*[.C396]" office:value-type="float" office:value="4407502000000000" calcext:value-type="float">
            <text:p>4407502000000000</text:p>
          </table:table-cell>
          <table:table-cell table:formula="of:=[.E396]/[.$I$371]" office:value-type="float" office:value="1.12069419695527" calcext:value-type="float">
            <text:p>1.12069419695527</text:p>
          </table:table-cell>
          <table:table-cell/>
          <table:table-cell table:style-name="ce1" office:value-type="float" office:value="166024000000000" calcext:value-type="float">
            <text:p>1.66E+14</text:p>
          </table:table-cell>
          <table:table-cell table:style-name="ce1" office:value-type="float" office:value="200341000000000" calcext:value-type="float">
            <text:p>2.00E+14</text:p>
          </table:table-cell>
          <table:table-cell table:number-columns-repeated="1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float" office:value="69274000000000" calcext:value-type="float">
            <text:p>6.93E+13</text:p>
          </table:table-cell>
          <table:table-cell office:value-type="float" office:value="191418000000000" calcext:value-type="float">
            <text:p>1.91E+14</text:p>
          </table:table-cell>
          <table:table-cell/>
          <table:table-cell table:formula="of:=(1+[.A397])*[.C397]" office:value-type="float" office:value="4402614000000000" calcext:value-type="float">
            <text:p>4402614000000000</text:p>
          </table:table-cell>
          <table:table-cell table:formula="of:=[.E397]/[.$I$371]" office:value-type="float" office:value="1.11945132667757" calcext:value-type="float">
            <text:p>1.11945132667757</text:p>
          </table:table-cell>
          <table:table-cell/>
          <table:table-cell table:style-name="ce1" office:value-type="float" office:value="158368000000000" calcext:value-type="float">
            <text:p>1.58E+14</text:p>
          </table:table-cell>
          <table:table-cell table:style-name="ce1" office:value-type="float" office:value="191418000000000" calcext:value-type="float">
            <text:p>1.91E+14</text:p>
          </table:table-cell>
          <table:table-cell table:number-columns-repeated="1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float" office:value="66536200000000" calcext:value-type="float">
            <text:p>6.65E+13</text:p>
          </table:table-cell>
          <table:table-cell office:value-type="float" office:value="183254000000000" calcext:value-type="float">
            <text:p>1.83E+14</text:p>
          </table:table-cell>
          <table:table-cell/>
          <table:table-cell table:formula="of:=(1+[.A398])*[.C398]" office:value-type="float" office:value="4398096000000000" calcext:value-type="float">
            <text:p>4398096000000000</text:p>
          </table:table-cell>
          <table:table-cell table:formula="of:=[.E398]/[.$I$371]" office:value-type="float" office:value="1.11830253618766" calcext:value-type="float">
            <text:p>1.11830253618766</text:p>
          </table:table-cell>
          <table:table-cell/>
          <table:table-cell table:style-name="ce1" office:value-type="float" office:value="151407000000000" calcext:value-type="float">
            <text:p>1.51E+14</text:p>
          </table:table-cell>
          <table:table-cell table:style-name="ce1" office:value-type="float" office:value="183254000000000" calcext:value-type="float">
            <text:p>1.83E+14</text:p>
          </table:table-cell>
          <table:table-cell table:number-columns-repeated="1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float" office:value="64010000000000" calcext:value-type="float">
            <text:p>6.40E+13</text:p>
          </table:table-cell>
          <table:table-cell office:value-type="float" office:value="175761000000000" calcext:value-type="float">
            <text:p>1.76E+14</text:p>
          </table:table-cell>
          <table:table-cell/>
          <table:table-cell table:formula="of:=(1+[.A399])*[.C399]" office:value-type="float" office:value="4394025000000000" calcext:value-type="float">
            <text:p>4394025000000000</text:p>
          </table:table-cell>
          <table:table-cell table:formula="of:=[.E399]/[.$I$371]" office:value-type="float" office:value="1.1172674042522" calcext:value-type="float">
            <text:p>1.1172674042522</text:p>
          </table:table-cell>
          <table:table-cell/>
          <table:table-cell table:style-name="ce1" office:value-type="float" office:value="145053000000000" calcext:value-type="float">
            <text:p>1.45E+14</text:p>
          </table:table-cell>
          <table:table-cell table:style-name="ce1" office:value-type="float" office:value="175761000000000" calcext:value-type="float">
            <text:p>1.76E+14</text:p>
          </table:table-cell>
          <table:table-cell table:number-columns-repeated="1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float" office:value="61672900000000" calcext:value-type="float">
            <text:p>6.17E+13</text:p>
          </table:table-cell>
          <table:table-cell office:value-type="float" office:value="168863000000000" calcext:value-type="float">
            <text:p>1.69E+14</text:p>
          </table:table-cell>
          <table:table-cell/>
          <table:table-cell table:formula="of:=(1+[.A400])*[.C400]" office:value-type="float" office:value="4390438000000000" calcext:value-type="float">
            <text:p>4390438000000000</text:p>
          </table:table-cell>
          <table:table-cell table:formula="of:=[.E400]/[.$I$371]" office:value-type="float" office:value="1.11635533884997" calcext:value-type="float">
            <text:p>1.11635533884997</text:p>
          </table:table-cell>
          <table:table-cell/>
          <table:table-cell table:style-name="ce1" office:value-type="float" office:value="139234000000000" calcext:value-type="float">
            <text:p>1.39E+14</text:p>
          </table:table-cell>
          <table:table-cell table:style-name="ce1" office:value-type="float" office:value="168863000000000" calcext:value-type="float">
            <text:p>1.69E+14</text:p>
          </table:table-cell>
          <table:table-cell table:number-columns-repeated="1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float" office:value="59505500000000" calcext:value-type="float">
            <text:p>5.95E+13</text:p>
          </table:table-cell>
          <table:table-cell office:value-type="float" office:value="162496000000000" calcext:value-type="float">
            <text:p>1.62E+14</text:p>
          </table:table-cell>
          <table:table-cell/>
          <table:table-cell table:formula="of:=(1+[.A401])*[.C401]" office:value-type="float" office:value="4387392000000000" calcext:value-type="float">
            <text:p>4387392000000000</text:p>
          </table:table-cell>
          <table:table-cell table:formula="of:=[.E401]/[.$I$371]" office:value-type="float" office:value="1.11558083335368" calcext:value-type="float">
            <text:p>1.11558083335368</text:p>
          </table:table-cell>
          <table:table-cell/>
          <table:table-cell table:style-name="ce1" office:value-type="float" office:value="133885000000000" calcext:value-type="float">
            <text:p>1.34E+14</text:p>
          </table:table-cell>
          <table:table-cell table:style-name="ce1" office:value-type="float" office:value="162496000000000" calcext:value-type="float">
            <text:p>1.62E+14</text:p>
          </table:table-cell>
          <table:table-cell table:number-columns-repeated="1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float" office:value="57490500000000" calcext:value-type="float">
            <text:p>5.75E+13</text:p>
          </table:table-cell>
          <table:table-cell office:value-type="float" office:value="156603000000000" calcext:value-type="float">
            <text:p>1.57E+14</text:p>
          </table:table-cell>
          <table:table-cell/>
          <table:table-cell table:formula="of:=(1+[.A402])*[.C402]" office:value-type="float" office:value="4384884000000000" calcext:value-type="float">
            <text:p>4384884000000000</text:p>
          </table:table-cell>
          <table:table-cell table:formula="of:=[.E402]/[.$I$371]" office:value-type="float" office:value="1.11494312495423" calcext:value-type="float">
            <text:p>1.11494312495423</text:p>
          </table:table-cell>
          <table:table-cell/>
          <table:table-cell table:style-name="ce1" office:value-type="float" office:value="128953000000000" calcext:value-type="float">
            <text:p>1.29E+14</text:p>
          </table:table-cell>
          <table:table-cell table:style-name="ce1" office:value-type="float" office:value="156603000000000" calcext:value-type="float">
            <text:p>1.57E+14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float" office:value="55613000000000" calcext:value-type="float">
            <text:p>5.56E+13</text:p>
          </table:table-cell>
          <table:table-cell office:value-type="float" office:value="151134000000000" calcext:value-type="float">
            <text:p>1.51E+14</text:p>
          </table:table-cell>
          <table:table-cell/>
          <table:table-cell table:formula="of:=(1+[.A403])*[.C403]" office:value-type="float" office:value="4382886000000000" calcext:value-type="float">
            <text:p>4382886000000000</text:p>
          </table:table-cell>
          <table:table-cell table:formula="of:=[.E403]/[.$I$371]" office:value-type="float" office:value="1.11443509410013" calcext:value-type="float">
            <text:p>1.11443509410013</text:p>
          </table:table-cell>
          <table:table-cell/>
          <table:table-cell table:style-name="ce1" office:value-type="float" office:value="124392000000000" calcext:value-type="float">
            <text:p>1.24E+14</text:p>
          </table:table-cell>
          <table:table-cell table:style-name="ce1" office:value-type="float" office:value="151134000000000" calcext:value-type="float">
            <text:p>1.51E+14</text:p>
          </table:table-cell>
          <table:table-cell table:number-columns-repeated="1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float" office:value="53859800000000" calcext:value-type="float">
            <text:p>5.39E+13</text:p>
          </table:table-cell>
          <table:table-cell office:value-type="float" office:value="146047000000000" calcext:value-type="float">
            <text:p>1.46E+14</text:p>
          </table:table-cell>
          <table:table-cell/>
          <table:table-cell table:formula="of:=(1+[.A404])*[.C404]" office:value-type="float" office:value="4381410000000000" calcext:value-type="float">
            <text:p>4381410000000000</text:p>
          </table:table-cell>
          <table:table-cell table:formula="of:=[.E404]/[.$I$371]" office:value-type="float" office:value="1.11405979202773" calcext:value-type="float">
            <text:p>1.11405979202773</text:p>
          </table:table-cell>
          <table:table-cell/>
          <table:table-cell table:style-name="ce1" office:value-type="float" office:value="120161000000000" calcext:value-type="float">
            <text:p>1.20E+14</text:p>
          </table:table-cell>
          <table:table-cell table:style-name="ce1" office:value-type="float" office:value="146047000000000" calcext:value-type="float">
            <text:p>1.46E+14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float" office:value="52219400000000" calcext:value-type="float">
            <text:p>5.22E+13</text:p>
          </table:table-cell>
          <table:table-cell office:value-type="float" office:value="141303000000000" calcext:value-type="float">
            <text:p>1.41E+14</text:p>
          </table:table-cell>
          <table:table-cell/>
          <table:table-cell table:formula="of:=(1+[.A405])*[.C405]" office:value-type="float" office:value="4380393000000000" calcext:value-type="float">
            <text:p>4380393000000000</text:p>
          </table:table-cell>
          <table:table-cell table:formula="of:=[.E405]/[.$I$371]" office:value-type="float" office:value="1.11380119974614" calcext:value-type="float">
            <text:p>1.11380119974614</text:p>
          </table:table-cell>
          <table:table-cell/>
          <table:table-cell table:style-name="ce1" office:value-type="float" office:value="116226000000000" calcext:value-type="float">
            <text:p>1.16E+14</text:p>
          </table:table-cell>
          <table:table-cell table:style-name="ce1" office:value-type="float" office:value="141303000000000" calcext:value-type="float">
            <text:p>1.41E+14</text:p>
          </table:table-cell>
          <table:table-cell table:number-columns-repeated="1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 office:value-type="float" office:value="50681400000000" calcext:value-type="float">
            <text:p>5.07E+13</text:p>
          </table:table-cell>
          <table:table-cell office:value-type="float" office:value="136869000000000" calcext:value-type="float">
            <text:p>1.37E+14</text:p>
          </table:table-cell>
          <table:table-cell/>
          <table:table-cell table:formula="of:=(1+[.A406])*[.C406]" office:value-type="float" office:value="4379808000000000" calcext:value-type="float">
            <text:p>4379808000000000</text:p>
          </table:table-cell>
          <table:table-cell table:formula="of:=[.E406]/[.$I$371]" office:value-type="float" office:value="1.11365245197354" calcext:value-type="float">
            <text:p>1.11365245197354</text:p>
          </table:table-cell>
          <table:table-cell/>
          <table:table-cell table:style-name="ce1" office:value-type="float" office:value="112556000000000" calcext:value-type="float">
            <text:p>1.13E+14</text:p>
          </table:table-cell>
          <table:table-cell table:style-name="ce1" office:value-type="float" office:value="136869000000000" calcext:value-type="float">
            <text:p>1.37E+14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office:value-type="float" office:value="49236500000000" calcext:value-type="float">
            <text:p>4.92E+13</text:p>
          </table:table-cell>
          <table:table-cell office:value-type="float" office:value="132717000000000" calcext:value-type="float">
            <text:p>1.33E+14</text:p>
          </table:table-cell>
          <table:table-cell/>
          <table:table-cell table:formula="of:=(1+[.A407])*[.C407]" office:value-type="float" office:value="4379661000000000" calcext:value-type="float">
            <text:p>4379661000000000</text:p>
          </table:table-cell>
          <table:table-cell table:formula="of:=[.E407]/[.$I$371]" office:value-type="float" office:value="1.11361507432812" calcext:value-type="float">
            <text:p>1.11361507432812</text:p>
          </table:table-cell>
          <table:table-cell/>
          <table:table-cell table:style-name="ce1" office:value-type="float" office:value="109125000000000" calcext:value-type="float">
            <text:p>1.09E+14</text:p>
          </table:table-cell>
          <table:table-cell table:style-name="ce1" office:value-type="float" office:value="132717000000000" calcext:value-type="float">
            <text:p>1.33E+14</text:p>
          </table:table-cell>
          <table:table-cell table:number-columns-repeated="1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float" office:value="47876800000000" calcext:value-type="float">
            <text:p>4.79E+13</text:p>
          </table:table-cell>
          <table:table-cell office:value-type="float" office:value="128818000000000" calcext:value-type="float">
            <text:p>1.29E+14</text:p>
          </table:table-cell>
          <table:table-cell/>
          <table:table-cell table:formula="of:=(1+[.A408])*[.C408]" office:value-type="float" office:value="4379812000000000" calcext:value-type="float">
            <text:p>4379812000000000</text:p>
          </table:table-cell>
          <table:table-cell table:formula="of:=[.E408]/[.$I$371]" office:value-type="float" office:value="1.11365346905233" calcext:value-type="float">
            <text:p>1.11365346905233</text:p>
          </table:table-cell>
          <table:table-cell/>
          <table:table-cell table:style-name="ce1" office:value-type="float" office:value="105910000000000" calcext:value-type="float">
            <text:p>1.06E+14</text:p>
          </table:table-cell>
          <table:table-cell table:style-name="ce1" office:value-type="float" office:value="128818000000000" calcext:value-type="float">
            <text:p>1.29E+14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float" office:value="46594700000000" calcext:value-type="float">
            <text:p>4.66E+13</text:p>
          </table:table-cell>
          <table:table-cell office:value-type="float" office:value="125152000000000" calcext:value-type="float">
            <text:p>1.25E+14</text:p>
          </table:table-cell>
          <table:table-cell/>
          <table:table-cell table:formula="of:=(1+[.A409])*[.C409]" office:value-type="float" office:value="4380320000000000" calcext:value-type="float">
            <text:p>4380320000000000</text:p>
          </table:table-cell>
          <table:table-cell table:formula="of:=[.E409]/[.$I$371]" office:value-type="float" office:value="1.11378263805827" calcext:value-type="float">
            <text:p>1.11378263805827</text:p>
          </table:table-cell>
          <table:table-cell/>
          <table:table-cell table:style-name="ce1" office:value-type="float" office:value="102890000000000" calcext:value-type="float">
            <text:p>1.03E+14</text:p>
          </table:table-cell>
          <table:table-cell table:style-name="ce1" office:value-type="float" office:value="125152000000000" calcext:value-type="float">
            <text:p>1.25E+14</text:p>
          </table:table-cell>
          <table:table-cell table:number-columns-repeated="1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float" office:value="45383900000000" calcext:value-type="float">
            <text:p>4.54E+13</text:p>
          </table:table-cell>
          <table:table-cell office:value-type="float" office:value="121696000000000" calcext:value-type="float">
            <text:p>1.22E+14</text:p>
          </table:table-cell>
          <table:table-cell/>
          <table:table-cell table:formula="of:=(1+[.A410])*[.C410]" office:value-type="float" office:value="4381056000000000" calcext:value-type="float">
            <text:p>4381056000000000</text:p>
          </table:table-cell>
          <table:table-cell table:formula="of:=[.E410]/[.$I$371]" office:value-type="float" office:value="1.11396978055508" calcext:value-type="float">
            <text:p>1.11396978055508</text:p>
          </table:table-cell>
          <table:table-cell/>
          <table:table-cell table:style-name="ce1" office:value-type="float" office:value="100048000000000" calcext:value-type="float">
            <text:p>1.00E+14</text:p>
          </table:table-cell>
          <table:table-cell table:style-name="ce1" office:value-type="float" office:value="121696000000000" calcext:value-type="float">
            <text:p>1.22E+14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float" office:value="44238500000000" calcext:value-type="float">
            <text:p>4.42E+13</text:p>
          </table:table-cell>
          <table:table-cell office:value-type="float" office:value="118433000000000" calcext:value-type="float">
            <text:p>1.18E+14</text:p>
          </table:table-cell>
          <table:table-cell/>
          <table:table-cell table:formula="of:=(1+[.A411])*[.C411]" office:value-type="float" office:value="4382021000000000" calcext:value-type="float">
            <text:p>4382021000000000</text:p>
          </table:table-cell>
          <table:table-cell table:formula="of:=[.E411]/[.$I$371]" office:value-type="float" office:value="1.11421515081244" calcext:value-type="float">
            <text:p>1.11421515081244</text:p>
          </table:table-cell>
          <table:table-cell/>
          <table:table-cell table:style-name="ce1" office:value-type="float" office:value="97366600000000" calcext:value-type="float">
            <text:p>9.74E+13</text:p>
          </table:table-cell>
          <table:table-cell table:style-name="ce1" office:value-type="float" office:value="118433000000000" calcext:value-type="float">
            <text:p>1.18E+14</text:p>
          </table:table-cell>
          <table:table-cell table:number-columns-repeated="1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 office:value-type="float" office:value="43153200000000" calcext:value-type="float">
            <text:p>4.32E+13</text:p>
          </table:table-cell>
          <table:table-cell office:value-type="float" office:value="115346000000000" calcext:value-type="float">
            <text:p>1.15E+14</text:p>
          </table:table-cell>
          <table:table-cell/>
          <table:table-cell table:formula="of:=(1+[.A412])*[.C412]" office:value-type="float" office:value="4383148000000000" calcext:value-type="float">
            <text:p>4383148000000000</text:p>
          </table:table-cell>
          <table:table-cell table:formula="of:=[.E412]/[.$I$371]" office:value-type="float" office:value="1.11450171276068" calcext:value-type="float">
            <text:p>1.11450171276068</text:p>
          </table:table-cell>
          <table:table-cell/>
          <table:table-cell table:style-name="ce1" office:value-type="float" office:value="94832600000000" calcext:value-type="float">
            <text:p>9.48E+13</text:p>
          </table:table-cell>
          <table:table-cell table:style-name="ce1" office:value-type="float" office:value="115346000000000" calcext:value-type="float">
            <text:p>1.15E+14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float" office:value="42123200000000" calcext:value-type="float">
            <text:p>4.21E+13</text:p>
          </table:table-cell>
          <table:table-cell office:value-type="float" office:value="112421000000000" calcext:value-type="float">
            <text:p>1.12E+14</text:p>
          </table:table-cell>
          <table:table-cell/>
          <table:table-cell table:formula="of:=(1+[.A413])*[.C413]" office:value-type="float" office:value="4384419000000000" calcext:value-type="float">
            <text:p>4384419000000000</text:p>
          </table:table-cell>
          <table:table-cell table:formula="of:=[.E413]/[.$I$371]" office:value-type="float" office:value="1.11482488954524" calcext:value-type="float">
            <text:p>1.11482488954524</text:p>
          </table:table-cell>
          <table:table-cell/>
          <table:table-cell table:style-name="ce1" office:value-type="float" office:value="92433200000000" calcext:value-type="float">
            <text:p>9.24E+13</text:p>
          </table:table-cell>
          <table:table-cell table:style-name="ce1" office:value-type="float" office:value="112421000000000" calcext:value-type="float">
            <text:p>1.12E+14</text:p>
          </table:table-cell>
          <table:table-cell table:number-columns-repeated="1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float" office:value="41144200000000" calcext:value-type="float">
            <text:p>4.11E+13</text:p>
          </table:table-cell>
          <table:table-cell office:value-type="float" office:value="109644000000000" calcext:value-type="float">
            <text:p>1.10E+14</text:p>
          </table:table-cell>
          <table:table-cell/>
          <table:table-cell table:formula="of:=(1+[.A414])*[.C414]" office:value-type="float" office:value="4385760000000000" calcext:value-type="float">
            <text:p>4385760000000000</text:p>
          </table:table-cell>
          <table:table-cell table:formula="of:=[.E414]/[.$I$371]" office:value-type="float" office:value="1.11516586520858" calcext:value-type="float">
            <text:p>1.11516586520858</text:p>
          </table:table-cell>
          <table:table-cell/>
          <table:table-cell table:style-name="ce1" office:value-type="float" office:value="90157100000000" calcext:value-type="float">
            <text:p>9.02E+13</text:p>
          </table:table-cell>
          <table:table-cell table:style-name="ce1" office:value-type="float" office:value="109644000000000" calcext:value-type="float">
            <text:p>1.10E+14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float" office:value="40212500000000" calcext:value-type="float">
            <text:p>4.02E+13</text:p>
          </table:table-cell>
          <table:table-cell office:value-type="float" office:value="107004000000000" calcext:value-type="float">
            <text:p>1.07E+14</text:p>
          </table:table-cell>
          <table:table-cell/>
          <table:table-cell table:formula="of:=(1+[.A415])*[.C415]" office:value-type="float" office:value="4387164000000000" calcext:value-type="float">
            <text:p>4387164000000000</text:p>
          </table:table-cell>
          <table:table-cell table:formula="of:=[.E415]/[.$I$371]" office:value-type="float" office:value="1.11552285986282" calcext:value-type="float">
            <text:p>1.11552285986282</text:p>
          </table:table-cell>
          <table:table-cell/>
          <table:table-cell table:style-name="ce1" office:value-type="float" office:value="87994500000000" calcext:value-type="float">
            <text:p>8.80E+13</text:p>
          </table:table-cell>
          <table:table-cell table:style-name="ce1" office:value-type="float" office:value="107004000000000" calcext:value-type="float">
            <text:p>1.07E+14</text:p>
          </table:table-cell>
          <table:table-cell table:number-columns-repeated="1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 office:value-type="float" office:value="39324600000000" calcext:value-type="float">
            <text:p>3.93E+13</text:p>
          </table:table-cell>
          <table:table-cell office:value-type="float" office:value="104489000000000" calcext:value-type="float">
            <text:p>1.04E+14</text:p>
          </table:table-cell>
          <table:table-cell/>
          <table:table-cell table:formula="of:=(1+[.A416])*[.C416]" office:value-type="float" office:value="4388538000000000" calcext:value-type="float">
            <text:p>4388538000000000</text:p>
          </table:table-cell>
          <table:table-cell table:formula="of:=[.E416]/[.$I$371]" office:value-type="float" office:value="1.11587222642615" calcext:value-type="float">
            <text:p>1.11587222642615</text:p>
          </table:table-cell>
          <table:table-cell/>
          <table:table-cell table:style-name="ce1" office:value-type="float" office:value="85936200000000" calcext:value-type="float">
            <text:p>8.59E+13</text:p>
          </table:table-cell>
          <table:table-cell table:style-name="ce1" office:value-type="float" office:value="104489000000000" calcext:value-type="float">
            <text:p>1.04E+14</text:p>
          </table:table-cell>
          <table:table-cell table:number-columns-repeated="1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 office:value-type="float" office:value="38477100000000" calcext:value-type="float">
            <text:p>3.85E+13</text:p>
          </table:table-cell>
          <table:table-cell office:value-type="float" office:value="102092000000000" calcext:value-type="float">
            <text:p>1.02E+14</text:p>
          </table:table-cell>
          <table:table-cell/>
          <table:table-cell table:formula="of:=(1+[.A417])*[.C417]" office:value-type="float" office:value="4389956000000000" calcext:value-type="float">
            <text:p>4389956000000000</text:p>
          </table:table-cell>
          <table:table-cell table:formula="of:=[.E417]/[.$I$371]" office:value-type="float" office:value="1.11623278085614" calcext:value-type="float">
            <text:p>1.11623278085614</text:p>
          </table:table-cell>
          <table:table-cell/>
          <table:table-cell table:style-name="ce1" office:value-type="float" office:value="83974300000000" calcext:value-type="float">
            <text:p>8.40E+13</text:p>
          </table:table-cell>
          <table:table-cell table:style-name="ce1" office:value-type="float" office:value="102092000000000" calcext:value-type="float">
            <text:p>1.02E+14</text:p>
          </table:table-cell>
          <table:table-cell table:number-columns-repeated="1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 office:value-type="float" office:value="37667300000000" calcext:value-type="float">
            <text:p>3.77E+13</text:p>
          </table:table-cell>
          <table:table-cell office:value-type="float" office:value="99801900000000" calcext:value-type="float">
            <text:p>9.98E+13</text:p>
          </table:table-cell>
          <table:table-cell/>
          <table:table-cell table:formula="of:=(1+[.A418])*[.C418]" office:value-type="float" office:value="4391283600000000" calcext:value-type="float">
            <text:p>4391283600000000</text:p>
          </table:table-cell>
          <table:table-cell table:formula="of:=[.E418]/[.$I$371]" office:value-type="float" office:value="1.11657034930554" calcext:value-type="float">
            <text:p>1.11657034930554</text:p>
          </table:table-cell>
          <table:table-cell/>
          <table:table-cell table:style-name="ce1" office:value-type="float" office:value="82101500000000" calcext:value-type="float">
            <text:p>8.21E+13</text:p>
          </table:table-cell>
          <table:table-cell table:style-name="ce1" office:value-type="float" office:value="99801900000000" calcext:value-type="float">
            <text:p>9.98E+13</text:p>
          </table:table-cell>
          <table:table-cell table:number-columns-repeated="1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float" office:value="36892600000000" calcext:value-type="float">
            <text:p>3.69E+13</text:p>
          </table:table-cell>
          <table:table-cell office:value-type="float" office:value="97612200000000" calcext:value-type="float">
            <text:p>9.76E+13</text:p>
          </table:table-cell>
          <table:table-cell/>
          <table:table-cell table:formula="of:=(1+[.A419])*[.C419]" office:value-type="float" office:value="4392549000000000" calcext:value-type="float">
            <text:p>4392549000000000</text:p>
          </table:table-cell>
          <table:table-cell table:formula="of:=[.E419]/[.$I$371]" office:value-type="float" office:value="1.1168921021798" calcext:value-type="float">
            <text:p>1.1168921021798</text:p>
          </table:table-cell>
          <table:table-cell/>
          <table:table-cell table:style-name="ce1" office:value-type="float" office:value="80311300000000" calcext:value-type="float">
            <text:p>8.03E+13</text:p>
          </table:table-cell>
          <table:table-cell table:style-name="ce1" office:value-type="float" office:value="97612200000000" calcext:value-type="float">
            <text:p>9.76E+13</text:p>
          </table:table-cell>
          <table:table-cell table:number-columns-repeated="1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float" office:value="36150500000000" calcext:value-type="float">
            <text:p>3.62E+13</text:p>
          </table:table-cell>
          <table:table-cell office:value-type="float" office:value="95515500000000" calcext:value-type="float">
            <text:p>9.55E+13</text:p>
          </table:table-cell>
          <table:table-cell/>
          <table:table-cell table:formula="of:=(1+[.A420])*[.C420]" office:value-type="float" office:value="4393713000000000" calcext:value-type="float">
            <text:p>4393713000000000</text:p>
          </table:table-cell>
          <table:table-cell table:formula="of:=[.E420]/[.$I$371]" office:value-type="float" office:value="1.11718807210682" calcext:value-type="float">
            <text:p>1.11718807210682</text:p>
          </table:table-cell>
          <table:table-cell/>
          <table:table-cell table:style-name="ce1" office:value-type="float" office:value="78597800000000" calcext:value-type="float">
            <text:p>7.86E+13</text:p>
          </table:table-cell>
          <table:table-cell table:style-name="ce1" office:value-type="float" office:value="95515500000000" calcext:value-type="float">
            <text:p>9.55E+13</text:p>
          </table:table-cell>
          <table:table-cell table:number-columns-repeated="1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float" office:value="35438900000000" calcext:value-type="float">
            <text:p>3.54E+13</text:p>
          </table:table-cell>
          <table:table-cell office:value-type="float" office:value="93505400000000" calcext:value-type="float">
            <text:p>9.35E+13</text:p>
          </table:table-cell>
          <table:table-cell/>
          <table:table-cell table:formula="of:=(1+[.A421])*[.C421]" office:value-type="float" office:value="4394753800000000" calcext:value-type="float">
            <text:p>4394753800000000</text:p>
          </table:table-cell>
          <table:table-cell table:formula="of:=[.E421]/[.$I$371]" office:value-type="float" office:value="1.11745271600719" calcext:value-type="float">
            <text:p>1.11745271600719</text:p>
          </table:table-cell>
          <table:table-cell/>
          <table:table-cell table:style-name="ce1" office:value-type="float" office:value="76955600000000" calcext:value-type="float">
            <text:p>7.70E+13</text:p>
          </table:table-cell>
          <table:table-cell table:style-name="ce1" office:value-type="float" office:value="93505400000000" calcext:value-type="float">
            <text:p>9.35E+13</text:p>
          </table:table-cell>
          <table:table-cell table:number-columns-repeated="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float" office:value="34755900000000" calcext:value-type="float">
            <text:p>3.48E+13</text:p>
          </table:table-cell>
          <table:table-cell office:value-type="float" office:value="91576100000000" calcext:value-type="float">
            <text:p>9.16E+13</text:p>
          </table:table-cell>
          <table:table-cell/>
          <table:table-cell table:formula="of:=(1+[.A422])*[.C422]" office:value-type="float" office:value="4395652800000000" calcext:value-type="float">
            <text:p>4395652800000000</text:p>
          </table:table-cell>
          <table:table-cell table:formula="of:=[.E422]/[.$I$371]" office:value-type="float" office:value="1.11768130446457" calcext:value-type="float">
            <text:p>1.11768130446457</text:p>
          </table:table-cell>
          <table:table-cell/>
          <table:table-cell table:style-name="ce1" office:value-type="float" office:value="75379900000000" calcext:value-type="float">
            <text:p>7.54E+13</text:p>
          </table:table-cell>
          <table:table-cell table:style-name="ce1" office:value-type="float" office:value="91576100000000" calcext:value-type="float">
            <text:p>9.16E+13</text:p>
          </table:table-cell>
          <table:table-cell table:number-columns-repeated="1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float" office:value="34099500000000" calcext:value-type="float">
            <text:p>3.41E+13</text:p>
          </table:table-cell>
          <table:table-cell office:value-type="float" office:value="89722300000000" calcext:value-type="float">
            <text:p>8.97E+13</text:p>
          </table:table-cell>
          <table:table-cell/>
          <table:table-cell table:formula="of:=(1+[.A423])*[.C423]" office:value-type="float" office:value="4396392700000000" calcext:value-type="float">
            <text:p>4396392700000000</text:p>
          </table:table-cell>
          <table:table-cell table:formula="of:=[.E423]/[.$I$371]" office:value-type="float" office:value="1.11786943861319" calcext:value-type="float">
            <text:p>1.11786943861319</text:p>
          </table:table-cell>
          <table:table-cell/>
          <table:table-cell table:style-name="ce1" office:value-type="float" office:value="73866400000000" calcext:value-type="float">
            <text:p>7.39E+13</text:p>
          </table:table-cell>
          <table:table-cell table:style-name="ce1" office:value-type="float" office:value="89722300000000" calcext:value-type="float">
            <text:p>8.97E+13</text:p>
          </table:table-cell>
          <table:table-cell table:number-columns-repeated="1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float" office:value="33468100000000" calcext:value-type="float">
            <text:p>3.35E+13</text:p>
          </table:table-cell>
          <table:table-cell office:value-type="float" office:value="87939100000000" calcext:value-type="float">
            <text:p>8.79E+13</text:p>
          </table:table-cell>
          <table:table-cell/>
          <table:table-cell table:formula="of:=(1+[.A424])*[.C424]" office:value-type="float" office:value="4396955000000000" calcext:value-type="float">
            <text:p>4396955000000000</text:p>
          </table:table-cell>
          <table:table-cell table:formula="of:=[.E424]/[.$I$371]" office:value-type="float" office:value="1.11801241446367" calcext:value-type="float">
            <text:p>1.11801241446367</text:p>
          </table:table-cell>
          <table:table-cell/>
          <table:table-cell table:style-name="ce1" office:value-type="float" office:value="72411000000000" calcext:value-type="float">
            <text:p>7.24E+13</text:p>
          </table:table-cell>
          <table:table-cell table:style-name="ce1" office:value-type="float" office:value="87939100000000" calcext:value-type="float">
            <text:p>8.79E+13</text:p>
          </table:table-cell>
          <table:table-cell table:number-columns-repeated="1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2860200000000" calcext:value-type="float">
            <text:p>3.29E+13</text:p>
          </table:table-cell>
          <table:table-cell office:value-type="float" office:value="86222200000000" calcext:value-type="float">
            <text:p>8.62E+13</text:p>
          </table:table-cell>
          <table:table-cell/>
          <table:table-cell table:formula="of:=(1+[.A425])*[.C425]" office:value-type="float" office:value="4397332200000000" calcext:value-type="float">
            <text:p>4397332200000000</text:p>
          </table:table-cell>
          <table:table-cell table:formula="of:=[.E425]/[.$I$371]" office:value-type="float" office:value="1.11810832499329" calcext:value-type="float">
            <text:p>1.11810832499329</text:p>
          </table:table-cell>
          <table:table-cell/>
          <table:table-cell table:style-name="ce1" office:value-type="float" office:value="71010000000000" calcext:value-type="float">
            <text:p>7.10E+13</text:p>
          </table:table-cell>
          <table:table-cell table:style-name="ce1" office:value-type="float" office:value="86222200000000" calcext:value-type="float">
            <text:p>8.62E+13</text:p>
          </table:table-cell>
          <table:table-cell table:number-columns-repeated="1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float" office:value="32274400000000" calcext:value-type="float">
            <text:p>3.23E+13</text:p>
          </table:table-cell>
          <table:table-cell office:value-type="float" office:value="84567600000000" calcext:value-type="float">
            <text:p>8.46E+13</text:p>
          </table:table-cell>
          <table:table-cell/>
          <table:table-cell table:formula="of:=(1+[.A426])*[.C426]" office:value-type="float" office:value="4397515200000000" calcext:value-type="float">
            <text:p>4397515200000000</text:p>
          </table:table-cell>
          <table:table-cell table:formula="of:=[.E426]/[.$I$371]" office:value-type="float" office:value="1.11815485634779" calcext:value-type="float">
            <text:p>1.11815485634779</text:p>
          </table:table-cell>
          <table:table-cell/>
          <table:table-cell table:style-name="ce1" office:value-type="float" office:value="69660200000000" calcext:value-type="float">
            <text:p>6.97E+13</text:p>
          </table:table-cell>
          <table:table-cell table:style-name="ce1" office:value-type="float" office:value="84567600000000" calcext:value-type="float">
            <text:p>8.46E+13</text:p>
          </table:table-cell>
          <table:table-cell table:number-columns-repeated="1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float" office:value="31709400000000" calcext:value-type="float">
            <text:p>3.17E+13</text:p>
          </table:table-cell>
          <table:table-cell office:value-type="float" office:value="82971400000000" calcext:value-type="float">
            <text:p>8.30E+13</text:p>
          </table:table-cell>
          <table:table-cell/>
          <table:table-cell table:formula="of:=(1+[.A427])*[.C427]" office:value-type="float" office:value="4397484200000000" calcext:value-type="float">
            <text:p>4397484200000000</text:p>
          </table:table-cell>
          <table:table-cell table:formula="of:=[.E427]/[.$I$371]" office:value-type="float" office:value="1.11814697398719" calcext:value-type="float">
            <text:p>1.11814697398719</text:p>
          </table:table-cell>
          <table:table-cell/>
          <table:table-cell table:style-name="ce1" office:value-type="float" office:value="68358500000000" calcext:value-type="float">
            <text:p>6.84E+13</text:p>
          </table:table-cell>
          <table:table-cell table:style-name="ce1" office:value-type="float" office:value="82971400000000" calcext:value-type="float">
            <text:p>8.30E+13</text:p>
          </table:table-cell>
          <table:table-cell table:number-columns-repeated="1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float" office:value="31164000000000" calcext:value-type="float">
            <text:p>3.12E+13</text:p>
          </table:table-cell>
          <table:table-cell office:value-type="float" office:value="81430400000000" calcext:value-type="float">
            <text:p>8.14E+13</text:p>
          </table:table-cell>
          <table:table-cell/>
          <table:table-cell table:formula="of:=(1+[.A428])*[.C428]" office:value-type="float" office:value="4397241600000000" calcext:value-type="float">
            <text:p>4397241600000000</text:p>
          </table:table-cell>
          <table:table-cell table:formula="of:=[.E428]/[.$I$371]" office:value-type="float" office:value="1.11808528815876" calcext:value-type="float">
            <text:p>1.11808528815876</text:p>
          </table:table-cell>
          <table:table-cell/>
          <table:table-cell table:style-name="ce1" office:value-type="float" office:value="67102100000000" calcext:value-type="float">
            <text:p>6.71E+13</text:p>
          </table:table-cell>
          <table:table-cell table:style-name="ce1" office:value-type="float" office:value="81430400000000" calcext:value-type="float">
            <text:p>8.14E+13</text:p>
          </table:table-cell>
          <table:table-cell table:number-columns-repeated="1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float" office:value="30637200000000" calcext:value-type="float">
            <text:p>3.06E+13</text:p>
          </table:table-cell>
          <table:table-cell office:value-type="float" office:value="79941500000000" calcext:value-type="float">
            <text:p>7.99E+13</text:p>
          </table:table-cell>
          <table:table-cell/>
          <table:table-cell table:formula="of:=(1+[.A429])*[.C429]" office:value-type="float" office:value="4396782500000000" calcext:value-type="float">
            <text:p>4396782500000000</text:p>
          </table:table-cell>
          <table:table-cell table:formula="of:=[.E429]/[.$I$371]" office:value-type="float" office:value="1.11796855294099" calcext:value-type="float">
            <text:p>1.11796855294099</text:p>
          </table:table-cell>
          <table:table-cell/>
          <table:table-cell table:style-name="ce1" office:value-type="float" office:value="65888400000000" calcext:value-type="float">
            <text:p>6.59E+13</text:p>
          </table:table-cell>
          <table:table-cell table:style-name="ce1" office:value-type="float" office:value="79941500000000" calcext:value-type="float">
            <text:p>7.99E+13</text:p>
          </table:table-cell>
          <table:table-cell table:number-columns-repeated="1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 office:value-type="float" office:value="30127800000000" calcext:value-type="float">
            <text:p>3.01E+13</text:p>
          </table:table-cell>
          <table:table-cell office:value-type="float" office:value="78501700000000" calcext:value-type="float">
            <text:p>7.85E+13</text:p>
          </table:table-cell>
          <table:table-cell/>
          <table:table-cell table:formula="of:=(1+[.A430])*[.C430]" office:value-type="float" office:value="4396095200000000" calcext:value-type="float">
            <text:p>4396095200000000</text:p>
          </table:table-cell>
          <table:table-cell table:formula="of:=[.E430]/[.$I$371]" office:value-type="float" office:value="1.11779379337841" calcext:value-type="float">
            <text:p>1.11779379337841</text:p>
          </table:table-cell>
          <table:table-cell/>
          <table:table-cell table:style-name="ce1" office:value-type="float" office:value="64715100000000" calcext:value-type="float">
            <text:p>6.47E+13</text:p>
          </table:table-cell>
          <table:table-cell table:style-name="ce1" office:value-type="float" office:value="78501700000000" calcext:value-type="float">
            <text:p>7.85E+13</text:p>
          </table:table-cell>
          <table:table-cell table:number-columns-repeated="1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float" office:value="29635000000000" calcext:value-type="float">
            <text:p>2.96E+13</text:p>
          </table:table-cell>
          <table:table-cell office:value-type="float" office:value="77108400000000" calcext:value-type="float">
            <text:p>7.71E+13</text:p>
          </table:table-cell>
          <table:table-cell/>
          <table:table-cell table:formula="of:=(1+[.A431])*[.C431]" office:value-type="float" office:value="4395178800000000" calcext:value-type="float">
            <text:p>4395178800000000</text:p>
          </table:table-cell>
          <table:table-cell table:formula="of:=[.E431]/[.$I$371]" office:value-type="float" office:value="1.11756078062831" calcext:value-type="float">
            <text:p>1.11756078062831</text:p>
          </table:table-cell>
          <table:table-cell/>
          <table:table-cell table:style-name="ce1" office:value-type="float" office:value="63579900000000" calcext:value-type="float">
            <text:p>6.36E+13</text:p>
          </table:table-cell>
          <table:table-cell table:style-name="ce1" office:value-type="float" office:value="77108400000000" calcext:value-type="float">
            <text:p>7.71E+13</text:p>
          </table:table-cell>
          <table:table-cell table:number-columns-repeated="1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float" office:value="29158000000000" calcext:value-type="float">
            <text:p>2.92E+13</text:p>
          </table:table-cell>
          <table:table-cell office:value-type="float" office:value="75759200000000" calcext:value-type="float">
            <text:p>7.58E+13</text:p>
          </table:table-cell>
          <table:table-cell/>
          <table:table-cell table:formula="of:=(1+[.A432])*[.C432]" office:value-type="float" office:value="4394033600000000" calcext:value-type="float">
            <text:p>4394033600000000</text:p>
          </table:table-cell>
          <table:table-cell table:formula="of:=[.E432]/[.$I$371]" office:value-type="float" office:value="1.1172695909716" calcext:value-type="float">
            <text:p>1.1172695909716</text:p>
          </table:table-cell>
          <table:table-cell/>
          <table:table-cell table:style-name="ce1" office:value-type="float" office:value="62480900000000" calcext:value-type="float">
            <text:p>6.25E+13</text:p>
          </table:table-cell>
          <table:table-cell table:style-name="ce1" office:value-type="float" office:value="75759200000000" calcext:value-type="float">
            <text:p>7.58E+13</text:p>
          </table:table-cell>
          <table:table-cell table:number-columns-repeated="1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float" office:value="28695800000000" calcext:value-type="float">
            <text:p>2.87E+13</text:p>
          </table:table-cell>
          <table:table-cell office:value-type="float" office:value="74451800000000" calcext:value-type="float">
            <text:p>7.45E+13</text:p>
          </table:table-cell>
          <table:table-cell/>
          <table:table-cell table:formula="of:=(1+[.A433])*[.C433]" office:value-type="float" office:value="4392656200000000" calcext:value-type="float">
            <text:p>4392656200000000</text:p>
          </table:table-cell>
          <table:table-cell table:formula="of:=[.E433]/[.$I$371]" office:value-type="float" office:value="1.11691935989129" calcext:value-type="float">
            <text:p>1.11691935989129</text:p>
          </table:table-cell>
          <table:table-cell/>
          <table:table-cell table:style-name="ce1" office:value-type="float" office:value="61416300000000" calcext:value-type="float">
            <text:p>6.14E+13</text:p>
          </table:table-cell>
          <table:table-cell table:style-name="ce1" office:value-type="float" office:value="74451800000000" calcext:value-type="float">
            <text:p>7.45E+13</text:p>
          </table:table-cell>
          <table:table-cell table:number-columns-repeated="1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 office:value-type="float" office:value="28247700000000" calcext:value-type="float">
            <text:p>2.82E+13</text:p>
          </table:table-cell>
          <table:table-cell office:value-type="float" office:value="73184100000000" calcext:value-type="float">
            <text:p>7.32E+13</text:p>
          </table:table-cell>
          <table:table-cell/>
          <table:table-cell table:formula="of:=(1+[.A434])*[.C434]" office:value-type="float" office:value="4391046000000000" calcext:value-type="float">
            <text:p>4391046000000000</text:p>
          </table:table-cell>
          <table:table-cell table:formula="of:=[.E434]/[.$I$371]" office:value-type="float" office:value="1.11650993482559" calcext:value-type="float">
            <text:p>1.11650993482559</text:p>
          </table:table-cell>
          <table:table-cell/>
          <table:table-cell table:style-name="ce1" office:value-type="float" office:value="60384200000000" calcext:value-type="float">
            <text:p>6.04E+13</text:p>
          </table:table-cell>
          <table:table-cell table:style-name="ce1" office:value-type="float" office:value="73184100000000" calcext:value-type="float">
            <text:p>7.32E+13</text:p>
          </table:table-cell>
          <table:table-cell table:number-columns-repeated="1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 office:value-type="float" office:value="27813200000000" calcext:value-type="float">
            <text:p>2.78E+13</text:p>
          </table:table-cell>
          <table:table-cell office:value-type="float" office:value="71954200000000" calcext:value-type="float">
            <text:p>7.20E+13</text:p>
          </table:table-cell>
          <table:table-cell/>
          <table:table-cell table:formula="of:=(1+[.A435])*[.C435]" office:value-type="float" office:value="4389206200000000" calcext:value-type="float">
            <text:p>4389206200000000</text:p>
          </table:table-cell>
          <table:table-cell table:formula="of:=[.E435]/[.$I$371]" office:value-type="float" office:value="1.11604212943751" calcext:value-type="float">
            <text:p>1.11604212943751</text:p>
          </table:table-cell>
          <table:table-cell/>
          <table:table-cell table:style-name="ce1" office:value-type="float" office:value="59383100000000" calcext:value-type="float">
            <text:p>5.94E+13</text:p>
          </table:table-cell>
          <table:table-cell table:style-name="ce1" office:value-type="float" office:value="71954200000000" calcext:value-type="float">
            <text:p>7.20E+13</text:p>
          </table:table-cell>
          <table:table-cell table:number-columns-repeated="1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 office:value-type="float" office:value="27391400000000" calcext:value-type="float">
            <text:p>2.74E+13</text:p>
          </table:table-cell>
          <table:table-cell office:value-type="float" office:value="70760300000000" calcext:value-type="float">
            <text:p>7.08E+13</text:p>
          </table:table-cell>
          <table:table-cell/>
          <table:table-cell table:formula="of:=(1+[.A436])*[.C436]" office:value-type="float" office:value="4387138600000000" calcext:value-type="float">
            <text:p>4387138600000000</text:p>
          </table:table-cell>
          <table:table-cell table:formula="of:=[.E436]/[.$I$371]" office:value-type="float" office:value="1.11551640141252" calcext:value-type="float">
            <text:p>1.11551640141252</text:p>
          </table:table-cell>
          <table:table-cell/>
          <table:table-cell table:style-name="ce1" office:value-type="float" office:value="58411500000000" calcext:value-type="float">
            <text:p>5.84E+13</text:p>
          </table:table-cell>
          <table:table-cell table:style-name="ce1" office:value-type="float" office:value="70760300000000" calcext:value-type="float">
            <text:p>7.08E+13</text:p>
          </table:table-cell>
          <table:table-cell table:number-columns-repeated="1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26981800000000" calcext:value-type="float">
            <text:p>2.70E+13</text:p>
          </table:table-cell>
          <table:table-cell office:value-type="float" office:value="69600700000000" calcext:value-type="float">
            <text:p>6.96E+13</text:p>
          </table:table-cell>
          <table:table-cell/>
          <table:table-cell table:formula="of:=(1+[.A437])*[.C437]" office:value-type="float" office:value="4384844100000000" calcext:value-type="float">
            <text:p>4384844100000000</text:p>
          </table:table-cell>
          <table:table-cell table:formula="of:=[.E437]/[.$I$371]" office:value-type="float" office:value="1.11493297959333" calcext:value-type="float">
            <text:p>1.11493297959333</text:p>
          </table:table-cell>
          <table:table-cell/>
          <table:table-cell table:style-name="ce1" office:value-type="float" office:value="57468100000000" calcext:value-type="float">
            <text:p>5.75E+13</text:p>
          </table:table-cell>
          <table:table-cell table:style-name="ce1" office:value-type="float" office:value="69600700000000" calcext:value-type="float">
            <text:p>6.96E+13</text:p>
          </table:table-cell>
          <table:table-cell table:number-columns-repeated="1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26583900000000" calcext:value-type="float">
            <text:p>2.66E+13</text:p>
          </table:table-cell>
          <table:table-cell office:value-type="float" office:value="68473900000000" calcext:value-type="float">
            <text:p>6.85E+13</text:p>
          </table:table-cell>
          <table:table-cell/>
          <table:table-cell table:formula="of:=(1+[.A438])*[.C438]" office:value-type="float" office:value="4382329600000000" calcext:value-type="float">
            <text:p>4382329600000000</text:p>
          </table:table-cell>
          <table:table-cell table:formula="of:=[.E438]/[.$I$371]" office:value-type="float" office:value="1.11429361844086" calcext:value-type="float">
            <text:p>1.11429361844086</text:p>
          </table:table-cell>
          <table:table-cell/>
          <table:table-cell table:style-name="ce1" office:value-type="float" office:value="56551400000000" calcext:value-type="float">
            <text:p>5.66E+13</text:p>
          </table:table-cell>
          <table:table-cell table:style-name="ce1" office:value-type="float" office:value="68473900000000" calcext:value-type="float">
            <text:p>6.85E+13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26197100000000" calcext:value-type="float">
            <text:p>2.62E+13</text:p>
          </table:table-cell>
          <table:table-cell office:value-type="float" office:value="67378400000000" calcext:value-type="float">
            <text:p>6.74E+13</text:p>
          </table:table-cell>
          <table:table-cell/>
          <table:table-cell table:formula="of:=(1+[.A439])*[.C439]" office:value-type="float" office:value="4379596000000000" calcext:value-type="float">
            <text:p>4379596000000000</text:p>
          </table:table-cell>
          <table:table-cell table:formula="of:=[.E439]/[.$I$371]" office:value-type="float" office:value="1.11359854679783" calcext:value-type="float">
            <text:p>1.11359854679783</text:p>
          </table:table-cell>
          <table:table-cell/>
          <table:table-cell table:style-name="ce1" office:value-type="float" office:value="55660400000000" calcext:value-type="float">
            <text:p>5.57E+13</text:p>
          </table:table-cell>
          <table:table-cell table:style-name="ce1" office:value-type="float" office:value="67378400000000" calcext:value-type="float">
            <text:p>6.74E+13</text:p>
          </table:table-cell>
          <table:table-cell table:number-columns-repeated="1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float" office:value="25820900000000" calcext:value-type="float">
            <text:p>2.58E+13</text:p>
          </table:table-cell>
          <table:table-cell office:value-type="float" office:value="66312700000000" calcext:value-type="float">
            <text:p>6.63E+13</text:p>
          </table:table-cell>
          <table:table-cell/>
          <table:table-cell table:formula="of:=(1+[.A440])*[.C440]" office:value-type="float" office:value="4376638200000000" calcext:value-type="float">
            <text:p>4376638200000000</text:p>
          </table:table-cell>
          <table:table-cell table:formula="of:=[.E440]/[.$I$371]" office:value-type="float" office:value="1.11284646788879" calcext:value-type="float">
            <text:p>1.11284646788879</text:p>
          </table:table-cell>
          <table:table-cell/>
          <table:table-cell table:style-name="ce1" office:value-type="float" office:value="54793900000000" calcext:value-type="float">
            <text:p>5.48E+13</text:p>
          </table:table-cell>
          <table:table-cell table:style-name="ce1" office:value-type="float" office:value="66312700000000" calcext:value-type="float">
            <text:p>6.63E+13</text:p>
          </table:table-cell>
          <table:table-cell table:number-columns-repeated="1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float" office:value="25454900000000" calcext:value-type="float">
            <text:p>2.55E+13</text:p>
          </table:table-cell>
          <table:table-cell office:value-type="float" office:value="65275800000000" calcext:value-type="float">
            <text:p>6.53E+13</text:p>
          </table:table-cell>
          <table:table-cell/>
          <table:table-cell table:formula="of:=(1+[.A441])*[.C441]" office:value-type="float" office:value="4373478600000000" calcext:value-type="float">
            <text:p>4373478600000000</text:p>
          </table:table-cell>
          <table:table-cell table:formula="of:=[.E441]/[.$I$371]" office:value-type="float" office:value="1.11204307735494" calcext:value-type="float">
            <text:p>1.11204307735494</text:p>
          </table:table-cell>
          <table:table-cell/>
          <table:table-cell table:style-name="ce1" office:value-type="float" office:value="53950900000000" calcext:value-type="float">
            <text:p>5.40E+13</text:p>
          </table:table-cell>
          <table:table-cell table:style-name="ce1" office:value-type="float" office:value="65275800000000" calcext:value-type="float">
            <text:p>6.53E+13</text:p>
          </table:table-cell>
          <table:table-cell table:number-columns-repeated="1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 office:value-type="float" office:value="25098700000000" calcext:value-type="float">
            <text:p>2.51E+13</text:p>
          </table:table-cell>
          <table:table-cell office:value-type="float" office:value="64266300000000" calcext:value-type="float">
            <text:p>6.43E+13</text:p>
          </table:table-cell>
          <table:table-cell/>
          <table:table-cell table:formula="of:=(1+[.A442])*[.C442]" office:value-type="float" office:value="4370108400000000" calcext:value-type="float">
            <text:p>4370108400000000</text:p>
          </table:table-cell>
          <table:table-cell table:formula="of:=[.E442]/[.$I$371]" office:value-type="float" office:value="1.11118613762296" calcext:value-type="float">
            <text:p>1.11118613762296</text:p>
          </table:table-cell>
          <table:table-cell/>
          <table:table-cell table:style-name="ce1" office:value-type="float" office:value="53130300000000" calcext:value-type="float">
            <text:p>5.31E+13</text:p>
          </table:table-cell>
          <table:table-cell table:style-name="ce1" office:value-type="float" office:value="64266300000000" calcext:value-type="float">
            <text:p>6.43E+13</text:p>
          </table:table-cell>
          <table:table-cell table:number-columns-repeated="1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float" office:value="24751700000000" calcext:value-type="float">
            <text:p>2.48E+13</text:p>
          </table:table-cell>
          <table:table-cell office:value-type="float" office:value="63283100000000" calcext:value-type="float">
            <text:p>6.33E+13</text:p>
          </table:table-cell>
          <table:table-cell/>
          <table:table-cell table:formula="of:=(1+[.A443])*[.C443]" office:value-type="float" office:value="4366533900000000" calcext:value-type="float">
            <text:p>4366533900000000</text:p>
          </table:table-cell>
          <table:table-cell table:formula="of:=[.E443]/[.$I$371]" office:value-type="float" office:value="1.11027725059194" calcext:value-type="float">
            <text:p>1.11027725059194</text:p>
          </table:table-cell>
          <table:table-cell/>
          <table:table-cell table:style-name="ce1" office:value-type="float" office:value="52331300000000" calcext:value-type="float">
            <text:p>5.23E+13</text:p>
          </table:table-cell>
          <table:table-cell table:style-name="ce1" office:value-type="float" office:value="63283100000000" calcext:value-type="float">
            <text:p>6.33E+13</text:p>
          </table:table-cell>
          <table:table-cell table:number-columns-repeated="1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float" office:value="24413700000000" calcext:value-type="float">
            <text:p>2.44E+13</text:p>
          </table:table-cell>
          <table:table-cell office:value-type="float" office:value="62325200000000" calcext:value-type="float">
            <text:p>6.23E+13</text:p>
          </table:table-cell>
          <table:table-cell/>
          <table:table-cell table:formula="of:=(1+[.A444])*[.C444]" office:value-type="float" office:value="4362764000000000" calcext:value-type="float">
            <text:p>4362764000000000</text:p>
          </table:table-cell>
          <table:table-cell table:formula="of:=[.E444]/[.$I$371]" office:value-type="float" office:value="1.10931867926217" calcext:value-type="float">
            <text:p>1.10931867926217</text:p>
          </table:table-cell>
          <table:table-cell/>
          <table:table-cell table:style-name="ce1" office:value-type="float" office:value="51552900000000" calcext:value-type="float">
            <text:p>5.16E+13</text:p>
          </table:table-cell>
          <table:table-cell table:style-name="ce1" office:value-type="float" office:value="62325200000000" calcext:value-type="float">
            <text:p>6.23E+13</text:p>
          </table:table-cell>
          <table:table-cell table:number-columns-repeated="1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float" office:value="24084300000000" calcext:value-type="float">
            <text:p>2.41E+13</text:p>
          </table:table-cell>
          <table:table-cell office:value-type="float" office:value="61391600000000" calcext:value-type="float">
            <text:p>6.14E+13</text:p>
          </table:table-cell>
          <table:table-cell/>
          <table:table-cell table:formula="of:=(1+[.A445])*[.C445]" office:value-type="float" office:value="4358803600000000" calcext:value-type="float">
            <text:p>4358803600000000</text:p>
          </table:table-cell>
          <table:table-cell table:formula="of:=[.E445]/[.$I$371]" office:value-type="float" office:value="1.10831166955517" calcext:value-type="float">
            <text:p>1.10831166955517</text:p>
          </table:table-cell>
          <table:table-cell/>
          <table:table-cell table:style-name="ce1" office:value-type="float" office:value="50794400000000" calcext:value-type="float">
            <text:p>5.08E+13</text:p>
          </table:table-cell>
          <table:table-cell table:style-name="ce1" office:value-type="float" office:value="61391600000000" calcext:value-type="float">
            <text:p>6.14E+13</text:p>
          </table:table-cell>
          <table:table-cell table:number-columns-repeated="1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 office:value-type="float" office:value="23763200000000" calcext:value-type="float">
            <text:p>2.38E+13</text:p>
          </table:table-cell>
          <table:table-cell office:value-type="float" office:value="60481400000000" calcext:value-type="float">
            <text:p>6.05E+13</text:p>
          </table:table-cell>
          <table:table-cell/>
          <table:table-cell table:formula="of:=(1+[.A446])*[.C446]" office:value-type="float" office:value="4354660800000000" calcext:value-type="float">
            <text:p>4354660800000000</text:p>
          </table:table-cell>
          <table:table-cell table:formula="of:=[.E446]/[.$I$371]" office:value-type="float" office:value="1.10725828105548" calcext:value-type="float">
            <text:p>1.10725828105548</text:p>
          </table:table-cell>
          <table:table-cell/>
          <table:table-cell table:style-name="ce1" office:value-type="float" office:value="50055000000000" calcext:value-type="float">
            <text:p>5.01E+13</text:p>
          </table:table-cell>
          <table:table-cell table:style-name="ce1" office:value-type="float" office:value="60481400000000" calcext:value-type="float">
            <text:p>6.05E+13</text:p>
          </table:table-cell>
          <table:table-cell table:number-columns-repeated="1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float" office:value="23450000000000" calcext:value-type="float">
            <text:p>2.35E+13</text:p>
          </table:table-cell>
          <table:table-cell office:value-type="float" office:value="59593600000000" calcext:value-type="float">
            <text:p>5.96E+13</text:p>
          </table:table-cell>
          <table:table-cell/>
          <table:table-cell table:formula="of:=(1+[.A447])*[.C447]" office:value-type="float" office:value="4350332800000000" calcext:value-type="float">
            <text:p>4350332800000000</text:p>
          </table:table-cell>
          <table:table-cell table:formula="of:=[.E447]/[.$I$371]" office:value-type="float" office:value="1.10615780180796" calcext:value-type="float">
            <text:p>1.10615780180796</text:p>
          </table:table-cell>
          <table:table-cell/>
          <table:table-cell table:style-name="ce1" office:value-type="float" office:value="49334000000000" calcext:value-type="float">
            <text:p>4.93E+13</text:p>
          </table:table-cell>
          <table:table-cell table:style-name="ce1" office:value-type="float" office:value="59593600000000" calcext:value-type="float">
            <text:p>5.96E+13</text:p>
          </table:table-cell>
          <table:table-cell table:number-columns-repeated="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 office:value-type="float" office:value="23144400000000" calcext:value-type="float">
            <text:p>2.31E+13</text:p>
          </table:table-cell>
          <table:table-cell office:value-type="float" office:value="58727500000000" calcext:value-type="float">
            <text:p>5.87E+13</text:p>
          </table:table-cell>
          <table:table-cell/>
          <table:table-cell table:formula="of:=(1+[.A448])*[.C448]" office:value-type="float" office:value="4345835000000000" calcext:value-type="float">
            <text:p>4345835000000000</text:p>
          </table:table-cell>
          <table:table-cell table:formula="of:=[.E448]/[.$I$371]" office:value-type="float" office:value="1.10501414756593" calcext:value-type="float">
            <text:p>1.10501414756593</text:p>
          </table:table-cell>
          <table:table-cell/>
          <table:table-cell table:style-name="ce1" office:value-type="float" office:value="48630600000000" calcext:value-type="float">
            <text:p>4.86E+13</text:p>
          </table:table-cell>
          <table:table-cell table:style-name="ce1" office:value-type="float" office:value="58727500000000" calcext:value-type="float">
            <text:p>5.87E+13</text:p>
          </table:table-cell>
          <table:table-cell table:number-columns-repeated="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float" office:value="22846100000000" calcext:value-type="float">
            <text:p>2.28E+13</text:p>
          </table:table-cell>
          <table:table-cell office:value-type="float" office:value="57882300000000" calcext:value-type="float">
            <text:p>5.79E+13</text:p>
          </table:table-cell>
          <table:table-cell/>
          <table:table-cell table:formula="of:=(1+[.A449])*[.C449]" office:value-type="float" office:value="4341172500000000" calcext:value-type="float">
            <text:p>4341172500000000</text:p>
          </table:table-cell>
          <table:table-cell table:formula="of:=[.E449]/[.$I$371]" office:value-type="float" office:value="1.10382861510484" calcext:value-type="float">
            <text:p>1.10382861510484</text:p>
          </table:table-cell>
          <table:table-cell/>
          <table:table-cell table:style-name="ce1" office:value-type="float" office:value="47944200000000" calcext:value-type="float">
            <text:p>4.79E+13</text:p>
          </table:table-cell>
          <table:table-cell table:style-name="ce1" office:value-type="float" office:value="57882300000000" calcext:value-type="float">
            <text:p>5.79E+13</text:p>
          </table:table-cell>
          <table:table-cell table:number-columns-repeated="1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float" office:value="22554900000000" calcext:value-type="float">
            <text:p>2.26E+13</text:p>
          </table:table-cell>
          <table:table-cell office:value-type="float" office:value="57057200000000" calcext:value-type="float">
            <text:p>5.71E+13</text:p>
          </table:table-cell>
          <table:table-cell/>
          <table:table-cell table:formula="of:=(1+[.A450])*[.C450]" office:value-type="float" office:value="4336347200000000" calcext:value-type="float">
            <text:p>4336347200000000</text:p>
          </table:table-cell>
          <table:table-cell table:formula="of:=[.E450]/[.$I$371]" office:value-type="float" office:value="1.10260168753712" calcext:value-type="float">
            <text:p>1.10260168753712</text:p>
          </table:table-cell>
          <table:table-cell/>
          <table:table-cell table:style-name="ce1" office:value-type="float" office:value="47274200000000" calcext:value-type="float">
            <text:p>4.73E+13</text:p>
          </table:table-cell>
          <table:table-cell table:style-name="ce1" office:value-type="float" office:value="57057200000000" calcext:value-type="float">
            <text:p>5.71E+13</text:p>
          </table:table-cell>
          <table:table-cell table:number-columns-repeated="1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 office:value-type="float" office:value="22270600000000" calcext:value-type="float">
            <text:p>2.23E+13</text:p>
          </table:table-cell>
          <table:table-cell office:value-type="float" office:value="56251500000000" calcext:value-type="float">
            <text:p>5.63E+13</text:p>
          </table:table-cell>
          <table:table-cell/>
          <table:table-cell table:formula="of:=(1+[.A451])*[.C451]" office:value-type="float" office:value="4331365500000000" calcext:value-type="float">
            <text:p>4331365500000000</text:p>
          </table:table-cell>
          <table:table-cell table:formula="of:=[.E451]/[.$I$371]" office:value-type="float" office:value="1.10133499218884" calcext:value-type="float">
            <text:p>1.10133499218884</text:p>
          </table:table-cell>
          <table:table-cell/>
          <table:table-cell table:style-name="ce1" office:value-type="float" office:value="46620000000000" calcext:value-type="float">
            <text:p>4.66E+13</text:p>
          </table:table-cell>
          <table:table-cell table:style-name="ce1" office:value-type="float" office:value="56251500000000" calcext:value-type="float">
            <text:p>5.63E+13</text:p>
          </table:table-cell>
          <table:table-cell table:number-columns-repeated="1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float" office:value="21992800000000" calcext:value-type="float">
            <text:p>2.20E+13</text:p>
          </table:table-cell>
          <table:table-cell office:value-type="float" office:value="55464500000000" calcext:value-type="float">
            <text:p>5.55E+13</text:p>
          </table:table-cell>
          <table:table-cell/>
          <table:table-cell table:formula="of:=(1+[.A452])*[.C452]" office:value-type="float" office:value="4326231000000000" calcext:value-type="float">
            <text:p>4326231000000000</text:p>
          </table:table-cell>
          <table:table-cell table:formula="of:=[.E452]/[.$I$371]" office:value-type="float" office:value="1.10002944443088" calcext:value-type="float">
            <text:p>1.10002944443088</text:p>
          </table:table-cell>
          <table:table-cell/>
          <table:table-cell table:style-name="ce1" office:value-type="float" office:value="45981100000000" calcext:value-type="float">
            <text:p>4.60E+13</text:p>
          </table:table-cell>
          <table:table-cell table:style-name="ce1" office:value-type="float" office:value="55464500000000" calcext:value-type="float">
            <text:p>5.55E+13</text:p>
          </table:table-cell>
          <table:table-cell table:number-columns-repeated="1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float" office:value="21721400000000" calcext:value-type="float">
            <text:p>2.17E+13</text:p>
          </table:table-cell>
          <table:table-cell office:value-type="float" office:value="54695700000000" calcext:value-type="float">
            <text:p>5.47E+13</text:p>
          </table:table-cell>
          <table:table-cell/>
          <table:table-cell table:formula="of:=(1+[.A453])*[.C453]" office:value-type="float" office:value="4320960300000000" calcext:value-type="float">
            <text:p>4320960300000000</text:p>
          </table:table-cell>
          <table:table-cell table:formula="of:=[.E453]/[.$I$371]" office:value-type="float" office:value="1.09868926514024" calcext:value-type="float">
            <text:p>1.09868926514024</text:p>
          </table:table-cell>
          <table:table-cell/>
          <table:table-cell table:style-name="ce1" office:value-type="float" office:value="45357000000000" calcext:value-type="float">
            <text:p>4.54E+13</text:p>
          </table:table-cell>
          <table:table-cell table:style-name="ce1" office:value-type="float" office:value="54695700000000" calcext:value-type="float">
            <text:p>5.47E+13</text:p>
          </table:table-cell>
          <table:table-cell table:number-columns-repeated="1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21456000000000" calcext:value-type="float">
            <text:p>2.15E+13</text:p>
          </table:table-cell>
          <table:table-cell office:value-type="float" office:value="53944400000000" calcext:value-type="float">
            <text:p>5.39E+13</text:p>
          </table:table-cell>
          <table:table-cell/>
          <table:table-cell table:formula="of:=(1+[.A454])*[.C454]" office:value-type="float" office:value="4315552000000000" calcext:value-type="float">
            <text:p>4315552000000000</text:p>
          </table:table-cell>
          <table:table-cell table:formula="of:=[.E454]/[.$I$371]" office:value-type="float" office:value="1.09731409833931" calcext:value-type="float">
            <text:p>1.09731409833931</text:p>
          </table:table-cell>
          <table:table-cell/>
          <table:table-cell table:style-name="ce1" office:value-type="float" office:value="44747100000000" calcext:value-type="float">
            <text:p>4.47E+13</text:p>
          </table:table-cell>
          <table:table-cell table:style-name="ce1" office:value-type="float" office:value="53944400000000" calcext:value-type="float">
            <text:p>5.39E+13</text:p>
          </table:table-cell>
          <table:table-cell table:number-columns-repeated="1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21196700000000" calcext:value-type="float">
            <text:p>2.12E+13</text:p>
          </table:table-cell>
          <table:table-cell office:value-type="float" office:value="53210000000000" calcext:value-type="float">
            <text:p>5.32E+13</text:p>
          </table:table-cell>
          <table:table-cell/>
          <table:table-cell table:formula="of:=(1+[.A455])*[.C455]" office:value-type="float" office:value="4310010000000000" calcext:value-type="float">
            <text:p>4310010000000000</text:p>
          </table:table-cell>
          <table:table-cell table:formula="of:=[.E455]/[.$I$371]" office:value-type="float" office:value="1.09590493567994" calcext:value-type="float">
            <text:p>1.09590493567994</text:p>
          </table:table-cell>
          <table:table-cell/>
          <table:table-cell table:style-name="ce1" office:value-type="float" office:value="44151000000000" calcext:value-type="float">
            <text:p>4.42E+13</text:p>
          </table:table-cell>
          <table:table-cell table:style-name="ce1" office:value-type="float" office:value="53210000000000" calcext:value-type="float">
            <text:p>5.32E+13</text:p>
          </table:table-cell>
          <table:table-cell table:number-columns-repeated="1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float" office:value="20943000000000" calcext:value-type="float">
            <text:p>2.09E+13</text:p>
          </table:table-cell>
          <table:table-cell office:value-type="float" office:value="52491900000000" calcext:value-type="float">
            <text:p>5.25E+13</text:p>
          </table:table-cell>
          <table:table-cell/>
          <table:table-cell table:formula="of:=(1+[.A456])*[.C456]" office:value-type="float" office:value="4304335800000000" calcext:value-type="float">
            <text:p>4304335800000000</text:p>
          </table:table-cell>
          <table:table-cell table:formula="of:=[.E456]/[.$I$371]" office:value-type="float" office:value="1.09446215856665" calcext:value-type="float">
            <text:p>1.09446215856665</text:p>
          </table:table-cell>
          <table:table-cell/>
          <table:table-cell table:style-name="ce1" office:value-type="float" office:value="43568200000000" calcext:value-type="float">
            <text:p>4.36E+13</text:p>
          </table:table-cell>
          <table:table-cell table:style-name="ce1" office:value-type="float" office:value="52491900000000" calcext:value-type="float">
            <text:p>5.25E+13</text:p>
          </table:table-cell>
          <table:table-cell table:number-columns-repeated="1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 office:value-type="float" office:value="20694900000000" calcext:value-type="float">
            <text:p>2.07E+13</text:p>
          </table:table-cell>
          <table:table-cell office:value-type="float" office:value="51789800000000" calcext:value-type="float">
            <text:p>5.18E+13</text:p>
          </table:table-cell>
          <table:table-cell/>
          <table:table-cell table:formula="of:=(1+[.A457])*[.C457]" office:value-type="float" office:value="4298553400000000" calcext:value-type="float">
            <text:p>4298553400000000</text:p>
          </table:table-cell>
          <table:table-cell table:formula="of:=[.E457]/[.$I$371]" office:value-type="float" office:value="1.09299186947218" calcext:value-type="float">
            <text:p>1.09299186947218</text:p>
          </table:table-cell>
          <table:table-cell/>
          <table:table-cell table:style-name="ce1" office:value-type="float" office:value="42998200000000" calcext:value-type="float">
            <text:p>4.30E+13</text:p>
          </table:table-cell>
          <table:table-cell table:style-name="ce1" office:value-type="float" office:value="51789800000000" calcext:value-type="float">
            <text:p>5.18E+13</text:p>
          </table:table-cell>
          <table:table-cell table:number-columns-repeated="1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float" office:value="20452100000000" calcext:value-type="float">
            <text:p>2.05E+13</text:p>
          </table:table-cell>
          <table:table-cell office:value-type="float" office:value="51103000000000" calcext:value-type="float">
            <text:p>5.11E+13</text:p>
          </table:table-cell>
          <table:table-cell/>
          <table:table-cell table:formula="of:=(1+[.A458])*[.C458]" office:value-type="float" office:value="4292652000000000" calcext:value-type="float">
            <text:p>4292652000000000</text:p>
          </table:table-cell>
          <table:table-cell table:formula="of:=[.E458]/[.$I$371]" office:value-type="float" office:value="1.09149132228379" calcext:value-type="float">
            <text:p>1.09149132228379</text:p>
          </table:table-cell>
          <table:table-cell/>
          <table:table-cell table:style-name="ce1" office:value-type="float" office:value="42440800000000" calcext:value-type="float">
            <text:p>4.24E+13</text:p>
          </table:table-cell>
          <table:table-cell table:style-name="ce1" office:value-type="float" office:value="51103000000000" calcext:value-type="float">
            <text:p>5.11E+13</text:p>
          </table:table-cell>
          <table:table-cell table:number-columns-repeated="1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 office:value-type="float" office:value="20214500000000" calcext:value-type="float">
            <text:p>2.02E+13</text:p>
          </table:table-cell>
          <table:table-cell office:value-type="float" office:value="50431100000000" calcext:value-type="float">
            <text:p>5.04E+13</text:p>
          </table:table-cell>
          <table:table-cell/>
          <table:table-cell table:formula="of:=(1+[.A459])*[.C459]" office:value-type="float" office:value="4286643500000000" calcext:value-type="float">
            <text:p>4286643500000000</text:p>
          </table:table-cell>
          <table:table-cell table:formula="of:=[.E459]/[.$I$371]" office:value-type="float" office:value="1.08996354281088" calcext:value-type="float">
            <text:p>1.08996354281088</text:p>
          </table:table-cell>
          <table:table-cell/>
          <table:table-cell table:style-name="ce1" office:value-type="float" office:value="41895400000000" calcext:value-type="float">
            <text:p>4.19E+13</text:p>
          </table:table-cell>
          <table:table-cell table:style-name="ce1" office:value-type="float" office:value="50431100000000" calcext:value-type="float">
            <text:p>5.04E+13</text:p>
          </table:table-cell>
          <table:table-cell table:number-columns-repeated="1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 office:value-type="float" office:value="19982000000000" calcext:value-type="float">
            <text:p>2.00E+13</text:p>
          </table:table-cell>
          <table:table-cell office:value-type="float" office:value="49773700000000" calcext:value-type="float">
            <text:p>4.98E+13</text:p>
          </table:table-cell>
          <table:table-cell/>
          <table:table-cell table:formula="of:=(1+[.A460])*[.C460]" office:value-type="float" office:value="4280538200000000" calcext:value-type="float">
            <text:p>4280538200000000</text:p>
          </table:table-cell>
          <table:table-cell table:formula="of:=[.E460]/[.$I$371]" office:value-type="float" office:value="1.08841115003133" calcext:value-type="float">
            <text:p>1.08841115003133</text:p>
          </table:table-cell>
          <table:table-cell/>
          <table:table-cell table:style-name="ce1" office:value-type="float" office:value="41361800000000" calcext:value-type="float">
            <text:p>4.14E+13</text:p>
          </table:table-cell>
          <table:table-cell table:style-name="ce1" office:value-type="float" office:value="49773700000000" calcext:value-type="float">
            <text:p>4.98E+13</text:p>
          </table:table-cell>
          <table:table-cell table:number-columns-repeated="1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19754300000000" calcext:value-type="float">
            <text:p>1.98E+13</text:p>
          </table:table-cell>
          <table:table-cell office:value-type="float" office:value="49130200000000" calcext:value-type="float">
            <text:p>4.91E+13</text:p>
          </table:table-cell>
          <table:table-cell/>
          <table:table-cell table:formula="of:=(1+[.A461])*[.C461]" office:value-type="float" office:value="4274327400000000" calcext:value-type="float">
            <text:p>4274327400000000</text:p>
          </table:table-cell>
          <table:table-cell table:formula="of:=[.E461]/[.$I$371]" office:value-type="float" office:value="1.08683193179877" calcext:value-type="float">
            <text:p>1.08683193179877</text:p>
          </table:table-cell>
          <table:table-cell/>
          <table:table-cell table:style-name="ce1" office:value-type="float" office:value="40839500000000" calcext:value-type="float">
            <text:p>4.08E+13</text:p>
          </table:table-cell>
          <table:table-cell table:style-name="ce1" office:value-type="float" office:value="49130200000000" calcext:value-type="float">
            <text:p>4.91E+13</text:p>
          </table:table-cell>
          <table:table-cell table:number-columns-repeated="1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19531300000000" calcext:value-type="float">
            <text:p>1.95E+13</text:p>
          </table:table-cell>
          <table:table-cell office:value-type="float" office:value="48500400000000" calcext:value-type="float">
            <text:p>4.85E+13</text:p>
          </table:table-cell>
          <table:table-cell/>
          <table:table-cell table:formula="of:=(1+[.A462])*[.C462]" office:value-type="float" office:value="4268035200000000" calcext:value-type="float">
            <text:p>4268035200000000</text:p>
          </table:table-cell>
          <table:table-cell table:formula="of:=[.E462]/[.$I$371]" office:value-type="float" office:value="1.08523201601289" calcext:value-type="float">
            <text:p>1.08523201601289</text:p>
          </table:table-cell>
          <table:table-cell/>
          <table:table-cell table:style-name="ce1" office:value-type="float" office:value="40328200000000" calcext:value-type="float">
            <text:p>4.03E+13</text:p>
          </table:table-cell>
          <table:table-cell table:style-name="ce1" office:value-type="float" office:value="48500400000000" calcext:value-type="float">
            <text:p>4.85E+13</text:p>
          </table:table-cell>
          <table:table-cell table:number-columns-repeated="1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19312900000000" calcext:value-type="float">
            <text:p>1.93E+13</text:p>
          </table:table-cell>
          <table:table-cell office:value-type="float" office:value="47883700000000" calcext:value-type="float">
            <text:p>4.79E+13</text:p>
          </table:table-cell>
          <table:table-cell/>
          <table:table-cell table:formula="of:=(1+[.A463])*[.C463]" office:value-type="float" office:value="4261649300000000" calcext:value-type="float">
            <text:p>4261649300000000</text:p>
          </table:table-cell>
          <table:table-cell table:formula="of:=[.E463]/[.$I$371]" office:value-type="float" office:value="1.08360827515643" calcext:value-type="float">
            <text:p>1.08360827515643</text:p>
          </table:table-cell>
          <table:table-cell/>
          <table:table-cell table:style-name="ce1" office:value-type="float" office:value="39827600000000" calcext:value-type="float">
            <text:p>3.98E+13</text:p>
          </table:table-cell>
          <table:table-cell table:style-name="ce1" office:value-type="float" office:value="47883700000000" calcext:value-type="float">
            <text:p>4.79E+13</text:p>
          </table:table-cell>
          <table:table-cell table:number-columns-repeated="1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 office:value-type="float" office:value="19098900000000" calcext:value-type="float">
            <text:p>1.91E+13</text:p>
          </table:table-cell>
          <table:table-cell office:value-type="float" office:value="47279900000000" calcext:value-type="float">
            <text:p>4.73E+13</text:p>
          </table:table-cell>
          <table:table-cell/>
          <table:table-cell table:formula="of:=(1+[.A464])*[.C464]" office:value-type="float" office:value="4255191000000000" calcext:value-type="float">
            <text:p>4255191000000000</text:p>
          </table:table-cell>
          <table:table-cell table:formula="of:=[.E464]/[.$I$371]" office:value-type="float" office:value="1.08196612517392" calcext:value-type="float">
            <text:p>1.08196612517392</text:p>
          </table:table-cell>
          <table:table-cell/>
          <table:table-cell table:style-name="ce1" office:value-type="float" office:value="39337400000000" calcext:value-type="float">
            <text:p>3.93E+13</text:p>
          </table:table-cell>
          <table:table-cell table:style-name="ce1" office:value-type="float" office:value="47279900000000" calcext:value-type="float">
            <text:p>4.73E+13</text:p>
          </table:table-cell>
          <table:table-cell table:number-columns-repeated="1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8889300000000" calcext:value-type="float">
            <text:p>1.89E+13</text:p>
          </table:table-cell>
          <table:table-cell office:value-type="float" office:value="46688500000000" calcext:value-type="float">
            <text:p>4.67E+13</text:p>
          </table:table-cell>
          <table:table-cell/>
          <table:table-cell table:formula="of:=(1+[.A465])*[.C465]" office:value-type="float" office:value="4248653500000000" calcext:value-type="float">
            <text:p>4248653500000000</text:p>
          </table:table-cell>
          <table:table-cell table:formula="of:=[.E465]/[.$I$371]" office:value-type="float" office:value="1.08030383703143" calcext:value-type="float">
            <text:p>1.08030383703143</text:p>
          </table:table-cell>
          <table:table-cell/>
          <table:table-cell table:style-name="ce1" office:value-type="float" office:value="38857200000000" calcext:value-type="float">
            <text:p>3.89E+13</text:p>
          </table:table-cell>
          <table:table-cell table:style-name="ce1" office:value-type="float" office:value="46688500000000" calcext:value-type="float">
            <text:p>4.67E+13</text:p>
          </table:table-cell>
          <table:table-cell table:number-columns-repeated="1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float" office:value="18683800000000" calcext:value-type="float">
            <text:p>1.87E+13</text:p>
          </table:table-cell>
          <table:table-cell office:value-type="float" office:value="46109100000000" calcext:value-type="float">
            <text:p>4.61E+13</text:p>
          </table:table-cell>
          <table:table-cell/>
          <table:table-cell table:formula="of:=(1+[.A466])*[.C466]" office:value-type="float" office:value="4242037200000000" calcext:value-type="float">
            <text:p>4242037200000000</text:p>
          </table:table-cell>
          <table:table-cell table:formula="of:=[.E466]/[.$I$371]" office:value-type="float" office:value="1.07862151243684" calcext:value-type="float">
            <text:p>1.07862151243684</text:p>
          </table:table-cell>
          <table:table-cell/>
          <table:table-cell table:style-name="ce1" office:value-type="float" office:value="38386800000000" calcext:value-type="float">
            <text:p>3.84E+13</text:p>
          </table:table-cell>
          <table:table-cell table:style-name="ce1" office:value-type="float" office:value="46109100000000" calcext:value-type="float">
            <text:p>4.61E+13</text:p>
          </table:table-cell>
          <table:table-cell table:number-columns-repeated="1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float" office:value="18482400000000" calcext:value-type="float">
            <text:p>1.85E+13</text:p>
          </table:table-cell>
          <table:table-cell office:value-type="float" office:value="45541500000000" calcext:value-type="float">
            <text:p>4.55E+13</text:p>
          </table:table-cell>
          <table:table-cell/>
          <table:table-cell table:formula="of:=(1+[.A467])*[.C467]" office:value-type="float" office:value="4235359500000000" calcext:value-type="float">
            <text:p>4235359500000000</text:p>
          </table:table-cell>
          <table:table-cell table:formula="of:=[.E467]/[.$I$371]" office:value-type="float" office:value="1.07692357568287" calcext:value-type="float">
            <text:p>1.07692357568287</text:p>
          </table:table-cell>
          <table:table-cell/>
          <table:table-cell table:style-name="ce1" office:value-type="float" office:value="37925900000000" calcext:value-type="float">
            <text:p>3.79E+13</text:p>
          </table:table-cell>
          <table:table-cell table:style-name="ce1" office:value-type="float" office:value="45541500000000" calcext:value-type="float">
            <text:p>4.55E+13</text:p>
          </table:table-cell>
          <table:table-cell table:number-columns-repeated="1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float" office:value="18284900000000" calcext:value-type="float">
            <text:p>1.83E+13</text:p>
          </table:table-cell>
          <table:table-cell office:value-type="float" office:value="44985400000000" calcext:value-type="float">
            <text:p>4.50E+13</text:p>
          </table:table-cell>
          <table:table-cell/>
          <table:table-cell table:formula="of:=(1+[.A468])*[.C468]" office:value-type="float" office:value="4228627600000000" calcext:value-type="float">
            <text:p>4228627600000000</text:p>
          </table:table-cell>
          <table:table-cell table:formula="of:=[.E468]/[.$I$371]" office:value-type="float" office:value="1.07521185751133" calcext:value-type="float">
            <text:p>1.07521185751133</text:p>
          </table:table-cell>
          <table:table-cell/>
          <table:table-cell table:style-name="ce1" office:value-type="float" office:value="37474300000000" calcext:value-type="float">
            <text:p>3.75E+13</text:p>
          </table:table-cell>
          <table:table-cell table:style-name="ce1" office:value-type="float" office:value="44985400000000" calcext:value-type="float">
            <text:p>4.50E+13</text:p>
          </table:table-cell>
          <table:table-cell table:number-columns-repeated="1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18091300000000" calcext:value-type="float">
            <text:p>1.81E+13</text:p>
          </table:table-cell>
          <table:table-cell office:value-type="float" office:value="44440300000000" calcext:value-type="float">
            <text:p>4.44E+13</text:p>
          </table:table-cell>
          <table:table-cell/>
          <table:table-cell table:formula="of:=(1+[.A469])*[.C469]" office:value-type="float" office:value="4221828500000000" calcext:value-type="float">
            <text:p>4221828500000000</text:p>
          </table:table-cell>
          <table:table-cell table:formula="of:=[.E469]/[.$I$371]" office:value-type="float" office:value="1.07348305241617" calcext:value-type="float">
            <text:p>1.07348305241617</text:p>
          </table:table-cell>
          <table:table-cell/>
          <table:table-cell table:style-name="ce1" office:value-type="float" office:value="37031600000000" calcext:value-type="float">
            <text:p>3.70E+13</text:p>
          </table:table-cell>
          <table:table-cell table:style-name="ce1" office:value-type="float" office:value="44440300000000" calcext:value-type="float">
            <text:p>4.44E+13</text:p>
          </table:table-cell>
          <table:table-cell table:number-columns-repeated="1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17901400000000" calcext:value-type="float">
            <text:p>1.79E+13</text:p>
          </table:table-cell>
          <table:table-cell office:value-type="float" office:value="43906100000000" calcext:value-type="float">
            <text:p>4.39E+13</text:p>
          </table:table-cell>
          <table:table-cell/>
          <table:table-cell table:formula="of:=(1+[.A470])*[.C470]" office:value-type="float" office:value="4214985600000000" calcext:value-type="float">
            <text:p>4214985600000000</text:p>
          </table:table-cell>
          <table:table-cell table:formula="of:=[.E470]/[.$I$371]" office:value-type="float" office:value="1.0717431103083" calcext:value-type="float">
            <text:p>1.0717431103083</text:p>
          </table:table-cell>
          <table:table-cell/>
          <table:table-cell table:style-name="ce1" office:value-type="float" office:value="36597700000000" calcext:value-type="float">
            <text:p>3.66E+13</text:p>
          </table:table-cell>
          <table:table-cell table:style-name="ce1" office:value-type="float" office:value="43906100000000" calcext:value-type="float">
            <text:p>4.39E+13</text:p>
          </table:table-cell>
          <table:table-cell table:number-columns-repeated="1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17715100000000" calcext:value-type="float">
            <text:p>1.77E+13</text:p>
          </table:table-cell>
          <table:table-cell office:value-type="float" office:value="43382400000000" calcext:value-type="float">
            <text:p>4.34E+13</text:p>
          </table:table-cell>
          <table:table-cell/>
          <table:table-cell table:formula="of:=(1+[.A471])*[.C471]" office:value-type="float" office:value="4208092800000000" calcext:value-type="float">
            <text:p>4208092800000000</text:p>
          </table:table-cell>
          <table:table-cell table:formula="of:=[.E471]/[.$I$371]" office:value-type="float" office:value="1.06999048014255" calcext:value-type="float">
            <text:p>1.06999048014255</text:p>
          </table:table-cell>
          <table:table-cell/>
          <table:table-cell table:style-name="ce1" office:value-type="float" office:value="36172200000000" calcext:value-type="float">
            <text:p>3.62E+13</text:p>
          </table:table-cell>
          <table:table-cell table:style-name="ce1" office:value-type="float" office:value="43382400000000" calcext:value-type="float">
            <text:p>4.34E+13</text:p>
          </table:table-cell>
          <table:table-cell table:number-columns-repeated="1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17532300000000" calcext:value-type="float">
            <text:p>1.75E+13</text:p>
          </table:table-cell>
          <table:table-cell office:value-type="float" office:value="42868900000000" calcext:value-type="float">
            <text:p>4.29E+13</text:p>
          </table:table-cell>
          <table:table-cell/>
          <table:table-cell table:formula="of:=(1+[.A472])*[.C472]" office:value-type="float" office:value="4201152200000000" calcext:value-type="float">
            <text:p>4201152200000000</text:p>
          </table:table-cell>
          <table:table-cell table:formula="of:=[.E472]/[.$I$371]" office:value-type="float" office:value="1.06822569588531" calcext:value-type="float">
            <text:p>1.06822569588531</text:p>
          </table:table-cell>
          <table:table-cell/>
          <table:table-cell table:style-name="ce1" office:value-type="float" office:value="35755000000000" calcext:value-type="float">
            <text:p>3.58E+13</text:p>
          </table:table-cell>
          <table:table-cell table:style-name="ce1" office:value-type="float" office:value="42868900000000" calcext:value-type="float">
            <text:p>4.29E+13</text:p>
          </table:table-cell>
          <table:table-cell table:number-columns-repeated="1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float" office:value="17353000000000" calcext:value-type="float">
            <text:p>1.74E+13</text:p>
          </table:table-cell>
          <table:table-cell office:value-type="float" office:value="42365400000000" calcext:value-type="float">
            <text:p>4.24E+13</text:p>
          </table:table-cell>
          <table:table-cell/>
          <table:table-cell table:formula="of:=(1+[.A473])*[.C473]" office:value-type="float" office:value="4194174600000000" calcext:value-type="float">
            <text:p>4194174600000000</text:p>
          </table:table-cell>
          <table:table-cell table:formula="of:=[.E473]/[.$I$371]" office:value-type="float" office:value="1.06645150364928" calcext:value-type="float">
            <text:p>1.06645150364928</text:p>
          </table:table-cell>
          <table:table-cell/>
          <table:table-cell table:style-name="ce1" office:value-type="float" office:value="35345900000000" calcext:value-type="float">
            <text:p>3.53E+13</text:p>
          </table:table-cell>
          <table:table-cell table:style-name="ce1" office:value-type="float" office:value="42365400000000" calcext:value-type="float">
            <text:p>4.24E+13</text:p>
          </table:table-cell>
          <table:table-cell table:number-columns-repeated="1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float" office:value="17177000000000" calcext:value-type="float">
            <text:p>1.72E+13</text:p>
          </table:table-cell>
          <table:table-cell office:value-type="float" office:value="41871600000000" calcext:value-type="float">
            <text:p>4.19E+13</text:p>
          </table:table-cell>
          <table:table-cell/>
          <table:table-cell table:formula="of:=(1+[.A474])*[.C474]" office:value-type="float" office:value="4187160000000000" calcext:value-type="float">
            <text:p>4187160000000000</text:p>
          </table:table-cell>
          <table:table-cell table:formula="of:=[.E474]/[.$I$371]" office:value-type="float" office:value="1.06466790343447" calcext:value-type="float">
            <text:p>1.06466790343447</text:p>
          </table:table-cell>
          <table:table-cell/>
          <table:table-cell table:style-name="ce1" office:value-type="float" office:value="34944600000000" calcext:value-type="float">
            <text:p>3.49E+13</text:p>
          </table:table-cell>
          <table:table-cell table:style-name="ce1" office:value-type="float" office:value="41871600000000" calcext:value-type="float">
            <text:p>4.19E+13</text:p>
          </table:table-cell>
          <table:table-cell table:number-columns-repeated="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17004200000000" calcext:value-type="float">
            <text:p>1.70E+13</text:p>
          </table:table-cell>
          <table:table-cell office:value-type="float" office:value="41387300000000" calcext:value-type="float">
            <text:p>4.14E+13</text:p>
          </table:table-cell>
          <table:table-cell/>
          <table:table-cell table:formula="of:=(1+[.A475])*[.C475]" office:value-type="float" office:value="4180117300000000" calcext:value-type="float">
            <text:p>4180117300000000</text:p>
          </table:table-cell>
          <table:table-cell table:formula="of:=[.E475]/[.$I$371]" office:value-type="float" office:value="1.06287715824119" calcext:value-type="float">
            <text:p>1.06287715824119</text:p>
          </table:table-cell>
          <table:table-cell/>
          <table:table-cell table:style-name="ce1" office:value-type="float" office:value="34550900000000" calcext:value-type="float">
            <text:p>3.46E+13</text:p>
          </table:table-cell>
          <table:table-cell table:style-name="ce1" office:value-type="float" office:value="41387300000000" calcext:value-type="float">
            <text:p>4.14E+13</text:p>
          </table:table-cell>
          <table:table-cell table:number-columns-repeated="15"/>
        </table:table-row>
      </table:table>
      <table:table table:name="Sheet2" table:style-name="ta1">
        <table:table-column table:style-name="co4" table:default-cell-style-name="Default"/>
        <table:table-column table:style-name="co4" table:number-columns-repeated="4" table:default-cell-style-name="ce1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73988E+016" calcext:value-type="float">
            <text:p>9.74E+16</text:p>
          </table:table-cell>
          <table:table-cell office:value-type="float" office:value="3.38519E+017" calcext:value-type="float">
            <text:p>3.39E+17</text:p>
          </table:table-cell>
          <table:table-cell office:value-type="float" office:value="4247400000000000" calcext:value-type="float">
            <text:p>4.25E+15</text:p>
          </table:table-cell>
          <table:table-cell office:value-type="float" office:value="1.4705E+016" calcext:value-type="float">
            <text:p>1.47E+16</text:p>
          </table:table-cell>
          <table:table-cell table:formula="of:=[.A1]*[.C1]" office:value-type="float" office:value="3.38519E+017" calcext:value-type="float">
            <text:p>3.38519E+017</text:p>
          </table:table-cell>
          <table:table-cell table:formula="of:=[.F1]/[.$H$1]" office:value-type="float" office:value="0.426346347607053" calcext:value-type="float">
            <text:p>0.426346347607053</text:p>
          </table:table-cell>
          <table:table-cell table:style-name="ce1" office:value-type="float" office:value="7.94E+017" calcext:value-type="float">
            <text:p>7.94E+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54219E+016" calcext:value-type="float">
            <text:p>7.54E+16</text:p>
          </table:table-cell>
          <table:table-cell office:value-type="float" office:value="2.51988E+017" calcext:value-type="float">
            <text:p>2.52E+17</text:p>
          </table:table-cell>
          <table:table-cell office:value-type="float" office:value="3289030000000000" calcext:value-type="float">
            <text:p>3.29E+15</text:p>
          </table:table-cell>
          <table:table-cell office:value-type="float" office:value="1.09999E+016" calcext:value-type="float">
            <text:p>1.10E+16</text:p>
          </table:table-cell>
          <table:table-cell table:formula="of:=[.A2]*[.C2]" office:value-type="float" office:value="5.03976E+017" calcext:value-type="float">
            <text:p>5.03976E+017</text:p>
          </table:table-cell>
          <table:table-cell table:formula="of:=[.F2]/[.$H$1]" office:value-type="float" office:value="0.634730478589421" calcext:value-type="float">
            <text:p>0.6347304785894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17336E+016" calcext:value-type="float">
            <text:p>6.17E+16</text:p>
          </table:table-cell>
          <table:table-cell office:value-type="float" office:value="2.00334E+017" calcext:value-type="float">
            <text:p>2.00E+17</text:p>
          </table:table-cell>
          <table:table-cell office:value-type="float" office:value="2644310000000000" calcext:value-type="float">
            <text:p>2.64E+15</text:p>
          </table:table-cell>
          <table:table-cell office:value-type="float" office:value="8587630000000001" calcext:value-type="float">
            <text:p>8.59E+15</text:p>
          </table:table-cell>
          <table:table-cell table:formula="of:=[.A3]*[.C3]" office:value-type="float" office:value="6.01002E+017" calcext:value-type="float">
            <text:p>6.01002E+017</text:p>
          </table:table-cell>
          <table:table-cell table:formula="of:=[.F3]/[.$H$1]" office:value-type="float" office:value="0.756929471032746" calcext:value-type="float">
            <text:p>0.7569294710327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23179E+016" calcext:value-type="float">
            <text:p>5.23E+16</text:p>
          </table:table-cell>
          <table:table-cell office:value-type="float" office:value="1.66053E+017" calcext:value-type="float">
            <text:p>1.66E+17</text:p>
          </table:table-cell>
          <table:table-cell office:value-type="float" office:value="2.18611E+015" calcext:value-type="float">
            <text:p>2.19E+15</text:p>
          </table:table-cell>
          <table:table-cell office:value-type="float" office:value="6927980000000000" calcext:value-type="float">
            <text:p>6.93E+15</text:p>
          </table:table-cell>
          <table:table-cell table:formula="of:=[.A4]*[.C4]" office:value-type="float" office:value="6.64212E+017" calcext:value-type="float">
            <text:p>6.64212E+017</text:p>
          </table:table-cell>
          <table:table-cell table:formula="of:=[.F4]/[.$H$1]" office:value-type="float" office:value="0.836539042821159" calcext:value-type="float">
            <text:p>0.83653904282115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54255E+016" calcext:value-type="float">
            <text:p>4.54E+16</text:p>
          </table:table-cell>
          <table:table-cell office:value-type="float" office:value="1.41662E+017" calcext:value-type="float">
            <text:p>1.42E+17</text:p>
          </table:table-cell>
          <table:table-cell office:value-type="float" office:value="1.84771E+015" calcext:value-type="float">
            <text:p>1.85E+15</text:p>
          </table:table-cell>
          <table:table-cell office:value-type="float" office:value="5738620000000000" calcext:value-type="float">
            <text:p>5.74E+15</text:p>
          </table:table-cell>
          <table:table-cell table:formula="of:=[.A5]*[.C5]" office:value-type="float" office:value="7.0831E+017" calcext:value-type="float">
            <text:p>7.0831E+017</text:p>
          </table:table-cell>
          <table:table-cell table:formula="of:=[.F5]/[.$H$1]" office:value-type="float" office:value="0.892078085642317" calcext:value-type="float">
            <text:p>0.8920780856423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1546E+016" calcext:value-type="float">
            <text:p>4.02E+16</text:p>
          </table:table-cell>
          <table:table-cell office:value-type="float" office:value="1.2342E+017" calcext:value-type="float">
            <text:p>1.23E+17</text:p>
          </table:table-cell>
          <table:table-cell office:value-type="float" office:value="1589750000000000" calcext:value-type="float">
            <text:p>1.59E+15</text:p>
          </table:table-cell>
          <table:table-cell office:value-type="float" office:value="4856040000000000" calcext:value-type="float">
            <text:p>4.86E+15</text:p>
          </table:table-cell>
          <table:table-cell table:formula="of:=[.A6]*[.C6]" office:value-type="float" office:value="7.4052E+017" calcext:value-type="float">
            <text:p>7.4052E+017</text:p>
          </table:table-cell>
          <table:table-cell table:formula="of:=[.F6]/[.$H$1]" office:value-type="float" office:value="0.93264483627204" calcext:value-type="float">
            <text:p>0.9326448362720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9888E+016" calcext:value-type="float">
            <text:p>3.60E+16</text:p>
          </table:table-cell>
          <table:table-cell office:value-type="float" office:value="1.09258E+017" calcext:value-type="float">
            <text:p>1.09E+17</text:p>
          </table:table-cell>
          <table:table-cell office:value-type="float" office:value="1387670000000000" calcext:value-type="float">
            <text:p>1.39E+15</text:p>
          </table:table-cell>
          <table:table-cell office:value-type="float" office:value="4180600000000000" calcext:value-type="float">
            <text:p>4.18E+15</text:p>
          </table:table-cell>
          <table:table-cell table:formula="of:=[.A7]*[.C7]" office:value-type="float" office:value="7.64806E+017" calcext:value-type="float">
            <text:p>7.64806E+017</text:p>
          </table:table-cell>
          <table:table-cell table:formula="of:=[.F7]/[.$H$1]" office:value-type="float" office:value="0.963231738035265" calcext:value-type="float">
            <text:p>0.96323173803526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26102E+016" calcext:value-type="float">
            <text:p>3.26E+16</text:p>
          </table:table-cell>
          <table:table-cell office:value-type="float" office:value="9.79373E+016" calcext:value-type="float">
            <text:p>9.79E+16</text:p>
          </table:table-cell>
          <table:table-cell office:value-type="float" office:value="1225560000000000" calcext:value-type="float">
            <text:p>1.23E+15</text:p>
          </table:table-cell>
          <table:table-cell office:value-type="float" office:value="3649440000000000" calcext:value-type="float">
            <text:p>3.65E+15</text:p>
          </table:table-cell>
          <table:table-cell table:formula="of:=[.A8]*[.C8]" office:value-type="float" office:value="7.834984E+017" calcext:value-type="float">
            <text:p>7.834984E+017</text:p>
          </table:table-cell>
          <table:table-cell table:formula="of:=[.F8]/[.$H$1]" office:value-type="float" office:value="0.986773803526448" calcext:value-type="float">
            <text:p>0.9867738035264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8122E+016" calcext:value-type="float">
            <text:p>2.98E+16</text:p>
          </table:table-cell>
          <table:table-cell office:value-type="float" office:value="8.86764E+016" calcext:value-type="float">
            <text:p>8.87E+16</text:p>
          </table:table-cell>
          <table:table-cell office:value-type="float" office:value="1092830000000000" calcext:value-type="float">
            <text:p>1.09E+15</text:p>
          </table:table-cell>
          <table:table-cell office:value-type="float" office:value="3221730000000000" calcext:value-type="float">
            <text:p>3.22E+15</text:p>
          </table:table-cell>
          <table:table-cell table:formula="of:=[.A9]*[.C9]" office:value-type="float" office:value="7.980876E+017" calcext:value-type="float">
            <text:p>7.980876E+017</text:p>
          </table:table-cell>
          <table:table-cell table:formula="of:=[.F9]/[.$H$1]" office:value-type="float" office:value="1.00514811083123" calcext:value-type="float">
            <text:p>1.005148110831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74548E+016" calcext:value-type="float">
            <text:p>2.75E+16</text:p>
          </table:table-cell>
          <table:table-cell office:value-type="float" office:value="8.09565E+016" calcext:value-type="float">
            <text:p>8.10E+16</text:p>
          </table:table-cell>
          <table:table-cell office:value-type="float" office:value="982242000000000" calcext:value-type="float">
            <text:p>9.82E+14</text:p>
          </table:table-cell>
          <table:table-cell office:value-type="float" office:value="2870270000000000" calcext:value-type="float">
            <text:p>2.87E+15</text:p>
          </table:table-cell>
          <table:table-cell table:formula="of:=[.A10]*[.C10]" office:value-type="float" office:value="8.09565E+017" calcext:value-type="float">
            <text:p>8.09565E+017</text:p>
          </table:table-cell>
          <table:table-cell table:formula="of:=[.F10]/[.$H$1]" office:value-type="float" office:value="1.01960327455919" calcext:value-type="float">
            <text:p>1.0196032745591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54399E+016" calcext:value-type="float">
            <text:p>2.54E+16</text:p>
          </table:table-cell>
          <table:table-cell office:value-type="float" office:value="7.44209E+016" calcext:value-type="float">
            <text:p>7.44E+16</text:p>
          </table:table-cell>
          <table:table-cell office:value-type="float" office:value="888726000000000" calcext:value-type="float">
            <text:p>8.89E+14</text:p>
          </table:table-cell>
          <table:table-cell office:value-type="float" office:value="2576490000000000" calcext:value-type="float">
            <text:p>2.58E+15</text:p>
          </table:table-cell>
          <table:table-cell table:formula="of:=[.A11]*[.C11]" office:value-type="float" office:value="8.186299E+017" calcext:value-type="float">
            <text:p>8.186299E+017</text:p>
          </table:table-cell>
          <table:table-cell table:formula="of:=[.F11]/[.$H$1]" office:value-type="float" office:value="1.03102002518892" calcext:value-type="float">
            <text:p>1.0310200251889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36969E+016" calcext:value-type="float">
            <text:p>2.37E+16</text:p>
          </table:table-cell>
          <table:table-cell office:value-type="float" office:value="6.88163E+016" calcext:value-type="float">
            <text:p>6.88E+16</text:p>
          </table:table-cell>
          <table:table-cell office:value-type="float" office:value="808655000000000" calcext:value-type="float">
            <text:p>8.09E+14</text:p>
          </table:table-cell>
          <table:table-cell office:value-type="float" office:value="2327390000000000" calcext:value-type="float">
            <text:p>2.33E+15</text:p>
          </table:table-cell>
          <table:table-cell table:formula="of:=[.A12]*[.C12]" office:value-type="float" office:value="8.257956E+017" calcext:value-type="float">
            <text:p>8.257956E+017</text:p>
          </table:table-cell>
          <table:table-cell table:formula="of:=[.F12]/[.$H$1]" office:value-type="float" office:value="1.04004483627204" calcext:value-type="float">
            <text:p>1.040044836272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21735E+016" calcext:value-type="float">
            <text:p>2.22E+16</text:p>
          </table:table-cell>
          <table:table-cell office:value-type="float" office:value="6.3958E+016" calcext:value-type="float">
            <text:p>6.40E+16</text:p>
          </table:table-cell>
          <table:table-cell office:value-type="float" office:value="739376000000000" calcext:value-type="float">
            <text:p>7.39E+14</text:p>
          </table:table-cell>
          <table:table-cell office:value-type="float" office:value="2113680000000000" calcext:value-type="float">
            <text:p>2.11E+15</text:p>
          </table:table-cell>
          <table:table-cell table:formula="of:=[.A13]*[.C13]" office:value-type="float" office:value="8.31454E+017" calcext:value-type="float">
            <text:p>8.31454E+017</text:p>
          </table:table-cell>
          <table:table-cell table:formula="of:=[.F13]/[.$H$1]" office:value-type="float" office:value="1.04717128463476" calcext:value-type="float">
            <text:p>1.047171284634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.08304E+016" calcext:value-type="float">
            <text:p>2.08E+16</text:p>
          </table:table-cell>
          <table:table-cell office:value-type="float" office:value="5.97083E+016" calcext:value-type="float">
            <text:p>5.97E+16</text:p>
          </table:table-cell>
          <table:table-cell office:value-type="float" office:value="678908000000000" calcext:value-type="float">
            <text:p>6.79E+14</text:p>
          </table:table-cell>
          <table:table-cell office:value-type="float" office:value="1928540000000000" calcext:value-type="float">
            <text:p>1.93E+15</text:p>
          </table:table-cell>
          <table:table-cell table:formula="of:=[.A14]*[.C14]" office:value-type="float" office:value="8.359162E+017" calcext:value-type="float">
            <text:p>8.359162E+017</text:p>
          </table:table-cell>
          <table:table-cell table:formula="of:=[.F14]/[.$H$1]" office:value-type="float" office:value="1.05279118387909" calcext:value-type="float">
            <text:p>1.0527911838790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96374E+016" calcext:value-type="float">
            <text:p>1.96E+16</text:p>
          </table:table-cell>
          <table:table-cell office:value-type="float" office:value="5.59618E+016" calcext:value-type="float">
            <text:p>5.60E+16</text:p>
          </table:table-cell>
          <table:table-cell office:value-type="float" office:value="625745000000000" calcext:value-type="float">
            <text:p>6.26E+14</text:p>
          </table:table-cell>
          <table:table-cell office:value-type="float" office:value="1766850000000000" calcext:value-type="float">
            <text:p>1.77E+15</text:p>
          </table:table-cell>
          <table:table-cell table:formula="of:=[.A15]*[.C15]" office:value-type="float" office:value="8.39427E+017" calcext:value-type="float">
            <text:p>8.39427E+017</text:p>
          </table:table-cell>
          <table:table-cell table:formula="of:=[.F15]/[.$H$1]" office:value-type="float" office:value="1.05721284634761" calcext:value-type="float">
            <text:p>1.0572128463476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5709E+016" calcext:value-type="float">
            <text:p>1.86E+16</text:p>
          </table:table-cell>
          <table:table-cell office:value-type="float" office:value="5.26367E+016" calcext:value-type="float">
            <text:p>5.26E+16</text:p>
          </table:table-cell>
          <table:table-cell office:value-type="float" office:value="578716000000000" calcext:value-type="float">
            <text:p>5.79E+14</text:p>
          </table:table-cell>
          <table:table-cell office:value-type="float" office:value="1624710000000000" calcext:value-type="float">
            <text:p>1.62E+15</text:p>
          </table:table-cell>
          <table:table-cell table:formula="of:=[.A16]*[.C16]" office:value-type="float" office:value="8.421872E+017" calcext:value-type="float">
            <text:p>8.421872E+017</text:p>
          </table:table-cell>
          <table:table-cell table:formula="of:=[.F16]/[.$H$1]" office:value-type="float" office:value="1.06068916876574" calcext:value-type="float">
            <text:p>1.0606891687657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7612E+016" calcext:value-type="float">
            <text:p>1.76E+16</text:p>
          </table:table-cell>
          <table:table-cell office:value-type="float" office:value="4.96683E+016" calcext:value-type="float">
            <text:p>4.97E+16</text:p>
          </table:table-cell>
          <table:table-cell office:value-type="float" office:value="536897000000000" calcext:value-type="float">
            <text:p>5.37E+14</text:p>
          </table:table-cell>
          <table:table-cell office:value-type="float" office:value="1499050000000000" calcext:value-type="float">
            <text:p>1.50E+15</text:p>
          </table:table-cell>
          <table:table-cell table:formula="of:=[.A17]*[.C17]" office:value-type="float" office:value="8.443611E+017" calcext:value-type="float">
            <text:p>8.443611E+017</text:p>
          </table:table-cell>
          <table:table-cell table:formula="of:=[.F17]/[.$H$1]" office:value-type="float" office:value="1.06342707808564" calcext:value-type="float">
            <text:p>1.0634270780856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67457E+016" calcext:value-type="float">
            <text:p>1.67E+16</text:p>
          </table:table-cell>
          <table:table-cell office:value-type="float" office:value="4.70047E+016" calcext:value-type="float">
            <text:p>4.70E+16</text:p>
          </table:table-cell>
          <table:table-cell office:value-type="float" office:value="499546000000000" calcext:value-type="float">
            <text:p>5.00E+14</text:p>
          </table:table-cell>
          <table:table-cell office:value-type="float" office:value="1387450000000000" calcext:value-type="float">
            <text:p>1.39E+15</text:p>
          </table:table-cell>
          <table:table-cell table:formula="of:=[.A18]*[.C18]" office:value-type="float" office:value="8.460846E+017" calcext:value-type="float">
            <text:p>8.460846E+017</text:p>
          </table:table-cell>
          <table:table-cell table:formula="of:=[.F18]/[.$H$1]" office:value-type="float" office:value="1.06559773299748" calcext:value-type="float">
            <text:p>1.065597732997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59594E+016" calcext:value-type="float">
            <text:p>1.60E+16</text:p>
          </table:table-cell>
          <table:table-cell office:value-type="float" office:value="4.46033E+016" calcext:value-type="float">
            <text:p>4.46E+16</text:p>
          </table:table-cell>
          <table:table-cell office:value-type="float" office:value="466058000000000" calcext:value-type="float">
            <text:p>4.66E+14</text:p>
          </table:table-cell>
          <table:table-cell office:value-type="float" office:value="1287930000000000" calcext:value-type="float">
            <text:p>1.29E+15</text:p>
          </table:table-cell>
          <table:table-cell table:formula="of:=[.A19]*[.C19]" office:value-type="float" office:value="8.474627E+017" calcext:value-type="float">
            <text:p>8.474627E+017</text:p>
          </table:table-cell>
          <table:table-cell table:formula="of:=[.F19]/[.$H$1]" office:value-type="float" office:value="1.06733337531486" calcext:value-type="float">
            <text:p>1.067333375314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2432E+016" calcext:value-type="float">
            <text:p>1.52E+16</text:p>
          </table:table-cell>
          <table:table-cell office:value-type="float" office:value="4.24295E+016" calcext:value-type="float">
            <text:p>4.24E+16</text:p>
          </table:table-cell>
          <table:table-cell office:value-type="float" office:value="435934000000000" calcext:value-type="float">
            <text:p>4.36E+14</text:p>
          </table:table-cell>
          <table:table-cell office:value-type="float" office:value="1198870000000000" calcext:value-type="float">
            <text:p>1.20E+15</text:p>
          </table:table-cell>
          <table:table-cell table:formula="of:=[.A20]*[.C20]" office:value-type="float" office:value="8.4859E+017" calcext:value-type="float">
            <text:p>8.4859E+017</text:p>
          </table:table-cell>
          <table:table-cell table:formula="of:=[.F20]/[.$H$1]" office:value-type="float" office:value="1.06875314861461" calcext:value-type="float">
            <text:p>1.0687531486146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45882E+016" calcext:value-type="float">
            <text:p>1.46E+16</text:p>
          </table:table-cell>
          <table:table-cell office:value-type="float" office:value="4.0454E+016" calcext:value-type="float">
            <text:p>4.05E+16</text:p>
          </table:table-cell>
          <table:table-cell office:value-type="float" office:value="408754000000000" calcext:value-type="float">
            <text:p>4.09E+14</text:p>
          </table:table-cell>
          <table:table-cell office:value-type="float" office:value="1118930000000000" calcext:value-type="float">
            <text:p>1.12E+15</text:p>
          </table:table-cell>
          <table:table-cell table:formula="of:=[.A21]*[.C21]" office:value-type="float" office:value="8.49534E+017" calcext:value-type="float">
            <text:p>8.49534E+017</text:p>
          </table:table-cell>
          <table:table-cell table:formula="of:=[.F21]/[.$H$1]" office:value-type="float" office:value="1.06994206549118" calcext:value-type="float">
            <text:p>1.069942065491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39875E+016" calcext:value-type="float">
            <text:p>1.40E+16</text:p>
          </table:table-cell>
          <table:table-cell office:value-type="float" office:value="3.86525E+016" calcext:value-type="float">
            <text:p>3.87E+16</text:p>
          </table:table-cell>
          <table:table-cell office:value-type="float" office:value="384167000000000" calcext:value-type="float">
            <text:p>3.84E+14</text:p>
          </table:table-cell>
          <table:table-cell office:value-type="float" office:value="1046970000000000" calcext:value-type="float">
            <text:p>1.05E+15</text:p>
          </table:table-cell>
          <table:table-cell table:formula="of:=[.A22]*[.C22]" office:value-type="float" office:value="8.50355E+017" calcext:value-type="float">
            <text:p>8.50355E+017</text:p>
          </table:table-cell>
          <table:table-cell table:formula="of:=[.F22]/[.$H$1]" office:value-type="float" office:value="1.07097607052897" calcext:value-type="float">
            <text:p>1.0709760705289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34347E+016" calcext:value-type="float">
            <text:p>1.34E+16</text:p>
          </table:table-cell>
          <table:table-cell office:value-type="float" office:value="3.70041E+016" calcext:value-type="float">
            <text:p>3.70E+16</text:p>
          </table:table-cell>
          <table:table-cell office:value-type="float" office:value="361871000000000" calcext:value-type="float">
            <text:p>3.62E+14</text:p>
          </table:table-cell>
          <table:table-cell office:value-type="float" office:value="982041000000000" calcext:value-type="float">
            <text:p>9.82E+14</text:p>
          </table:table-cell>
          <table:table-cell table:formula="of:=[.A23]*[.C23]" office:value-type="float" office:value="8.510943E+017" calcext:value-type="float">
            <text:p>8.510943E+017</text:p>
          </table:table-cell>
          <table:table-cell table:formula="of:=[.F23]/[.$H$1]" office:value-type="float" office:value="1.07190717884131" calcext:value-type="float">
            <text:p>1.0719071788413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29247E+016" calcext:value-type="float">
            <text:p>1.29E+16</text:p>
          </table:table-cell>
          <table:table-cell office:value-type="float" office:value="3.54912E+016" calcext:value-type="float">
            <text:p>3.55E+16</text:p>
          </table:table-cell>
          <table:table-cell office:value-type="float" office:value="341606000000000" calcext:value-type="float">
            <text:p>3.42E+14</text:p>
          </table:table-cell>
          <table:table-cell office:value-type="float" office:value="923304000000000" calcext:value-type="float">
            <text:p>9.23E+14</text:p>
          </table:table-cell>
          <table:table-cell table:formula="of:=[.A24]*[.C24]" office:value-type="float" office:value="8.517888E+017" calcext:value-type="float">
            <text:p>8.517888E+017</text:p>
          </table:table-cell>
          <table:table-cell table:formula="of:=[.F24]/[.$H$1]" office:value-type="float" office:value="1.07278186397985" calcext:value-type="float">
            <text:p>1.072781863979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24528E+016" calcext:value-type="float">
            <text:p>1.25E+16</text:p>
          </table:table-cell>
          <table:table-cell office:value-type="float" office:value="3.40986E+016" calcext:value-type="float">
            <text:p>3.41E+16</text:p>
          </table:table-cell>
          <table:table-cell office:value-type="float" office:value="323150000000000" calcext:value-type="float">
            <text:p>3.23E+14</text:p>
          </table:table-cell>
          <table:table-cell office:value-type="float" office:value="870055000000000" calcext:value-type="float">
            <text:p>8.70E+14</text:p>
          </table:table-cell>
          <table:table-cell table:formula="of:=[.A25]*[.C25]" office:value-type="float" office:value="8.52465E+017" calcext:value-type="float">
            <text:p>8.52465E+017</text:p>
          </table:table-cell>
          <table:table-cell table:formula="of:=[.F25]/[.$H$1]" office:value-type="float" office:value="1.07363350125945" calcext:value-type="float">
            <text:p>1.073633501259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20152E+016" calcext:value-type="float">
            <text:p>1.20E+16</text:p>
          </table:table-cell>
          <table:table-cell office:value-type="float" office:value="3.2813E+016" calcext:value-type="float">
            <text:p>3.28E+16</text:p>
          </table:table-cell>
          <table:table-cell office:value-type="float" office:value="306307000000000" calcext:value-type="float">
            <text:p>3.06E+14</text:p>
          </table:table-cell>
          <table:table-cell office:value-type="float" office:value="821678000000000" calcext:value-type="float">
            <text:p>8.22E+14</text:p>
          </table:table-cell>
          <table:table-cell table:formula="of:=[.A26]*[.C26]" office:value-type="float" office:value="8.53138E+017" calcext:value-type="float">
            <text:p>8.53138E+017</text:p>
          </table:table-cell>
          <table:table-cell table:formula="of:=[.F26]/[.$H$1]" office:value-type="float" office:value="1.07448110831234" calcext:value-type="float">
            <text:p>1.074481108312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6084E+016" calcext:value-type="float">
            <text:p>1.16E+16</text:p>
          </table:table-cell>
          <table:table-cell office:value-type="float" office:value="3.16232E+016" calcext:value-type="float">
            <text:p>3.16E+16</text:p>
          </table:table-cell>
          <table:table-cell office:value-type="float" office:value="290908000000000" calcext:value-type="float">
            <text:p>2.91E+14</text:p>
          </table:table-cell>
          <table:table-cell office:value-type="float" office:value="777636000000000" calcext:value-type="float">
            <text:p>7.78E+14</text:p>
          </table:table-cell>
          <table:table-cell table:formula="of:=[.A27]*[.C27]" office:value-type="float" office:value="8.538264E+017" calcext:value-type="float">
            <text:p>8.538264E+017</text:p>
          </table:table-cell>
          <table:table-cell table:formula="of:=[.F27]/[.$H$1]" office:value-type="float" office:value="1.07534811083123" calcext:value-type="float">
            <text:p>1.0753481108312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2293E+016" calcext:value-type="float">
            <text:p>1.12E+16</text:p>
          </table:table-cell>
          <table:table-cell office:value-type="float" office:value="3.0519E+016" calcext:value-type="float">
            <text:p>3.05E+16</text:p>
          </table:table-cell>
          <table:table-cell office:value-type="float" office:value="276802000000000" calcext:value-type="float">
            <text:p>2.77E+14</text:p>
          </table:table-cell>
          <table:table-cell office:value-type="float" office:value="737461000000000" calcext:value-type="float">
            <text:p>7.37E+14</text:p>
          </table:table-cell>
          <table:table-cell table:formula="of:=[.A28]*[.C28]" office:value-type="float" office:value="8.54532E+017" calcext:value-type="float">
            <text:p>8.54532E+017</text:p>
          </table:table-cell>
          <table:table-cell table:formula="of:=[.F28]/[.$H$1]" office:value-type="float" office:value="1.07623677581864" calcext:value-type="float">
            <text:p>1.0762367758186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08753E+016" calcext:value-type="float">
            <text:p>1.09E+16</text:p>
          </table:table-cell>
          <table:table-cell office:value-type="float" office:value="2.94919E+016" calcext:value-type="float">
            <text:p>2.95E+16</text:p>
          </table:table-cell>
          <table:table-cell office:value-type="float" office:value="263858000000000" calcext:value-type="float">
            <text:p>2.64E+14</text:p>
          </table:table-cell>
          <table:table-cell office:value-type="float" office:value="700742000000000" calcext:value-type="float">
            <text:p>7.01E+14</text:p>
          </table:table-cell>
          <table:table-cell table:formula="of:=[.A29]*[.C29]" office:value-type="float" office:value="8.552651E+017" calcext:value-type="float">
            <text:p>8.552651E+017</text:p>
          </table:table-cell>
          <table:table-cell table:formula="of:=[.F29]/[.$H$1]" office:value-type="float" office:value="1.07716007556675" calcext:value-type="float">
            <text:p>1.0771600755667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5441E+016" calcext:value-type="float">
            <text:p>1.05E+16</text:p>
          </table:table-cell>
          <table:table-cell office:value-type="float" office:value="2.85341E+016" calcext:value-type="float">
            <text:p>2.85E+16</text:p>
          </table:table-cell>
          <table:table-cell office:value-type="float" office:value="251959000000000" calcext:value-type="float">
            <text:p>2.52E+14</text:p>
          </table:table-cell>
          <table:table-cell office:value-type="float" office:value="667116000000000" calcext:value-type="float">
            <text:p>6.67E+14</text:p>
          </table:table-cell>
          <table:table-cell table:formula="of:=[.A30]*[.C30]" office:value-type="float" office:value="8.56023E+017" calcext:value-type="float">
            <text:p>8.56023E+017</text:p>
          </table:table-cell>
          <table:table-cell table:formula="of:=[.F30]/[.$H$1]" office:value-type="float" office:value="1.07811460957179" calcext:value-type="float">
            <text:p>1.0781146095717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2336E+016" calcext:value-type="float">
            <text:p>1.02E+16</text:p>
          </table:table-cell>
          <table:table-cell office:value-type="float" office:value="2.7639E+016" calcext:value-type="float">
            <text:p>2.76E+16</text:p>
          </table:table-cell>
          <table:table-cell office:value-type="float" office:value="241003000000000" calcext:value-type="float">
            <text:p>2.41E+14</text:p>
          </table:table-cell>
          <table:table-cell office:value-type="float" office:value="636265000000000" calcext:value-type="float">
            <text:p>6.36E+14</text:p>
          </table:table-cell>
          <table:table-cell table:formula="of:=[.A31]*[.C31]" office:value-type="float" office:value="8.56809E+017" calcext:value-type="float">
            <text:p>8.56809E+017</text:p>
          </table:table-cell>
          <table:table-cell table:formula="of:=[.F31]/[.$H$1]" office:value-type="float" office:value="1.07910453400504" calcext:value-type="float">
            <text:p>1.0791045340050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.94188E+015" calcext:value-type="float">
            <text:p>9.94E+15</text:p>
          </table:table-cell>
          <table:table-cell office:value-type="float" office:value="2.68005E+016" calcext:value-type="float">
            <text:p>2.68E+16</text:p>
          </table:table-cell>
          <table:table-cell office:value-type="float" office:value="230897000000000" calcext:value-type="float">
            <text:p>2.31E+14</text:p>
          </table:table-cell>
          <table:table-cell office:value-type="float" office:value="607906000000000" calcext:value-type="float">
            <text:p>6.08E+14</text:p>
          </table:table-cell>
          <table:table-cell table:formula="of:=[.A32]*[.C32]" office:value-type="float" office:value="8.57616E+017" calcext:value-type="float">
            <text:p>8.57616E+017</text:p>
          </table:table-cell>
          <table:table-cell table:formula="of:=[.F32]/[.$H$1]" office:value-type="float" office:value="1.08012090680101" calcext:value-type="float">
            <text:p>1.0801209068010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66733E+015" calcext:value-type="float">
            <text:p>9.67E+15</text:p>
          </table:table-cell>
          <table:table-cell office:value-type="float" office:value="2.60135E+016" calcext:value-type="float">
            <text:p>2.60E+16</text:p>
          </table:table-cell>
          <table:table-cell office:value-type="float" office:value="221559000000000" calcext:value-type="float">
            <text:p>2.22E+14</text:p>
          </table:table-cell>
          <table:table-cell office:value-type="float" office:value="581789000000000" calcext:value-type="float">
            <text:p>5.82E+14</text:p>
          </table:table-cell>
          <table:table-cell table:formula="of:=[.A33]*[.C33]" office:value-type="float" office:value="8.584455E+017" calcext:value-type="float">
            <text:p>8.584455E+017</text:p>
          </table:table-cell>
          <table:table-cell table:formula="of:=[.F33]/[.$H$1]" office:value-type="float" office:value="1.08116561712846" calcext:value-type="float">
            <text:p>1.0811656171284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40849E+015" calcext:value-type="float">
            <text:p>9.41E+15</text:p>
          </table:table-cell>
          <table:table-cell office:value-type="float" office:value="2.52732E+016" calcext:value-type="float">
            <text:p>2.53E+16</text:p>
          </table:table-cell>
          <table:table-cell office:value-type="float" office:value="212918000000000" calcext:value-type="float">
            <text:p>2.13E+14</text:p>
          </table:table-cell>
          <table:table-cell office:value-type="float" office:value="557691000000000" calcext:value-type="float">
            <text:p>5.58E+14</text:p>
          </table:table-cell>
          <table:table-cell table:formula="of:=[.A34]*[.C34]" office:value-type="float" office:value="8.592888E+017" calcext:value-type="float">
            <text:p>8.592888E+017</text:p>
          </table:table-cell>
          <table:table-cell table:formula="of:=[.F34]/[.$H$1]" office:value-type="float" office:value="1.08222770780856" calcext:value-type="float">
            <text:p>1.0822277078085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16403E+015" calcext:value-type="float">
            <text:p>9.16E+15</text:p>
          </table:table-cell>
          <table:table-cell office:value-type="float" office:value="2.45754E+016" calcext:value-type="float">
            <text:p>2.46E+16</text:p>
          </table:table-cell>
          <table:table-cell office:value-type="float" office:value="204907000000000" calcext:value-type="float">
            <text:p>2.05E+14</text:p>
          </table:table-cell>
          <table:table-cell office:value-type="float" office:value="535417000000000" calcext:value-type="float">
            <text:p>5.35E+14</text:p>
          </table:table-cell>
          <table:table-cell table:formula="of:=[.A35]*[.C35]" office:value-type="float" office:value="8.60139E+017" calcext:value-type="float">
            <text:p>8.60139E+017</text:p>
          </table:table-cell>
          <table:table-cell table:formula="of:=[.F35]/[.$H$1]" office:value-type="float" office:value="1.08329848866499" calcext:value-type="float">
            <text:p>1.0832984886649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932760000000000" calcext:value-type="float">
            <text:p>8.93E+15</text:p>
          </table:table-cell>
          <table:table-cell office:value-type="float" office:value="2.39166E+016" calcext:value-type="float">
            <text:p>2.39E+16</text:p>
          </table:table-cell>
          <table:table-cell office:value-type="float" office:value="197469000000000" calcext:value-type="float">
            <text:p>1.97E+14</text:p>
          </table:table-cell>
          <table:table-cell office:value-type="float" office:value="514789000000000" calcext:value-type="float">
            <text:p>5.15E+14</text:p>
          </table:table-cell>
          <table:table-cell table:formula="of:=[.A36]*[.C36]" office:value-type="float" office:value="8.609976E+017" calcext:value-type="float">
            <text:p>8.609976E+017</text:p>
          </table:table-cell>
          <table:table-cell table:formula="of:=[.F36]/[.$H$1]" office:value-type="float" office:value="1.0843798488665" calcext:value-type="float">
            <text:p>1.084379848866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713630000000000" calcext:value-type="float">
            <text:p>8.71E+15</text:p>
          </table:table-cell>
          <table:table-cell office:value-type="float" office:value="2.32934E+016" calcext:value-type="float">
            <text:p>2.33E+16</text:p>
          </table:table-cell>
          <table:table-cell office:value-type="float" office:value="190551000000000" calcext:value-type="float">
            <text:p>1.91E+14</text:p>
          </table:table-cell>
          <table:table-cell office:value-type="float" office:value="495651000000000" calcext:value-type="float">
            <text:p>4.96E+14</text:p>
          </table:table-cell>
          <table:table-cell table:formula="of:=[.A37]*[.C37]" office:value-type="float" office:value="8.618558E+017" calcext:value-type="float">
            <text:p>8.618558E+017</text:p>
          </table:table-cell>
          <table:table-cell table:formula="of:=[.F37]/[.$H$1]" office:value-type="float" office:value="1.08546070528967" calcext:value-type="float">
            <text:p>1.0854607052896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505670000000000" calcext:value-type="float">
            <text:p>8.51E+15</text:p>
          </table:table-cell>
          <table:table-cell office:value-type="float" office:value="2.27027E+016" calcext:value-type="float">
            <text:p>2.27E+16</text:p>
          </table:table-cell>
          <table:table-cell office:value-type="float" office:value="184107000000000" calcext:value-type="float">
            <text:p>1.84E+14</text:p>
          </table:table-cell>
          <table:table-cell office:value-type="float" office:value="477863000000000" calcext:value-type="float">
            <text:p>4.78E+14</text:p>
          </table:table-cell>
          <table:table-cell table:formula="of:=[.A38]*[.C38]" office:value-type="float" office:value="8.627026E+017" calcext:value-type="float">
            <text:p>8.627026E+017</text:p>
          </table:table-cell>
          <table:table-cell table:formula="of:=[.F38]/[.$H$1]" office:value-type="float" office:value="1.08652720403023" calcext:value-type="float">
            <text:p>1.0865272040302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308030000000000" calcext:value-type="float">
            <text:p>8.31E+15</text:p>
          </table:table-cell>
          <table:table-cell office:value-type="float" office:value="2.21421E+016" calcext:value-type="float">
            <text:p>2.21E+16</text:p>
          </table:table-cell>
          <table:table-cell office:value-type="float" office:value="178094000000000" calcext:value-type="float">
            <text:p>1.78E+14</text:p>
          </table:table-cell>
          <table:table-cell office:value-type="float" office:value="461300000000000" calcext:value-type="float">
            <text:p>4.61E+14</text:p>
          </table:table-cell>
          <table:table-cell table:formula="of:=[.A39]*[.C39]" office:value-type="float" office:value="8.635419E+017" calcext:value-type="float">
            <text:p>8.635419E+017</text:p>
          </table:table-cell>
          <table:table-cell table:formula="of:=[.F39]/[.$H$1]" office:value-type="float" office:value="1.08758425692695" calcext:value-type="float">
            <text:p>1.0875842569269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119920000000000" calcext:value-type="float">
            <text:p>8.12E+15</text:p>
          </table:table-cell>
          <table:table-cell office:value-type="float" office:value="2.1609E+016" calcext:value-type="float">
            <text:p>2.16E+16</text:p>
          </table:table-cell>
          <table:table-cell office:value-type="float" office:value="172474000000000" calcext:value-type="float">
            <text:p>1.72E+14</text:p>
          </table:table-cell>
          <table:table-cell office:value-type="float" office:value="445850000000000" calcext:value-type="float">
            <text:p>4.46E+14</text:p>
          </table:table-cell>
          <table:table-cell table:formula="of:=[.A40]*[.C40]" office:value-type="float" office:value="8.6436E+017" calcext:value-type="float">
            <text:p>8.6436E+017</text:p>
          </table:table-cell>
          <table:table-cell table:formula="of:=[.F40]/[.$H$1]" office:value-type="float" office:value="1.08861460957179" calcext:value-type="float">
            <text:p>1.0886146095717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940630000000001" calcext:value-type="float">
            <text:p>7.94E+15</text:p>
          </table:table-cell>
          <table:table-cell office:value-type="float" office:value="2.11014E+016" calcext:value-type="float">
            <text:p>2.11E+16</text:p>
          </table:table-cell>
          <table:table-cell office:value-type="float" office:value="167214000000000" calcext:value-type="float">
            <text:p>1.67E+14</text:p>
          </table:table-cell>
          <table:table-cell office:value-type="float" office:value="431412000000000" calcext:value-type="float">
            <text:p>4.31E+14</text:p>
          </table:table-cell>
          <table:table-cell table:formula="of:=[.A41]*[.C41]" office:value-type="float" office:value="8.651574E+017" calcext:value-type="float">
            <text:p>8.651574E+017</text:p>
          </table:table-cell>
          <table:table-cell table:formula="of:=[.F41]/[.$H$1]" office:value-type="float" office:value="1.08961889168766" calcext:value-type="float">
            <text:p>1.0896188916876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769530000000000" calcext:value-type="float">
            <text:p>7.77E+15</text:p>
          </table:table-cell>
          <table:table-cell office:value-type="float" office:value="2.06173E+016" calcext:value-type="float">
            <text:p>2.06E+16</text:p>
          </table:table-cell>
          <table:table-cell office:value-type="float" office:value="162283000000000" calcext:value-type="float">
            <text:p>1.62E+14</text:p>
          </table:table-cell>
          <table:table-cell office:value-type="float" office:value="417898000000000" calcext:value-type="float">
            <text:p>4.18E+14</text:p>
          </table:table-cell>
          <table:table-cell table:formula="of:=[.A42]*[.C42]" office:value-type="float" office:value="8.659266E+017" calcext:value-type="float">
            <text:p>8.659266E+017</text:p>
          </table:table-cell>
          <table:table-cell table:formula="of:=[.F42]/[.$H$1]" office:value-type="float" office:value="1.09058765743073" calcext:value-type="float">
            <text:p>1.0905876574307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06040000000000" calcext:value-type="float">
            <text:p>7.61E+15</text:p>
          </table:table-cell>
          <table:table-cell office:value-type="float" office:value="2.0155E+016" calcext:value-type="float">
            <text:p>2.02E+16</text:p>
          </table:table-cell>
          <table:table-cell office:value-type="float" office:value="157652000000000" calcext:value-type="float">
            <text:p>1.58E+14</text:p>
          </table:table-cell>
          <table:table-cell office:value-type="float" office:value="405225000000000" calcext:value-type="float">
            <text:p>4.05E+14</text:p>
          </table:table-cell>
          <table:table-cell table:formula="of:=[.A43]*[.C43]" office:value-type="float" office:value="8.66665E+017" calcext:value-type="float">
            <text:p>8.66665E+017</text:p>
          </table:table-cell>
          <table:table-cell table:formula="of:=[.F43]/[.$H$1]" office:value-type="float" office:value="1.09151763224181" calcext:value-type="float">
            <text:p>1.091517632241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449620000000000" calcext:value-type="float">
            <text:p>7.45E+15</text:p>
          </table:table-cell>
          <table:table-cell office:value-type="float" office:value="1.97129E+016" calcext:value-type="float">
            <text:p>1.97E+16</text:p>
          </table:table-cell>
          <table:table-cell office:value-type="float" office:value="153297000000000" calcext:value-type="float">
            <text:p>1.53E+14</text:p>
          </table:table-cell>
          <table:table-cell office:value-type="float" office:value="393321000000000" calcext:value-type="float">
            <text:p>3.93E+14</text:p>
          </table:table-cell>
          <table:table-cell table:formula="of:=[.A44]*[.C44]" office:value-type="float" office:value="8.673676E+017" calcext:value-type="float">
            <text:p>8.673676E+017</text:p>
          </table:table-cell>
          <table:table-cell table:formula="of:=[.F44]/[.$H$1]" office:value-type="float" office:value="1.09240251889169" calcext:value-type="float">
            <text:p>1.0924025188916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299790000000000" calcext:value-type="float">
            <text:p>7.30E+15</text:p>
          </table:table-cell>
          <table:table-cell office:value-type="float" office:value="1.92895E+016" calcext:value-type="float">
            <text:p>1.93E+16</text:p>
          </table:table-cell>
          <table:table-cell office:value-type="float" office:value="149194000000000" calcext:value-type="float">
            <text:p>1.49E+14</text:p>
          </table:table-cell>
          <table:table-cell office:value-type="float" office:value="382120000000000" calcext:value-type="float">
            <text:p>3.82E+14</text:p>
          </table:table-cell>
          <table:table-cell table:formula="of:=[.A45]*[.C45]" office:value-type="float" office:value="8.680275E+017" calcext:value-type="float">
            <text:p>8.680275E+017</text:p>
          </table:table-cell>
          <table:table-cell table:formula="of:=[.F45]/[.$H$1]" office:value-type="float" office:value="1.09323362720403" calcext:value-type="float">
            <text:p>1.0932336272040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156120000000000" calcext:value-type="float">
            <text:p>7.16E+15</text:p>
          </table:table-cell>
          <table:table-cell office:value-type="float" office:value="1.88837E+016" calcext:value-type="float">
            <text:p>1.89E+16</text:p>
          </table:table-cell>
          <table:table-cell office:value-type="float" office:value="145325000000000" calcext:value-type="float">
            <text:p>1.45E+14</text:p>
          </table:table-cell>
          <table:table-cell office:value-type="float" office:value="371564000000000" calcext:value-type="float">
            <text:p>3.72E+14</text:p>
          </table:table-cell>
          <table:table-cell table:formula="of:=[.A46]*[.C46]" office:value-type="float" office:value="8.686502E+017" calcext:value-type="float">
            <text:p>8.686502E+017</text:p>
          </table:table-cell>
          <table:table-cell table:formula="of:=[.F46]/[.$H$1]" office:value-type="float" office:value="1.09401788413098" calcext:value-type="float">
            <text:p>1.0940178841309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018210000000000" calcext:value-type="float">
            <text:p>7.02E+15</text:p>
          </table:table-cell>
          <table:table-cell office:value-type="float" office:value="1.84942E+016" calcext:value-type="float">
            <text:p>1.85E+16</text:p>
          </table:table-cell>
          <table:table-cell office:value-type="float" office:value="141669000000000" calcext:value-type="float">
            <text:p>1.42E+14</text:p>
          </table:table-cell>
          <table:table-cell office:value-type="float" office:value="361599000000000" calcext:value-type="float">
            <text:p>3.62E+14</text:p>
          </table:table-cell>
          <table:table-cell table:formula="of:=[.A47]*[.C47]" office:value-type="float" office:value="8.692274E+017" calcext:value-type="float">
            <text:p>8.692274E+017</text:p>
          </table:table-cell>
          <table:table-cell table:formula="of:=[.F47]/[.$H$1]" office:value-type="float" office:value="1.09474483627204" calcext:value-type="float">
            <text:p>1.094744836272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885680000000000" calcext:value-type="float">
            <text:p>6.89E+15</text:p>
          </table:table-cell>
          <table:table-cell office:value-type="float" office:value="1.81199E+016" calcext:value-type="float">
            <text:p>1.81E+16</text:p>
          </table:table-cell>
          <table:table-cell office:value-type="float" office:value="138210000000000" calcext:value-type="float">
            <text:p>1.38E+14</text:p>
          </table:table-cell>
          <table:table-cell office:value-type="float" office:value="352178000000000" calcext:value-type="float">
            <text:p>3.52E+14</text:p>
          </table:table-cell>
          <table:table-cell table:formula="of:=[.A48]*[.C48]" office:value-type="float" office:value="8.697552E+017" calcext:value-type="float">
            <text:p>8.697552E+017</text:p>
          </table:table-cell>
          <table:table-cell table:formula="of:=[.F48]/[.$H$1]" office:value-type="float" office:value="1.09540957178841" calcext:value-type="float">
            <text:p>1.0954095717884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758200000000000" calcext:value-type="float">
            <text:p>6.76E+15</text:p>
          </table:table-cell>
          <table:table-cell office:value-type="float" office:value="1.77599E+016" calcext:value-type="float">
            <text:p>1.78E+16</text:p>
          </table:table-cell>
          <table:table-cell office:value-type="float" office:value="134932000000000" calcext:value-type="float">
            <text:p>1.35E+14</text:p>
          </table:table-cell>
          <table:table-cell office:value-type="float" office:value="343256000000000" calcext:value-type="float">
            <text:p>3.43E+14</text:p>
          </table:table-cell>
          <table:table-cell table:formula="of:=[.A49]*[.C49]" office:value-type="float" office:value="8.702351E+017" calcext:value-type="float">
            <text:p>8.702351E+017</text:p>
          </table:table-cell>
          <table:table-cell table:formula="of:=[.F49]/[.$H$1]" office:value-type="float" office:value="1.09601397984887" calcext:value-type="float">
            <text:p>1.09601397984887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635470000000000" calcext:value-type="float">
            <text:p>6.64E+15</text:p>
          </table:table-cell>
          <table:table-cell office:value-type="float" office:value="1.74132E+016" calcext:value-type="float">
            <text:p>1.74E+16</text:p>
          </table:table-cell>
          <table:table-cell office:value-type="float" office:value="131823000000000" calcext:value-type="float">
            <text:p>1.32E+14</text:p>
          </table:table-cell>
          <table:table-cell office:value-type="float" office:value="334795000000000" calcext:value-type="float">
            <text:p>3.35E+14</text:p>
          </table:table-cell>
          <table:table-cell table:formula="of:=[.A50]*[.C50]" office:value-type="float" office:value="8.7066E+017" calcext:value-type="float">
            <text:p>8.7066E+017</text:p>
          </table:table-cell>
          <table:table-cell table:formula="of:=[.F50]/[.$H$1]" office:value-type="float" office:value="1.09654911838791" calcext:value-type="float">
            <text:p>1.0965491183879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517200000000000" calcext:value-type="float">
            <text:p>6.52E+15</text:p>
          </table:table-cell>
          <table:table-cell office:value-type="float" office:value="1.70791E+016" calcext:value-type="float">
            <text:p>1.71E+16</text:p>
          </table:table-cell>
          <table:table-cell office:value-type="float" office:value="128868000000000" calcext:value-type="float">
            <text:p>1.29E+14</text:p>
          </table:table-cell>
          <table:table-cell office:value-type="float" office:value="326758000000000" calcext:value-type="float">
            <text:p>3.27E+14</text:p>
          </table:table-cell>
          <table:table-cell table:formula="of:=[.A51]*[.C51]" office:value-type="float" office:value="8.710341E+017" calcext:value-type="float">
            <text:p>8.710341E+017</text:p>
          </table:table-cell>
          <table:table-cell table:formula="of:=[.F51]/[.$H$1]" office:value-type="float" office:value="1.09702027707809" calcext:value-type="float">
            <text:p>1.0970202770780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03120000000000" calcext:value-type="float">
            <text:p>6.40E+15</text:p>
          </table:table-cell>
          <table:table-cell office:value-type="float" office:value="1.67569E+016" calcext:value-type="float">
            <text:p>1.68E+16</text:p>
          </table:table-cell>
          <table:table-cell office:value-type="float" office:value="126057000000000" calcext:value-type="float">
            <text:p>1.26E+14</text:p>
          </table:table-cell>
          <table:table-cell office:value-type="float" office:value="319114000000000" calcext:value-type="float">
            <text:p>3.19E+14</text:p>
          </table:table-cell>
          <table:table-cell table:formula="of:=[.A52]*[.C52]" office:value-type="float" office:value="8.713588E+017" calcext:value-type="float">
            <text:p>8.713588E+017</text:p>
          </table:table-cell>
          <table:table-cell table:formula="of:=[.F52]/[.$H$1]" office:value-type="float" office:value="1.09742921914358" calcext:value-type="float">
            <text:p>1.0974292191435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293010000000000" calcext:value-type="float">
            <text:p>6.29E+15</text:p>
          </table:table-cell>
          <table:table-cell office:value-type="float" office:value="1.64457E+016" calcext:value-type="float">
            <text:p>1.64E+16</text:p>
          </table:table-cell>
          <table:table-cell office:value-type="float" office:value="123378000000000" calcext:value-type="float">
            <text:p>1.23E+14</text:p>
          </table:table-cell>
          <table:table-cell office:value-type="float" office:value="311833000000000" calcext:value-type="float">
            <text:p>3.12E+14</text:p>
          </table:table-cell>
          <table:table-cell table:formula="of:=[.A53]*[.C53]" office:value-type="float" office:value="8.716221E+017" calcext:value-type="float">
            <text:p>8.716221E+017</text:p>
          </table:table-cell>
          <table:table-cell table:formula="of:=[.F53]/[.$H$1]" office:value-type="float" office:value="1.09776083123426" calcext:value-type="float">
            <text:p>1.0977608312342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186640000000000" calcext:value-type="float">
            <text:p>6.19E+15</text:p>
          </table:table-cell>
          <table:table-cell office:value-type="float" office:value="1.61451E+016" calcext:value-type="float">
            <text:p>1.61E+16</text:p>
          </table:table-cell>
          <table:table-cell office:value-type="float" office:value="120823000000000" calcext:value-type="float">
            <text:p>1.21E+14</text:p>
          </table:table-cell>
          <table:table-cell office:value-type="float" office:value="304889000000000" calcext:value-type="float">
            <text:p>3.05E+14</text:p>
          </table:table-cell>
          <table:table-cell table:formula="of:=[.A54]*[.C54]" office:value-type="float" office:value="8.718354E+017" calcext:value-type="float">
            <text:p>8.718354E+017</text:p>
          </table:table-cell>
          <table:table-cell table:formula="of:=[.F54]/[.$H$1]" office:value-type="float" office:value="1.09802947103275" calcext:value-type="float">
            <text:p>1.09802947103275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083800000000000" calcext:value-type="float">
            <text:p>6.08E+15</text:p>
          </table:table-cell>
          <table:table-cell office:value-type="float" office:value="1.58544E+016" calcext:value-type="float">
            <text:p>1.59E+16</text:p>
          </table:table-cell>
          <table:table-cell office:value-type="float" office:value="118383000000000" calcext:value-type="float">
            <text:p>1.18E+14</text:p>
          </table:table-cell>
          <table:table-cell office:value-type="float" office:value="298256000000000" calcext:value-type="float">
            <text:p>2.98E+14</text:p>
          </table:table-cell>
          <table:table-cell table:formula="of:=[.A55]*[.C55]" office:value-type="float" office:value="8.71992E+017" calcext:value-type="float">
            <text:p>8.71992E+017</text:p>
          </table:table-cell>
          <table:table-cell table:formula="of:=[.F55]/[.$H$1]" office:value-type="float" office:value="1.09822670025189" calcext:value-type="float">
            <text:p>1.09822670025189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984310000000000" calcext:value-type="float">
            <text:p>5.98E+15</text:p>
          </table:table-cell>
          <table:table-cell office:value-type="float" office:value="1.55731E+016" calcext:value-type="float">
            <text:p>1.56E+16</text:p>
          </table:table-cell>
          <table:table-cell office:value-type="float" office:value="116049000000000" calcext:value-type="float">
            <text:p>1.16E+14</text:p>
          </table:table-cell>
          <table:table-cell office:value-type="float" office:value="291914000000000" calcext:value-type="float">
            <text:p>2.92E+14</text:p>
          </table:table-cell>
          <table:table-cell table:formula="of:=[.A56]*[.C56]" office:value-type="float" office:value="8.720936E+017" calcext:value-type="float">
            <text:p>8.720936E+017</text:p>
          </table:table-cell>
          <table:table-cell table:formula="of:=[.F56]/[.$H$1]" office:value-type="float" office:value="1.09835465994962" calcext:value-type="float">
            <text:p>1.0983546599496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87980000000000" calcext:value-type="float">
            <text:p>5.89E+15</text:p>
          </table:table-cell>
          <table:table-cell office:value-type="float" office:value="1.53007E+016" calcext:value-type="float">
            <text:p>1.53E+16</text:p>
          </table:table-cell>
          <table:table-cell office:value-type="float" office:value="113815000000000" calcext:value-type="float">
            <text:p>1.14E+14</text:p>
          </table:table-cell>
          <table:table-cell office:value-type="float" office:value="285842000000000" calcext:value-type="float">
            <text:p>2.86E+14</text:p>
          </table:table-cell>
          <table:table-cell table:formula="of:=[.A57]*[.C57]" office:value-type="float" office:value="8.721399E+017" calcext:value-type="float">
            <text:p>8.721399E+017</text:p>
          </table:table-cell>
          <table:table-cell table:formula="of:=[.F57]/[.$H$1]" office:value-type="float" office:value="1.09841297229219" calcext:value-type="float">
            <text:p>1.0984129722921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94670000000000" calcext:value-type="float">
            <text:p>5.79E+15</text:p>
          </table:table-cell>
          <table:table-cell office:value-type="float" office:value="1.50367E+016" calcext:value-type="float">
            <text:p>1.50E+16</text:p>
          </table:table-cell>
          <table:table-cell office:value-type="float" office:value="111673000000000" calcext:value-type="float">
            <text:p>1.12E+14</text:p>
          </table:table-cell>
          <table:table-cell office:value-type="float" office:value="280022000000000" calcext:value-type="float">
            <text:p>2.80E+14</text:p>
          </table:table-cell>
          <table:table-cell table:formula="of:=[.A58]*[.C58]" office:value-type="float" office:value="8.721286E+017" calcext:value-type="float">
            <text:p>8.721286E+017</text:p>
          </table:table-cell>
          <table:table-cell table:formula="of:=[.F58]/[.$H$1]" office:value-type="float" office:value="1.09839874055416" calcext:value-type="float">
            <text:p>1.0983987405541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704210000000000" calcext:value-type="float">
            <text:p>5.70E+15</text:p>
          </table:table-cell>
          <table:table-cell office:value-type="float" office:value="1.47808E+016" calcext:value-type="float">
            <text:p>1.48E+16</text:p>
          </table:table-cell>
          <table:table-cell office:value-type="float" office:value="109618000000000" calcext:value-type="float">
            <text:p>1.10E+14</text:p>
          </table:table-cell>
          <table:table-cell office:value-type="float" office:value="274436000000000" calcext:value-type="float">
            <text:p>2.74E+14</text:p>
          </table:table-cell>
          <table:table-cell table:formula="of:=[.A59]*[.C59]" office:value-type="float" office:value="8.720672E+017" calcext:value-type="float">
            <text:p>8.720672E+017</text:p>
          </table:table-cell>
          <table:table-cell table:formula="of:=[.F59]/[.$H$1]" office:value-type="float" office:value="1.09832141057935" calcext:value-type="float">
            <text:p>1.0983214105793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616470000000000" calcext:value-type="float">
            <text:p>5.62E+15</text:p>
          </table:table-cell>
          <table:table-cell office:value-type="float" office:value="1.45325E+016" calcext:value-type="float">
            <text:p>1.45E+16</text:p>
          </table:table-cell>
          <table:table-cell office:value-type="float" office:value="107644000000000" calcext:value-type="float">
            <text:p>1.08E+14</text:p>
          </table:table-cell>
          <table:table-cell office:value-type="float" office:value="269070000000000" calcext:value-type="float">
            <text:p>2.69E+14</text:p>
          </table:table-cell>
          <table:table-cell table:formula="of:=[.A60]*[.C60]" office:value-type="float" office:value="8.7195E+017" calcext:value-type="float">
            <text:p>8.7195E+017</text:p>
          </table:table-cell>
          <table:table-cell table:formula="of:=[.F60]/[.$H$1]" office:value-type="float" office:value="1.09817380352645" calcext:value-type="float">
            <text:p>1.0981738035264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531310000000000" calcext:value-type="float">
            <text:p>5.53E+15</text:p>
          </table:table-cell>
          <table:table-cell office:value-type="float" office:value="1.42914E+016" calcext:value-type="float">
            <text:p>1.43E+16</text:p>
          </table:table-cell>
          <table:table-cell office:value-type="float" office:value="105745000000000" calcext:value-type="float">
            <text:p>1.06E+14</text:p>
          </table:table-cell>
          <table:table-cell office:value-type="float" office:value="263910000000000" calcext:value-type="float">
            <text:p>2.64E+14</text:p>
          </table:table-cell>
          <table:table-cell table:formula="of:=[.A61]*[.C61]" office:value-type="float" office:value="8.717754E+017" calcext:value-type="float">
            <text:p>8.717754E+017</text:p>
          </table:table-cell>
          <table:table-cell table:formula="of:=[.F61]/[.$H$1]" office:value-type="float" office:value="1.09795390428212" calcext:value-type="float">
            <text:p>1.0979539042821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448620000000000" calcext:value-type="float">
            <text:p>5.45E+15</text:p>
          </table:table-cell>
          <table:table-cell office:value-type="float" office:value="1.40573E+016" calcext:value-type="float">
            <text:p>1.41E+16</text:p>
          </table:table-cell>
          <table:table-cell office:value-type="float" office:value="103917000000000" calcext:value-type="float">
            <text:p>1.04E+14</text:p>
          </table:table-cell>
          <table:table-cell office:value-type="float" office:value="258941000000000" calcext:value-type="float">
            <text:p>2.59E+14</text:p>
          </table:table-cell>
          <table:table-cell table:formula="of:=[.A62]*[.C62]" office:value-type="float" office:value="8.715526E+017" calcext:value-type="float">
            <text:p>8.715526E+017</text:p>
          </table:table-cell>
          <table:table-cell table:formula="of:=[.F62]/[.$H$1]" office:value-type="float" office:value="1.09767329974811" calcext:value-type="float">
            <text:p>1.097673299748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68280000000000" calcext:value-type="float">
            <text:p>5.37E+15</text:p>
          </table:table-cell>
          <table:table-cell office:value-type="float" office:value="1.38298E+016" calcext:value-type="float">
            <text:p>1.38E+16</text:p>
          </table:table-cell>
          <table:table-cell office:value-type="float" office:value="102156000000000" calcext:value-type="float">
            <text:p>1.02E+14</text:p>
          </table:table-cell>
          <table:table-cell office:value-type="float" office:value="254154000000000" calcext:value-type="float">
            <text:p>2.54E+14</text:p>
          </table:table-cell>
          <table:table-cell table:formula="of:=[.A63]*[.C63]" office:value-type="float" office:value="8.712774E+017" calcext:value-type="float">
            <text:p>8.712774E+017</text:p>
          </table:table-cell>
          <table:table-cell table:formula="of:=[.F63]/[.$H$1]" office:value-type="float" office:value="1.09732670025189" calcext:value-type="float">
            <text:p>1.0973267002518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90180000000000" calcext:value-type="float">
            <text:p>5.29E+15</text:p>
          </table:table-cell>
          <table:table-cell office:value-type="float" office:value="1.36086E+016" calcext:value-type="float">
            <text:p>1.36E+16</text:p>
          </table:table-cell>
          <table:table-cell office:value-type="float" office:value="100457000000000" calcext:value-type="float">
            <text:p>1.00E+14</text:p>
          </table:table-cell>
          <table:table-cell office:value-type="float" office:value="249537000000000" calcext:value-type="float">
            <text:p>2.50E+14</text:p>
          </table:table-cell>
          <table:table-cell table:formula="of:=[.A64]*[.C64]" office:value-type="float" office:value="8.709504E+017" calcext:value-type="float">
            <text:p>8.709504E+017</text:p>
          </table:table-cell>
          <table:table-cell table:formula="of:=[.F64]/[.$H$1]" office:value-type="float" office:value="1.09691486146096" calcext:value-type="float">
            <text:p>1.09691486146096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214240000000000" calcext:value-type="float">
            <text:p>5.21E+15</text:p>
          </table:table-cell>
          <table:table-cell office:value-type="float" office:value="1.33934E+016" calcext:value-type="float">
            <text:p>1.34E+16</text:p>
          </table:table-cell>
          <table:table-cell office:value-type="float" office:value="98817600000000" calcext:value-type="float">
            <text:p>9.88E+13</text:p>
          </table:table-cell>
          <table:table-cell office:value-type="float" office:value="245079000000000" calcext:value-type="float">
            <text:p>2.45E+14</text:p>
          </table:table-cell>
          <table:table-cell table:formula="of:=[.A65]*[.C65]" office:value-type="float" office:value="8.70571E+017" calcext:value-type="float">
            <text:p>8.70571E+017</text:p>
          </table:table-cell>
          <table:table-cell table:formula="of:=[.F65]/[.$H$1]" office:value-type="float" office:value="1.09643702770781" calcext:value-type="float">
            <text:p>1.0964370277078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140340000000000" calcext:value-type="float">
            <text:p>5.14E+15</text:p>
          </table:table-cell>
          <table:table-cell office:value-type="float" office:value="1.31841E+016" calcext:value-type="float">
            <text:p>1.32E+16</text:p>
          </table:table-cell>
          <table:table-cell office:value-type="float" office:value="97233400000000" calcext:value-type="float">
            <text:p>9.72E+13</text:p>
          </table:table-cell>
          <table:table-cell office:value-type="float" office:value="240772000000000" calcext:value-type="float">
            <text:p>2.41E+14</text:p>
          </table:table-cell>
          <table:table-cell table:formula="of:=[.A66]*[.C66]" office:value-type="float" office:value="8.701506E+017" calcext:value-type="float">
            <text:p>8.701506E+017</text:p>
          </table:table-cell>
          <table:table-cell table:formula="of:=[.F66]/[.$H$1]" office:value-type="float" office:value="1.09590755667506" calcext:value-type="float">
            <text:p>1.0959075566750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68410000000000" calcext:value-type="float">
            <text:p>5.07E+15</text:p>
          </table:table-cell>
          <table:table-cell office:value-type="float" office:value="1.29803E+016" calcext:value-type="float">
            <text:p>1.30E+16</text:p>
          </table:table-cell>
          <table:table-cell office:value-type="float" office:value="95701500000000" calcext:value-type="float">
            <text:p>9.57E+13</text:p>
          </table:table-cell>
          <table:table-cell office:value-type="float" office:value="236607000000000" calcext:value-type="float">
            <text:p>2.37E+14</text:p>
          </table:table-cell>
          <table:table-cell table:formula="of:=[.A67]*[.C67]" office:value-type="float" office:value="8.696801E+017" calcext:value-type="float">
            <text:p>8.696801E+017</text:p>
          </table:table-cell>
          <table:table-cell table:formula="of:=[.F67]/[.$H$1]" office:value-type="float" office:value="1.09531498740554" calcext:value-type="float">
            <text:p>1.0953149874055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998360000000000" calcext:value-type="float">
            <text:p>5.00E+15</text:p>
          </table:table-cell>
          <table:table-cell office:value-type="float" office:value="1.27818E+016" calcext:value-type="float">
            <text:p>1.28E+16</text:p>
          </table:table-cell>
          <table:table-cell office:value-type="float" office:value="94219100000000" calcext:value-type="float">
            <text:p>9.42E+13</text:p>
          </table:table-cell>
          <table:table-cell office:value-type="float" office:value="232577000000000" calcext:value-type="float">
            <text:p>2.33E+14</text:p>
          </table:table-cell>
          <table:table-cell table:formula="of:=[.A68]*[.C68]" office:value-type="float" office:value="8.691624E+017" calcext:value-type="float">
            <text:p>8.691624E+017</text:p>
          </table:table-cell>
          <table:table-cell table:formula="of:=[.F68]/[.$H$1]" office:value-type="float" office:value="1.09466297229219" calcext:value-type="float">
            <text:p>1.0946629722921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930120000000001" calcext:value-type="float">
            <text:p>4.93E+15</text:p>
          </table:table-cell>
          <table:table-cell office:value-type="float" office:value="1.25884E+016" calcext:value-type="float">
            <text:p>1.26E+16</text:p>
          </table:table-cell>
          <table:table-cell office:value-type="float" office:value="92783500000000" calcext:value-type="float">
            <text:p>9.28E+13</text:p>
          </table:table-cell>
          <table:table-cell office:value-type="float" office:value="228674000000000" calcext:value-type="float">
            <text:p>2.29E+14</text:p>
          </table:table-cell>
          <table:table-cell table:formula="of:=[.A69]*[.C69]" office:value-type="float" office:value="8.685996E+017" calcext:value-type="float">
            <text:p>8.685996E+017</text:p>
          </table:table-cell>
          <table:table-cell table:formula="of:=[.F69]/[.$H$1]" office:value-type="float" office:value="1.09395415617128" calcext:value-type="float">
            <text:p>1.093954156171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863610000000000" calcext:value-type="float">
            <text:p>4.86E+15</text:p>
          </table:table-cell>
          <table:table-cell office:value-type="float" office:value="1.23999E+016" calcext:value-type="float">
            <text:p>1.24E+16</text:p>
          </table:table-cell>
          <table:table-cell office:value-type="float" office:value="91392100000000" calcext:value-type="float">
            <text:p>9.14E+13</text:p>
          </table:table-cell>
          <table:table-cell office:value-type="float" office:value="224891000000000" calcext:value-type="float">
            <text:p>2.25E+14</text:p>
          </table:table-cell>
          <table:table-cell table:formula="of:=[.A70]*[.C70]" office:value-type="float" office:value="8.67993E+017" calcext:value-type="float">
            <text:p>8.67993E+017</text:p>
          </table:table-cell>
          <table:table-cell table:formula="of:=[.F70]/[.$H$1]" office:value-type="float" office:value="1.09319017632242" calcext:value-type="float">
            <text:p>1.09319017632242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98770000000000" calcext:value-type="float">
            <text:p>4.80E+15</text:p>
          </table:table-cell>
          <table:table-cell office:value-type="float" office:value="1.22161E+016" calcext:value-type="float">
            <text:p>1.22E+16</text:p>
          </table:table-cell>
          <table:table-cell office:value-type="float" office:value="90042700000000" calcext:value-type="float">
            <text:p>9.00E+13</text:p>
          </table:table-cell>
          <table:table-cell office:value-type="float" office:value="221223000000000" calcext:value-type="float">
            <text:p>2.21E+14</text:p>
          </table:table-cell>
          <table:table-cell table:formula="of:=[.A71]*[.C71]" office:value-type="float" office:value="8.673431E+017" calcext:value-type="float">
            <text:p>8.673431E+017</text:p>
          </table:table-cell>
          <table:table-cell table:formula="of:=[.F71]/[.$H$1]" office:value-type="float" office:value="1.09237166246851" calcext:value-type="float">
            <text:p>1.0923716624685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735530000000000" calcext:value-type="float">
            <text:p>4.74E+15</text:p>
          </table:table-cell>
          <table:table-cell office:value-type="float" office:value="1.20368E+016" calcext:value-type="float">
            <text:p>1.20E+16</text:p>
          </table:table-cell>
          <table:table-cell office:value-type="float" office:value="88733000000000" calcext:value-type="float">
            <text:p>8.87E+13</text:p>
          </table:table-cell>
          <table:table-cell office:value-type="float" office:value="217663000000000" calcext:value-type="float">
            <text:p>2.18E+14</text:p>
          </table:table-cell>
          <table:table-cell table:formula="of:=[.A72]*[.C72]" office:value-type="float" office:value="8.666496E+017" calcext:value-type="float">
            <text:p>8.666496E+017</text:p>
          </table:table-cell>
          <table:table-cell table:formula="of:=[.F72]/[.$H$1]" office:value-type="float" office:value="1.09149823677582" calcext:value-type="float">
            <text:p>1.0914982367758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673830000000000" calcext:value-type="float">
            <text:p>4.67E+15</text:p>
          </table:table-cell>
          <table:table-cell office:value-type="float" office:value="1.1862E+016" calcext:value-type="float">
            <text:p>1.19E+16</text:p>
          </table:table-cell>
          <table:table-cell office:value-type="float" office:value="87461200000000" calcext:value-type="float">
            <text:p>8.75E+13</text:p>
          </table:table-cell>
          <table:table-cell office:value-type="float" office:value="214207000000000" calcext:value-type="float">
            <text:p>2.14E+14</text:p>
          </table:table-cell>
          <table:table-cell table:formula="of:=[.A73]*[.C73]" office:value-type="float" office:value="8.65926E+017" calcext:value-type="float">
            <text:p>8.65926E+017</text:p>
          </table:table-cell>
          <table:table-cell table:formula="of:=[.F73]/[.$H$1]" office:value-type="float" office:value="1.09058690176322" calcext:value-type="float">
            <text:p>1.0905869017632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13610000000000" calcext:value-type="float">
            <text:p>4.61E+15</text:p>
          </table:table-cell>
          <table:table-cell office:value-type="float" office:value="1.16913E+016" calcext:value-type="float">
            <text:p>1.17E+16</text:p>
          </table:table-cell>
          <table:table-cell office:value-type="float" office:value="86225400000000" calcext:value-type="float">
            <text:p>8.62E+13</text:p>
          </table:table-cell>
          <table:table-cell office:value-type="float" office:value="210848000000000" calcext:value-type="float">
            <text:p>2.11E+14</text:p>
          </table:table-cell>
          <table:table-cell table:formula="of:=[.A74]*[.C74]" office:value-type="float" office:value="8.651562E+017" calcext:value-type="float">
            <text:p>8.651562E+017</text:p>
          </table:table-cell>
          <table:table-cell table:formula="of:=[.F74]/[.$H$1]" office:value-type="float" office:value="1.08961738035264" calcext:value-type="float">
            <text:p>1.0896173803526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54820000000000" calcext:value-type="float">
            <text:p>4.55E+15</text:p>
          </table:table-cell>
          <table:table-cell office:value-type="float" office:value="1.15247E+016" calcext:value-type="float">
            <text:p>1.15E+16</text:p>
          </table:table-cell>
          <table:table-cell office:value-type="float" office:value="85023800000000" calcext:value-type="float">
            <text:p>8.50E+13</text:p>
          </table:table-cell>
          <table:table-cell office:value-type="float" office:value="207584000000000" calcext:value-type="float">
            <text:p>2.08E+14</text:p>
          </table:table-cell>
          <table:table-cell table:formula="of:=[.A75]*[.C75]" office:value-type="float" office:value="8.643525E+017" calcext:value-type="float">
            <text:p>8.643525E+017</text:p>
          </table:table-cell>
          <table:table-cell table:formula="of:=[.F75]/[.$H$1]" office:value-type="float" office:value="1.08860516372796" calcext:value-type="float">
            <text:p>1.0886051637279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49741E+015" calcext:value-type="float">
            <text:p>4.50E+15</text:p>
          </table:table-cell>
          <table:table-cell office:value-type="float" office:value="1.13621E+016" calcext:value-type="float">
            <text:p>1.14E+16</text:p>
          </table:table-cell>
          <table:table-cell office:value-type="float" office:value="83854900000000" calcext:value-type="float">
            <text:p>8.39E+13</text:p>
          </table:table-cell>
          <table:table-cell office:value-type="float" office:value="204409000000000" calcext:value-type="float">
            <text:p>2.04E+14</text:p>
          </table:table-cell>
          <table:table-cell table:formula="of:=[.A76]*[.C76]" office:value-type="float" office:value="8.635196E+017" calcext:value-type="float">
            <text:p>8.635196E+017</text:p>
          </table:table-cell>
          <table:table-cell table:formula="of:=[.F76]/[.$H$1]" office:value-type="float" office:value="1.08755617128463" calcext:value-type="float">
            <text:p>1.0875561712846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441330000000000" calcext:value-type="float">
            <text:p>4.44E+15</text:p>
          </table:table-cell>
          <table:table-cell office:value-type="float" office:value="1.12032E+016" calcext:value-type="float">
            <text:p>1.12E+16</text:p>
          </table:table-cell>
          <table:table-cell office:value-type="float" office:value="82717100000000" calcext:value-type="float">
            <text:p>8.27E+13</text:p>
          </table:table-cell>
          <table:table-cell office:value-type="float" office:value="201319000000000" calcext:value-type="float">
            <text:p>2.01E+14</text:p>
          </table:table-cell>
          <table:table-cell table:formula="of:=[.A77]*[.C77]" office:value-type="float" office:value="8.626464E+017" calcext:value-type="float">
            <text:p>8.626464E+017</text:p>
          </table:table-cell>
          <table:table-cell table:formula="of:=[.F77]/[.$H$1]" office:value-type="float" office:value="1.0864564231738" calcext:value-type="float">
            <text:p>1.086456423173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.38653E+015" calcext:value-type="float">
            <text:p>4.39E+15</text:p>
          </table:table-cell>
          <table:table-cell office:value-type="float" office:value="1.10479E+016" calcext:value-type="float">
            <text:p>1.10E+16</text:p>
          </table:table-cell>
          <table:table-cell office:value-type="float" office:value="81609100000000" calcext:value-type="float">
            <text:p>8.16E+13</text:p>
          </table:table-cell>
          <table:table-cell office:value-type="float" office:value="198311000000000" calcext:value-type="float">
            <text:p>1.98E+14</text:p>
          </table:table-cell>
          <table:table-cell table:formula="of:=[.A78]*[.C78]" office:value-type="float" office:value="8.617362E+017" calcext:value-type="float">
            <text:p>8.617362E+017</text:p>
          </table:table-cell>
          <table:table-cell table:formula="of:=[.F78]/[.$H$1]" office:value-type="float" office:value="1.08531007556675" calcext:value-type="float">
            <text:p>1.0853100755667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32960000000000" calcext:value-type="float">
            <text:p>4.33E+15</text:p>
          </table:table-cell>
          <table:table-cell office:value-type="float" office:value="1.08962E+016" calcext:value-type="float">
            <text:p>1.09E+16</text:p>
          </table:table-cell>
          <table:table-cell office:value-type="float" office:value="80529500000000" calcext:value-type="float">
            <text:p>8.05E+13</text:p>
          </table:table-cell>
          <table:table-cell office:value-type="float" office:value="195381000000000" calcext:value-type="float">
            <text:p>1.95E+14</text:p>
          </table:table-cell>
          <table:table-cell table:formula="of:=[.A79]*[.C79]" office:value-type="float" office:value="8.607998E+017" calcext:value-type="float">
            <text:p>8.607998E+017</text:p>
          </table:table-cell>
          <table:table-cell table:formula="of:=[.F79]/[.$H$1]" office:value-type="float" office:value="1.08413073047859" calcext:value-type="float">
            <text:p>1.0841307304785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280590000000000" calcext:value-type="float">
            <text:p>4.28E+15</text:p>
          </table:table-cell>
          <table:table-cell office:value-type="float" office:value="1.0748E+016" calcext:value-type="float">
            <text:p>1.07E+16</text:p>
          </table:table-cell>
          <table:table-cell office:value-type="float" office:value="79477200000000" calcext:value-type="float">
            <text:p>7.95E+13</text:p>
          </table:table-cell>
          <table:table-cell office:value-type="float" office:value="192526000000000" calcext:value-type="float">
            <text:p>1.93E+14</text:p>
          </table:table-cell>
          <table:table-cell table:formula="of:=[.A80]*[.C80]" office:value-type="float" office:value="8.5984E+017" calcext:value-type="float">
            <text:p>8.5984E+017</text:p>
          </table:table-cell>
          <table:table-cell table:formula="of:=[.F80]/[.$H$1]" office:value-type="float" office:value="1.08292191435768" calcext:value-type="float">
            <text:p>1.08292191435768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229380000000000" calcext:value-type="float">
            <text:p>4.23E+15</text:p>
          </table:table-cell>
          <table:table-cell office:value-type="float" office:value="1.0603E+016" calcext:value-type="float">
            <text:p>1.06E+16</text:p>
          </table:table-cell>
          <table:table-cell office:value-type="float" office:value="78450900000000" calcext:value-type="float">
            <text:p>7.85E+13</text:p>
          </table:table-cell>
          <table:table-cell office:value-type="float" office:value="189743000000000" calcext:value-type="float">
            <text:p>1.90E+14</text:p>
          </table:table-cell>
          <table:table-cell table:formula="of:=[.A81]*[.C81]" office:value-type="float" office:value="8.58843E+017" calcext:value-type="float">
            <text:p>8.58843E+017</text:p>
          </table:table-cell>
          <table:table-cell table:formula="of:=[.F81]/[.$H$1]" office:value-type="float" office:value="1.08166624685139" calcext:value-type="float">
            <text:p>1.0816662468513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.17928E+015" calcext:value-type="float">
            <text:p>4.18E+15</text:p>
          </table:table-cell>
          <table:table-cell office:value-type="float" office:value="1.04612E+016" calcext:value-type="float">
            <text:p>1.05E+16</text:p>
          </table:table-cell>
          <table:table-cell office:value-type="float" office:value="77449700000000" calcext:value-type="float">
            <text:p>7.74E+13</text:p>
          </table:table-cell>
          <table:table-cell office:value-type="float" office:value="187029000000000" calcext:value-type="float">
            <text:p>1.87E+14</text:p>
          </table:table-cell>
          <table:table-cell table:formula="of:=[.A82]*[.C82]" office:value-type="float" office:value="8.578184E+017" calcext:value-type="float">
            <text:p>8.578184E+017</text:p>
          </table:table-cell>
          <table:table-cell table:formula="of:=[.F82]/[.$H$1]" office:value-type="float" office:value="1.0803758186398" calcext:value-type="float">
            <text:p>1.080375818639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.13027E+015" calcext:value-type="float">
            <text:p>4.13E+15</text:p>
          </table:table-cell>
          <table:table-cell office:value-type="float" office:value="1.03226E+016" calcext:value-type="float">
            <text:p>1.03E+16</text:p>
          </table:table-cell>
          <table:table-cell office:value-type="float" office:value="76472400000000" calcext:value-type="float">
            <text:p>7.65E+13</text:p>
          </table:table-cell>
          <table:table-cell office:value-type="float" office:value="184381000000000" calcext:value-type="float">
            <text:p>1.84E+14</text:p>
          </table:table-cell>
          <table:table-cell table:formula="of:=[.A83]*[.C83]" office:value-type="float" office:value="8.567758E+017" calcext:value-type="float">
            <text:p>8.567758E+017</text:p>
          </table:table-cell>
          <table:table-cell table:formula="of:=[.F83]/[.$H$1]" office:value-type="float" office:value="1.07906272040302" calcext:value-type="float">
            <text:p>1.0790627204030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82300000000000" calcext:value-type="float">
            <text:p>4.08E+15</text:p>
          </table:table-cell>
          <table:table-cell office:value-type="float" office:value="1.01869E+016" calcext:value-type="float">
            <text:p>1.02E+16</text:p>
          </table:table-cell>
          <table:table-cell office:value-type="float" office:value="75518200000000" calcext:value-type="float">
            <text:p>7.55E+13</text:p>
          </table:table-cell>
          <table:table-cell office:value-type="float" office:value="181797000000000" calcext:value-type="float">
            <text:p>1.82E+14</text:p>
          </table:table-cell>
          <table:table-cell table:formula="of:=[.A84]*[.C84]" office:value-type="float" office:value="8.556996E+017" calcext:value-type="float">
            <text:p>8.556996E+017</text:p>
          </table:table-cell>
          <table:table-cell table:formula="of:=[.F84]/[.$H$1]" office:value-type="float" office:value="1.07770730478589" calcext:value-type="float">
            <text:p>1.0777073047858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03534E+015" calcext:value-type="float">
            <text:p>4.04E+15</text:p>
          </table:table-cell>
          <table:table-cell office:value-type="float" office:value="1.00542E+016" calcext:value-type="float">
            <text:p>1.01E+16</text:p>
          </table:table-cell>
          <table:table-cell office:value-type="float" office:value="74586200000000" calcext:value-type="float">
            <text:p>7.46E+13</text:p>
          </table:table-cell>
          <table:table-cell office:value-type="float" office:value="179274000000000" calcext:value-type="float">
            <text:p>1.79E+14</text:p>
          </table:table-cell>
          <table:table-cell table:formula="of:=[.A85]*[.C85]" office:value-type="float" office:value="8.54607E+017" calcext:value-type="float">
            <text:p>8.54607E+017</text:p>
          </table:table-cell>
          <table:table-cell table:formula="of:=[.F85]/[.$H$1]" office:value-type="float" office:value="1.07633123425693" calcext:value-type="float">
            <text:p>1.0763312342569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989370000000000" calcext:value-type="float">
            <text:p>3.99E+15</text:p>
          </table:table-cell>
          <table:table-cell office:value-type="float" office:value="9.92427E+015" calcext:value-type="float">
            <text:p>9.92E+15</text:p>
          </table:table-cell>
          <table:table-cell office:value-type="float" office:value="73675500000000" calcext:value-type="float">
            <text:p>7.37E+13</text:p>
          </table:table-cell>
          <table:table-cell office:value-type="float" office:value="176810000000000" calcext:value-type="float">
            <text:p>1.77E+14</text:p>
          </table:table-cell>
          <table:table-cell table:formula="of:=[.A86]*[.C86]" office:value-type="float" office:value="8.5348722E+017" calcext:value-type="float">
            <text:p>8.5348722E+017</text:p>
          </table:table-cell>
          <table:table-cell table:formula="of:=[.F86]/[.$H$1]" office:value-type="float" office:value="1.07492093198992" calcext:value-type="float">
            <text:p>1.0749209319899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944350000000000" calcext:value-type="float">
            <text:p>3.94E+15</text:p>
          </table:table-cell>
          <table:table-cell office:value-type="float" office:value="9.7971E+015" calcext:value-type="float">
            <text:p>9.80E+15</text:p>
          </table:table-cell>
          <table:table-cell office:value-type="float" office:value="72785300000000" calcext:value-type="float">
            <text:p>7.28E+13</text:p>
          </table:table-cell>
          <table:table-cell office:value-type="float" office:value="174403000000000" calcext:value-type="float">
            <text:p>1.74E+14</text:p>
          </table:table-cell>
          <table:table-cell table:formula="of:=[.A87]*[.C87]" office:value-type="float" office:value="8.523477E+017" calcext:value-type="float">
            <text:p>8.523477E+017</text:p>
          </table:table-cell>
          <table:table-cell table:formula="of:=[.F87]/[.$H$1]" office:value-type="float" office:value="1.07348576826196" calcext:value-type="float">
            <text:p>1.0734857682619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90026E+015" calcext:value-type="float">
            <text:p>3.90E+15</text:p>
          </table:table-cell>
          <table:table-cell office:value-type="float" office:value="9.67259E+015" calcext:value-type="float">
            <text:p>9.67E+15</text:p>
          </table:table-cell>
          <table:table-cell office:value-type="float" office:value="71914900000000" calcext:value-type="float">
            <text:p>7.19E+13</text:p>
          </table:table-cell>
          <table:table-cell office:value-type="float" office:value="172051000000000" calcext:value-type="float">
            <text:p>1.72E+14</text:p>
          </table:table-cell>
          <table:table-cell table:formula="of:=[.A88]*[.C88]" office:value-type="float" office:value="8.5118792E+017" calcext:value-type="float">
            <text:p>8.5118792E+017</text:p>
          </table:table-cell>
          <table:table-cell table:formula="of:=[.F88]/[.$H$1]" office:value-type="float" office:value="1.07202508816121" calcext:value-type="float">
            <text:p>1.07202508816121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857060000000000" calcext:value-type="float">
            <text:p>3.86E+15</text:p>
          </table:table-cell>
          <table:table-cell office:value-type="float" office:value="9.55067E+015" calcext:value-type="float">
            <text:p>9.55E+15</text:p>
          </table:table-cell>
          <table:table-cell office:value-type="float" office:value="71063600000000" calcext:value-type="float">
            <text:p>7.11E+13</text:p>
          </table:table-cell>
          <table:table-cell office:value-type="float" office:value="169752000000000" calcext:value-type="float">
            <text:p>1.70E+14</text:p>
          </table:table-cell>
          <table:table-cell table:formula="of:=[.A89]*[.C89]" office:value-type="float" office:value="8.5000963E+017" calcext:value-type="float">
            <text:p>8.5000963E+017</text:p>
          </table:table-cell>
          <table:table-cell table:formula="of:=[.F89]/[.$H$1]" office:value-type="float" office:value="1.07054109571788" calcext:value-type="float">
            <text:p>1.0705410957178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14730000000000" calcext:value-type="float">
            <text:p>3.81E+15</text:p>
          </table:table-cell>
          <table:table-cell office:value-type="float" office:value="9.43127E+015" calcext:value-type="float">
            <text:p>9.43E+15</text:p>
          </table:table-cell>
          <table:table-cell office:value-type="float" office:value="70230700000000" calcext:value-type="float">
            <text:p>7.02E+13</text:p>
          </table:table-cell>
          <table:table-cell office:value-type="float" office:value="167505000000000" calcext:value-type="float">
            <text:p>1.68E+14</text:p>
          </table:table-cell>
          <table:table-cell table:formula="of:=[.A90]*[.C90]" office:value-type="float" office:value="8.488143E+017" calcext:value-type="float">
            <text:p>8.488143E+017</text:p>
          </table:table-cell>
          <table:table-cell table:formula="of:=[.F90]/[.$H$1]" office:value-type="float" office:value="1.06903564231738" calcext:value-type="float">
            <text:p>1.0690356423173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73240000000000" calcext:value-type="float">
            <text:p>3.77E+15</text:p>
          </table:table-cell>
          <table:table-cell office:value-type="float" office:value="9.3143E+015" calcext:value-type="float">
            <text:p>9.31E+15</text:p>
          </table:table-cell>
          <table:table-cell office:value-type="float" office:value="69415500000000" calcext:value-type="float">
            <text:p>6.94E+13</text:p>
          </table:table-cell>
          <table:table-cell office:value-type="float" office:value="165307000000000" calcext:value-type="float">
            <text:p>1.65E+14</text:p>
          </table:table-cell>
          <table:table-cell table:formula="of:=[.A91]*[.C91]" office:value-type="float" office:value="8.476013E+017" calcext:value-type="float">
            <text:p>8.476013E+017</text:p>
          </table:table-cell>
          <table:table-cell table:formula="of:=[.F91]/[.$H$1]" office:value-type="float" office:value="1.06750793450882" calcext:value-type="float">
            <text:p>1.0675079345088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32580000000000" calcext:value-type="float">
            <text:p>3.73E+15</text:p>
          </table:table-cell>
          <table:table-cell office:value-type="float" office:value="9.1997E+015" calcext:value-type="float">
            <text:p>9.20E+15</text:p>
          </table:table-cell>
          <table:table-cell office:value-type="float" office:value="68617500000000" calcext:value-type="float">
            <text:p>6.86E+13</text:p>
          </table:table-cell>
          <table:table-cell office:value-type="float" office:value="163157000000000" calcext:value-type="float">
            <text:p>1.63E+14</text:p>
          </table:table-cell>
          <table:table-cell table:formula="of:=[.A92]*[.C92]" office:value-type="float" office:value="8.463724E+017" calcext:value-type="float">
            <text:p>8.463724E+017</text:p>
          </table:table-cell>
          <table:table-cell table:formula="of:=[.F92]/[.$H$1]" office:value-type="float" office:value="1.06596020151134" calcext:value-type="float">
            <text:p>1.0659602015113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692710000000000" calcext:value-type="float">
            <text:p>3.69E+15</text:p>
          </table:table-cell>
          <table:table-cell office:value-type="float" office:value="9.08741E+015" calcext:value-type="float">
            <text:p>9.09E+15</text:p>
          </table:table-cell>
          <table:table-cell office:value-type="float" office:value="67836200000000" calcext:value-type="float">
            <text:p>6.78E+13</text:p>
          </table:table-cell>
          <table:table-cell office:value-type="float" office:value="161053000000000" calcext:value-type="float">
            <text:p>1.61E+14</text:p>
          </table:table-cell>
          <table:table-cell table:formula="of:=[.A93]*[.C93]" office:value-type="float" office:value="8.4512913E+017" calcext:value-type="float">
            <text:p>8.4512913E+017</text:p>
          </table:table-cell>
          <table:table-cell table:formula="of:=[.F93]/[.$H$1]" office:value-type="float" office:value="1.06439437027708" calcext:value-type="float">
            <text:p>1.0643943702770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53610000000000" calcext:value-type="float">
            <text:p>3.65E+15</text:p>
          </table:table-cell>
          <table:table-cell office:value-type="float" office:value="8977370000000001" calcext:value-type="float">
            <text:p>8.98E+15</text:p>
          </table:table-cell>
          <table:table-cell office:value-type="float" office:value="67070900000000" calcext:value-type="float">
            <text:p>6.71E+13</text:p>
          </table:table-cell>
          <table:table-cell office:value-type="float" office:value="158994000000000" calcext:value-type="float">
            <text:p>1.59E+14</text:p>
          </table:table-cell>
          <table:table-cell table:formula="of:=[.A94]*[.C94]" office:value-type="float" office:value="8.4387278E+017" calcext:value-type="float">
            <text:p>8.4387278E+017</text:p>
          </table:table-cell>
          <table:table-cell table:formula="of:=[.F94]/[.$H$1]" office:value-type="float" office:value="1.06281206549118" calcext:value-type="float">
            <text:p>1.0628120654911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15270000000000" calcext:value-type="float">
            <text:p>3.62E+15</text:p>
          </table:table-cell>
          <table:table-cell office:value-type="float" office:value="8869510000000000" calcext:value-type="float">
            <text:p>8.87E+15</text:p>
          </table:table-cell>
          <table:table-cell office:value-type="float" office:value="66321100000000" calcext:value-type="float">
            <text:p>6.63E+13</text:p>
          </table:table-cell>
          <table:table-cell office:value-type="float" office:value="156978000000000" calcext:value-type="float">
            <text:p>1.57E+14</text:p>
          </table:table-cell>
          <table:table-cell table:formula="of:=[.A95]*[.C95]" office:value-type="float" office:value="8.4260345E+017" calcext:value-type="float">
            <text:p>8.4260345E+017</text:p>
          </table:table-cell>
          <table:table-cell table:formula="of:=[.F95]/[.$H$1]" office:value-type="float" office:value="1.06121341309824" calcext:value-type="float">
            <text:p>1.06121341309824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577650000000000" calcext:value-type="float">
            <text:p>3.58E+15</text:p>
          </table:table-cell>
          <table:table-cell office:value-type="float" office:value="8763770000000001" calcext:value-type="float">
            <text:p>8.76E+15</text:p>
          </table:table-cell>
          <table:table-cell office:value-type="float" office:value="65586400000000" calcext:value-type="float">
            <text:p>6.56E+13</text:p>
          </table:table-cell>
          <table:table-cell office:value-type="float" office:value="155005000000000" calcext:value-type="float">
            <text:p>1.55E+14</text:p>
          </table:table-cell>
          <table:table-cell table:formula="of:=[.A96]*[.C96]" office:value-type="float" office:value="8.4132192E+017" calcext:value-type="float">
            <text:p>8.4132192E+017</text:p>
          </table:table-cell>
          <table:table-cell table:formula="of:=[.F96]/[.$H$1]" office:value-type="float" office:value="1.059599395466" calcext:value-type="float">
            <text:p>1.05959939546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40750000000000" calcext:value-type="float">
            <text:p>3.54E+15</text:p>
          </table:table-cell>
          <table:table-cell office:value-type="float" office:value="8660100000000000" calcext:value-type="float">
            <text:p>8.66E+15</text:p>
          </table:table-cell>
          <table:table-cell office:value-type="float" office:value="64866300000000" calcext:value-type="float">
            <text:p>6.49E+13</text:p>
          </table:table-cell>
          <table:table-cell office:value-type="float" office:value="153073000000000" calcext:value-type="float">
            <text:p>1.53E+14</text:p>
          </table:table-cell>
          <table:table-cell table:formula="of:=[.A97]*[.C97]" office:value-type="float" office:value="8.400297E+017" calcext:value-type="float">
            <text:p>8.400297E+017</text:p>
          </table:table-cell>
          <table:table-cell table:formula="of:=[.F97]/[.$H$1]" office:value-type="float" office:value="1.05797191435768" calcext:value-type="float">
            <text:p>1.0579719143576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04550000000000" calcext:value-type="float">
            <text:p>3.50E+15</text:p>
          </table:table-cell>
          <table:table-cell office:value-type="float" office:value="8558440000000001" calcext:value-type="float">
            <text:p>8.56E+15</text:p>
          </table:table-cell>
          <table:table-cell office:value-type="float" office:value="64160400000000" calcext:value-type="float">
            <text:p>6.42E+13</text:p>
          </table:table-cell>
          <table:table-cell office:value-type="float" office:value="151180000000000" calcext:value-type="float">
            <text:p>1.51E+14</text:p>
          </table:table-cell>
          <table:table-cell table:formula="of:=[.A98]*[.C98]" office:value-type="float" office:value="8.3872712E+017" calcext:value-type="float">
            <text:p>8.3872712E+017</text:p>
          </table:table-cell>
          <table:table-cell table:formula="of:=[.F98]/[.$H$1]" office:value-type="float" office:value="1.05633138539043" calcext:value-type="float">
            <text:p>1.0563313853904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69010000000000" calcext:value-type="float">
            <text:p>3.47E+15</text:p>
          </table:table-cell>
          <table:table-cell office:value-type="float" office:value="8458740000000001" calcext:value-type="float">
            <text:p>8.46E+15</text:p>
          </table:table-cell>
          <table:table-cell office:value-type="float" office:value="63468100000000" calcext:value-type="float">
            <text:p>6.35E+13</text:p>
          </table:table-cell>
          <table:table-cell office:value-type="float" office:value="149326000000000" calcext:value-type="float">
            <text:p>1.49E+14</text:p>
          </table:table-cell>
          <table:table-cell table:formula="of:=[.A99]*[.C99]" office:value-type="float" office:value="8.3741526E+017" calcext:value-type="float">
            <text:p>8.3741526E+017</text:p>
          </table:table-cell>
          <table:table-cell table:formula="of:=[.F99]/[.$H$1]" office:value-type="float" office:value="1.05467916876574" calcext:value-type="float">
            <text:p>1.054679168765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34130000000000" calcext:value-type="float">
            <text:p>3.43E+15</text:p>
          </table:table-cell>
          <table:table-cell office:value-type="float" office:value="8360950000000001" calcext:value-type="float">
            <text:p>8.36E+15</text:p>
          </table:table-cell>
          <table:table-cell office:value-type="float" office:value="62789200000000" calcext:value-type="float">
            <text:p>6.28E+13</text:p>
          </table:table-cell>
          <table:table-cell office:value-type="float" office:value="147509000000000" calcext:value-type="float">
            <text:p>1.48E+14</text:p>
          </table:table-cell>
          <table:table-cell table:formula="of:=[.A100]*[.C100]" office:value-type="float" office:value="8.36095E+017" calcext:value-type="float">
            <text:p>8.36095E+017</text:p>
          </table:table-cell>
          <table:table-cell table:formula="of:=[.F100]/[.$H$1]" office:value-type="float" office:value="1.05301637279597" calcext:value-type="float">
            <text:p>1.0530163727959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34130000000000" calcext:value-type="float">
            <text:p>3.43E+15</text:p>
          </table:table-cell>
          <table:table-cell office:value-type="float" office:value="8360950000000001" calcext:value-type="float">
            <text:p>8.36E+15</text:p>
          </table:table-cell>
          <table:table-cell office:value-type="float" office:value="62789200000000" calcext:value-type="float">
            <text:p>6.28E+13</text:p>
          </table:table-cell>
          <table:table-cell office:value-type="float" office:value="147509000000000" calcext:value-type="float">
            <text:p>1.48E+14</text:p>
          </table:table-cell>
          <table:table-cell table:formula="of:=[.A101]*[.C101]" office:value-type="float" office:value="8.36095E+017" calcext:value-type="float">
            <text:p>8.36095E+017</text:p>
          </table:table-cell>
          <table:table-cell table:formula="of:=[.F101]/[.$H$1]" office:value-type="float" office:value="1.05301637279597" calcext:value-type="float">
            <text:p>1.053016372795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70320000000000" calcext:value-type="float">
            <text:p>1.67E+15</text:p>
          </table:table-cell>
          <table:table-cell office:value-type="float" office:value="3620480000000000" calcext:value-type="float">
            <text:p>3.62E+15</text:p>
          </table:table-cell>
          <table:table-cell office:value-type="float" office:value="28862900000000" calcext:value-type="float">
            <text:p>2.89E+13</text:p>
          </table:table-cell>
          <table:table-cell office:value-type="float" office:value="61183500000000" calcext:value-type="float">
            <text:p>6.12E+13</text:p>
          </table:table-cell>
          <table:table-cell table:formula="of:=[.A102]*[.C102]" office:value-type="float" office:value="7.24096E+017" calcext:value-type="float">
            <text:p>7.24096E+017</text:p>
          </table:table-cell>
          <table:table-cell table:formula="of:=[.F102]/[.$H$1]" office:value-type="float" office:value="0.911959697732998" calcext:value-type="float">
            <text:p>0.91195969773299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98470000000000" calcext:value-type="float">
            <text:p>1.10E+15</text:p>
          </table:table-cell>
          <table:table-cell office:value-type="float" office:value="2.26902E+015" calcext:value-type="float">
            <text:p>2.27E+15</text:p>
          </table:table-cell>
          <table:table-cell office:value-type="float" office:value="17951800000000" calcext:value-type="float">
            <text:p>1.80E+13</text:p>
          </table:table-cell>
          <table:table-cell office:value-type="float" office:value="36816600000000" calcext:value-type="float">
            <text:p>3.68E+13</text:p>
          </table:table-cell>
          <table:table-cell table:formula="of:=[.A103]*[.C103]" office:value-type="float" office:value="6.80706E+017" calcext:value-type="float">
            <text:p>6.80706E+017</text:p>
          </table:table-cell>
          <table:table-cell table:formula="of:=[.F103]/[.$H$1]" office:value-type="float" office:value="0.85731234256927" calcext:value-type="float">
            <text:p>0.8573123425692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27916000000000" calcext:value-type="float">
            <text:p>8.28E+14</text:p>
          </table:table-cell>
          <table:table-cell office:value-type="float" office:value="1678680000000000" calcext:value-type="float">
            <text:p>1.68E+15</text:p>
          </table:table-cell>
          <table:table-cell office:value-type="float" office:value="12776500000000" calcext:value-type="float">
            <text:p>1.28E+13</text:p>
          </table:table-cell>
          <table:table-cell office:value-type="float" office:value="25846700000000" calcext:value-type="float">
            <text:p>2.58E+13</text:p>
          </table:table-cell>
          <table:table-cell table:formula="of:=[.A104]*[.C104]" office:value-type="float" office:value="6.71472E+017" calcext:value-type="float">
            <text:p>6.71472E+017</text:p>
          </table:table-cell>
          <table:table-cell table:formula="of:=[.F104]/[.$H$1]" office:value-type="float" office:value="0.845682619647355" calcext:value-type="float">
            <text:p>0.84568261964735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72768000000000" calcext:value-type="float">
            <text:p>6.73E+14</text:p>
          </table:table-cell>
          <table:table-cell office:value-type="float" office:value="1.35089E+015" calcext:value-type="float">
            <text:p>1.35E+15</text:p>
          </table:table-cell>
          <table:table-cell office:value-type="float" office:value="9838000000000" calcext:value-type="float">
            <text:p>9.84E+12</text:p>
          </table:table-cell>
          <table:table-cell office:value-type="float" office:value="19653800000000" calcext:value-type="float">
            <text:p>1.97E+13</text:p>
          </table:table-cell>
          <table:table-cell table:formula="of:=[.A105]*[.C105]" office:value-type="float" office:value="6.75445E+017" calcext:value-type="float">
            <text:p>6.75445E+017</text:p>
          </table:table-cell>
          <table:table-cell table:formula="of:=[.F105]/[.$H$1]" office:value-type="float" office:value="0.850686397984887" calcext:value-type="float">
            <text:p>0.850686397984887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71485000000000" calcext:value-type="float">
            <text:p>5.71E+14</text:p>
          </table:table-cell>
          <table:table-cell office:value-type="float" office:value="1139580000000000" calcext:value-type="float">
            <text:p>1.14E+15</text:p>
          </table:table-cell>
          <table:table-cell office:value-type="float" office:value="7973760000000" calcext:value-type="float">
            <text:p>7.97E+12</text:p>
          </table:table-cell>
          <table:table-cell office:value-type="float" office:value="15716000000000" calcext:value-type="float">
            <text:p>1.57E+13</text:p>
          </table:table-cell>
          <table:table-cell table:formula="of:=[.A106]*[.C106]" office:value-type="float" office:value="6.83748E+017" calcext:value-type="float">
            <text:p>6.83748E+017</text:p>
          </table:table-cell>
          <table:table-cell table:formula="of:=[.F106]/[.$H$1]" office:value-type="float" office:value="0.861143576826196" calcext:value-type="float">
            <text:p>0.86114357682619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98904000000000" calcext:value-type="float">
            <text:p>4.99E+14</text:p>
          </table:table-cell>
          <table:table-cell office:value-type="float" office:value="989355000000000" calcext:value-type="float">
            <text:p>9.89E+14</text:p>
          </table:table-cell>
          <table:table-cell office:value-type="float" office:value="6692350000000" calcext:value-type="float">
            <text:p>6.69E+12</text:p>
          </table:table-cell>
          <table:table-cell office:value-type="float" office:value="13016700000000" calcext:value-type="float">
            <text:p>1.30E+13</text:p>
          </table:table-cell>
          <table:table-cell table:formula="of:=[.A107]*[.C107]" office:value-type="float" office:value="6.925485E+017" calcext:value-type="float">
            <text:p>6.925485E+017</text:p>
          </table:table-cell>
          <table:table-cell table:formula="of:=[.F107]/[.$H$1]" office:value-type="float" office:value="0.872227329974811" calcext:value-type="float">
            <text:p>0.872227329974811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43413000000000" calcext:value-type="float">
            <text:p>4.43E+14</text:p>
          </table:table-cell>
          <table:table-cell office:value-type="float" office:value="875418000000000" calcext:value-type="float">
            <text:p>8.75E+14</text:p>
          </table:table-cell>
          <table:table-cell office:value-type="float" office:value="5757240000000" calcext:value-type="float">
            <text:p>5.76E+12</text:p>
          </table:table-cell>
          <table:table-cell office:value-type="float" office:value="11063700000000" calcext:value-type="float">
            <text:p>1.11E+13</text:p>
          </table:table-cell>
          <table:table-cell table:formula="of:=[.A108]*[.C108]" office:value-type="float" office:value="7.003344E+017" calcext:value-type="float">
            <text:p>7.003344E+017</text:p>
          </table:table-cell>
          <table:table-cell table:formula="of:=[.F108]/[.$H$1]" office:value-type="float" office:value="0.882033249370277" calcext:value-type="float">
            <text:p>0.8820332493702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99081000000000" calcext:value-type="float">
            <text:p>3.99E+14</text:p>
          </table:table-cell>
          <table:table-cell office:value-type="float" office:value="785126000000000" calcext:value-type="float">
            <text:p>7.85E+14</text:p>
          </table:table-cell>
          <table:table-cell office:value-type="float" office:value="5043290000000" calcext:value-type="float">
            <text:p>5.04E+12</text:p>
          </table:table-cell>
          <table:table-cell office:value-type="float" office:value="9590640000000" calcext:value-type="float">
            <text:p>9.59E+12</text:p>
          </table:table-cell>
          <table:table-cell table:formula="of:=[.A109]*[.C109]" office:value-type="float" office:value="7.066134E+017" calcext:value-type="float">
            <text:p>7.066134E+017</text:p>
          </table:table-cell>
          <table:table-cell table:formula="of:=[.F109]/[.$H$1]" office:value-type="float" office:value="0.889941309823678" calcext:value-type="float">
            <text:p>0.88994130982367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2565000000000" calcext:value-type="float">
            <text:p>3.63E+14</text:p>
          </table:table-cell>
          <table:table-cell office:value-type="float" office:value="711320000000000" calcext:value-type="float">
            <text:p>7.11E+14</text:p>
          </table:table-cell>
          <table:table-cell office:value-type="float" office:value="4478890000000" calcext:value-type="float">
            <text:p>4.48E+12</text:p>
          </table:table-cell>
          <table:table-cell office:value-type="float" office:value="8441340000000" calcext:value-type="float">
            <text:p>8.44E+12</text:p>
          </table:table-cell>
          <table:table-cell table:formula="of:=[.A110]*[.C110]" office:value-type="float" office:value="7.1132E+017" calcext:value-type="float">
            <text:p>7.1132E+017</text:p>
          </table:table-cell>
          <table:table-cell table:formula="of:=[.F110]/[.$H$1]" office:value-type="float" office:value="0.895869017632242" calcext:value-type="float">
            <text:p>0.895869017632242</text:p>
          </table:table-cell>
          <table:table-cell/>
        </table:table-row>
      </table:table>
      <table:table table:name="Sheet3" table:style-name="ta1">
        <table:table-column table:style-name="co4" table:default-cell-style-name="Default"/>
        <table:table-column table:style-name="co4" table:number-columns-repeated="4" table:default-cell-style-name="ce1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5845E+016" calcext:value-type="float">
            <text:p>5.56E+16</text:p>
          </table:table-cell>
          <table:table-cell office:value-type="float" office:value="2.00412E+017" calcext:value-type="float">
            <text:p>2.00E+17</text:p>
          </table:table-cell>
          <table:table-cell office:value-type="float" office:value="1716450000000000" calcext:value-type="float">
            <text:p>1.72E+15</text:p>
          </table:table-cell>
          <table:table-cell office:value-type="float" office:value="5945730000000000" calcext:value-type="float">
            <text:p>5.95E+15</text:p>
          </table:table-cell>
          <table:table-cell table:formula="of:=[.A1]*[.C1]" office:value-type="float" office:value="2.00412E+017" calcext:value-type="float">
            <text:p>2.00412E+017</text:p>
          </table:table-cell>
          <table:table-cell table:formula="of:=[.F1]/[.$H$1]" office:value-type="float" office:value="0.592934911242604" calcext:value-type="float">
            <text:p>0.592934911242604</text:p>
          </table:table-cell>
          <table:table-cell table:style-name="ce1" office:value-type="float" office:value="3.38E+017" calcext:value-type="float">
            <text:p>3.38E+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22857E+016" calcext:value-type="float">
            <text:p>4.23E+16</text:p>
          </table:table-cell>
          <table:table-cell office:value-type="float" office:value="1.46847E+017" calcext:value-type="float">
            <text:p>1.47E+17</text:p>
          </table:table-cell>
          <table:table-cell office:value-type="float" office:value="1344830000000000" calcext:value-type="float">
            <text:p>1.34E+15</text:p>
          </table:table-cell>
          <table:table-cell office:value-type="float" office:value="4460630000000000" calcext:value-type="float">
            <text:p>4.46E+15</text:p>
          </table:table-cell>
          <table:table-cell table:formula="of:=[.A2]*[.C2]" office:value-type="float" office:value="2.93694E+017" calcext:value-type="float">
            <text:p>2.93694E+017</text:p>
          </table:table-cell>
          <table:table-cell table:formula="of:=[.F2]/[.$H$1]" office:value-type="float" office:value="0.868917159763314" calcext:value-type="float">
            <text:p>0.8689171597633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2567E+016" calcext:value-type="float">
            <text:p>3.43E+16</text:p>
          </table:table-cell>
          <table:table-cell office:value-type="float" office:value="1.15992E+017" calcext:value-type="float">
            <text:p>1.16E+17</text:p>
          </table:table-cell>
          <table:table-cell office:value-type="float" office:value="1104430000000000" calcext:value-type="float">
            <text:p>1.10E+15</text:p>
          </table:table-cell>
          <table:table-cell office:value-type="float" office:value="3567950000000000" calcext:value-type="float">
            <text:p>3.57E+15</text:p>
          </table:table-cell>
          <table:table-cell table:formula="of:=[.A3]*[.C3]" office:value-type="float" office:value="3.47976E+017" calcext:value-type="float">
            <text:p>3.47976E+017</text:p>
          </table:table-cell>
          <table:table-cell table:formula="of:=[.F3]/[.$H$1]" office:value-type="float" office:value="1.02951479289941" calcext:value-type="float">
            <text:p>1.029514792899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88034E+016" calcext:value-type="float">
            <text:p>2.88E+16</text:p>
          </table:table-cell>
          <table:table-cell office:value-type="float" office:value="9.57924E+016" calcext:value-type="float">
            <text:p>9.58E+16</text:p>
          </table:table-cell>
          <table:table-cell office:value-type="float" office:value="930137000000000" calcext:value-type="float">
            <text:p>9.30E+14</text:p>
          </table:table-cell>
          <table:table-cell office:value-type="float" office:value="2951050000000000" calcext:value-type="float">
            <text:p>2.95E+15</text:p>
          </table:table-cell>
          <table:table-cell table:formula="of:=[.A4]*[.C4]" office:value-type="float" office:value="3.831696E+017" calcext:value-type="float">
            <text:p>3.831696E+017</text:p>
          </table:table-cell>
          <table:table-cell table:formula="of:=[.F4]/[.$H$1]" office:value-type="float" office:value="1.13363786982249" calcext:value-type="float">
            <text:p>1.133637869822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48319E+016" calcext:value-type="float">
            <text:p>2.48E+16</text:p>
          </table:table-cell>
          <table:table-cell office:value-type="float" office:value="8.14784E+016" calcext:value-type="float">
            <text:p>8.15E+16</text:p>
          </table:table-cell>
          <table:table-cell office:value-type="float" office:value="797021000000000" calcext:value-type="float">
            <text:p>7.97E+14</text:p>
          </table:table-cell>
          <table:table-cell office:value-type="float" office:value="2495740000000000" calcext:value-type="float">
            <text:p>2.50E+15</text:p>
          </table:table-cell>
          <table:table-cell table:formula="of:=[.A5]*[.C5]" office:value-type="float" office:value="4.07392E+017" calcext:value-type="float">
            <text:p>4.07392E+017</text:p>
          </table:table-cell>
          <table:table-cell table:formula="of:=[.F5]/[.$H$1]" office:value-type="float" office:value="1.20530177514793" calcext:value-type="float">
            <text:p>1.205301775147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8005E+016" calcext:value-type="float">
            <text:p>2.18E+16</text:p>
          </table:table-cell>
          <table:table-cell office:value-type="float" office:value="7.07628E+016" calcext:value-type="float">
            <text:p>7.08E+16</text:p>
          </table:table-cell>
          <table:table-cell office:value-type="float" office:value="692131000000000" calcext:value-type="float">
            <text:p>6.92E+14</text:p>
          </table:table-cell>
          <table:table-cell office:value-type="float" office:value="2145890000000000" calcext:value-type="float">
            <text:p>2.15E+15</text:p>
          </table:table-cell>
          <table:table-cell table:formula="of:=[.A6]*[.C6]" office:value-type="float" office:value="4.245768E+017" calcext:value-type="float">
            <text:p>4.245768E+017</text:p>
          </table:table-cell>
          <table:table-cell table:formula="of:=[.F6]/[.$H$1]" office:value-type="float" office:value="1.25614437869823" calcext:value-type="float">
            <text:p>1.2561443786982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94067E+016" calcext:value-type="float">
            <text:p>1.94E+16</text:p>
          </table:table-cell>
          <table:table-cell office:value-type="float" office:value="6.24155E+016" calcext:value-type="float">
            <text:p>6.24E+16</text:p>
          </table:table-cell>
          <table:table-cell office:value-type="float" office:value="607595000000000" calcext:value-type="float">
            <text:p>6.08E+14</text:p>
          </table:table-cell>
          <table:table-cell office:value-type="float" office:value="1869110000000000" calcext:value-type="float">
            <text:p>1.87E+15</text:p>
          </table:table-cell>
          <table:table-cell table:formula="of:=[.A7]*[.C7]" office:value-type="float" office:value="4.369085E+017" calcext:value-type="float">
            <text:p>4.369085E+017</text:p>
          </table:table-cell>
          <table:table-cell table:formula="of:=[.F7]/[.$H$1]" office:value-type="float" office:value="1.29262869822485" calcext:value-type="float">
            <text:p>1.292628698224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4671E+016" calcext:value-type="float">
            <text:p>1.75E+16</text:p>
          </table:table-cell>
          <table:table-cell office:value-type="float" office:value="5.57174E+016" calcext:value-type="float">
            <text:p>5.57E+16</text:p>
          </table:table-cell>
          <table:table-cell office:value-type="float" office:value="538219000000000" calcext:value-type="float">
            <text:p>5.38E+14</text:p>
          </table:table-cell>
          <table:table-cell office:value-type="float" office:value="1645000000000000" calcext:value-type="float">
            <text:p>1.65E+15</text:p>
          </table:table-cell>
          <table:table-cell table:formula="of:=[.A8]*[.C8]" office:value-type="float" office:value="4.457392E+017" calcext:value-type="float">
            <text:p>4.457392E+017</text:p>
          </table:table-cell>
          <table:table-cell table:formula="of:=[.F8]/[.$H$1]" office:value-type="float" office:value="1.3187550295858" calcext:value-type="float">
            <text:p>1.318755029585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8631E+016" calcext:value-type="float">
            <text:p>1.59E+16</text:p>
          </table:table-cell>
          <table:table-cell office:value-type="float" office:value="5.02194E+016" calcext:value-type="float">
            <text:p>5.02E+16</text:p>
          </table:table-cell>
          <table:table-cell office:value-type="float" office:value="480412000000000" calcext:value-type="float">
            <text:p>4.80E+14</text:p>
          </table:table-cell>
          <table:table-cell office:value-type="float" office:value="1460070000000000" calcext:value-type="float">
            <text:p>1.46E+15</text:p>
          </table:table-cell>
          <table:table-cell table:formula="of:=[.A9]*[.C9]" office:value-type="float" office:value="4.519746E+017" calcext:value-type="float">
            <text:p>4.519746E+017</text:p>
          </table:table-cell>
          <table:table-cell table:formula="of:=[.F9]/[.$H$1]" office:value-type="float" office:value="1.33720295857988" calcext:value-type="float">
            <text:p>1.3372029585798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5145E+016" calcext:value-type="float">
            <text:p>1.45E+16</text:p>
          </table:table-cell>
          <table:table-cell office:value-type="float" office:value="4.5625E+016" calcext:value-type="float">
            <text:p>4.56E+16</text:p>
          </table:table-cell>
          <table:table-cell office:value-type="float" office:value="431613000000000" calcext:value-type="float">
            <text:p>4.32E+14</text:p>
          </table:table-cell>
          <table:table-cell office:value-type="float" office:value="1305040000000000" calcext:value-type="float">
            <text:p>1.31E+15</text:p>
          </table:table-cell>
          <table:table-cell table:formula="of:=[.A10]*[.C10]" office:value-type="float" office:value="4.5625E+017" calcext:value-type="float">
            <text:p>4.5625E+017</text:p>
          </table:table-cell>
          <table:table-cell table:formula="of:=[.F10]/[.$H$1]" office:value-type="float" office:value="1.34985207100592" calcext:value-type="float">
            <text:p>1.3498520710059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365E+016" calcext:value-type="float">
            <text:p>1.34E+16</text:p>
          </table:table-cell>
          <table:table-cell office:value-type="float" office:value="4.173E+016" calcext:value-type="float">
            <text:p>4.17E+16</text:p>
          </table:table-cell>
          <table:table-cell office:value-type="float" office:value="389953000000000" calcext:value-type="float">
            <text:p>3.90E+14</text:p>
          </table:table-cell>
          <table:table-cell office:value-type="float" office:value="1173380000000000" calcext:value-type="float">
            <text:p>1.17E+15</text:p>
          </table:table-cell>
          <table:table-cell table:formula="of:=[.A11]*[.C11]" office:value-type="float" office:value="4.5903E+017" calcext:value-type="float">
            <text:p>4.5903E+017</text:p>
          </table:table-cell>
          <table:table-cell table:formula="of:=[.F11]/[.$H$1]" office:value-type="float" office:value="1.35807692307692" calcext:value-type="float">
            <text:p>1.3580769230769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3737E+016" calcext:value-type="float">
            <text:p>1.24E+16</text:p>
          </table:table-cell>
          <table:table-cell office:value-type="float" office:value="3.83887E+016" calcext:value-type="float">
            <text:p>3.84E+16</text:p>
          </table:table-cell>
          <table:table-cell office:value-type="float" office:value="354041000000000" calcext:value-type="float">
            <text:p>3.54E+14</text:p>
          </table:table-cell>
          <table:table-cell office:value-type="float" office:value="1060330000000000" calcext:value-type="float">
            <text:p>1.06E+15</text:p>
          </table:table-cell>
          <table:table-cell table:formula="of:=[.A12]*[.C12]" office:value-type="float" office:value="4.606644E+017" calcext:value-type="float">
            <text:p>4.606644E+017</text:p>
          </table:table-cell>
          <table:table-cell table:formula="of:=[.F12]/[.$H$1]" office:value-type="float" office:value="1.3629124260355" calcext:value-type="float">
            <text:p>1.362912426035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5103E+016" calcext:value-type="float">
            <text:p>1.15E+16</text:p>
          </table:table-cell>
          <table:table-cell office:value-type="float" office:value="3.5494E+016" calcext:value-type="float">
            <text:p>3.55E+16</text:p>
          </table:table-cell>
          <table:table-cell office:value-type="float" office:value="322827000000000" calcext:value-type="float">
            <text:p>3.23E+14</text:p>
          </table:table-cell>
          <table:table-cell office:value-type="float" office:value="962394000000000" calcext:value-type="float">
            <text:p>9.62E+14</text:p>
          </table:table-cell>
          <table:table-cell table:formula="of:=[.A13]*[.C13]" office:value-type="float" office:value="4.61422E+017" calcext:value-type="float">
            <text:p>4.61422E+017</text:p>
          </table:table-cell>
          <table:table-cell table:formula="of:=[.F13]/[.$H$1]" office:value-type="float" office:value="1.36515384615385" calcext:value-type="float">
            <text:p>1.3651538461538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7521E+016" calcext:value-type="float">
            <text:p>1.08E+16</text:p>
          </table:table-cell>
          <table:table-cell office:value-type="float" office:value="3.29654E+016" calcext:value-type="float">
            <text:p>3.30E+16</text:p>
          </table:table-cell>
          <table:table-cell office:value-type="float" office:value="295502000000000" calcext:value-type="float">
            <text:p>2.96E+14</text:p>
          </table:table-cell>
          <table:table-cell office:value-type="float" office:value="876914000000000" calcext:value-type="float">
            <text:p>8.77E+14</text:p>
          </table:table-cell>
          <table:table-cell table:formula="of:=[.A14]*[.C14]" office:value-type="float" office:value="4.615156E+017" calcext:value-type="float">
            <text:p>4.615156E+017</text:p>
          </table:table-cell>
          <table:table-cell table:formula="of:=[.F14]/[.$H$1]" office:value-type="float" office:value="1.36543076923077" calcext:value-type="float">
            <text:p>1.3654307692307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0813E+016" calcext:value-type="float">
            <text:p>1.01E+16</text:p>
          </table:table-cell>
          <table:table-cell office:value-type="float" office:value="3.07407E+016" calcext:value-type="float">
            <text:p>3.07E+16</text:p>
          </table:table-cell>
          <table:table-cell office:value-type="float" office:value="271437000000000" calcext:value-type="float">
            <text:p>2.71E+14</text:p>
          </table:table-cell>
          <table:table-cell office:value-type="float" office:value="801843000000000" calcext:value-type="float">
            <text:p>8.02E+14</text:p>
          </table:table-cell>
          <table:table-cell table:formula="of:=[.A15]*[.C15]" office:value-type="float" office:value="4.611105E+017" calcext:value-type="float">
            <text:p>4.611105E+017</text:p>
          </table:table-cell>
          <table:table-cell table:formula="of:=[.F15]/[.$H$1]" office:value-type="float" office:value="1.36423224852071" calcext:value-type="float">
            <text:p>1.3642322485207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48407E+015" calcext:value-type="float">
            <text:p>9.48E+15</text:p>
          </table:table-cell>
          <table:table-cell office:value-type="float" office:value="2.87714E+016" calcext:value-type="float">
            <text:p>2.88E+16</text:p>
          </table:table-cell>
          <table:table-cell office:value-type="float" office:value="250132000000000" calcext:value-type="float">
            <text:p>2.50E+14</text:p>
          </table:table-cell>
          <table:table-cell office:value-type="float" office:value="735575000000000" calcext:value-type="float">
            <text:p>7.36E+14</text:p>
          </table:table-cell>
          <table:table-cell table:formula="of:=[.A16]*[.C16]" office:value-type="float" office:value="4.603424E+017" calcext:value-type="float">
            <text:p>4.603424E+017</text:p>
          </table:table-cell>
          <table:table-cell table:formula="of:=[.F16]/[.$H$1]" office:value-type="float" office:value="1.36195976331361" calcext:value-type="float">
            <text:p>1.3619597633136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949350000000001" calcext:value-type="float">
            <text:p>8.95E+15</text:p>
          </table:table-cell>
          <table:table-cell office:value-type="float" office:value="2.70187E+016" calcext:value-type="float">
            <text:p>2.70E+16</text:p>
          </table:table-cell>
          <table:table-cell office:value-type="float" office:value="231186000000000" calcext:value-type="float">
            <text:p>2.31E+14</text:p>
          </table:table-cell>
          <table:table-cell office:value-type="float" office:value="676822000000000" calcext:value-type="float">
            <text:p>6.77E+14</text:p>
          </table:table-cell>
          <table:table-cell table:formula="of:=[.A17]*[.C17]" office:value-type="float" office:value="4.593179E+017" calcext:value-type="float">
            <text:p>4.593179E+017</text:p>
          </table:table-cell>
          <table:table-cell table:formula="of:=[.F17]/[.$H$1]" office:value-type="float" office:value="1.35892869822485" calcext:value-type="float">
            <text:p>1.358928698224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468249999999999" calcext:value-type="float">
            <text:p>8.47E+15</text:p>
          </table:table-cell>
          <table:table-cell office:value-type="float" office:value="2.54513E+016" calcext:value-type="float">
            <text:p>2.55E+16</text:p>
          </table:table-cell>
          <table:table-cell office:value-type="float" office:value="214272000000000" calcext:value-type="float">
            <text:p>2.14E+14</text:p>
          </table:table-cell>
          <table:table-cell office:value-type="float" office:value="624541000000000" calcext:value-type="float">
            <text:p>6.25E+14</text:p>
          </table:table-cell>
          <table:table-cell table:formula="of:=[.A18]*[.C18]" office:value-type="float" office:value="4.581234E+017" calcext:value-type="float">
            <text:p>4.581234E+017</text:p>
          </table:table-cell>
          <table:table-cell table:formula="of:=[.F18]/[.$H$1]" office:value-type="float" office:value="1.35539467455621" calcext:value-type="float">
            <text:p>1.355394674556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33469999999999" calcext:value-type="float">
            <text:p>8.03E+15</text:p>
          </table:table-cell>
          <table:table-cell office:value-type="float" office:value="2.40435E+016" calcext:value-type="float">
            <text:p>2.40E+16</text:p>
          </table:table-cell>
          <table:table-cell office:value-type="float" office:value="199122000000000" calcext:value-type="float">
            <text:p>1.99E+14</text:p>
          </table:table-cell>
          <table:table-cell office:value-type="float" office:value="577869000000000" calcext:value-type="float">
            <text:p>5.78E+14</text:p>
          </table:table-cell>
          <table:table-cell table:formula="of:=[.A19]*[.C19]" office:value-type="float" office:value="4.568265E+017" calcext:value-type="float">
            <text:p>4.568265E+017</text:p>
          </table:table-cell>
          <table:table-cell table:formula="of:=[.F19]/[.$H$1]" office:value-type="float" office:value="1.35155769230769" calcext:value-type="float">
            <text:p>1.3515576923076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639000000000000" calcext:value-type="float">
            <text:p>7.64E+15</text:p>
          </table:table-cell>
          <table:table-cell office:value-type="float" office:value="2.27741E+016" calcext:value-type="float">
            <text:p>2.28E+16</text:p>
          </table:table-cell>
          <table:table-cell office:value-type="float" office:value="185510000000000" calcext:value-type="float">
            <text:p>1.86E+14</text:p>
          </table:table-cell>
          <table:table-cell office:value-type="float" office:value="536087000000000" calcext:value-type="float">
            <text:p>5.36E+14</text:p>
          </table:table-cell>
          <table:table-cell table:formula="of:=[.A20]*[.C20]" office:value-type="float" office:value="4.55482E+017" calcext:value-type="float">
            <text:p>4.55482E+017</text:p>
          </table:table-cell>
          <table:table-cell table:formula="of:=[.F20]/[.$H$1]" office:value-type="float" office:value="1.3475798816568" calcext:value-type="float">
            <text:p>1.347579881656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279790000000000" calcext:value-type="float">
            <text:p>7.28E+15</text:p>
          </table:table-cell>
          <table:table-cell office:value-type="float" office:value="2.16253E+016" calcext:value-type="float">
            <text:p>2.16E+16</text:p>
          </table:table-cell>
          <table:table-cell office:value-type="float" office:value="173248000000000" calcext:value-type="float">
            <text:p>1.73E+14</text:p>
          </table:table-cell>
          <table:table-cell office:value-type="float" office:value="498590000000000" calcext:value-type="float">
            <text:p>4.99E+14</text:p>
          </table:table-cell>
          <table:table-cell table:formula="of:=[.A21]*[.C21]" office:value-type="float" office:value="4.541313E+017" calcext:value-type="float">
            <text:p>4.541313E+017</text:p>
          </table:table-cell>
          <table:table-cell table:formula="of:=[.F21]/[.$H$1]" office:value-type="float" office:value="1.34358372781065" calcext:value-type="float">
            <text:p>1.3435837278106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951590000000000" calcext:value-type="float">
            <text:p>6.95E+15</text:p>
          </table:table-cell>
          <table:table-cell office:value-type="float" office:value="2.05821E+016" calcext:value-type="float">
            <text:p>2.06E+16</text:p>
          </table:table-cell>
          <table:table-cell office:value-type="float" office:value="162174000000000" calcext:value-type="float">
            <text:p>1.62E+14</text:p>
          </table:table-cell>
          <table:table-cell office:value-type="float" office:value="464860000000000" calcext:value-type="float">
            <text:p>4.65E+14</text:p>
          </table:table-cell>
          <table:table-cell table:formula="of:=[.A22]*[.C22]" office:value-type="float" office:value="4.528062E+017" calcext:value-type="float">
            <text:p>4.528062E+017</text:p>
          </table:table-cell>
          <table:table-cell table:formula="of:=[.F22]/[.$H$1]" office:value-type="float" office:value="1.33966331360947" calcext:value-type="float">
            <text:p>1.339663313609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650800000000000" calcext:value-type="float">
            <text:p>6.65E+15</text:p>
          </table:table-cell>
          <table:table-cell office:value-type="float" office:value="1.96318E+016" calcext:value-type="float">
            <text:p>1.96E+16</text:p>
          </table:table-cell>
          <table:table-cell office:value-type="float" office:value="152152000000000" calcext:value-type="float">
            <text:p>1.52E+14</text:p>
          </table:table-cell>
          <table:table-cell office:value-type="float" office:value="434453000000000" calcext:value-type="float">
            <text:p>4.34E+14</text:p>
          </table:table-cell>
          <table:table-cell table:formula="of:=[.A23]*[.C23]" office:value-type="float" office:value="4.515314E+017" calcext:value-type="float">
            <text:p>4.515314E+017</text:p>
          </table:table-cell>
          <table:table-cell table:formula="of:=[.F23]/[.$H$1]" office:value-type="float" office:value="1.33589171597633" calcext:value-type="float">
            <text:p>1.335891715976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374330000000000" calcext:value-type="float">
            <text:p>6.37E+15</text:p>
          </table:table-cell>
          <table:table-cell office:value-type="float" office:value="1.87634E+016" calcext:value-type="float">
            <text:p>1.88E+16</text:p>
          </table:table-cell>
          <table:table-cell office:value-type="float" office:value="143062000000000" calcext:value-type="float">
            <text:p>1.43E+14</text:p>
          </table:table-cell>
          <table:table-cell office:value-type="float" office:value="406988000000000" calcext:value-type="float">
            <text:p>4.07E+14</text:p>
          </table:table-cell>
          <table:table-cell table:formula="of:=[.A24]*[.C24]" office:value-type="float" office:value="4.503216E+017" calcext:value-type="float">
            <text:p>4.503216E+017</text:p>
          </table:table-cell>
          <table:table-cell table:formula="of:=[.F24]/[.$H$1]" office:value-type="float" office:value="1.3323124260355" calcext:value-type="float">
            <text:p>1.332312426035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119500000000000" calcext:value-type="float">
            <text:p>6.12E+15</text:p>
          </table:table-cell>
          <table:table-cell office:value-type="float" office:value="1.79676E+016" calcext:value-type="float">
            <text:p>1.80E+16</text:p>
          </table:table-cell>
          <table:table-cell office:value-type="float" office:value="134801000000000" calcext:value-type="float">
            <text:p>1.35E+14</text:p>
          </table:table-cell>
          <table:table-cell office:value-type="float" office:value="382130000000000" calcext:value-type="float">
            <text:p>3.82E+14</text:p>
          </table:table-cell>
          <table:table-cell table:formula="of:=[.A25]*[.C25]" office:value-type="float" office:value="4.4919E+017" calcext:value-type="float">
            <text:p>4.4919E+017</text:p>
          </table:table-cell>
          <table:table-cell table:formula="of:=[.F25]/[.$H$1]" office:value-type="float" office:value="1.32896449704142" calcext:value-type="float">
            <text:p>1.3289644970414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884010000000000" calcext:value-type="float">
            <text:p>5.88E+15</text:p>
          </table:table-cell>
          <table:table-cell office:value-type="float" office:value="1.72363E+016" calcext:value-type="float">
            <text:p>1.72E+16</text:p>
          </table:table-cell>
          <table:table-cell office:value-type="float" office:value="127279000000000" calcext:value-type="float">
            <text:p>1.27E+14</text:p>
          </table:table-cell>
          <table:table-cell office:value-type="float" office:value="359591000000000" calcext:value-type="float">
            <text:p>3.60E+14</text:p>
          </table:table-cell>
          <table:table-cell table:formula="of:=[.A26]*[.C26]" office:value-type="float" office:value="4.481438E+017" calcext:value-type="float">
            <text:p>4.481438E+017</text:p>
          </table:table-cell>
          <table:table-cell table:formula="of:=[.F26]/[.$H$1]" office:value-type="float" office:value="1.32586923076923" calcext:value-type="float">
            <text:p>1.3258692307692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65860000000000" calcext:value-type="float">
            <text:p>5.67E+15</text:p>
          </table:table-cell>
          <table:table-cell office:value-type="float" office:value="1.65624E+016" calcext:value-type="float">
            <text:p>1.66E+16</text:p>
          </table:table-cell>
          <table:table-cell office:value-type="float" office:value="120417000000000" calcext:value-type="float">
            <text:p>1.20E+14</text:p>
          </table:table-cell>
          <table:table-cell office:value-type="float" office:value="339116000000000" calcext:value-type="float">
            <text:p>3.39E+14</text:p>
          </table:table-cell>
          <table:table-cell table:formula="of:=[.A27]*[.C27]" office:value-type="float" office:value="4.471848E+017" calcext:value-type="float">
            <text:p>4.471848E+017</text:p>
          </table:table-cell>
          <table:table-cell table:formula="of:=[.F27]/[.$H$1]" office:value-type="float" office:value="1.32303195266272" calcext:value-type="float">
            <text:p>1.3230319526627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63290000000000" calcext:value-type="float">
            <text:p>5.46E+15</text:p>
          </table:table-cell>
          <table:table-cell office:value-type="float" office:value="1.59398E+016" calcext:value-type="float">
            <text:p>1.59E+16</text:p>
          </table:table-cell>
          <table:table-cell office:value-type="float" office:value="114147000000000" calcext:value-type="float">
            <text:p>1.14E+14</text:p>
          </table:table-cell>
          <table:table-cell office:value-type="float" office:value="320482000000000" calcext:value-type="float">
            <text:p>3.20E+14</text:p>
          </table:table-cell>
          <table:table-cell table:formula="of:=[.A28]*[.C28]" office:value-type="float" office:value="4.463144E+017" calcext:value-type="float">
            <text:p>4.463144E+017</text:p>
          </table:table-cell>
          <table:table-cell table:formula="of:=[.F28]/[.$H$1]" office:value-type="float" office:value="1.32045680473373" calcext:value-type="float">
            <text:p>1.3204568047337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74740000000000" calcext:value-type="float">
            <text:p>5.27E+15</text:p>
          </table:table-cell>
          <table:table-cell office:value-type="float" office:value="1.53631E+016" calcext:value-type="float">
            <text:p>1.54E+16</text:p>
          </table:table-cell>
          <table:table-cell office:value-type="float" office:value="108408000000000" calcext:value-type="float">
            <text:p>1.08E+14</text:p>
          </table:table-cell>
          <table:table-cell office:value-type="float" office:value="303494000000000" calcext:value-type="float">
            <text:p>3.03E+14</text:p>
          </table:table-cell>
          <table:table-cell table:formula="of:=[.A29]*[.C29]" office:value-type="float" office:value="4.455299E+017" calcext:value-type="float">
            <text:p>4.455299E+017</text:p>
          </table:table-cell>
          <table:table-cell table:formula="of:=[.F29]/[.$H$1]" office:value-type="float" office:value="1.31813579881657" calcext:value-type="float">
            <text:p>1.3181357988165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98880000000000" calcext:value-type="float">
            <text:p>5.10E+15</text:p>
          </table:table-cell>
          <table:table-cell office:value-type="float" office:value="1.48277E+016" calcext:value-type="float">
            <text:p>1.48E+16</text:p>
          </table:table-cell>
          <table:table-cell office:value-type="float" office:value="103144000000000" calcext:value-type="float">
            <text:p>1.03E+14</text:p>
          </table:table-cell>
          <table:table-cell office:value-type="float" office:value="287977000000000" calcext:value-type="float">
            <text:p>2.88E+14</text:p>
          </table:table-cell>
          <table:table-cell table:formula="of:=[.A30]*[.C30]" office:value-type="float" office:value="4.44831E+017" calcext:value-type="float">
            <text:p>4.44831E+017</text:p>
          </table:table-cell>
          <table:table-cell table:formula="of:=[.F30]/[.$H$1]" office:value-type="float" office:value="1.31606804733728" calcext:value-type="float">
            <text:p>1.3160680473372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934500000000000" calcext:value-type="float">
            <text:p>4.93E+15</text:p>
          </table:table-cell>
          <table:table-cell office:value-type="float" office:value="1.43293E+016" calcext:value-type="float">
            <text:p>1.43E+16</text:p>
          </table:table-cell>
          <table:table-cell office:value-type="float" office:value="98309800000000" calcext:value-type="float">
            <text:p>9.83E+13</text:p>
          </table:table-cell>
          <table:table-cell office:value-type="float" office:value="273780000000000" calcext:value-type="float">
            <text:p>2.74E+14</text:p>
          </table:table-cell>
          <table:table-cell table:formula="of:=[.A31]*[.C31]" office:value-type="float" office:value="4.442083E+017" calcext:value-type="float">
            <text:p>4.442083E+017</text:p>
          </table:table-cell>
          <table:table-cell table:formula="of:=[.F31]/[.$H$1]" office:value-type="float" office:value="1.31422573964497" calcext:value-type="float">
            <text:p>1.3142257396449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80530000000000" calcext:value-type="float">
            <text:p>4.78E+15</text:p>
          </table:table-cell>
          <table:table-cell office:value-type="float" office:value="1.38644E+016" calcext:value-type="float">
            <text:p>1.39E+16</text:p>
          </table:table-cell>
          <table:table-cell office:value-type="float" office:value="93861500000000" calcext:value-type="float">
            <text:p>9.39E+13</text:p>
          </table:table-cell>
          <table:table-cell office:value-type="float" office:value="260766000000000" calcext:value-type="float">
            <text:p>2.61E+14</text:p>
          </table:table-cell>
          <table:table-cell table:formula="of:=[.A32]*[.C32]" office:value-type="float" office:value="4.436608E+017" calcext:value-type="float">
            <text:p>4.436608E+017</text:p>
          </table:table-cell>
          <table:table-cell table:formula="of:=[.F32]/[.$H$1]" office:value-type="float" office:value="1.31260591715976" calcext:value-type="float">
            <text:p>1.31260591715976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36040000000000" calcext:value-type="float">
            <text:p>4.64E+15</text:p>
          </table:table-cell>
          <table:table-cell office:value-type="float" office:value="1.34297E+016" calcext:value-type="float">
            <text:p>1.34E+16</text:p>
          </table:table-cell>
          <table:table-cell office:value-type="float" office:value="89761700000000" calcext:value-type="float">
            <text:p>8.98E+13</text:p>
          </table:table-cell>
          <table:table-cell office:value-type="float" office:value="248815000000000" calcext:value-type="float">
            <text:p>2.49E+14</text:p>
          </table:table-cell>
          <table:table-cell table:formula="of:=[.A33]*[.C33]" office:value-type="float" office:value="4.431801E+017" calcext:value-type="float">
            <text:p>4.431801E+017</text:p>
          </table:table-cell>
          <table:table-cell table:formula="of:=[.F33]/[.$H$1]" office:value-type="float" office:value="1.31118372781065" calcext:value-type="float">
            <text:p>1.3111837278106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.50018E+015" calcext:value-type="float">
            <text:p>4.50E+15</text:p>
          </table:table-cell>
          <table:table-cell office:value-type="float" office:value="1.30224E+016" calcext:value-type="float">
            <text:p>1.30E+16</text:p>
          </table:table-cell>
          <table:table-cell office:value-type="float" office:value="85976800000000" calcext:value-type="float">
            <text:p>8.60E+13</text:p>
          </table:table-cell>
          <table:table-cell office:value-type="float" office:value="237821000000000" calcext:value-type="float">
            <text:p>2.38E+14</text:p>
          </table:table-cell>
          <table:table-cell table:formula="of:=[.A34]*[.C34]" office:value-type="float" office:value="4.427616E+017" calcext:value-type="float">
            <text:p>4.427616E+017</text:p>
          </table:table-cell>
          <table:table-cell table:formula="of:=[.F34]/[.$H$1]" office:value-type="float" office:value="1.30994556213018" calcext:value-type="float">
            <text:p>1.309945562130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72210000000000" calcext:value-type="float">
            <text:p>4.37E+15</text:p>
          </table:table-cell>
          <table:table-cell office:value-type="float" office:value="1.264E+016" calcext:value-type="float">
            <text:p>1.26E+16</text:p>
          </table:table-cell>
          <table:table-cell office:value-type="float" office:value="82476800000000" calcext:value-type="float">
            <text:p>8.25E+13</text:p>
          </table:table-cell>
          <table:table-cell office:value-type="float" office:value="227689000000000" calcext:value-type="float">
            <text:p>2.28E+14</text:p>
          </table:table-cell>
          <table:table-cell table:formula="of:=[.A35]*[.C35]" office:value-type="float" office:value="4.424E+017" calcext:value-type="float">
            <text:p>4.424E+017</text:p>
          </table:table-cell>
          <table:table-cell table:formula="of:=[.F35]/[.$H$1]" office:value-type="float" office:value="1.30887573964497" calcext:value-type="float">
            <text:p>1.3088757396449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51460000000000" calcext:value-type="float">
            <text:p>4.25E+15</text:p>
          </table:table-cell>
          <table:table-cell office:value-type="float" office:value="1.22801E+016" calcext:value-type="float">
            <text:p>1.23E+16</text:p>
          </table:table-cell>
          <table:table-cell office:value-type="float" office:value="79234900000000" calcext:value-type="float">
            <text:p>7.92E+13</text:p>
          </table:table-cell>
          <table:table-cell office:value-type="float" office:value="218334000000000" calcext:value-type="float">
            <text:p>2.18E+14</text:p>
          </table:table-cell>
          <table:table-cell table:formula="of:=[.A36]*[.C36]" office:value-type="float" office:value="4.420836E+017" calcext:value-type="float">
            <text:p>4.420836E+017</text:p>
          </table:table-cell>
          <table:table-cell table:formula="of:=[.F36]/[.$H$1]" office:value-type="float" office:value="1.30793964497041" calcext:value-type="float">
            <text:p>1.3079396449704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37320000000000" calcext:value-type="float">
            <text:p>4.14E+15</text:p>
          </table:table-cell>
          <table:table-cell office:value-type="float" office:value="1.19409E+016" calcext:value-type="float">
            <text:p>1.19E+16</text:p>
          </table:table-cell>
          <table:table-cell office:value-type="float" office:value="76227200000000" calcext:value-type="float">
            <text:p>7.62E+13</text:p>
          </table:table-cell>
          <table:table-cell office:value-type="float" office:value="209681000000000" calcext:value-type="float">
            <text:p>2.10E+14</text:p>
          </table:table-cell>
          <table:table-cell table:formula="of:=[.A37]*[.C37]" office:value-type="float" office:value="4.418133E+017" calcext:value-type="float">
            <text:p>4.418133E+017</text:p>
          </table:table-cell>
          <table:table-cell table:formula="of:=[.F37]/[.$H$1]" office:value-type="float" office:value="1.3071399408284" calcext:value-type="float">
            <text:p>1.307139940828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.02927E+015" calcext:value-type="float">
            <text:p>4.03E+15</text:p>
          </table:table-cell>
          <table:table-cell office:value-type="float" office:value="1.16205E+016" calcext:value-type="float">
            <text:p>1.16E+16</text:p>
          </table:table-cell>
          <table:table-cell office:value-type="float" office:value="73432200000000" calcext:value-type="float">
            <text:p>7.34E+13</text:p>
          </table:table-cell>
          <table:table-cell office:value-type="float" office:value="201663000000000" calcext:value-type="float">
            <text:p>2.02E+14</text:p>
          </table:table-cell>
          <table:table-cell table:formula="of:=[.A38]*[.C38]" office:value-type="float" office:value="4.41579E+017" calcext:value-type="float">
            <text:p>4.41579E+017</text:p>
          </table:table-cell>
          <table:table-cell table:formula="of:=[.F38]/[.$H$1]" office:value-type="float" office:value="1.30644674556213" calcext:value-type="float">
            <text:p>1.30644674556213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926810000000000" calcext:value-type="float">
            <text:p>3.93E+15</text:p>
          </table:table-cell>
          <table:table-cell office:value-type="float" office:value="1.13174E+016" calcext:value-type="float">
            <text:p>1.13E+16</text:p>
          </table:table-cell>
          <table:table-cell office:value-type="float" office:value="70830500000000" calcext:value-type="float">
            <text:p>7.08E+13</text:p>
          </table:table-cell>
          <table:table-cell office:value-type="float" office:value="194221000000000" calcext:value-type="float">
            <text:p>1.94E+14</text:p>
          </table:table-cell>
          <table:table-cell table:formula="of:=[.A39]*[.C39]" office:value-type="float" office:value="4.413786E+017" calcext:value-type="float">
            <text:p>4.413786E+017</text:p>
          </table:table-cell>
          <table:table-cell table:formula="of:=[.F39]/[.$H$1]" office:value-type="float" office:value="1.30585384615385" calcext:value-type="float">
            <text:p>1.30585384615385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29510000000000" calcext:value-type="float">
            <text:p>3.83E+15</text:p>
          </table:table-cell>
          <table:table-cell office:value-type="float" office:value="1.10301E+016" calcext:value-type="float">
            <text:p>1.10E+16</text:p>
          </table:table-cell>
          <table:table-cell office:value-type="float" office:value="68405000000000" calcext:value-type="float">
            <text:p>6.84E+13</text:p>
          </table:table-cell>
          <table:table-cell office:value-type="float" office:value="187300000000000" calcext:value-type="float">
            <text:p>1.87E+14</text:p>
          </table:table-cell>
          <table:table-cell table:formula="of:=[.A40]*[.C40]" office:value-type="float" office:value="4.41204E+017" calcext:value-type="float">
            <text:p>4.41204E+017</text:p>
          </table:table-cell>
          <table:table-cell table:formula="of:=[.F40]/[.$H$1]" office:value-type="float" office:value="1.30533727810651" calcext:value-type="float">
            <text:p>1.3053372781065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36980000000000" calcext:value-type="float">
            <text:p>3.74E+15</text:p>
          </table:table-cell>
          <table:table-cell office:value-type="float" office:value="1.07573E+016" calcext:value-type="float">
            <text:p>1.08E+16</text:p>
          </table:table-cell>
          <table:table-cell office:value-type="float" office:value="66139900000000" calcext:value-type="float">
            <text:p>6.61E+13</text:p>
          </table:table-cell>
          <table:table-cell office:value-type="float" office:value="180852000000000" calcext:value-type="float">
            <text:p>1.81E+14</text:p>
          </table:table-cell>
          <table:table-cell table:formula="of:=[.A41]*[.C41]" office:value-type="float" office:value="4.410493E+017" calcext:value-type="float">
            <text:p>4.410493E+017</text:p>
          </table:table-cell>
          <table:table-cell table:formula="of:=[.F41]/[.$H$1]" office:value-type="float" office:value="1.30487958579882" calcext:value-type="float">
            <text:p>1.3048795857988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648860000000000" calcext:value-type="float">
            <text:p>3.65E+15</text:p>
          </table:table-cell>
          <table:table-cell office:value-type="float" office:value="1.04979E+016" calcext:value-type="float">
            <text:p>1.05E+16</text:p>
          </table:table-cell>
          <table:table-cell office:value-type="float" office:value="64021500000000" calcext:value-type="float">
            <text:p>6.40E+13</text:p>
          </table:table-cell>
          <table:table-cell office:value-type="float" office:value="174836000000000" calcext:value-type="float">
            <text:p>1.75E+14</text:p>
          </table:table-cell>
          <table:table-cell table:formula="of:=[.A42]*[.C42]" office:value-type="float" office:value="4.409118E+017" calcext:value-type="float">
            <text:p>4.409118E+017</text:p>
          </table:table-cell>
          <table:table-cell table:formula="of:=[.F42]/[.$H$1]" office:value-type="float" office:value="1.30447278106509" calcext:value-type="float">
            <text:p>1.30447278106509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64840000000000" calcext:value-type="float">
            <text:p>3.56E+15</text:p>
          </table:table-cell>
          <table:table-cell office:value-type="float" office:value="1.02508E+016" calcext:value-type="float">
            <text:p>1.03E+16</text:p>
          </table:table-cell>
          <table:table-cell office:value-type="float" office:value="62036900000000" calcext:value-type="float">
            <text:p>6.20E+13</text:p>
          </table:table-cell>
          <table:table-cell office:value-type="float" office:value="169211000000000" calcext:value-type="float">
            <text:p>1.69E+14</text:p>
          </table:table-cell>
          <table:table-cell table:formula="of:=[.A43]*[.C43]" office:value-type="float" office:value="4.407844E+017" calcext:value-type="float">
            <text:p>4.407844E+017</text:p>
          </table:table-cell>
          <table:table-cell table:formula="of:=[.F43]/[.$H$1]" office:value-type="float" office:value="1.30409585798817" calcext:value-type="float">
            <text:p>1.3040958579881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484610000000000" calcext:value-type="float">
            <text:p>3.48E+15</text:p>
          </table:table-cell>
          <table:table-cell office:value-type="float" office:value="1.00152E+016" calcext:value-type="float">
            <text:p>1.00E+16</text:p>
          </table:table-cell>
          <table:table-cell office:value-type="float" office:value="60175000000000" calcext:value-type="float">
            <text:p>6.02E+13</text:p>
          </table:table-cell>
          <table:table-cell office:value-type="float" office:value="163945000000000" calcext:value-type="float">
            <text:p>1.64E+14</text:p>
          </table:table-cell>
          <table:table-cell table:formula="of:=[.A44]*[.C44]" office:value-type="float" office:value="4.406688E+017" calcext:value-type="float">
            <text:p>4.406688E+017</text:p>
          </table:table-cell>
          <table:table-cell table:formula="of:=[.F44]/[.$H$1]" office:value-type="float" office:value="1.30375384615385" calcext:value-type="float">
            <text:p>1.3037538461538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07920000000000" calcext:value-type="float">
            <text:p>3.41E+15</text:p>
          </table:table-cell>
          <table:table-cell office:value-type="float" office:value="9.79018E+015" calcext:value-type="float">
            <text:p>9.79E+15</text:p>
          </table:table-cell>
          <table:table-cell office:value-type="float" office:value="58425300000000" calcext:value-type="float">
            <text:p>5.84E+13</text:p>
          </table:table-cell>
          <table:table-cell office:value-type="float" office:value="159004000000000" calcext:value-type="float">
            <text:p>1.59E+14</text:p>
          </table:table-cell>
          <table:table-cell table:formula="of:=[.A45]*[.C45]" office:value-type="float" office:value="4.405581E+017" calcext:value-type="float">
            <text:p>4.405581E+017</text:p>
          </table:table-cell>
          <table:table-cell table:formula="of:=[.F45]/[.$H$1]" office:value-type="float" office:value="1.30342633136095" calcext:value-type="float">
            <text:p>1.3034263313609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34530000000000" calcext:value-type="float">
            <text:p>3.33E+15</text:p>
          </table:table-cell>
          <table:table-cell office:value-type="float" office:value="9.57497E+015" calcext:value-type="float">
            <text:p>9.57E+15</text:p>
          </table:table-cell>
          <table:table-cell office:value-type="float" office:value="56778700000000" calcext:value-type="float">
            <text:p>5.68E+13</text:p>
          </table:table-cell>
          <table:table-cell office:value-type="float" office:value="154363000000000" calcext:value-type="float">
            <text:p>1.54E+14</text:p>
          </table:table-cell>
          <table:table-cell table:formula="of:=[.A46]*[.C46]" office:value-type="float" office:value="4.4044862E+017" calcext:value-type="float">
            <text:p>4.4044862E+017</text:p>
          </table:table-cell>
          <table:table-cell table:formula="of:=[.F46]/[.$H$1]" office:value-type="float" office:value="1.3031024260355" calcext:value-type="float">
            <text:p>1.303102426035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64210000000000" calcext:value-type="float">
            <text:p>3.26E+15</text:p>
          </table:table-cell>
          <table:table-cell office:value-type="float" office:value="9.3689E+015" calcext:value-type="float">
            <text:p>9.37E+15</text:p>
          </table:table-cell>
          <table:table-cell office:value-type="float" office:value="55226800000000" calcext:value-type="float">
            <text:p>5.52E+13</text:p>
          </table:table-cell>
          <table:table-cell office:value-type="float" office:value="149994000000000" calcext:value-type="float">
            <text:p>1.50E+14</text:p>
          </table:table-cell>
          <table:table-cell table:formula="of:=[.A47]*[.C47]" office:value-type="float" office:value="4.403383E+017" calcext:value-type="float">
            <text:p>4.403383E+017</text:p>
          </table:table-cell>
          <table:table-cell table:formula="of:=[.F47]/[.$H$1]" office:value-type="float" office:value="1.30277603550296" calcext:value-type="float">
            <text:p>1.3027760355029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96760000000000" calcext:value-type="float">
            <text:p>3.20E+15</text:p>
          </table:table-cell>
          <table:table-cell office:value-type="float" office:value="9.17134E+015" calcext:value-type="float">
            <text:p>9.17E+15</text:p>
          </table:table-cell>
          <table:table-cell office:value-type="float" office:value="53761900000000" calcext:value-type="float">
            <text:p>5.38E+13</text:p>
          </table:table-cell>
          <table:table-cell office:value-type="float" office:value="145877000000000" calcext:value-type="float">
            <text:p>1.46E+14</text:p>
          </table:table-cell>
          <table:table-cell table:formula="of:=[.A48]*[.C48]" office:value-type="float" office:value="4.4022432E+017" calcext:value-type="float">
            <text:p>4.4022432E+017</text:p>
          </table:table-cell>
          <table:table-cell table:formula="of:=[.F48]/[.$H$1]" office:value-type="float" office:value="1.30243881656805" calcext:value-type="float">
            <text:p>1.3024388165680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132010000000000" calcext:value-type="float">
            <text:p>3.13E+15</text:p>
          </table:table-cell>
          <table:table-cell office:value-type="float" office:value="8981719999999999" calcext:value-type="float">
            <text:p>8.98E+15</text:p>
          </table:table-cell>
          <table:table-cell office:value-type="float" office:value="52377200000000" calcext:value-type="float">
            <text:p>5.24E+13</text:p>
          </table:table-cell>
          <table:table-cell office:value-type="float" office:value="141990000000000" calcext:value-type="float">
            <text:p>1.42E+14</text:p>
          </table:table-cell>
          <table:table-cell table:formula="of:=[.A49]*[.C49]" office:value-type="float" office:value="4.4010428E+017" calcext:value-type="float">
            <text:p>4.4010428E+017</text:p>
          </table:table-cell>
          <table:table-cell table:formula="of:=[.F49]/[.$H$1]" office:value-type="float" office:value="1.30208366863905" calcext:value-type="float">
            <text:p>1.3020836686390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69780000000000" calcext:value-type="float">
            <text:p>3.07E+15</text:p>
          </table:table-cell>
          <table:table-cell office:value-type="float" office:value="8799530000000001" calcext:value-type="float">
            <text:p>8.80E+15</text:p>
          </table:table-cell>
          <table:table-cell office:value-type="float" office:value="51066500000000" calcext:value-type="float">
            <text:p>5.11E+13</text:p>
          </table:table-cell>
          <table:table-cell office:value-type="float" office:value="138314000000000" calcext:value-type="float">
            <text:p>1.38E+14</text:p>
          </table:table-cell>
          <table:table-cell table:formula="of:=[.A50]*[.C50]" office:value-type="float" office:value="4.399765E+017" calcext:value-type="float">
            <text:p>4.399765E+017</text:p>
          </table:table-cell>
          <table:table-cell table:formula="of:=[.F50]/[.$H$1]" office:value-type="float" office:value="1.30170562130178" calcext:value-type="float">
            <text:p>1.3017056213017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009920000000000" calcext:value-type="float">
            <text:p>3.01E+15</text:p>
          </table:table-cell>
          <table:table-cell office:value-type="float" office:value="8624300000000000" calcext:value-type="float">
            <text:p>8.62E+15</text:p>
          </table:table-cell>
          <table:table-cell office:value-type="float" office:value="49824100000000" calcext:value-type="float">
            <text:p>4.98E+13</text:p>
          </table:table-cell>
          <table:table-cell office:value-type="float" office:value="134833000000000" calcext:value-type="float">
            <text:p>1.35E+14</text:p>
          </table:table-cell>
          <table:table-cell table:formula="of:=[.A51]*[.C51]" office:value-type="float" office:value="4.398393E+017" calcext:value-type="float">
            <text:p>4.398393E+017</text:p>
          </table:table-cell>
          <table:table-cell table:formula="of:=[.F51]/[.$H$1]" office:value-type="float" office:value="1.30129970414201" calcext:value-type="float">
            <text:p>1.3012997041420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52290000000000" calcext:value-type="float">
            <text:p>2.95E+15</text:p>
          </table:table-cell>
          <table:table-cell office:value-type="float" office:value="8455600000000000" calcext:value-type="float">
            <text:p>8.46E+15</text:p>
          </table:table-cell>
          <table:table-cell office:value-type="float" office:value="48644800000000" calcext:value-type="float">
            <text:p>4.86E+13</text:p>
          </table:table-cell>
          <table:table-cell office:value-type="float" office:value="131533000000000" calcext:value-type="float">
            <text:p>1.32E+14</text:p>
          </table:table-cell>
          <table:table-cell table:formula="of:=[.A52]*[.C52]" office:value-type="float" office:value="4.396912E+017" calcext:value-type="float">
            <text:p>4.396912E+017</text:p>
          </table:table-cell>
          <table:table-cell table:formula="of:=[.F52]/[.$H$1]" office:value-type="float" office:value="1.30086153846154" calcext:value-type="float">
            <text:p>1.3008615384615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6770000000000" calcext:value-type="float">
            <text:p>2.90E+15</text:p>
          </table:table-cell>
          <table:table-cell office:value-type="float" office:value="8293020000000000" calcext:value-type="float">
            <text:p>8.29E+15</text:p>
          </table:table-cell>
          <table:table-cell office:value-type="float" office:value="47524000000000" calcext:value-type="float">
            <text:p>4.75E+13</text:p>
          </table:table-cell>
          <table:table-cell office:value-type="float" office:value="128398000000000" calcext:value-type="float">
            <text:p>1.28E+14</text:p>
          </table:table-cell>
          <table:table-cell table:formula="of:=[.A53]*[.C53]" office:value-type="float" office:value="4.3953006E+017" calcext:value-type="float">
            <text:p>4.3953006E+017</text:p>
          </table:table-cell>
          <table:table-cell table:formula="of:=[.F53]/[.$H$1]" office:value-type="float" office:value="1.30038479289941" calcext:value-type="float">
            <text:p>1.30038479289941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843220000000000" calcext:value-type="float">
            <text:p>2.84E+15</text:p>
          </table:table-cell>
          <table:table-cell office:value-type="float" office:value="8136220000000000" calcext:value-type="float">
            <text:p>8.14E+15</text:p>
          </table:table-cell>
          <table:table-cell office:value-type="float" office:value="46457400000000" calcext:value-type="float">
            <text:p>4.65E+13</text:p>
          </table:table-cell>
          <table:table-cell office:value-type="float" office:value="125417000000000" calcext:value-type="float">
            <text:p>1.25E+14</text:p>
          </table:table-cell>
          <table:table-cell table:formula="of:=[.A54]*[.C54]" office:value-type="float" office:value="4.3935588E+017" calcext:value-type="float">
            <text:p>4.3935588E+017</text:p>
          </table:table-cell>
          <table:table-cell table:formula="of:=[.F54]/[.$H$1]" office:value-type="float" office:value="1.29986946745562" calcext:value-type="float">
            <text:p>1.2998694674556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791540000000000" calcext:value-type="float">
            <text:p>2.79E+15</text:p>
          </table:table-cell>
          <table:table-cell office:value-type="float" office:value="7984860000000000" calcext:value-type="float">
            <text:p>7.98E+15</text:p>
          </table:table-cell>
          <table:table-cell office:value-type="float" office:value="45441000000000" calcext:value-type="float">
            <text:p>4.54E+13</text:p>
          </table:table-cell>
          <table:table-cell office:value-type="float" office:value="122578000000000" calcext:value-type="float">
            <text:p>1.23E+14</text:p>
          </table:table-cell>
          <table:table-cell table:formula="of:=[.A55]*[.C55]" office:value-type="float" office:value="4.391673E+017" calcext:value-type="float">
            <text:p>4.391673E+017</text:p>
          </table:table-cell>
          <table:table-cell table:formula="of:=[.F55]/[.$H$1]" office:value-type="float" office:value="1.29931153846154" calcext:value-type="float">
            <text:p>1.29931153846154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741630000000000" calcext:value-type="float">
            <text:p>2.74E+15</text:p>
          </table:table-cell>
          <table:table-cell office:value-type="float" office:value="7838630000000000" calcext:value-type="float">
            <text:p>7.84E+15</text:p>
          </table:table-cell>
          <table:table-cell office:value-type="float" office:value="44471400000000" calcext:value-type="float">
            <text:p>4.45E+13</text:p>
          </table:table-cell>
          <table:table-cell office:value-type="float" office:value="119872000000000" calcext:value-type="float">
            <text:p>1.20E+14</text:p>
          </table:table-cell>
          <table:table-cell table:formula="of:=[.A56]*[.C56]" office:value-type="float" office:value="4.3896328E+017" calcext:value-type="float">
            <text:p>4.3896328E+017</text:p>
          </table:table-cell>
          <table:table-cell table:formula="of:=[.F56]/[.$H$1]" office:value-type="float" office:value="1.29870792899408" calcext:value-type="float">
            <text:p>1.29870792899408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93390000000000" calcext:value-type="float">
            <text:p>2.69E+15</text:p>
          </table:table-cell>
          <table:table-cell office:value-type="float" office:value="7697250000000000" calcext:value-type="float">
            <text:p>7.70E+15</text:p>
          </table:table-cell>
          <table:table-cell office:value-type="float" office:value="43545400000000" calcext:value-type="float">
            <text:p>4.35E+13</text:p>
          </table:table-cell>
          <table:table-cell office:value-type="float" office:value="117287000000000" calcext:value-type="float">
            <text:p>1.17E+14</text:p>
          </table:table-cell>
          <table:table-cell table:formula="of:=[.A57]*[.C57]" office:value-type="float" office:value="4.3874325E+017" calcext:value-type="float">
            <text:p>4.3874325E+017</text:p>
          </table:table-cell>
          <table:table-cell table:formula="of:=[.F57]/[.$H$1]" office:value-type="float" office:value="1.29805695266272" calcext:value-type="float">
            <text:p>1.2980569526627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646750000000000" calcext:value-type="float">
            <text:p>2.65E+15</text:p>
          </table:table-cell>
          <table:table-cell office:value-type="float" office:value="7560470000000000" calcext:value-type="float">
            <text:p>7.56E+15</text:p>
          </table:table-cell>
          <table:table-cell office:value-type="float" office:value="42659900000000" calcext:value-type="float">
            <text:p>4.27E+13</text:p>
          </table:table-cell>
          <table:table-cell office:value-type="float" office:value="114817000000000" calcext:value-type="float">
            <text:p>1.15E+14</text:p>
          </table:table-cell>
          <table:table-cell table:formula="of:=[.A58]*[.C58]" office:value-type="float" office:value="4.3850726E+017" calcext:value-type="float">
            <text:p>4.3850726E+017</text:p>
          </table:table-cell>
          <table:table-cell table:formula="of:=[.F58]/[.$H$1]" office:value-type="float" office:value="1.29735875739645" calcext:value-type="float">
            <text:p>1.2973587573964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601600000000000" calcext:value-type="float">
            <text:p>2.60E+15</text:p>
          </table:table-cell>
          <table:table-cell office:value-type="float" office:value="7428050000000000" calcext:value-type="float">
            <text:p>7.43E+15</text:p>
          </table:table-cell>
          <table:table-cell office:value-type="float" office:value="41812200000000" calcext:value-type="float">
            <text:p>4.18E+13</text:p>
          </table:table-cell>
          <table:table-cell office:value-type="float" office:value="112454000000000" calcext:value-type="float">
            <text:p>1.12E+14</text:p>
          </table:table-cell>
          <table:table-cell table:formula="of:=[.A59]*[.C59]" office:value-type="float" office:value="4.3825495E+017" calcext:value-type="float">
            <text:p>4.3825495E+017</text:p>
          </table:table-cell>
          <table:table-cell table:formula="of:=[.F59]/[.$H$1]" office:value-type="float" office:value="1.29661227810651" calcext:value-type="float">
            <text:p>1.2966122781065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57890000000000" calcext:value-type="float">
            <text:p>2.56E+15</text:p>
          </table:table-cell>
          <table:table-cell office:value-type="float" office:value="7299750000000000" calcext:value-type="float">
            <text:p>7.30E+15</text:p>
          </table:table-cell>
          <table:table-cell office:value-type="float" office:value="40999800000000" calcext:value-type="float">
            <text:p>4.10E+13</text:p>
          </table:table-cell>
          <table:table-cell office:value-type="float" office:value="110189000000000" calcext:value-type="float">
            <text:p>1.10E+14</text:p>
          </table:table-cell>
          <table:table-cell table:formula="of:=[.A60]*[.C60]" office:value-type="float" office:value="4.37985E+017" calcext:value-type="float">
            <text:p>4.37985E+017</text:p>
          </table:table-cell>
          <table:table-cell table:formula="of:=[.F60]/[.$H$1]" office:value-type="float" office:value="1.29581360946746" calcext:value-type="float">
            <text:p>1.2958136094674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515540000000000" calcext:value-type="float">
            <text:p>2.52E+15</text:p>
          </table:table-cell>
          <table:table-cell office:value-type="float" office:value="7175380000000000" calcext:value-type="float">
            <text:p>7.18E+15</text:p>
          </table:table-cell>
          <table:table-cell office:value-type="float" office:value="40220600000000" calcext:value-type="float">
            <text:p>4.02E+13</text:p>
          </table:table-cell>
          <table:table-cell office:value-type="float" office:value="108017000000000" calcext:value-type="float">
            <text:p>1.08E+14</text:p>
          </table:table-cell>
          <table:table-cell table:formula="of:=[.A61]*[.C61]" office:value-type="float" office:value="4.3769818E+017" calcext:value-type="float">
            <text:p>4.3769818E+017</text:p>
          </table:table-cell>
          <table:table-cell table:formula="of:=[.F61]/[.$H$1]" office:value-type="float" office:value="1.2949650295858" calcext:value-type="float">
            <text:p>1.294965029585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474480000000000" calcext:value-type="float">
            <text:p>2.47E+15</text:p>
          </table:table-cell>
          <table:table-cell office:value-type="float" office:value="7054750000000000" calcext:value-type="float">
            <text:p>7.05E+15</text:p>
          </table:table-cell>
          <table:table-cell office:value-type="float" office:value="39472300000000" calcext:value-type="float">
            <text:p>3.95E+13</text:p>
          </table:table-cell>
          <table:table-cell office:value-type="float" office:value="105932000000000" calcext:value-type="float">
            <text:p>1.06E+14</text:p>
          </table:table-cell>
          <table:table-cell table:formula="of:=[.A62]*[.C62]" office:value-type="float" office:value="4.373945E+017" calcext:value-type="float">
            <text:p>4.373945E+017</text:p>
          </table:table-cell>
          <table:table-cell table:formula="of:=[.F62]/[.$H$1]" office:value-type="float" office:value="1.29406656804734" calcext:value-type="float">
            <text:p>1.2940665680473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434660000000000" calcext:value-type="float">
            <text:p>2.43E+15</text:p>
          </table:table-cell>
          <table:table-cell office:value-type="float" office:value="6937680000000000" calcext:value-type="float">
            <text:p>6.94E+15</text:p>
          </table:table-cell>
          <table:table-cell office:value-type="float" office:value="38753000000000" calcext:value-type="float">
            <text:p>3.88E+13</text:p>
          </table:table-cell>
          <table:table-cell office:value-type="float" office:value="103927000000000" calcext:value-type="float">
            <text:p>1.04E+14</text:p>
          </table:table-cell>
          <table:table-cell table:formula="of:=[.A63]*[.C63]" office:value-type="float" office:value="4.3707384E+017" calcext:value-type="float">
            <text:p>4.3707384E+017</text:p>
          </table:table-cell>
          <table:table-cell table:formula="of:=[.F63]/[.$H$1]" office:value-type="float" office:value="1.29311786982249" calcext:value-type="float">
            <text:p>1.2931178698224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96010000000000" calcext:value-type="float">
            <text:p>2.40E+15</text:p>
          </table:table-cell>
          <table:table-cell office:value-type="float" office:value="6824000000000000" calcext:value-type="float">
            <text:p>6.82E+15</text:p>
          </table:table-cell>
          <table:table-cell office:value-type="float" office:value="38061000000000" calcext:value-type="float">
            <text:p>3.81E+13</text:p>
          </table:table-cell>
          <table:table-cell office:value-type="float" office:value="101999000000000" calcext:value-type="float">
            <text:p>1.02E+14</text:p>
          </table:table-cell>
          <table:table-cell table:formula="of:=[.A64]*[.C64]" office:value-type="float" office:value="4.36736E+017" calcext:value-type="float">
            <text:p>4.36736E+017</text:p>
          </table:table-cell>
          <table:table-cell table:formula="of:=[.F64]/[.$H$1]" office:value-type="float" office:value="1.29211834319527" calcext:value-type="float">
            <text:p>1.29211834319527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358490000000000" calcext:value-type="float">
            <text:p>2.36E+15</text:p>
          </table:table-cell>
          <table:table-cell office:value-type="float" office:value="6713560000000000" calcext:value-type="float">
            <text:p>6.71E+15</text:p>
          </table:table-cell>
          <table:table-cell office:value-type="float" office:value="37394700000000" calcext:value-type="float">
            <text:p>3.74E+13</text:p>
          </table:table-cell>
          <table:table-cell office:value-type="float" office:value="100143000000000" calcext:value-type="float">
            <text:p>1.00E+14</text:p>
          </table:table-cell>
          <table:table-cell table:formula="of:=[.A65]*[.C65]" office:value-type="float" office:value="4.363814E+017" calcext:value-type="float">
            <text:p>4.363814E+017</text:p>
          </table:table-cell>
          <table:table-cell table:formula="of:=[.F65]/[.$H$1]" office:value-type="float" office:value="1.29106923076923" calcext:value-type="float">
            <text:p>1.29106923076923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322040000000000" calcext:value-type="float">
            <text:p>2.32E+15</text:p>
          </table:table-cell>
          <table:table-cell office:value-type="float" office:value="6606210000000000" calcext:value-type="float">
            <text:p>6.61E+15</text:p>
          </table:table-cell>
          <table:table-cell office:value-type="float" office:value="36752600000000" calcext:value-type="float">
            <text:p>3.68E+13</text:p>
          </table:table-cell>
          <table:table-cell office:value-type="float" office:value="98353600000000" calcext:value-type="float">
            <text:p>9.84E+13</text:p>
          </table:table-cell>
          <table:table-cell table:formula="of:=[.A66]*[.C66]" office:value-type="float" office:value="4.3600986E+017" calcext:value-type="float">
            <text:p>4.3600986E+017</text:p>
          </table:table-cell>
          <table:table-cell table:formula="of:=[.F66]/[.$H$1]" office:value-type="float" office:value="1.28997" calcext:value-type="float">
            <text:p>1.2899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286620000000000" calcext:value-type="float">
            <text:p>2.29E+15</text:p>
          </table:table-cell>
          <table:table-cell office:value-type="float" office:value="6501820000000000" calcext:value-type="float">
            <text:p>6.50E+15</text:p>
          </table:table-cell>
          <table:table-cell office:value-type="float" office:value="36133200000000" calcext:value-type="float">
            <text:p>3.61E+13</text:p>
          </table:table-cell>
          <table:table-cell office:value-type="float" office:value="96627800000000" calcext:value-type="float">
            <text:p>9.66E+13</text:p>
          </table:table-cell>
          <table:table-cell table:formula="of:=[.A67]*[.C67]" office:value-type="float" office:value="4.3562194E+017" calcext:value-type="float">
            <text:p>4.3562194E+017</text:p>
          </table:table-cell>
          <table:table-cell table:formula="of:=[.F67]/[.$H$1]" office:value-type="float" office:value="1.28882230769231" calcext:value-type="float">
            <text:p>1.2888223076923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52190000000000" calcext:value-type="float">
            <text:p>2.25E+15</text:p>
          </table:table-cell>
          <table:table-cell office:value-type="float" office:value="6400270000000000" calcext:value-type="float">
            <text:p>6.40E+15</text:p>
          </table:table-cell>
          <table:table-cell office:value-type="float" office:value="35535300000000" calcext:value-type="float">
            <text:p>3.55E+13</text:p>
          </table:table-cell>
          <table:table-cell office:value-type="float" office:value="94961700000000" calcext:value-type="float">
            <text:p>9.50E+13</text:p>
          </table:table-cell>
          <table:table-cell table:formula="of:=[.A68]*[.C68]" office:value-type="float" office:value="4.3521836E+017" calcext:value-type="float">
            <text:p>4.3521836E+017</text:p>
          </table:table-cell>
          <table:table-cell table:formula="of:=[.F68]/[.$H$1]" office:value-type="float" office:value="1.28762828402367" calcext:value-type="float">
            <text:p>1.2876282840236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18690000000000" calcext:value-type="float">
            <text:p>2.22E+15</text:p>
          </table:table-cell>
          <table:table-cell office:value-type="float" office:value="6301430000000000" calcext:value-type="float">
            <text:p>6.30E+15</text:p>
          </table:table-cell>
          <table:table-cell office:value-type="float" office:value="34957600000000" calcext:value-type="float">
            <text:p>3.50E+13</text:p>
          </table:table-cell>
          <table:table-cell office:value-type="float" office:value="93352100000000" calcext:value-type="float">
            <text:p>9.34E+13</text:p>
          </table:table-cell>
          <table:table-cell table:formula="of:=[.A69]*[.C69]" office:value-type="float" office:value="4.3479867E+017" calcext:value-type="float">
            <text:p>4.3479867E+017</text:p>
          </table:table-cell>
          <table:table-cell table:formula="of:=[.F69]/[.$H$1]" office:value-type="float" office:value="1.28638659763314" calcext:value-type="float">
            <text:p>1.2863865976331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1861E+015" calcext:value-type="float">
            <text:p>2.19E+15</text:p>
          </table:table-cell>
          <table:table-cell office:value-type="float" office:value="6205200000000000" calcext:value-type="float">
            <text:p>6.21E+15</text:p>
          </table:table-cell>
          <table:table-cell office:value-type="float" office:value="34399200000000" calcext:value-type="float">
            <text:p>3.44E+13</text:p>
          </table:table-cell>
          <table:table-cell office:value-type="float" office:value="91795900000000" calcext:value-type="float">
            <text:p>9.18E+13</text:p>
          </table:table-cell>
          <table:table-cell table:formula="of:=[.A70]*[.C70]" office:value-type="float" office:value="4.34364E+017" calcext:value-type="float">
            <text:p>4.34364E+017</text:p>
          </table:table-cell>
          <table:table-cell table:formula="of:=[.F70]/[.$H$1]" office:value-type="float" office:value="1.28510059171598" calcext:value-type="float">
            <text:p>1.2851005917159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15438E+015" calcext:value-type="float">
            <text:p>2.15E+15</text:p>
          </table:table-cell>
          <table:table-cell office:value-type="float" office:value="6111460000000000" calcext:value-type="float">
            <text:p>6.11E+15</text:p>
          </table:table-cell>
          <table:table-cell office:value-type="float" office:value="33858900000000" calcext:value-type="float">
            <text:p>3.39E+13</text:p>
          </table:table-cell>
          <table:table-cell office:value-type="float" office:value="90290200000000" calcext:value-type="float">
            <text:p>9.03E+13</text:p>
          </table:table-cell>
          <table:table-cell table:formula="of:=[.A71]*[.C71]" office:value-type="float" office:value="4.3391366E+017" calcext:value-type="float">
            <text:p>4.3391366E+017</text:p>
          </table:table-cell>
          <table:table-cell table:formula="of:=[.F71]/[.$H$1]" office:value-type="float" office:value="1.28376822485207" calcext:value-type="float">
            <text:p>1.28376822485207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23490000000000" calcext:value-type="float">
            <text:p>2.12E+15</text:p>
          </table:table-cell>
          <table:table-cell office:value-type="float" office:value="6020130000000000" calcext:value-type="float">
            <text:p>6.02E+15</text:p>
          </table:table-cell>
          <table:table-cell office:value-type="float" office:value="33335900000000" calcext:value-type="float">
            <text:p>3.33E+13</text:p>
          </table:table-cell>
          <table:table-cell office:value-type="float" office:value="88832300000000" calcext:value-type="float">
            <text:p>8.88E+13</text:p>
          </table:table-cell>
          <table:table-cell table:formula="of:=[.A72]*[.C72]" office:value-type="float" office:value="4.3344936E+017" calcext:value-type="float">
            <text:p>4.3344936E+017</text:p>
          </table:table-cell>
          <table:table-cell table:formula="of:=[.F72]/[.$H$1]" office:value-type="float" office:value="1.28239455621302" calcext:value-type="float">
            <text:p>1.2823945562130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93400000000000" calcext:value-type="float">
            <text:p>2.09E+15</text:p>
          </table:table-cell>
          <table:table-cell office:value-type="float" office:value="5931100000000000" calcext:value-type="float">
            <text:p>5.93E+15</text:p>
          </table:table-cell>
          <table:table-cell office:value-type="float" office:value="32829300000000" calcext:value-type="float">
            <text:p>3.28E+13</text:p>
          </table:table-cell>
          <table:table-cell office:value-type="float" office:value="87419900000000" calcext:value-type="float">
            <text:p>8.74E+13</text:p>
          </table:table-cell>
          <table:table-cell table:formula="of:=[.A73]*[.C73]" office:value-type="float" office:value="4.329703E+017" calcext:value-type="float">
            <text:p>4.329703E+017</text:p>
          </table:table-cell>
          <table:table-cell table:formula="of:=[.F73]/[.$H$1]" office:value-type="float" office:value="1.28097721893491" calcext:value-type="float">
            <text:p>1.2809772189349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.06408E+015" calcext:value-type="float">
            <text:p>2.06E+15</text:p>
          </table:table-cell>
          <table:table-cell office:value-type="float" office:value="5844300000000000" calcext:value-type="float">
            <text:p>5.84E+15</text:p>
          </table:table-cell>
          <table:table-cell office:value-type="float" office:value="32338100000000" calcext:value-type="float">
            <text:p>3.23E+13</text:p>
          </table:table-cell>
          <table:table-cell office:value-type="float" office:value="86050700000000" calcext:value-type="float">
            <text:p>8.61E+13</text:p>
          </table:table-cell>
          <table:table-cell table:formula="of:=[.A74]*[.C74]" office:value-type="float" office:value="4.324782E+017" calcext:value-type="float">
            <text:p>4.324782E+017</text:p>
          </table:table-cell>
          <table:table-cell table:formula="of:=[.F74]/[.$H$1]" office:value-type="float" office:value="1.27952130177515" calcext:value-type="float">
            <text:p>1.279521301775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.0355E+015" calcext:value-type="float">
            <text:p>2.04E+15</text:p>
          </table:table-cell>
          <table:table-cell office:value-type="float" office:value="5759630000000000" calcext:value-type="float">
            <text:p>5.76E+15</text:p>
          </table:table-cell>
          <table:table-cell office:value-type="float" office:value="31861800000000" calcext:value-type="float">
            <text:p>3.19E+13</text:p>
          </table:table-cell>
          <table:table-cell office:value-type="float" office:value="84722400000000" calcext:value-type="float">
            <text:p>8.47E+13</text:p>
          </table:table-cell>
          <table:table-cell table:formula="of:=[.A75]*[.C75]" office:value-type="float" office:value="4.3197225E+017" calcext:value-type="float">
            <text:p>4.3197225E+017</text:p>
          </table:table-cell>
          <table:table-cell table:formula="of:=[.F75]/[.$H$1]" office:value-type="float" office:value="1.27802440828402" calcext:value-type="float">
            <text:p>1.27802440828402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.00763E+015" calcext:value-type="float">
            <text:p>2.01E+15</text:p>
          </table:table-cell>
          <table:table-cell office:value-type="float" office:value="5677020000000000" calcext:value-type="float">
            <text:p>5.68E+15</text:p>
          </table:table-cell>
          <table:table-cell office:value-type="float" office:value="31399500000000" calcext:value-type="float">
            <text:p>3.14E+13</text:p>
          </table:table-cell>
          <table:table-cell office:value-type="float" office:value="83433300000000" calcext:value-type="float">
            <text:p>8.34E+13</text:p>
          </table:table-cell>
          <table:table-cell table:formula="of:=[.A76]*[.C76]" office:value-type="float" office:value="4.3145352E+017" calcext:value-type="float">
            <text:p>4.3145352E+017</text:p>
          </table:table-cell>
          <table:table-cell table:formula="of:=[.F76]/[.$H$1]" office:value-type="float" office:value="1.27648970414201" calcext:value-type="float">
            <text:p>1.2764897041420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980450000000000" calcext:value-type="float">
            <text:p>1.98E+15</text:p>
          </table:table-cell>
          <table:table-cell office:value-type="float" office:value="5596400000000000" calcext:value-type="float">
            <text:p>5.60E+15</text:p>
          </table:table-cell>
          <table:table-cell office:value-type="float" office:value="30950600000000" calcext:value-type="float">
            <text:p>3.10E+13</text:p>
          </table:table-cell>
          <table:table-cell office:value-type="float" office:value="82181400000000" calcext:value-type="float">
            <text:p>8.22E+13</text:p>
          </table:table-cell>
          <table:table-cell table:formula="of:=[.A77]*[.C77]" office:value-type="float" office:value="4.309228E+017" calcext:value-type="float">
            <text:p>4.309228E+017</text:p>
          </table:table-cell>
          <table:table-cell table:formula="of:=[.F77]/[.$H$1]" office:value-type="float" office:value="1.27491952662722" calcext:value-type="float">
            <text:p>1.27491952662722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.95393E+015" calcext:value-type="float">
            <text:p>1.95E+15</text:p>
          </table:table-cell>
          <table:table-cell office:value-type="float" office:value="5517680000000000" calcext:value-type="float">
            <text:p>5.52E+15</text:p>
          </table:table-cell>
          <table:table-cell office:value-type="float" office:value="30514600000000" calcext:value-type="float">
            <text:p>3.05E+13</text:p>
          </table:table-cell>
          <table:table-cell office:value-type="float" office:value="80965000000000" calcext:value-type="float">
            <text:p>8.10E+13</text:p>
          </table:table-cell>
          <table:table-cell table:formula="of:=[.A78]*[.C78]" office:value-type="float" office:value="4.3037904E+017" calcext:value-type="float">
            <text:p>4.3037904E+017</text:p>
          </table:table-cell>
          <table:table-cell table:formula="of:=[.F78]/[.$H$1]" office:value-type="float" office:value="1.27331076923077" calcext:value-type="float">
            <text:p>1.2733107692307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92804E+015" calcext:value-type="float">
            <text:p>1.93E+15</text:p>
          </table:table-cell>
          <table:table-cell office:value-type="float" office:value="5440820000000000" calcext:value-type="float">
            <text:p>5.44E+15</text:p>
          </table:table-cell>
          <table:table-cell office:value-type="float" office:value="30090700000000" calcext:value-type="float">
            <text:p>3.01E+13</text:p>
          </table:table-cell>
          <table:table-cell office:value-type="float" office:value="79782500000000" calcext:value-type="float">
            <text:p>7.98E+13</text:p>
          </table:table-cell>
          <table:table-cell table:formula="of:=[.A79]*[.C79]" office:value-type="float" office:value="4.2982478E+017" calcext:value-type="float">
            <text:p>4.2982478E+017</text:p>
          </table:table-cell>
          <table:table-cell table:formula="of:=[.F79]/[.$H$1]" office:value-type="float" office:value="1.27167094674556" calcext:value-type="float">
            <text:p>1.2716709467455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902780000000000" calcext:value-type="float">
            <text:p>1.90E+15</text:p>
          </table:table-cell>
          <table:table-cell office:value-type="float" office:value="5365740000000000" calcext:value-type="float">
            <text:p>5.37E+15</text:p>
          </table:table-cell>
          <table:table-cell office:value-type="float" office:value="29678500000000" calcext:value-type="float">
            <text:p>2.97E+13</text:p>
          </table:table-cell>
          <table:table-cell office:value-type="float" office:value="78632400000000" calcext:value-type="float">
            <text:p>7.86E+13</text:p>
          </table:table-cell>
          <table:table-cell table:formula="of:=[.A80]*[.C80]" office:value-type="float" office:value="4.292592E+017" calcext:value-type="float">
            <text:p>4.292592E+017</text:p>
          </table:table-cell>
          <table:table-cell table:formula="of:=[.F80]/[.$H$1]" office:value-type="float" office:value="1.26999763313609" calcext:value-type="float">
            <text:p>1.26999763313609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78110000000000" calcext:value-type="float">
            <text:p>1.88E+15</text:p>
          </table:table-cell>
          <table:table-cell office:value-type="float" office:value="5292390000000000" calcext:value-type="float">
            <text:p>5.29E+15</text:p>
          </table:table-cell>
          <table:table-cell office:value-type="float" office:value="29277500000000" calcext:value-type="float">
            <text:p>2.93E+13</text:p>
          </table:table-cell>
          <table:table-cell office:value-type="float" office:value="77513300000000" calcext:value-type="float">
            <text:p>7.75E+13</text:p>
          </table:table-cell>
          <table:table-cell table:formula="of:=[.A81]*[.C81]" office:value-type="float" office:value="4.2868359E+017" calcext:value-type="float">
            <text:p>4.2868359E+017</text:p>
          </table:table-cell>
          <table:table-cell table:formula="of:=[.F81]/[.$H$1]" office:value-type="float" office:value="1.26829464497041" calcext:value-type="float">
            <text:p>1.26829464497041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85401E+015" calcext:value-type="float">
            <text:p>1.85E+15</text:p>
          </table:table-cell>
          <table:table-cell office:value-type="float" office:value="5220700000000000" calcext:value-type="float">
            <text:p>5.22E+15</text:p>
          </table:table-cell>
          <table:table-cell office:value-type="float" office:value="28887200000000" calcext:value-type="float">
            <text:p>2.89E+13</text:p>
          </table:table-cell>
          <table:table-cell office:value-type="float" office:value="76424000000000" calcext:value-type="float">
            <text:p>7.64E+13</text:p>
          </table:table-cell>
          <table:table-cell table:formula="of:=[.A82]*[.C82]" office:value-type="float" office:value="4.280974E+017" calcext:value-type="float">
            <text:p>4.280974E+017</text:p>
          </table:table-cell>
          <table:table-cell table:formula="of:=[.F82]/[.$H$1]" office:value-type="float" office:value="1.26656035502959" calcext:value-type="float">
            <text:p>1.2665603550295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30460000000000" calcext:value-type="float">
            <text:p>1.83E+15</text:p>
          </table:table-cell>
          <table:table-cell office:value-type="float" office:value="5150620000000000" calcext:value-type="float">
            <text:p>5.15E+15</text:p>
          </table:table-cell>
          <table:table-cell office:value-type="float" office:value="28507100000000" calcext:value-type="float">
            <text:p>2.85E+13</text:p>
          </table:table-cell>
          <table:table-cell office:value-type="float" office:value="75363100000000" calcext:value-type="float">
            <text:p>7.54E+13</text:p>
          </table:table-cell>
          <table:table-cell table:formula="of:=[.A83]*[.C83]" office:value-type="float" office:value="4.2750146E+017" calcext:value-type="float">
            <text:p>4.2750146E+017</text:p>
          </table:table-cell>
          <table:table-cell table:formula="of:=[.F83]/[.$H$1]" office:value-type="float" office:value="1.26479721893491" calcext:value-type="float">
            <text:p>1.2647972189349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07460000000000" calcext:value-type="float">
            <text:p>1.81E+15</text:p>
          </table:table-cell>
          <table:table-cell office:value-type="float" office:value="5082100000000000" calcext:value-type="float">
            <text:p>5.08E+15</text:p>
          </table:table-cell>
          <table:table-cell office:value-type="float" office:value="28136800000000" calcext:value-type="float">
            <text:p>2.81E+13</text:p>
          </table:table-cell>
          <table:table-cell office:value-type="float" office:value="74329500000000" calcext:value-type="float">
            <text:p>7.43E+13</text:p>
          </table:table-cell>
          <table:table-cell table:formula="of:=[.A84]*[.C84]" office:value-type="float" office:value="4.268964E+017" calcext:value-type="float">
            <text:p>4.268964E+017</text:p>
          </table:table-cell>
          <table:table-cell table:formula="of:=[.F84]/[.$H$1]" office:value-type="float" office:value="1.26300710059172" calcext:value-type="float">
            <text:p>1.2630071005917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84970000000000" calcext:value-type="float">
            <text:p>1.78E+15</text:p>
          </table:table-cell>
          <table:table-cell office:value-type="float" office:value="5015090000000000" calcext:value-type="float">
            <text:p>5.02E+15</text:p>
          </table:table-cell>
          <table:table-cell office:value-type="float" office:value="27776000000000" calcext:value-type="float">
            <text:p>2.78E+13</text:p>
          </table:table-cell>
          <table:table-cell office:value-type="float" office:value="73322200000000" calcext:value-type="float">
            <text:p>7.33E+13</text:p>
          </table:table-cell>
          <table:table-cell table:formula="of:=[.A85]*[.C85]" office:value-type="float" office:value="4.2628265E+017" calcext:value-type="float">
            <text:p>4.2628265E+017</text:p>
          </table:table-cell>
          <table:table-cell table:formula="of:=[.F85]/[.$H$1]" office:value-type="float" office:value="1.26119127218935" calcext:value-type="float">
            <text:p>1.2611912721893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76298E+015" calcext:value-type="float">
            <text:p>1.76E+15</text:p>
          </table:table-cell>
          <table:table-cell office:value-type="float" office:value="4949550000000000" calcext:value-type="float">
            <text:p>4.95E+15</text:p>
          </table:table-cell>
          <table:table-cell office:value-type="float" office:value="27424200000000" calcext:value-type="float">
            <text:p>2.74E+13</text:p>
          </table:table-cell>
          <table:table-cell office:value-type="float" office:value="72340000000000" calcext:value-type="float">
            <text:p>7.23E+13</text:p>
          </table:table-cell>
          <table:table-cell table:formula="of:=[.A86]*[.C86]" office:value-type="float" office:value="4.256613E+017" calcext:value-type="float">
            <text:p>4.256613E+017</text:p>
          </table:table-cell>
          <table:table-cell table:formula="of:=[.F86]/[.$H$1]" office:value-type="float" office:value="1.25935295857988" calcext:value-type="float">
            <text:p>1.2593529585798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74148E+015" calcext:value-type="float">
            <text:p>1.74E+15</text:p>
          </table:table-cell>
          <table:table-cell office:value-type="float" office:value="4885410000000000" calcext:value-type="float">
            <text:p>4.89E+15</text:p>
          </table:table-cell>
          <table:table-cell office:value-type="float" office:value="27081100000000" calcext:value-type="float">
            <text:p>2.71E+13</text:p>
          </table:table-cell>
          <table:table-cell office:value-type="float" office:value="71382000000000" calcext:value-type="float">
            <text:p>7.14E+13</text:p>
          </table:table-cell>
          <table:table-cell table:formula="of:=[.A87]*[.C87]" office:value-type="float" office:value="4.2503067E+017" calcext:value-type="float">
            <text:p>4.2503067E+017</text:p>
          </table:table-cell>
          <table:table-cell table:formula="of:=[.F87]/[.$H$1]" office:value-type="float" office:value="1.25748718934911" calcext:value-type="float">
            <text:p>1.2574871893491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20450000000000" calcext:value-type="float">
            <text:p>1.72E+15</text:p>
          </table:table-cell>
          <table:table-cell office:value-type="float" office:value="4822660000000000" calcext:value-type="float">
            <text:p>4.82E+15</text:p>
          </table:table-cell>
          <table:table-cell office:value-type="float" office:value="26746400000000" calcext:value-type="float">
            <text:p>2.67E+13</text:p>
          </table:table-cell>
          <table:table-cell office:value-type="float" office:value="70447300000000" calcext:value-type="float">
            <text:p>7.04E+13</text:p>
          </table:table-cell>
          <table:table-cell table:formula="of:=[.A88]*[.C88]" office:value-type="float" office:value="4.2439408E+017" calcext:value-type="float">
            <text:p>4.2439408E+017</text:p>
          </table:table-cell>
          <table:table-cell table:formula="of:=[.F88]/[.$H$1]" office:value-type="float" office:value="1.25560378698225" calcext:value-type="float">
            <text:p>1.25560378698225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699880000000000" calcext:value-type="float">
            <text:p>1.70E+15</text:p>
          </table:table-cell>
          <table:table-cell office:value-type="float" office:value="4761230000000000" calcext:value-type="float">
            <text:p>4.76E+15</text:p>
          </table:table-cell>
          <table:table-cell office:value-type="float" office:value="26419800000000" calcext:value-type="float">
            <text:p>2.64E+13</text:p>
          </table:table-cell>
          <table:table-cell office:value-type="float" office:value="69535100000000" calcext:value-type="float">
            <text:p>6.95E+13</text:p>
          </table:table-cell>
          <table:table-cell table:formula="of:=[.A89]*[.C89]" office:value-type="float" office:value="4.2374947E+017" calcext:value-type="float">
            <text:p>4.2374947E+017</text:p>
          </table:table-cell>
          <table:table-cell table:formula="of:=[.F89]/[.$H$1]" office:value-type="float" office:value="1.25369665680473" calcext:value-type="float">
            <text:p>1.2536966568047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679750000000000" calcext:value-type="float">
            <text:p>1.68E+15</text:p>
          </table:table-cell>
          <table:table-cell office:value-type="float" office:value="4701090000000000" calcext:value-type="float">
            <text:p>4.70E+15</text:p>
          </table:table-cell>
          <table:table-cell office:value-type="float" office:value="26100900000000" calcext:value-type="float">
            <text:p>2.61E+13</text:p>
          </table:table-cell>
          <table:table-cell office:value-type="float" office:value="68644400000000" calcext:value-type="float">
            <text:p>6.86E+13</text:p>
          </table:table-cell>
          <table:table-cell table:formula="of:=[.A90]*[.C90]" office:value-type="float" office:value="4.230981E+017" calcext:value-type="float">
            <text:p>4.230981E+017</text:p>
          </table:table-cell>
          <table:table-cell table:formula="of:=[.F90]/[.$H$1]" office:value-type="float" office:value="1.25176952662722" calcext:value-type="float">
            <text:p>1.2517695266272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660050000000000" calcext:value-type="float">
            <text:p>1.66E+15</text:p>
          </table:table-cell>
          <table:table-cell office:value-type="float" office:value="4642210000000000" calcext:value-type="float">
            <text:p>4.64E+15</text:p>
          </table:table-cell>
          <table:table-cell office:value-type="float" office:value="25789500000000" calcext:value-type="float">
            <text:p>2.58E+13</text:p>
          </table:table-cell>
          <table:table-cell office:value-type="float" office:value="67774600000000" calcext:value-type="float">
            <text:p>6.78E+13</text:p>
          </table:table-cell>
          <table:table-cell table:formula="of:=[.A91]*[.C91]" office:value-type="float" office:value="4.2244111E+017" calcext:value-type="float">
            <text:p>4.2244111E+017</text:p>
          </table:table-cell>
          <table:table-cell table:formula="of:=[.F91]/[.$H$1]" office:value-type="float" office:value="1.24982576923077" calcext:value-type="float">
            <text:p>1.2498257692307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64076E+015" calcext:value-type="float">
            <text:p>1.64E+15</text:p>
          </table:table-cell>
          <table:table-cell office:value-type="float" office:value="4584550000000000" calcext:value-type="float">
            <text:p>4.58E+15</text:p>
          </table:table-cell>
          <table:table-cell office:value-type="float" office:value="25485300000000" calcext:value-type="float">
            <text:p>2.55E+13</text:p>
          </table:table-cell>
          <table:table-cell office:value-type="float" office:value="66924900000000" calcext:value-type="float">
            <text:p>6.69E+13</text:p>
          </table:table-cell>
          <table:table-cell table:formula="of:=[.A92]*[.C92]" office:value-type="float" office:value="4.217786E+017" calcext:value-type="float">
            <text:p>4.217786E+017</text:p>
          </table:table-cell>
          <table:table-cell table:formula="of:=[.F92]/[.$H$1]" office:value-type="float" office:value="1.24786568047337" calcext:value-type="float">
            <text:p>1.2478656804733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621870000000000" calcext:value-type="float">
            <text:p>1.62E+15</text:p>
          </table:table-cell>
          <table:table-cell office:value-type="float" office:value="4528060000000000" calcext:value-type="float">
            <text:p>4.53E+15</text:p>
          </table:table-cell>
          <table:table-cell office:value-type="float" office:value="25188000000000" calcext:value-type="float">
            <text:p>2.52E+13</text:p>
          </table:table-cell>
          <table:table-cell office:value-type="float" office:value="66094600000000" calcext:value-type="float">
            <text:p>6.61E+13</text:p>
          </table:table-cell>
          <table:table-cell table:formula="of:=[.A93]*[.C93]" office:value-type="float" office:value="4.2110958E+017" calcext:value-type="float">
            <text:p>4.2110958E+017</text:p>
          </table:table-cell>
          <table:table-cell table:formula="of:=[.F93]/[.$H$1]" office:value-type="float" office:value="1.24588633136095" calcext:value-type="float">
            <text:p>1.2458863313609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603380000000000" calcext:value-type="float">
            <text:p>1.60E+15</text:p>
          </table:table-cell>
          <table:table-cell office:value-type="float" office:value="4472720000000000" calcext:value-type="float">
            <text:p>4.47E+15</text:p>
          </table:table-cell>
          <table:table-cell office:value-type="float" office:value="24897500000000" calcext:value-type="float">
            <text:p>2.49E+13</text:p>
          </table:table-cell>
          <table:table-cell office:value-type="float" office:value="65283000000000" calcext:value-type="float">
            <text:p>6.53E+13</text:p>
          </table:table-cell>
          <table:table-cell table:formula="of:=[.A94]*[.C94]" office:value-type="float" office:value="4.2043568E+017" calcext:value-type="float">
            <text:p>4.2043568E+017</text:p>
          </table:table-cell>
          <table:table-cell table:formula="of:=[.F94]/[.$H$1]" office:value-type="float" office:value="1.2438925443787" calcext:value-type="float">
            <text:p>1.243892544378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85270000000000" calcext:value-type="float">
            <text:p>1.59E+15</text:p>
          </table:table-cell>
          <table:table-cell office:value-type="float" office:value="4418500000000000" calcext:value-type="float">
            <text:p>4.42E+15</text:p>
          </table:table-cell>
          <table:table-cell office:value-type="float" office:value="24613400000000" calcext:value-type="float">
            <text:p>2.46E+13</text:p>
          </table:table-cell>
          <table:table-cell office:value-type="float" office:value="64489600000000" calcext:value-type="float">
            <text:p>6.45E+13</text:p>
          </table:table-cell>
          <table:table-cell table:formula="of:=[.A95]*[.C95]" office:value-type="float" office:value="4.197575E+017" calcext:value-type="float">
            <text:p>4.197575E+017</text:p>
          </table:table-cell>
          <table:table-cell table:formula="of:=[.F95]/[.$H$1]" office:value-type="float" office:value="1.24188609467456" calcext:value-type="float">
            <text:p>1.2418860946745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67520000000000" calcext:value-type="float">
            <text:p>1.57E+15</text:p>
          </table:table-cell>
          <table:table-cell office:value-type="float" office:value="4365360000000000" calcext:value-type="float">
            <text:p>4.37E+15</text:p>
          </table:table-cell>
          <table:table-cell office:value-type="float" office:value="24335700000000" calcext:value-type="float">
            <text:p>2.43E+13</text:p>
          </table:table-cell>
          <table:table-cell office:value-type="float" office:value="63713600000000" calcext:value-type="float">
            <text:p>6.37E+13</text:p>
          </table:table-cell>
          <table:table-cell table:formula="of:=[.A96]*[.C96]" office:value-type="float" office:value="4.1907456E+017" calcext:value-type="float">
            <text:p>4.1907456E+017</text:p>
          </table:table-cell>
          <table:table-cell table:formula="of:=[.F96]/[.$H$1]" office:value-type="float" office:value="1.23986556213018" calcext:value-type="float">
            <text:p>1.23986556213018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0130000000000" calcext:value-type="float">
            <text:p>1.55E+15</text:p>
          </table:table-cell>
          <table:table-cell office:value-type="float" office:value="4313280000000000" calcext:value-type="float">
            <text:p>4.31E+15</text:p>
          </table:table-cell>
          <table:table-cell office:value-type="float" office:value="24063900000000" calcext:value-type="float">
            <text:p>2.41E+13</text:p>
          </table:table-cell>
          <table:table-cell office:value-type="float" office:value="62954600000000" calcext:value-type="float">
            <text:p>6.30E+13</text:p>
          </table:table-cell>
          <table:table-cell table:formula="of:=[.A97]*[.C97]" office:value-type="float" office:value="4.1838816E+017" calcext:value-type="float">
            <text:p>4.1838816E+017</text:p>
          </table:table-cell>
          <table:table-cell table:formula="of:=[.F97]/[.$H$1]" office:value-type="float" office:value="1.23783479289941" calcext:value-type="float">
            <text:p>1.2378347928994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33090000000000" calcext:value-type="float">
            <text:p>1.53E+15</text:p>
          </table:table-cell>
          <table:table-cell office:value-type="float" office:value="4262220000000000" calcext:value-type="float">
            <text:p>4.26E+15</text:p>
          </table:table-cell>
          <table:table-cell office:value-type="float" office:value="23798100000000" calcext:value-type="float">
            <text:p>2.38E+13</text:p>
          </table:table-cell>
          <table:table-cell office:value-type="float" office:value="62212000000000" calcext:value-type="float">
            <text:p>6.22E+13</text:p>
          </table:table-cell>
          <table:table-cell table:formula="of:=[.A98]*[.C98]" office:value-type="float" office:value="4.1769756E+017" calcext:value-type="float">
            <text:p>4.1769756E+017</text:p>
          </table:table-cell>
          <table:table-cell table:formula="of:=[.F98]/[.$H$1]" office:value-type="float" office:value="1.23579159763314" calcext:value-type="float">
            <text:p>1.23579159763314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16390000000000" calcext:value-type="float">
            <text:p>1.52E+15</text:p>
          </table:table-cell>
          <table:table-cell office:value-type="float" office:value="4.21215E+015" calcext:value-type="float">
            <text:p>4.21E+15</text:p>
          </table:table-cell>
          <table:table-cell office:value-type="float" office:value="23537900000000" calcext:value-type="float">
            <text:p>2.35E+13</text:p>
          </table:table-cell>
          <table:table-cell office:value-type="float" office:value="61485200000000" calcext:value-type="float">
            <text:p>6.15E+13</text:p>
          </table:table-cell>
          <table:table-cell table:formula="of:=[.A99]*[.C99]" office:value-type="float" office:value="4.1700285E+017" calcext:value-type="float">
            <text:p>4.1700285E+017</text:p>
          </table:table-cell>
          <table:table-cell table:formula="of:=[.F99]/[.$H$1]" office:value-type="float" office:value="1.23373624260355" calcext:value-type="float">
            <text:p>1.23373624260355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0002E+015" calcext:value-type="float">
            <text:p>1.50E+15</text:p>
          </table:table-cell>
          <table:table-cell office:value-type="float" office:value="4163060000000000" calcext:value-type="float">
            <text:p>4.16E+15</text:p>
          </table:table-cell>
          <table:table-cell office:value-type="float" office:value="23283200000000" calcext:value-type="float">
            <text:p>2.33E+13</text:p>
          </table:table-cell>
          <table:table-cell office:value-type="float" office:value="60773900000000" calcext:value-type="float">
            <text:p>6.08E+13</text:p>
          </table:table-cell>
          <table:table-cell table:formula="of:=[.A100]*[.C100]" office:value-type="float" office:value="4.16306E+017" calcext:value-type="float">
            <text:p>4.16306E+017</text:p>
          </table:table-cell>
          <table:table-cell table:formula="of:=[.F100]/[.$H$1]" office:value-type="float" office:value="1.23167455621302" calcext:value-type="float">
            <text:p>1.2316745562130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0002E+015" calcext:value-type="float">
            <text:p>1.50E+15</text:p>
          </table:table-cell>
          <table:table-cell office:value-type="float" office:value="4163060000000000" calcext:value-type="float">
            <text:p>4.16E+15</text:p>
          </table:table-cell>
          <table:table-cell office:value-type="float" office:value="23283200000000" calcext:value-type="float">
            <text:p>2.33E+13</text:p>
          </table:table-cell>
          <table:table-cell office:value-type="float" office:value="60773900000000" calcext:value-type="float">
            <text:p>6.08E+13</text:p>
          </table:table-cell>
          <table:table-cell table:formula="of:=[.A101]*[.C101]" office:value-type="float" office:value="4.16306E+017" calcext:value-type="float">
            <text:p>4.16306E+017</text:p>
          </table:table-cell>
          <table:table-cell table:formula="of:=[.F101]/[.$H$1]" office:value-type="float" office:value="1.23167455621302" calcext:value-type="float">
            <text:p>1.2316745562130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02793000000000" calcext:value-type="float">
            <text:p>7.03E+14</text:p>
          </table:table-cell>
          <table:table-cell office:value-type="float" office:value="1.77484E+015" calcext:value-type="float">
            <text:p>1.77E+15</text:p>
          </table:table-cell>
          <table:table-cell office:value-type="float" office:value="11098500000000" calcext:value-type="float">
            <text:p>1.11E+13</text:p>
          </table:table-cell>
          <table:table-cell office:value-type="float" office:value="27071500000000" calcext:value-type="float">
            <text:p>2.71E+13</text:p>
          </table:table-cell>
          <table:table-cell table:formula="of:=[.A102]*[.C102]" office:value-type="float" office:value="3.54968E+017" calcext:value-type="float">
            <text:p>3.54968E+017</text:p>
          </table:table-cell>
          <table:table-cell table:formula="of:=[.F102]/[.$H$1]" office:value-type="float" office:value="1.05020118343195" calcext:value-type="float">
            <text:p>1.0502011834319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60380000000000" calcext:value-type="float">
            <text:p>4.60E+14</text:p>
          </table:table-cell>
          <table:table-cell office:value-type="float" office:value="1081200000000000" calcext:value-type="float">
            <text:p>1.08E+15</text:p>
          </table:table-cell>
          <table:table-cell office:value-type="float" office:value="7178110000000" calcext:value-type="float">
            <text:p>7.18E+12</text:p>
          </table:table-cell>
          <table:table-cell office:value-type="float" office:value="16693400000000" calcext:value-type="float">
            <text:p>1.67E+13</text:p>
          </table:table-cell>
          <table:table-cell table:formula="of:=[.A103]*[.C103]" office:value-type="float" office:value="3.2436E+017" calcext:value-type="float">
            <text:p>3.2436E+017</text:p>
          </table:table-cell>
          <table:table-cell table:formula="of:=[.F103]/[.$H$1]" office:value-type="float" office:value="0.959644970414201" calcext:value-type="float">
            <text:p>0.9596449704142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47985000000000" calcext:value-type="float">
            <text:p>3.48E+14</text:p>
          </table:table-cell>
          <table:table-cell office:value-type="float" office:value="779858000000000" calcext:value-type="float">
            <text:p>7.80E+14</text:p>
          </table:table-cell>
          <table:table-cell office:value-type="float" office:value="5188740000000" calcext:value-type="float">
            <text:p>5.19E+12</text:p>
          </table:table-cell>
          <table:table-cell office:value-type="float" office:value="11604500000000" calcext:value-type="float">
            <text:p>1.16E+13</text:p>
          </table:table-cell>
          <table:table-cell table:formula="of:=[.A104]*[.C104]" office:value-type="float" office:value="3.119432E+017" calcext:value-type="float">
            <text:p>3.119432E+017</text:p>
          </table:table-cell>
          <table:table-cell table:formula="of:=[.F104]/[.$H$1]" office:value-type="float" office:value="0.922908875739645" calcext:value-type="float">
            <text:p>0.922908875739645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83297000000000" calcext:value-type="float">
            <text:p>2.83E+14</text:p>
          </table:table-cell>
          <table:table-cell office:value-type="float" office:value="615416000000000" calcext:value-type="float">
            <text:p>6.15E+14</text:p>
          </table:table-cell>
          <table:table-cell office:value-type="float" office:value="3993420000000" calcext:value-type="float">
            <text:p>3.99E+12</text:p>
          </table:table-cell>
          <table:table-cell office:value-type="float" office:value="8618260000000" calcext:value-type="float">
            <text:p>8.62E+12</text:p>
          </table:table-cell>
          <table:table-cell table:formula="of:=[.A105]*[.C105]" office:value-type="float" office:value="3.07708E+017" calcext:value-type="float">
            <text:p>3.07708E+017</text:p>
          </table:table-cell>
          <table:table-cell table:formula="of:=[.F105]/[.$H$1]" office:value-type="float" office:value="0.910378698224852" calcext:value-type="float">
            <text:p>0.910378698224852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40750000000000" calcext:value-type="float">
            <text:p>2.41E+14</text:p>
          </table:table-cell>
          <table:table-cell office:value-type="float" office:value="511515000000000" calcext:value-type="float">
            <text:p>5.12E+14</text:p>
          </table:table-cell>
          <table:table-cell office:value-type="float" office:value="3210140000000" calcext:value-type="float">
            <text:p>3.21E+12</text:p>
          </table:table-cell>
          <table:table-cell office:value-type="float" office:value="6705390000000" calcext:value-type="float">
            <text:p>6.71E+12</text:p>
          </table:table-cell>
          <table:table-cell table:formula="of:=[.A106]*[.C106]" office:value-type="float" office:value="3.06909E+017" calcext:value-type="float">
            <text:p>3.06909E+017</text:p>
          </table:table-cell>
          <table:table-cell table:formula="of:=[.F106]/[.$H$1]" office:value-type="float" office:value="0.908014792899408" calcext:value-type="float">
            <text:p>0.90801479289940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10193000000000" calcext:value-type="float">
            <text:p>2.10E+14</text:p>
          </table:table-cell>
          <table:table-cell office:value-type="float" office:value="439270000000000" calcext:value-type="float">
            <text:p>4.39E+14</text:p>
          </table:table-cell>
          <table:table-cell office:value-type="float" office:value="2666110000000" calcext:value-type="float">
            <text:p>2.67E+12</text:p>
          </table:table-cell>
          <table:table-cell office:value-type="float" office:value="5411140000000" calcext:value-type="float">
            <text:p>5.41E+12</text:p>
          </table:table-cell>
          <table:table-cell table:formula="of:=[.A107]*[.C107]" office:value-type="float" office:value="3.07489E+017" calcext:value-type="float">
            <text:p>3.07489E+017</text:p>
          </table:table-cell>
          <table:table-cell table:formula="of:=[.F107]/[.$H$1]" office:value-type="float" office:value="0.909730769230769" calcext:value-type="float">
            <text:p>0.909730769230769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86905000000000" calcext:value-type="float">
            <text:p>1.87E+14</text:p>
          </table:table-cell>
          <table:table-cell office:value-type="float" office:value="385725000000000" calcext:value-type="float">
            <text:p>3.86E+14</text:p>
          </table:table-cell>
          <table:table-cell office:value-type="float" office:value="2270980000000" calcext:value-type="float">
            <text:p>2.27E+12</text:p>
          </table:table-cell>
          <table:table-cell office:value-type="float" office:value="4498740000000" calcext:value-type="float">
            <text:p>4.50E+12</text:p>
          </table:table-cell>
          <table:table-cell table:formula="of:=[.A108]*[.C108]" office:value-type="float" office:value="3.0858E+017" calcext:value-type="float">
            <text:p>3.0858E+017</text:p>
          </table:table-cell>
          <table:table-cell table:formula="of:=[.F108]/[.$H$1]" office:value-type="float" office:value="0.912958579881657" calcext:value-type="float">
            <text:p>0.91295857988165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68402000000000" calcext:value-type="float">
            <text:p>1.68E+14</text:p>
          </table:table-cell>
          <table:table-cell office:value-type="float" office:value="344220000000000" calcext:value-type="float">
            <text:p>3.44E+14</text:p>
          </table:table-cell>
          <table:table-cell office:value-type="float" office:value="1973140000000" calcext:value-type="float">
            <text:p>1.97E+12</text:p>
          </table:table-cell>
          <table:table-cell office:value-type="float" office:value="3832710000000" calcext:value-type="float">
            <text:p>3.83E+12</text:p>
          </table:table-cell>
          <table:table-cell table:formula="of:=[.A109]*[.C109]" office:value-type="float" office:value="3.09798E+017" calcext:value-type="float">
            <text:p>3.09798E+017</text:p>
          </table:table-cell>
          <table:table-cell table:formula="of:=[.F109]/[.$H$1]" office:value-type="float" office:value="0.916562130177515" calcext:value-type="float">
            <text:p>0.91656213017751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3246000000000" calcext:value-type="float">
            <text:p>1.53E+14</text:p>
          </table:table-cell>
          <table:table-cell office:value-type="float" office:value="310953000000000" calcext:value-type="float">
            <text:p>3.11E+14</text:p>
          </table:table-cell>
          <table:table-cell office:value-type="float" office:value="1741330000000" calcext:value-type="float">
            <text:p>1.74E+12</text:p>
          </table:table-cell>
          <table:table-cell office:value-type="float" office:value="3330850000000" calcext:value-type="float">
            <text:p>3.33E+12</text:p>
          </table:table-cell>
          <table:table-cell table:formula="of:=[.A110]*[.C110]" office:value-type="float" office:value="3.10953E+017" calcext:value-type="float">
            <text:p>3.10953E+017</text:p>
          </table:table-cell>
          <table:table-cell table:formula="of:=[.F110]/[.$H$1]" office:value-type="float" office:value="0.919979289940828" calcext:value-type="float">
            <text:p>0.919979289940828</text:p>
          </table:table-cell>
          <table:table-cell/>
        </table:table-row>
      </table:table>
      <table:table table:name="Sheet4" table:style-name="ta1">
        <table:table-column table:style-name="co4" table:default-cell-style-name="Default"/>
        <table:table-column table:style-name="co4" table:number-columns-repeated="4" table:default-cell-style-name="ce1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856400000000" calcext:value-type="float">
            <text:p>1.99E+13</text:p>
          </table:table-cell>
          <table:table-cell office:value-type="float" office:value="75062200000000" calcext:value-type="float">
            <text:p>7.51E+13</text:p>
          </table:table-cell>
          <table:table-cell office:value-type="float" office:value="703008000000" calcext:value-type="float">
            <text:p>7.03E+11</text:p>
          </table:table-cell>
          <table:table-cell office:value-type="float" office:value="2562410000000" calcext:value-type="float">
            <text:p>2.56E+12</text:p>
          </table:table-cell>
          <table:table-cell table:formula="of:=[.A1]*[.C1]" office:value-type="float" office:value="75062200000000" calcext:value-type="float">
            <text:p>75062200000000</text:p>
          </table:table-cell>
          <table:table-cell table:formula="of:=[.F1]/[.$H$1]" office:value-type="float" office:value="1.14809115937596" calcext:value-type="float">
            <text:p>1.14809115937596</text:p>
          </table:table-cell>
          <table:table-cell table:style-name="ce1" office:value-type="float" office:value="65380000000000" calcext:value-type="float">
            <text:p>6.54E+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93900000000" calcext:value-type="float">
            <text:p>1.42E+13</text:p>
          </table:table-cell>
          <table:table-cell office:value-type="float" office:value="51276500000000" calcext:value-type="float">
            <text:p>5.13E+13</text:p>
          </table:table-cell>
          <table:table-cell office:value-type="float" office:value="519365000000" calcext:value-type="float">
            <text:p>5.19E+11</text:p>
          </table:table-cell>
          <table:table-cell office:value-type="float" office:value="1806940000000" calcext:value-type="float">
            <text:p>1.81E+12</text:p>
          </table:table-cell>
          <table:table-cell table:formula="of:=[.A2]*[.C2]" office:value-type="float" office:value="102553000000000" calcext:value-type="float">
            <text:p>102553000000000</text:p>
          </table:table-cell>
          <table:table-cell table:formula="of:=[.F2]/[.$H$1]" office:value-type="float" office:value="1.56856836953197" calcext:value-type="float">
            <text:p>1.5685683695319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965500000000" calcext:value-type="float">
            <text:p>1.10E+13</text:p>
          </table:table-cell>
          <table:table-cell office:value-type="float" office:value="38335500000000" calcext:value-type="float">
            <text:p>3.83E+13</text:p>
          </table:table-cell>
          <table:table-cell office:value-type="float" office:value="406777000000" calcext:value-type="float">
            <text:p>4.07E+11</text:p>
          </table:table-cell>
          <table:table-cell office:value-type="float" office:value="1375050000000" calcext:value-type="float">
            <text:p>1.38E+12</text:p>
          </table:table-cell>
          <table:table-cell table:formula="of:=[.A3]*[.C3]" office:value-type="float" office:value="115006500000000" calcext:value-type="float">
            <text:p>115006500000000</text:p>
          </table:table-cell>
          <table:table-cell table:formula="of:=[.F3]/[.$H$1]" office:value-type="float" office:value="1.75904710920771" calcext:value-type="float">
            <text:p>1.7590471092077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873340000000" calcext:value-type="float">
            <text:p>8.87E+12</text:p>
          </table:table-cell>
          <table:table-cell office:value-type="float" office:value="30285000000000" calcext:value-type="float">
            <text:p>3.03E+13</text:p>
          </table:table-cell>
          <table:table-cell office:value-type="float" office:value="328589000000" calcext:value-type="float">
            <text:p>3.29E+11</text:p>
          </table:table-cell>
          <table:table-cell office:value-type="float" office:value="1088740000000" calcext:value-type="float">
            <text:p>1.09E+12</text:p>
          </table:table-cell>
          <table:table-cell table:formula="of:=[.A4]*[.C4]" office:value-type="float" office:value="121140000000000" calcext:value-type="float">
            <text:p>121140000000000</text:p>
          </table:table-cell>
          <table:table-cell table:formula="of:=[.F4]/[.$H$1]" office:value-type="float" office:value="1.8528602018966" calcext:value-type="float">
            <text:p>1.852860201896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0300000000" calcext:value-type="float">
            <text:p>7.41E+12</text:p>
          </table:table-cell>
          <table:table-cell office:value-type="float" office:value="24839200000000" calcext:value-type="float">
            <text:p>2.48E+13</text:p>
          </table:table-cell>
          <table:table-cell office:value-type="float" office:value="271288000000" calcext:value-type="float">
            <text:p>2.71E+11</text:p>
          </table:table-cell>
          <table:table-cell office:value-type="float" office:value="885767000000" calcext:value-type="float">
            <text:p>8.86E+11</text:p>
          </table:table-cell>
          <table:table-cell table:formula="of:=[.A5]*[.C5]" office:value-type="float" office:value="124196000000000" calcext:value-type="float">
            <text:p>124196000000000</text:p>
          </table:table-cell>
          <table:table-cell table:formula="of:=[.F5]/[.$H$1]" office:value-type="float" office:value="1.89960232486999" calcext:value-type="float">
            <text:p>1.8996023248699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332380000000" calcext:value-type="float">
            <text:p>6.33E+12</text:p>
          </table:table-cell>
          <table:table-cell office:value-type="float" office:value="20925400000000" calcext:value-type="float">
            <text:p>2.09E+13</text:p>
          </table:table-cell>
          <table:table-cell office:value-type="float" office:value="227930000000" calcext:value-type="float">
            <text:p>2.28E+11</text:p>
          </table:table-cell>
          <table:table-cell office:value-type="float" office:value="735871000000" calcext:value-type="float">
            <text:p>7.36E+11</text:p>
          </table:table-cell>
          <table:table-cell table:formula="of:=[.A6]*[.C6]" office:value-type="float" office:value="125552400000000" calcext:value-type="float">
            <text:p>125552400000000</text:p>
          </table:table-cell>
          <table:table-cell table:formula="of:=[.F6]/[.$H$1]" office:value-type="float" office:value="1.92034873049862" calcext:value-type="float">
            <text:p>1.920348730498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7560000000" calcext:value-type="float">
            <text:p>5.51E+12</text:p>
          </table:table-cell>
          <table:table-cell office:value-type="float" office:value="17983500000000" calcext:value-type="float">
            <text:p>1.80E+13</text:p>
          </table:table-cell>
          <table:table-cell office:value-type="float" office:value="194336000000" calcext:value-type="float">
            <text:p>1.94E+11</text:p>
          </table:table-cell>
          <table:table-cell office:value-type="float" office:value="621784000000" calcext:value-type="float">
            <text:p>6.22E+11</text:p>
          </table:table-cell>
          <table:table-cell table:formula="of:=[.A7]*[.C7]" office:value-type="float" office:value="125884500000000" calcext:value-type="float">
            <text:p>125884500000000</text:p>
          </table:table-cell>
          <table:table-cell table:formula="of:=[.F7]/[.$H$1]" office:value-type="float" office:value="1.92542826552463" calcext:value-type="float">
            <text:p>1.925428265524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858030000000" calcext:value-type="float">
            <text:p>4.86E+12</text:p>
          </table:table-cell>
          <table:table-cell office:value-type="float" office:value="15696200000000" calcext:value-type="float">
            <text:p>1.57E+13</text:p>
          </table:table-cell>
          <table:table-cell office:value-type="float" office:value="167787000000" calcext:value-type="float">
            <text:p>1.68E+11</text:p>
          </table:table-cell>
          <table:table-cell office:value-type="float" office:value="532783000000" calcext:value-type="float">
            <text:p>5.33E+11</text:p>
          </table:table-cell>
          <table:table-cell table:formula="of:=[.A8]*[.C8]" office:value-type="float" office:value="125569600000000" calcext:value-type="float">
            <text:p>125569600000000</text:p>
          </table:table-cell>
          <table:table-cell table:formula="of:=[.F8]/[.$H$1]" office:value-type="float" office:value="1.92061180789232" calcext:value-type="float">
            <text:p>1.920611807892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34800000000" calcext:value-type="float">
            <text:p>4.33E+12</text:p>
          </table:table-cell>
          <table:table-cell office:value-type="float" office:value="13871200000000" calcext:value-type="float">
            <text:p>1.39E+13</text:p>
          </table:table-cell>
          <table:table-cell office:value-type="float" office:value="146433000000" calcext:value-type="float">
            <text:p>1.46E+11</text:p>
          </table:table-cell>
          <table:table-cell office:value-type="float" office:value="461863000000" calcext:value-type="float">
            <text:p>4.62E+11</text:p>
          </table:table-cell>
          <table:table-cell table:formula="of:=[.A9]*[.C9]" office:value-type="float" office:value="124840800000000" calcext:value-type="float">
            <text:p>124840800000000</text:p>
          </table:table-cell>
          <table:table-cell table:formula="of:=[.F9]/[.$H$1]" office:value-type="float" office:value="1.90946466809422" calcext:value-type="float">
            <text:p>1.909464668094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05370000000" calcext:value-type="float">
            <text:p>3.91E+12</text:p>
          </table:table-cell>
          <table:table-cell office:value-type="float" office:value="12384500000000" calcext:value-type="float">
            <text:p>1.24E+13</text:p>
          </table:table-cell>
          <table:table-cell office:value-type="float" office:value="128986000000" calcext:value-type="float">
            <text:p>1.29E+11</text:p>
          </table:table-cell>
          <table:table-cell office:value-type="float" office:value="404297000000" calcext:value-type="float">
            <text:p>4.04E+11</text:p>
          </table:table-cell>
          <table:table-cell table:formula="of:=[.A10]*[.C10]" office:value-type="float" office:value="123845000000000" calcext:value-type="float">
            <text:p>123845000000000</text:p>
          </table:table-cell>
          <table:table-cell table:formula="of:=[.F10]/[.$H$1]" office:value-type="float" office:value="1.89423371061487" calcext:value-type="float">
            <text:p>1.89423371061487</text:p>
          </table:table-cell>
          <table:table-cell office:value-type="float" office:value="1.085" calcext:value-type="float">
            <text:p>1.0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47320000000" calcext:value-type="float">
            <text:p>3.55E+12</text:p>
          </table:table-cell>
          <table:table-cell office:value-type="float" office:value="11152900000000" calcext:value-type="float">
            <text:p>1.12E+13</text:p>
          </table:table-cell>
          <table:table-cell office:value-type="float" office:value="114527000000" calcext:value-type="float">
            <text:p>1.15E+11</text:p>
          </table:table-cell>
          <table:table-cell office:value-type="float" office:value="356814000000" calcext:value-type="float">
            <text:p>3.57E+11</text:p>
          </table:table-cell>
          <table:table-cell table:formula="of:=[.A11]*[.C11]" office:value-type="float" office:value="122681900000000" calcext:value-type="float">
            <text:p>122681900000000</text:p>
          </table:table-cell>
          <table:table-cell table:formula="of:=[.F11]/[.$H$1]" office:value-type="float" office:value="1.87644386662588" calcext:value-type="float">
            <text:p>1.8764438666258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244720000000" calcext:value-type="float">
            <text:p>3.24E+12</text:p>
          </table:table-cell>
          <table:table-cell office:value-type="float" office:value="10118100000000" calcext:value-type="float">
            <text:p>1.01E+13</text:p>
          </table:table-cell>
          <table:table-cell office:value-type="float" office:value="102391000000" calcext:value-type="float">
            <text:p>1.02E+11</text:p>
          </table:table-cell>
          <table:table-cell office:value-type="float" office:value="317098000000" calcext:value-type="float">
            <text:p>3.17E+11</text:p>
          </table:table-cell>
          <table:table-cell table:formula="of:=[.A12]*[.C12]" office:value-type="float" office:value="121417200000000" calcext:value-type="float">
            <text:p>121417200000000</text:p>
          </table:table-cell>
          <table:table-cell table:formula="of:=[.F12]/[.$H$1]" office:value-type="float" office:value="1.8571000305904" calcext:value-type="float">
            <text:p>1.857100030590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85980000000" calcext:value-type="float">
            <text:p>2.99E+12</text:p>
          </table:table-cell>
          <table:table-cell office:value-type="float" office:value="9238320000000" calcext:value-type="float">
            <text:p>9.24E+12</text:p>
          </table:table-cell>
          <table:table-cell office:value-type="float" office:value="92092000000" calcext:value-type="float">
            <text:p>9.21E+10</text:p>
          </table:table-cell>
          <table:table-cell office:value-type="float" office:value="283484000000" calcext:value-type="float">
            <text:p>2.83E+11</text:p>
          </table:table-cell>
          <table:table-cell table:formula="of:=[.A13]*[.C13]" office:value-type="float" office:value="120098160000000" calcext:value-type="float">
            <text:p>120098160000000</text:p>
          </table:table-cell>
          <table:table-cell table:formula="of:=[.F13]/[.$H$1]" office:value-type="float" office:value="1.83692505353319" calcext:value-type="float">
            <text:p>1.8369250535331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62490000000" calcext:value-type="float">
            <text:p>2.76E+12</text:p>
          </table:table-cell>
          <table:table-cell office:value-type="float" office:value="8482770000000" calcext:value-type="float">
            <text:p>8.48E+12</text:p>
          </table:table-cell>
          <table:table-cell office:value-type="float" office:value="83266800000" calcext:value-type="float">
            <text:p>8.33E+10</text:p>
          </table:table-cell>
          <table:table-cell office:value-type="float" office:value="254749000000" calcext:value-type="float">
            <text:p>2.55E+11</text:p>
          </table:table-cell>
          <table:table-cell table:formula="of:=[.A14]*[.C14]" office:value-type="float" office:value="118758780000000" calcext:value-type="float">
            <text:p>118758780000000</text:p>
          </table:table-cell>
          <table:table-cell table:formula="of:=[.F14]/[.$H$1]" office:value-type="float" office:value="1.81643897216274" calcext:value-type="float">
            <text:p>1.8164389721627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67730000000" calcext:value-type="float">
            <text:p>2.57E+12</text:p>
          </table:table-cell>
          <table:table-cell office:value-type="float" office:value="7828250000000" calcext:value-type="float">
            <text:p>7.83E+12</text:p>
          </table:table-cell>
          <table:table-cell office:value-type="float" office:value="75641500000" calcext:value-type="float">
            <text:p>7.56E+10</text:p>
          </table:table-cell>
          <table:table-cell office:value-type="float" office:value="229979000000" calcext:value-type="float">
            <text:p>2.30E+11</text:p>
          </table:table-cell>
          <table:table-cell table:formula="of:=[.A15]*[.C15]" office:value-type="float" office:value="117423750000000" calcext:value-type="float">
            <text:p>117423750000000</text:p>
          </table:table-cell>
          <table:table-cell table:formula="of:=[.F15]/[.$H$1]" office:value-type="float" office:value="1.79601942490058" calcext:value-type="float">
            <text:p>1.7960194249005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396700000000" calcext:value-type="float">
            <text:p>2.40E+12</text:p>
          </table:table-cell>
          <table:table-cell office:value-type="float" office:value="7256990000000" calcext:value-type="float">
            <text:p>7.26E+12</text:p>
          </table:table-cell>
          <table:table-cell office:value-type="float" office:value="69005800000" calcext:value-type="float">
            <text:p>6.90E+10</text:p>
          </table:table-cell>
          <table:table-cell office:value-type="float" office:value="208478000000" calcext:value-type="float">
            <text:p>2.08E+11</text:p>
          </table:table-cell>
          <table:table-cell table:formula="of:=[.A16]*[.C16]" office:value-type="float" office:value="116111840000000" calcext:value-type="float">
            <text:p>116111840000000</text:p>
          </table:table-cell>
          <table:table-cell table:formula="of:=[.F16]/[.$H$1]" office:value-type="float" office:value="1.77595350260018" calcext:value-type="float">
            <text:p>1.7759535026001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45490000000" calcext:value-type="float">
            <text:p>2.25E+12</text:p>
          </table:table-cell>
          <table:table-cell office:value-type="float" office:value="6755150000000" calcext:value-type="float">
            <text:p>6.76E+12</text:p>
          </table:table-cell>
          <table:table-cell office:value-type="float" office:value="63196200000" calcext:value-type="float">
            <text:p>6.32E+10</text:p>
          </table:table-cell>
          <table:table-cell office:value-type="float" office:value="189705000000" calcext:value-type="float">
            <text:p>1.90E+11</text:p>
          </table:table-cell>
          <table:table-cell table:formula="of:=[.A17]*[.C17]" office:value-type="float" office:value="114837550000000" calcext:value-type="float">
            <text:p>114837550000000</text:p>
          </table:table-cell>
          <table:table-cell table:formula="of:=[.F17]/[.$H$1]" office:value-type="float" office:value="1.75646298562251" calcext:value-type="float">
            <text:p>1.7564629856225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11010000000" calcext:value-type="float">
            <text:p>2.11E+12</text:p>
          </table:table-cell>
          <table:table-cell office:value-type="float" office:value="6311750000000" calcext:value-type="float">
            <text:p>6.31E+12</text:p>
          </table:table-cell>
          <table:table-cell office:value-type="float" office:value="58083300000" calcext:value-type="float">
            <text:p>5.81E+10</text:p>
          </table:table-cell>
          <table:table-cell office:value-type="float" office:value="173235000000" calcext:value-type="float">
            <text:p>1.73E+11</text:p>
          </table:table-cell>
          <table:table-cell table:formula="of:=[.A18]*[.C18]" office:value-type="float" office:value="113611500000000" calcext:value-type="float">
            <text:p>113611500000000</text:p>
          </table:table-cell>
          <table:table-cell table:formula="of:=[.F18]/[.$H$1]" office:value-type="float" office:value="1.73771030896299" calcext:value-type="float">
            <text:p>1.7377103089629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90770000000" calcext:value-type="float">
            <text:p>1.99E+12</text:p>
          </table:table-cell>
          <table:table-cell office:value-type="float" office:value="5917980000000" calcext:value-type="float">
            <text:p>5.92E+12</text:p>
          </table:table-cell>
          <table:table-cell office:value-type="float" office:value="53563200000" calcext:value-type="float">
            <text:p>5.36E+10</text:p>
          </table:table-cell>
          <table:table-cell office:value-type="float" office:value="158727000000" calcext:value-type="float">
            <text:p>1.59E+11</text:p>
          </table:table-cell>
          <table:table-cell table:formula="of:=[.A19]*[.C19]" office:value-type="float" office:value="112441620000000" calcext:value-type="float">
            <text:p>112441620000000</text:p>
          </table:table-cell>
          <table:table-cell table:formula="of:=[.F19]/[.$H$1]" office:value-type="float" office:value="1.71981676353625" calcext:value-type="float">
            <text:p>1.719816763536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82750000000" calcext:value-type="float">
            <text:p>1.88E+12</text:p>
          </table:table-cell>
          <table:table-cell office:value-type="float" office:value="5566690000000" calcext:value-type="float">
            <text:p>5.57E+12</text:p>
          </table:table-cell>
          <table:table-cell office:value-type="float" office:value="49551600000" calcext:value-type="float">
            <text:p>4.96E+10</text:p>
          </table:table-cell>
          <table:table-cell office:value-type="float" office:value="145900000000" calcext:value-type="float">
            <text:p>1.46E+11</text:p>
          </table:table-cell>
          <table:table-cell table:formula="of:=[.A20]*[.C20]" office:value-type="float" office:value="111333800000000" calcext:value-type="float">
            <text:p>111333800000000</text:p>
          </table:table-cell>
          <table:table-cell table:formula="of:=[.F20]/[.$H$1]" office:value-type="float" office:value="1.70287243805445" calcext:value-type="float">
            <text:p>1.7028724380544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85310000000" calcext:value-type="float">
            <text:p>1.79E+12</text:p>
          </table:table-cell>
          <table:table-cell office:value-type="float" office:value="5251960000000" calcext:value-type="float">
            <text:p>5.25E+12</text:p>
          </table:table-cell>
          <table:table-cell office:value-type="float" office:value="45978900000" calcext:value-type="float">
            <text:p>4.60E+10</text:p>
          </table:table-cell>
          <table:table-cell office:value-type="float" office:value="134525000000" calcext:value-type="float">
            <text:p>1.35E+11</text:p>
          </table:table-cell>
          <table:table-cell table:formula="of:=[.A21]*[.C21]" office:value-type="float" office:value="110291160000000" calcext:value-type="float">
            <text:p>110291160000000</text:p>
          </table:table-cell>
          <table:table-cell table:formula="of:=[.F21]/[.$H$1]" office:value-type="float" office:value="1.68692505353319" calcext:value-type="float">
            <text:p>1.686925053533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97050000000" calcext:value-type="float">
            <text:p>1.70E+12</text:p>
          </table:table-cell>
          <table:table-cell office:value-type="float" office:value="4968920000000" calcext:value-type="float">
            <text:p>4.97E+12</text:p>
          </table:table-cell>
          <table:table-cell office:value-type="float" office:value="42787300000" calcext:value-type="float">
            <text:p>4.28E+10</text:p>
          </table:table-cell>
          <table:table-cell office:value-type="float" office:value="124410000000" calcext:value-type="float">
            <text:p>1.24E+11</text:p>
          </table:table-cell>
          <table:table-cell table:formula="of:=[.A22]*[.C22]" office:value-type="float" office:value="109316240000000" calcext:value-type="float">
            <text:p>109316240000000</text:p>
          </table:table-cell>
          <table:table-cell table:formula="of:=[.F22]/[.$H$1]" office:value-type="float" office:value="1.67201345977363" calcext:value-type="float">
            <text:p>1.672013459773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16830000000" calcext:value-type="float">
            <text:p>1.62E+12</text:p>
          </table:table-cell>
          <table:table-cell office:value-type="float" office:value="4713430000000" calcext:value-type="float">
            <text:p>4.71E+12</text:p>
          </table:table-cell>
          <table:table-cell office:value-type="float" office:value="39927900000" calcext:value-type="float">
            <text:p>3.99E+10</text:p>
          </table:table-cell>
          <table:table-cell office:value-type="float" office:value="115393000000" calcext:value-type="float">
            <text:p>1.15E+11</text:p>
          </table:table-cell>
          <table:table-cell table:formula="of:=[.A23]*[.C23]" office:value-type="float" office:value="108408890000000" calcext:value-type="float">
            <text:p>108408890000000</text:p>
          </table:table-cell>
          <table:table-cell table:formula="of:=[.F23]/[.$H$1]" office:value-type="float" office:value="1.65813536249618" calcext:value-type="float">
            <text:p>1.658135362496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43670000000" calcext:value-type="float">
            <text:p>1.54E+12</text:p>
          </table:table-cell>
          <table:table-cell office:value-type="float" office:value="4482040000000" calcext:value-type="float">
            <text:p>4.48E+12</text:p>
          </table:table-cell>
          <table:table-cell office:value-type="float" office:value="37359700000" calcext:value-type="float">
            <text:p>3.74E+10</text:p>
          </table:table-cell>
          <table:table-cell office:value-type="float" office:value="107335000000" calcext:value-type="float">
            <text:p>1.07E+11</text:p>
          </table:table-cell>
          <table:table-cell table:formula="of:=[.A24]*[.C24]" office:value-type="float" office:value="107568960000000" calcext:value-type="float">
            <text:p>107568960000000</text:p>
          </table:table-cell>
          <table:table-cell table:formula="of:=[.F24]/[.$H$1]" office:value-type="float" office:value="1.64528846742123" calcext:value-type="float">
            <text:p>1.6452884674212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6740000000" calcext:value-type="float">
            <text:p>1.48E+12</text:p>
          </table:table-cell>
          <table:table-cell office:value-type="float" office:value="4271790000000" calcext:value-type="float">
            <text:p>4.27E+12</text:p>
          </table:table-cell>
          <table:table-cell office:value-type="float" office:value="35047200000" calcext:value-type="float">
            <text:p>3.50E+10</text:p>
          </table:table-cell>
          <table:table-cell office:value-type="float" office:value="100118000000" calcext:value-type="float">
            <text:p>1.00E+11</text:p>
          </table:table-cell>
          <table:table-cell table:formula="of:=[.A25]*[.C25]" office:value-type="float" office:value="106794750000000" calcext:value-type="float">
            <text:p>106794750000000</text:p>
          </table:table-cell>
          <table:table-cell table:formula="of:=[.F25]/[.$H$1]" office:value-type="float" office:value="1.63344677271337" calcext:value-type="float">
            <text:p>1.633446772713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15320000000" calcext:value-type="float">
            <text:p>1.42E+12</text:p>
          </table:table-cell>
          <table:table-cell office:value-type="float" office:value="4080160000000" calcext:value-type="float">
            <text:p>4.08E+12</text:p>
          </table:table-cell>
          <table:table-cell office:value-type="float" office:value="32960200000" calcext:value-type="float">
            <text:p>3.30E+10</text:p>
          </table:table-cell>
          <table:table-cell office:value-type="float" office:value="93640500000" calcext:value-type="float">
            <text:p>9.36E+10</text:p>
          </table:table-cell>
          <table:table-cell table:formula="of:=[.A26]*[.C26]" office:value-type="float" office:value="106084160000000" calcext:value-type="float">
            <text:p>106084160000000</text:p>
          </table:table-cell>
          <table:table-cell table:formula="of:=[.F26]/[.$H$1]" office:value-type="float" office:value="1.62257815845824" calcext:value-type="float">
            <text:p>1.6225781584582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58800000000" calcext:value-type="float">
            <text:p>1.36E+12</text:p>
          </table:table-cell>
          <table:table-cell office:value-type="float" office:value="3904960000000" calcext:value-type="float">
            <text:p>3.90E+12</text:p>
          </table:table-cell>
          <table:table-cell office:value-type="float" office:value="31072500000" calcext:value-type="float">
            <text:p>3.11E+10</text:p>
          </table:table-cell>
          <table:table-cell office:value-type="float" office:value="87814400000" calcext:value-type="float">
            <text:p>8.78E+10</text:p>
          </table:table-cell>
          <table:table-cell table:formula="of:=[.A27]*[.C27]" office:value-type="float" office:value="105433920000000" calcext:value-type="float">
            <text:p>105433920000000</text:p>
          </table:table-cell>
          <table:table-cell table:formula="of:=[.F27]/[.$H$1]" office:value-type="float" office:value="1.61263260936066" calcext:value-type="float">
            <text:p>1.6126326093606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06660000000" calcext:value-type="float">
            <text:p>1.31E+12</text:p>
          </table:table-cell>
          <table:table-cell office:value-type="float" office:value="3744320000000" calcext:value-type="float">
            <text:p>3.74E+12</text:p>
          </table:table-cell>
          <table:table-cell office:value-type="float" office:value="29361200000" calcext:value-type="float">
            <text:p>2.94E+10</text:p>
          </table:table-cell>
          <table:table-cell office:value-type="float" office:value="82563100000" calcext:value-type="float">
            <text:p>8.26E+10</text:p>
          </table:table-cell>
          <table:table-cell table:formula="of:=[.A28]*[.C28]" office:value-type="float" office:value="104840960000000" calcext:value-type="float">
            <text:p>104840960000000</text:p>
          </table:table-cell>
          <table:table-cell table:formula="of:=[.F28]/[.$H$1]" office:value-type="float" office:value="1.60356316916488" calcext:value-type="float">
            <text:p>1.6035631691648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58430000000" calcext:value-type="float">
            <text:p>1.26E+12</text:p>
          </table:table-cell>
          <table:table-cell office:value-type="float" office:value="3596620000000" calcext:value-type="float">
            <text:p>3.60E+12</text:p>
          </table:table-cell>
          <table:table-cell office:value-type="float" office:value="27806700000" calcext:value-type="float">
            <text:p>2.78E+10</text:p>
          </table:table-cell>
          <table:table-cell office:value-type="float" office:value="77820100000" calcext:value-type="float">
            <text:p>7.78E+10</text:p>
          </table:table-cell>
          <table:table-cell table:formula="of:=[.A29]*[.C29]" office:value-type="float" office:value="104301980000000" calcext:value-type="float">
            <text:p>104301980000000</text:p>
          </table:table-cell>
          <table:table-cell table:formula="of:=[.F29]/[.$H$1]" office:value-type="float" office:value="1.59531936371979" calcext:value-type="float">
            <text:p>1.5953193637197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3690000000" calcext:value-type="float">
            <text:p>1.21E+12</text:p>
          </table:table-cell>
          <table:table-cell office:value-type="float" office:value="3460430000000" calcext:value-type="float">
            <text:p>3.46E+12</text:p>
          </table:table-cell>
          <table:table-cell office:value-type="float" office:value="26391600000" calcext:value-type="float">
            <text:p>2.64E+10</text:p>
          </table:table-cell>
          <table:table-cell office:value-type="float" office:value="73527100000" calcext:value-type="float">
            <text:p>7.35E+10</text:p>
          </table:table-cell>
          <table:table-cell table:formula="of:=[.A30]*[.C30]" office:value-type="float" office:value="103812900000000" calcext:value-type="float">
            <text:p>103812900000000</text:p>
          </table:table-cell>
          <table:table-cell table:formula="of:=[.F30]/[.$H$1]" office:value-type="float" office:value="1.58783878862037" calcext:value-type="float">
            <text:p>1.5878387886203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72110000000" calcext:value-type="float">
            <text:p>1.17E+12</text:p>
          </table:table-cell>
          <table:table-cell office:value-type="float" office:value="3334530000000" calcext:value-type="float">
            <text:p>3.33E+12</text:p>
          </table:table-cell>
          <table:table-cell office:value-type="float" office:value="25100800000" calcext:value-type="float">
            <text:p>2.51E+10</text:p>
          </table:table-cell>
          <table:table-cell office:value-type="float" office:value="69633300000" calcext:value-type="float">
            <text:p>6.96E+10</text:p>
          </table:table-cell>
          <table:table-cell table:formula="of:=[.A31]*[.C31]" office:value-type="float" office:value="103370430000000" calcext:value-type="float">
            <text:p>103370430000000</text:p>
          </table:table-cell>
          <table:table-cell table:formula="of:=[.F31]/[.$H$1]" office:value-type="float" office:value="1.58107112266748" calcext:value-type="float">
            <text:p>1.5810711226674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33370000000" calcext:value-type="float">
            <text:p>1.13E+12</text:p>
          </table:table-cell>
          <table:table-cell office:value-type="float" office:value="3217830000000" calcext:value-type="float">
            <text:p>3.22E+12</text:p>
          </table:table-cell>
          <table:table-cell office:value-type="float" office:value="23920800000" calcext:value-type="float">
            <text:p>2.39E+10</text:p>
          </table:table-cell>
          <table:table-cell office:value-type="float" office:value="66094100000" calcext:value-type="float">
            <text:p>6.61E+10</text:p>
          </table:table-cell>
          <table:table-cell table:formula="of:=[.A32]*[.C32]" office:value-type="float" office:value="102970560000000" calcext:value-type="float">
            <text:p>102970560000000</text:p>
          </table:table-cell>
          <table:table-cell table:formula="of:=[.F32]/[.$H$1]" office:value-type="float" office:value="1.57495503211991" calcext:value-type="float">
            <text:p>1.574955032119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97190000000" calcext:value-type="float">
            <text:p>1.10E+12</text:p>
          </table:table-cell>
          <table:table-cell office:value-type="float" office:value="3109380000000" calcext:value-type="float">
            <text:p>3.11E+12</text:p>
          </table:table-cell>
          <table:table-cell office:value-type="float" office:value="22840100000" calcext:value-type="float">
            <text:p>2.28E+10</text:p>
          </table:table-cell>
          <table:table-cell office:value-type="float" office:value="62870200000" calcext:value-type="float">
            <text:p>6.29E+10</text:p>
          </table:table-cell>
          <table:table-cell table:formula="of:=[.A33]*[.C33]" office:value-type="float" office:value="102609540000000" calcext:value-type="float">
            <text:p>102609540000000</text:p>
          </table:table-cell>
          <table:table-cell table:formula="of:=[.F33]/[.$H$1]" office:value-type="float" office:value="1.56943315998776" calcext:value-type="float">
            <text:p>1.5694331599877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63330000000" calcext:value-type="float">
            <text:p>1.06E+12</text:p>
          </table:table-cell>
          <table:table-cell office:value-type="float" office:value="3008360000000" calcext:value-type="float">
            <text:p>3.01E+12</text:p>
          </table:table-cell>
          <table:table-cell office:value-type="float" office:value="21848100000" calcext:value-type="float">
            <text:p>2.18E+10</text:p>
          </table:table-cell>
          <table:table-cell office:value-type="float" office:value="59927300000" calcext:value-type="float">
            <text:p>5.99E+10</text:p>
          </table:table-cell>
          <table:table-cell table:formula="of:=[.A34]*[.C34]" office:value-type="float" office:value="102284240000000" calcext:value-type="float">
            <text:p>102284240000000</text:p>
          </table:table-cell>
          <table:table-cell table:formula="of:=[.F34]/[.$H$1]" office:value-type="float" office:value="1.56445763230346" calcext:value-type="float">
            <text:p>1.56445763230346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31580000000" calcext:value-type="float">
            <text:p>1.03E+12</text:p>
          </table:table-cell>
          <table:table-cell office:value-type="float" office:value="2914020000000" calcext:value-type="float">
            <text:p>2.91E+12</text:p>
          </table:table-cell>
          <table:table-cell office:value-type="float" office:value="20935900000" calcext:value-type="float">
            <text:p>2.09E+10</text:p>
          </table:table-cell>
          <table:table-cell office:value-type="float" office:value="57235100000" calcext:value-type="float">
            <text:p>5.72E+10</text:p>
          </table:table-cell>
          <table:table-cell table:formula="of:=[.A35]*[.C35]" office:value-type="float" office:value="101990700000000" calcext:value-type="float">
            <text:p>101990700000000</text:p>
          </table:table-cell>
          <table:table-cell table:formula="of:=[.F35]/[.$H$1]" office:value-type="float" office:value="1.55996788008565" calcext:value-type="float">
            <text:p>1.5599678800856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1740000000" calcext:value-type="float">
            <text:p>1.00E+12</text:p>
          </table:table-cell>
          <table:table-cell office:value-type="float" office:value="2825720000000" calcext:value-type="float">
            <text:p>2.83E+12</text:p>
          </table:table-cell>
          <table:table-cell office:value-type="float" office:value="20095300000" calcext:value-type="float">
            <text:p>2.01E+10</text:p>
          </table:table-cell>
          <table:table-cell office:value-type="float" office:value="54766700000" calcext:value-type="float">
            <text:p>5.48E+10</text:p>
          </table:table-cell>
          <table:table-cell table:formula="of:=[.A36]*[.C36]" office:value-type="float" office:value="101725920000000" calcext:value-type="float">
            <text:p>101725920000000</text:p>
          </table:table-cell>
          <table:table-cell table:formula="of:=[.F36]/[.$H$1]" office:value-type="float" office:value="1.55591801774243" calcext:value-type="float">
            <text:p>1.5559180177424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73652000000" calcext:value-type="float">
            <text:p>9.74E+11</text:p>
          </table:table-cell>
          <table:table-cell office:value-type="float" office:value="2742880000000" calcext:value-type="float">
            <text:p>2.74E+12</text:p>
          </table:table-cell>
          <table:table-cell office:value-type="float" office:value="19319000000" calcext:value-type="float">
            <text:p>1.93E+10</text:p>
          </table:table-cell>
          <table:table-cell office:value-type="float" office:value="52498700000" calcext:value-type="float">
            <text:p>5.25E+10</text:p>
          </table:table-cell>
          <table:table-cell table:formula="of:=[.A37]*[.C37]" office:value-type="float" office:value="101486560000000" calcext:value-type="float">
            <text:p>101486560000000</text:p>
          </table:table-cell>
          <table:table-cell table:formula="of:=[.F37]/[.$H$1]" office:value-type="float" office:value="1.55225695931478" calcext:value-type="float">
            <text:p>1.55225695931478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47156000000" calcext:value-type="float">
            <text:p>9.47E+11</text:p>
          </table:table-cell>
          <table:table-cell office:value-type="float" office:value="2665010000000" calcext:value-type="float">
            <text:p>2.67E+12</text:p>
          </table:table-cell>
          <table:table-cell office:value-type="float" office:value="18600900000" calcext:value-type="float">
            <text:p>1.86E+10</text:p>
          </table:table-cell>
          <table:table-cell office:value-type="float" office:value="50410100000" calcext:value-type="float">
            <text:p>5.04E+10</text:p>
          </table:table-cell>
          <table:table-cell table:formula="of:=[.A38]*[.C38]" office:value-type="float" office:value="101270380000000" calcext:value-type="float">
            <text:p>101270380000000</text:p>
          </table:table-cell>
          <table:table-cell table:formula="of:=[.F38]/[.$H$1]" office:value-type="float" office:value="1.54895044356072" calcext:value-type="float">
            <text:p>1.5489504435607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2120000000" calcext:value-type="float">
            <text:p>9.22E+11</text:p>
          </table:table-cell>
          <table:table-cell office:value-type="float" office:value="2591640000000" calcext:value-type="float">
            <text:p>2.59E+12</text:p>
          </table:table-cell>
          <table:table-cell office:value-type="float" office:value="17935100000" calcext:value-type="float">
            <text:p>1.79E+10</text:p>
          </table:table-cell>
          <table:table-cell office:value-type="float" office:value="48482700000" calcext:value-type="float">
            <text:p>4.85E+10</text:p>
          </table:table-cell>
          <table:table-cell table:formula="of:=[.A39]*[.C39]" office:value-type="float" office:value="101073960000000" calcext:value-type="float">
            <text:p>101073960000000</text:p>
          </table:table-cell>
          <table:table-cell table:formula="of:=[.F39]/[.$H$1]" office:value-type="float" office:value="1.54594616090548" calcext:value-type="float">
            <text:p>1.5459461609054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98421000000" calcext:value-type="float">
            <text:p>8.98E+11</text:p>
          </table:table-cell>
          <table:table-cell office:value-type="float" office:value="2522380000000" calcext:value-type="float">
            <text:p>2.52E+12</text:p>
          </table:table-cell>
          <table:table-cell office:value-type="float" office:value="17316800000" calcext:value-type="float">
            <text:p>1.73E+10</text:p>
          </table:table-cell>
          <table:table-cell office:value-type="float" office:value="46700000000" calcext:value-type="float">
            <text:p>4.67E+10</text:p>
          </table:table-cell>
          <table:table-cell table:formula="of:=[.A40]*[.C40]" office:value-type="float" office:value="100895200000000" calcext:value-type="float">
            <text:p>100895200000000</text:p>
          </table:table-cell>
          <table:table-cell table:formula="of:=[.F40]/[.$H$1]" office:value-type="float" office:value="1.54321199143469" calcext:value-type="float">
            <text:p>1.5432119914346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75951000000" calcext:value-type="float">
            <text:p>8.76E+11</text:p>
          </table:table-cell>
          <table:table-cell office:value-type="float" office:value="2456870000000" calcext:value-type="float">
            <text:p>2.46E+12</text:p>
          </table:table-cell>
          <table:table-cell office:value-type="float" office:value="16741300000" calcext:value-type="float">
            <text:p>1.67E+10</text:p>
          </table:table-cell>
          <table:table-cell office:value-type="float" office:value="45047600000" calcext:value-type="float">
            <text:p>4.50E+10</text:p>
          </table:table-cell>
          <table:table-cell table:formula="of:=[.A41]*[.C41]" office:value-type="float" office:value="100731670000000" calcext:value-type="float">
            <text:p>100731670000000</text:p>
          </table:table-cell>
          <table:table-cell table:formula="of:=[.F41]/[.$H$1]" office:value-type="float" office:value="1.54071076781891" calcext:value-type="float">
            <text:p>1.5407107678189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54613000000" calcext:value-type="float">
            <text:p>8.55E+11</text:p>
          </table:table-cell>
          <table:table-cell office:value-type="float" office:value="2394790000000" calcext:value-type="float">
            <text:p>2.39E+12</text:p>
          </table:table-cell>
          <table:table-cell office:value-type="float" office:value="16204700000" calcext:value-type="float">
            <text:p>1.62E+10</text:p>
          </table:table-cell>
          <table:table-cell office:value-type="float" office:value="43512700000" calcext:value-type="float">
            <text:p>4.35E+10</text:p>
          </table:table-cell>
          <table:table-cell table:formula="of:=[.A42]*[.C42]" office:value-type="float" office:value="100581180000000" calcext:value-type="float">
            <text:p>100581180000000</text:p>
          </table:table-cell>
          <table:table-cell table:formula="of:=[.F42]/[.$H$1]" office:value-type="float" office:value="1.53840899357602" calcext:value-type="float">
            <text:p>1.5384089935760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34319000000" calcext:value-type="float">
            <text:p>8.34E+11</text:p>
          </table:table-cell>
          <table:table-cell office:value-type="float" office:value="2335860000000" calcext:value-type="float">
            <text:p>2.34E+12</text:p>
          </table:table-cell>
          <table:table-cell office:value-type="float" office:value="15703400000" calcext:value-type="float">
            <text:p>1.57E+10</text:p>
          </table:table-cell>
          <table:table-cell office:value-type="float" office:value="42083900000" calcext:value-type="float">
            <text:p>4.21E+10</text:p>
          </table:table-cell>
          <table:table-cell table:formula="of:=[.A43]*[.C43]" office:value-type="float" office:value="100441980000000" calcext:value-type="float">
            <text:p>100441980000000</text:p>
          </table:table-cell>
          <table:table-cell table:formula="of:=[.F43]/[.$H$1]" office:value-type="float" office:value="1.53627990211074" calcext:value-type="float">
            <text:p>1.5362799021107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14990000000" calcext:value-type="float">
            <text:p>8.15E+11</text:p>
          </table:table-cell>
          <table:table-cell office:value-type="float" office:value="2279820000000" calcext:value-type="float">
            <text:p>2.28E+12</text:p>
          </table:table-cell>
          <table:table-cell office:value-type="float" office:value="15234200000" calcext:value-type="float">
            <text:p>1.52E+10</text:p>
          </table:table-cell>
          <table:table-cell office:value-type="float" office:value="40751000000" calcext:value-type="float">
            <text:p>4.08E+10</text:p>
          </table:table-cell>
          <table:table-cell table:formula="of:=[.A44]*[.C44]" office:value-type="float" office:value="100312080000000" calcext:value-type="float">
            <text:p>100312080000000</text:p>
          </table:table-cell>
          <table:table-cell table:formula="of:=[.F44]/[.$H$1]" office:value-type="float" office:value="1.53429305598042" calcext:value-type="float">
            <text:p>1.5342930559804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96554000000" calcext:value-type="float">
            <text:p>7.97E+11</text:p>
          </table:table-cell>
          <table:table-cell office:value-type="float" office:value="2226440000000" calcext:value-type="float">
            <text:p>2.23E+12</text:p>
          </table:table-cell>
          <table:table-cell office:value-type="float" office:value="14794300000" calcext:value-type="float">
            <text:p>1.48E+10</text:p>
          </table:table-cell>
          <table:table-cell office:value-type="float" office:value="39505100000" calcext:value-type="float">
            <text:p>3.95E+10</text:p>
          </table:table-cell>
          <table:table-cell table:formula="of:=[.A45]*[.C45]" office:value-type="float" office:value="100189800000000" calcext:value-type="float">
            <text:p>100189800000000</text:p>
          </table:table-cell>
          <table:table-cell table:formula="of:=[.F45]/[.$H$1]" office:value-type="float" office:value="1.53242275925359" calcext:value-type="float">
            <text:p>1.5324227592535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78947000000" calcext:value-type="float">
            <text:p>7.79E+11</text:p>
          </table:table-cell>
          <table:table-cell office:value-type="float" office:value="2175530000000" calcext:value-type="float">
            <text:p>2.18E+12</text:p>
          </table:table-cell>
          <table:table-cell office:value-type="float" office:value="14381000000" calcext:value-type="float">
            <text:p>1.44E+10</text:p>
          </table:table-cell>
          <table:table-cell office:value-type="float" office:value="38338000000" calcext:value-type="float">
            <text:p>3.83E+10</text:p>
          </table:table-cell>
          <table:table-cell table:formula="of:=[.A46]*[.C46]" office:value-type="float" office:value="100074380000000" calcext:value-type="float">
            <text:p>100074380000000</text:p>
          </table:table-cell>
          <table:table-cell table:formula="of:=[.F46]/[.$H$1]" office:value-type="float" office:value="1.5306573875803" calcext:value-type="float">
            <text:p>1.530657387580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62110000000" calcext:value-type="float">
            <text:p>7.62E+11</text:p>
          </table:table-cell>
          <table:table-cell office:value-type="float" office:value="2126890000000" calcext:value-type="float">
            <text:p>2.13E+12</text:p>
          </table:table-cell>
          <table:table-cell office:value-type="float" office:value="13992100000" calcext:value-type="float">
            <text:p>1.40E+10</text:p>
          </table:table-cell>
          <table:table-cell office:value-type="float" office:value="37242700000" calcext:value-type="float">
            <text:p>3.72E+10</text:p>
          </table:table-cell>
          <table:table-cell table:formula="of:=[.A47]*[.C47]" office:value-type="float" office:value="99963830000000" calcext:value-type="float">
            <text:p>99963830000000</text:p>
          </table:table-cell>
          <table:table-cell table:formula="of:=[.F47]/[.$H$1]" office:value-type="float" office:value="1.5289665035179" calcext:value-type="float">
            <text:p>1.5289665035179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45990000000" calcext:value-type="float">
            <text:p>7.46E+11</text:p>
          </table:table-cell>
          <table:table-cell office:value-type="float" office:value="2080360000000" calcext:value-type="float">
            <text:p>2.08E+12</text:p>
          </table:table-cell>
          <table:table-cell office:value-type="float" office:value="13625600000" calcext:value-type="float">
            <text:p>1.36E+10</text:p>
          </table:table-cell>
          <table:table-cell office:value-type="float" office:value="36212700000" calcext:value-type="float">
            <text:p>3.62E+10</text:p>
          </table:table-cell>
          <table:table-cell table:formula="of:=[.A48]*[.C48]" office:value-type="float" office:value="99857280000000" calcext:value-type="float">
            <text:p>99857280000000</text:p>
          </table:table-cell>
          <table:table-cell table:formula="of:=[.F48]/[.$H$1]" office:value-type="float" office:value="1.52733680024472" calcext:value-type="float">
            <text:p>1.5273368002447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30538000000" calcext:value-type="float">
            <text:p>7.31E+11</text:p>
          </table:table-cell>
          <table:table-cell office:value-type="float" office:value="2035790000000" calcext:value-type="float">
            <text:p>2.04E+12</text:p>
          </table:table-cell>
          <table:table-cell office:value-type="float" office:value="13279400000" calcext:value-type="float">
            <text:p>1.33E+10</text:p>
          </table:table-cell>
          <table:table-cell office:value-type="float" office:value="35242200000" calcext:value-type="float">
            <text:p>3.52E+10</text:p>
          </table:table-cell>
          <table:table-cell table:formula="of:=[.A49]*[.C49]" office:value-type="float" office:value="99753710000000" calcext:value-type="float">
            <text:p>99753710000000</text:p>
          </table:table-cell>
          <table:table-cell table:formula="of:=[.F49]/[.$H$1]" office:value-type="float" office:value="1.52575267665953" calcext:value-type="float">
            <text:p>1.5257526766595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5711000000" calcext:value-type="float">
            <text:p>7.16E+11</text:p>
          </table:table-cell>
          <table:table-cell office:value-type="float" office:value="1993040000000" calcext:value-type="float">
            <text:p>1.99E+12</text:p>
          </table:table-cell>
          <table:table-cell office:value-type="float" office:value="12952100000" calcext:value-type="float">
            <text:p>1.30E+10</text:p>
          </table:table-cell>
          <table:table-cell office:value-type="float" office:value="34326200000" calcext:value-type="float">
            <text:p>3.43E+10</text:p>
          </table:table-cell>
          <table:table-cell table:formula="of:=[.A50]*[.C50]" office:value-type="float" office:value="99652000000000" calcext:value-type="float">
            <text:p>99652000000000</text:p>
          </table:table-cell>
          <table:table-cell table:formula="of:=[.F50]/[.$H$1]" office:value-type="float" office:value="1.52419700214133" calcext:value-type="float">
            <text:p>1.5241970021413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1468000000" calcext:value-type="float">
            <text:p>7.01E+11</text:p>
          </table:table-cell>
          <table:table-cell office:value-type="float" office:value="1951990000000" calcext:value-type="float">
            <text:p>1.95E+12</text:p>
          </table:table-cell>
          <table:table-cell office:value-type="float" office:value="12641900000" calcext:value-type="float">
            <text:p>1.26E+10</text:p>
          </table:table-cell>
          <table:table-cell office:value-type="float" office:value="33460000000" calcext:value-type="float">
            <text:p>3.35E+10</text:p>
          </table:table-cell>
          <table:table-cell table:formula="of:=[.A51]*[.C51]" office:value-type="float" office:value="99551490000000" calcext:value-type="float">
            <text:p>99551490000000</text:p>
          </table:table-cell>
          <table:table-cell table:formula="of:=[.F51]/[.$H$1]" office:value-type="float" office:value="1.5226596818599" calcext:value-type="float">
            <text:p>1.5226596818599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7773000000" calcext:value-type="float">
            <text:p>6.88E+11</text:p>
          </table:table-cell>
          <table:table-cell office:value-type="float" office:value="1912520000000" calcext:value-type="float">
            <text:p>1.91E+12</text:p>
          </table:table-cell>
          <table:table-cell office:value-type="float" office:value="12347700000" calcext:value-type="float">
            <text:p>1.23E+10</text:p>
          </table:table-cell>
          <table:table-cell office:value-type="float" office:value="32639500000" calcext:value-type="float">
            <text:p>3.26E+10</text:p>
          </table:table-cell>
          <table:table-cell table:formula="of:=[.A52]*[.C52]" office:value-type="float" office:value="99451040000000" calcext:value-type="float">
            <text:p>99451040000000</text:p>
          </table:table-cell>
          <table:table-cell table:formula="of:=[.F52]/[.$H$1]" office:value-type="float" office:value="1.5211232792903" calcext:value-type="float">
            <text:p>1.521123279290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74592000000" calcext:value-type="float">
            <text:p>6.75E+11</text:p>
          </table:table-cell>
          <table:table-cell office:value-type="float" office:value="1874550000000" calcext:value-type="float">
            <text:p>1.87E+12</text:p>
          </table:table-cell>
          <table:table-cell office:value-type="float" office:value="12068100000" calcext:value-type="float">
            <text:p>1.21E+10</text:p>
          </table:table-cell>
          <table:table-cell office:value-type="float" office:value="31861000000" calcext:value-type="float">
            <text:p>3.19E+10</text:p>
          </table:table-cell>
          <table:table-cell table:formula="of:=[.A53]*[.C53]" office:value-type="float" office:value="99351150000000" calcext:value-type="float">
            <text:p>99351150000000</text:p>
          </table:table-cell>
          <table:table-cell table:formula="of:=[.F53]/[.$H$1]" office:value-type="float" office:value="1.5195954420312" calcext:value-type="float">
            <text:p>1.5195954420312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61895000000" calcext:value-type="float">
            <text:p>6.62E+11</text:p>
          </table:table-cell>
          <table:table-cell office:value-type="float" office:value="1837960000000" calcext:value-type="float">
            <text:p>1.84E+12</text:p>
          </table:table-cell>
          <table:table-cell office:value-type="float" office:value="11802100000" calcext:value-type="float">
            <text:p>1.18E+10</text:p>
          </table:table-cell>
          <table:table-cell office:value-type="float" office:value="31121100000" calcext:value-type="float">
            <text:p>3.11E+10</text:p>
          </table:table-cell>
          <table:table-cell table:formula="of:=[.A54]*[.C54]" office:value-type="float" office:value="99249840000000" calcext:value-type="float">
            <text:p>99249840000000</text:p>
          </table:table-cell>
          <table:table-cell table:formula="of:=[.F54]/[.$H$1]" office:value-type="float" office:value="1.51804588559192" calcext:value-type="float">
            <text:p>1.5180458855919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49652000000" calcext:value-type="float">
            <text:p>6.50E+11</text:p>
          </table:table-cell>
          <table:table-cell office:value-type="float" office:value="1802690000000" calcext:value-type="float">
            <text:p>1.80E+12</text:p>
          </table:table-cell>
          <table:table-cell office:value-type="float" office:value="11548500000" calcext:value-type="float">
            <text:p>1.15E+10</text:p>
          </table:table-cell>
          <table:table-cell office:value-type="float" office:value="30416800000" calcext:value-type="float">
            <text:p>3.04E+10</text:p>
          </table:table-cell>
          <table:table-cell table:formula="of:=[.A55]*[.C55]" office:value-type="float" office:value="99147950000000" calcext:value-type="float">
            <text:p>99147950000000</text:p>
          </table:table-cell>
          <table:table-cell table:formula="of:=[.F55]/[.$H$1]" office:value-type="float" office:value="1.51648745793821" calcext:value-type="float">
            <text:p>1.5164874579382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37839000000" calcext:value-type="float">
            <text:p>6.38E+11</text:p>
          </table:table-cell>
          <table:table-cell office:value-type="float" office:value="1768650000000" calcext:value-type="float">
            <text:p>1.77E+12</text:p>
          </table:table-cell>
          <table:table-cell office:value-type="float" office:value="11306600000" calcext:value-type="float">
            <text:p>1.13E+10</text:p>
          </table:table-cell>
          <table:table-cell office:value-type="float" office:value="29745400000" calcext:value-type="float">
            <text:p>2.97E+10</text:p>
          </table:table-cell>
          <table:table-cell table:formula="of:=[.A56]*[.C56]" office:value-type="float" office:value="99044400000000" calcext:value-type="float">
            <text:p>99044400000000</text:p>
          </table:table-cell>
          <table:table-cell table:formula="of:=[.F56]/[.$H$1]" office:value-type="float" office:value="1.51490364025696" calcext:value-type="float">
            <text:p>1.51490364025696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26430000000" calcext:value-type="float">
            <text:p>6.26E+11</text:p>
          </table:table-cell>
          <table:table-cell office:value-type="float" office:value="1735760000000" calcext:value-type="float">
            <text:p>1.74E+12</text:p>
          </table:table-cell>
          <table:table-cell office:value-type="float" office:value="11075400000" calcext:value-type="float">
            <text:p>1.11E+10</text:p>
          </table:table-cell>
          <table:table-cell office:value-type="float" office:value="29104500000" calcext:value-type="float">
            <text:p>2.91E+10</text:p>
          </table:table-cell>
          <table:table-cell table:formula="of:=[.A57]*[.C57]" office:value-type="float" office:value="98938320000000" calcext:value-type="float">
            <text:p>98938320000000</text:p>
          </table:table-cell>
          <table:table-cell table:formula="of:=[.F57]/[.$H$1]" office:value-type="float" office:value="1.51328112572652" calcext:value-type="float">
            <text:p>1.513281125726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5405000000" calcext:value-type="float">
            <text:p>6.15E+11</text:p>
          </table:table-cell>
          <table:table-cell office:value-type="float" office:value="1703980000000" calcext:value-type="float">
            <text:p>1.70E+12</text:p>
          </table:table-cell>
          <table:table-cell office:value-type="float" office:value="10854200000" calcext:value-type="float">
            <text:p>1.09E+10</text:p>
          </table:table-cell>
          <table:table-cell office:value-type="float" office:value="28491700000" calcext:value-type="float">
            <text:p>2.85E+10</text:p>
          </table:table-cell>
          <table:table-cell table:formula="of:=[.A58]*[.C58]" office:value-type="float" office:value="98830840000000" calcext:value-type="float">
            <text:p>98830840000000</text:p>
          </table:table-cell>
          <table:table-cell table:formula="of:=[.F58]/[.$H$1]" office:value-type="float" office:value="1.51163719791985" calcext:value-type="float">
            <text:p>1.51163719791985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4743000000" calcext:value-type="float">
            <text:p>6.05E+11</text:p>
          </table:table-cell>
          <table:table-cell office:value-type="float" office:value="1673220000000" calcext:value-type="float">
            <text:p>1.67E+12</text:p>
          </table:table-cell>
          <table:table-cell office:value-type="float" office:value="10642300000" calcext:value-type="float">
            <text:p>1.06E+10</text:p>
          </table:table-cell>
          <table:table-cell office:value-type="float" office:value="27905100000" calcext:value-type="float">
            <text:p>2.79E+10</text:p>
          </table:table-cell>
          <table:table-cell table:formula="of:=[.A59]*[.C59]" office:value-type="float" office:value="98719980000000" calcext:value-type="float">
            <text:p>98719980000000</text:p>
          </table:table-cell>
          <table:table-cell table:formula="of:=[.F59]/[.$H$1]" office:value-type="float" office:value="1.50994157234628" calcext:value-type="float">
            <text:p>1.5099415723462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94424000000" calcext:value-type="float">
            <text:p>5.94E+11</text:p>
          </table:table-cell>
          <table:table-cell office:value-type="float" office:value="1643450000000" calcext:value-type="float">
            <text:p>1.64E+12</text:p>
          </table:table-cell>
          <table:table-cell office:value-type="float" office:value="10439100000" calcext:value-type="float">
            <text:p>1.04E+10</text:p>
          </table:table-cell>
          <table:table-cell office:value-type="float" office:value="27342900000" calcext:value-type="float">
            <text:p>2.73E+10</text:p>
          </table:table-cell>
          <table:table-cell table:formula="of:=[.A60]*[.C60]" office:value-type="float" office:value="98607000000000" calcext:value-type="float">
            <text:p>98607000000000</text:p>
          </table:table-cell>
          <table:table-cell table:formula="of:=[.F60]/[.$H$1]" office:value-type="float" office:value="1.50821352095442" calcext:value-type="float">
            <text:p>1.50821352095442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84432000000" calcext:value-type="float">
            <text:p>5.84E+11</text:p>
          </table:table-cell>
          <table:table-cell office:value-type="float" office:value="1614610000000" calcext:value-type="float">
            <text:p>1.61E+12</text:p>
          </table:table-cell>
          <table:table-cell office:value-type="float" office:value="10244000000" calcext:value-type="float">
            <text:p>1.02E+10</text:p>
          </table:table-cell>
          <table:table-cell office:value-type="float" office:value="26803300000" calcext:value-type="float">
            <text:p>2.68E+10</text:p>
          </table:table-cell>
          <table:table-cell table:formula="of:=[.A61]*[.C61]" office:value-type="float" office:value="98491210000000" calcext:value-type="float">
            <text:p>98491210000000</text:p>
          </table:table-cell>
          <table:table-cell table:formula="of:=[.F61]/[.$H$1]" office:value-type="float" office:value="1.50644249005812" calcext:value-type="float">
            <text:p>1.5064424900581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74749000000" calcext:value-type="float">
            <text:p>5.75E+11</text:p>
          </table:table-cell>
          <table:table-cell office:value-type="float" office:value="1586660000000" calcext:value-type="float">
            <text:p>1.59E+12</text:p>
          </table:table-cell>
          <table:table-cell office:value-type="float" office:value="10056400000" calcext:value-type="float">
            <text:p>1.01E+10</text:p>
          </table:table-cell>
          <table:table-cell office:value-type="float" office:value="26284900000" calcext:value-type="float">
            <text:p>2.63E+10</text:p>
          </table:table-cell>
          <table:table-cell table:formula="of:=[.A62]*[.C62]" office:value-type="float" office:value="98372920000000" calcext:value-type="float">
            <text:p>98372920000000</text:p>
          </table:table-cell>
          <table:table-cell table:formula="of:=[.F62]/[.$H$1]" office:value-type="float" office:value="1.50463322116855" calcext:value-type="float">
            <text:p>1.5046332211685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65362000000" calcext:value-type="float">
            <text:p>5.65E+11</text:p>
          </table:table-cell>
          <table:table-cell office:value-type="float" office:value="1559540000000" calcext:value-type="float">
            <text:p>1.56E+12</text:p>
          </table:table-cell>
          <table:table-cell office:value-type="float" office:value="9876010000" calcext:value-type="float">
            <text:p>9.88E+09</text:p>
          </table:table-cell>
          <table:table-cell office:value-type="float" office:value="25786300000" calcext:value-type="float">
            <text:p>2.58E+10</text:p>
          </table:table-cell>
          <table:table-cell table:formula="of:=[.A63]*[.C63]" office:value-type="float" office:value="98251020000000" calcext:value-type="float">
            <text:p>98251020000000</text:p>
          </table:table-cell>
          <table:table-cell table:formula="of:=[.F63]/[.$H$1]" office:value-type="float" office:value="1.5027687366167" calcext:value-type="float">
            <text:p>1.502768736616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56256000000" calcext:value-type="float">
            <text:p>5.56E+11</text:p>
          </table:table-cell>
          <table:table-cell office:value-type="float" office:value="1533220000000" calcext:value-type="float">
            <text:p>1.53E+12</text:p>
          </table:table-cell>
          <table:table-cell office:value-type="float" office:value="9702220000" calcext:value-type="float">
            <text:p>9.70E+09</text:p>
          </table:table-cell>
          <table:table-cell office:value-type="float" office:value="25306300000" calcext:value-type="float">
            <text:p>2.53E+10</text:p>
          </table:table-cell>
          <table:table-cell table:formula="of:=[.A64]*[.C64]" office:value-type="float" office:value="98126080000000" calcext:value-type="float">
            <text:p>98126080000000</text:p>
          </table:table-cell>
          <table:table-cell table:formula="of:=[.F64]/[.$H$1]" office:value-type="float" office:value="1.50085775466504" calcext:value-type="float">
            <text:p>1.50085775466504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47417000000" calcext:value-type="float">
            <text:p>5.47E+11</text:p>
          </table:table-cell>
          <table:table-cell office:value-type="float" office:value="1507660000000" calcext:value-type="float">
            <text:p>1.51E+12</text:p>
          </table:table-cell>
          <table:table-cell office:value-type="float" office:value="9534670000" calcext:value-type="float">
            <text:p>9.53E+09</text:p>
          </table:table-cell>
          <table:table-cell office:value-type="float" office:value="24843600000" calcext:value-type="float">
            <text:p>2.48E+10</text:p>
          </table:table-cell>
          <table:table-cell table:formula="of:=[.A65]*[.C65]" office:value-type="float" office:value="97997900000000" calcext:value-type="float">
            <text:p>97997900000000</text:p>
          </table:table-cell>
          <table:table-cell table:formula="of:=[.F65]/[.$H$1]" office:value-type="float" office:value="1.49889721627409" calcext:value-type="float">
            <text:p>1.4988972162740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38834000000" calcext:value-type="float">
            <text:p>5.39E+11</text:p>
          </table:table-cell>
          <table:table-cell office:value-type="float" office:value="1482830000000" calcext:value-type="float">
            <text:p>1.48E+12</text:p>
          </table:table-cell>
          <table:table-cell office:value-type="float" office:value="9373000000" calcext:value-type="float">
            <text:p>9.37E+09</text:p>
          </table:table-cell>
          <table:table-cell office:value-type="float" office:value="24397200000" calcext:value-type="float">
            <text:p>2.44E+10</text:p>
          </table:table-cell>
          <table:table-cell table:formula="of:=[.A66]*[.C66]" office:value-type="float" office:value="97866780000000" calcext:value-type="float">
            <text:p>97866780000000</text:p>
          </table:table-cell>
          <table:table-cell table:formula="of:=[.F66]/[.$H$1]" office:value-type="float" office:value="1.49689171000306" calcext:value-type="float">
            <text:p>1.49689171000306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30495000000" calcext:value-type="float">
            <text:p>5.30E+11</text:p>
          </table:table-cell>
          <table:table-cell office:value-type="float" office:value="1458700000000" calcext:value-type="float">
            <text:p>1.46E+12</text:p>
          </table:table-cell>
          <table:table-cell office:value-type="float" office:value="9216860000" calcext:value-type="float">
            <text:p>9.22E+09</text:p>
          </table:table-cell>
          <table:table-cell office:value-type="float" office:value="23966200000" calcext:value-type="float">
            <text:p>2.40E+10</text:p>
          </table:table-cell>
          <table:table-cell table:formula="of:=[.A67]*[.C67]" office:value-type="float" office:value="97732900000000" calcext:value-type="float">
            <text:p>97732900000000</text:p>
          </table:table-cell>
          <table:table-cell table:formula="of:=[.F67]/[.$H$1]" office:value-type="float" office:value="1.49484398898746" calcext:value-type="float">
            <text:p>1.4948439889874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22390000000" calcext:value-type="float">
            <text:p>5.22E+11</text:p>
          </table:table-cell>
          <table:table-cell office:value-type="float" office:value="1435220000000" calcext:value-type="float">
            <text:p>1.44E+12</text:p>
          </table:table-cell>
          <table:table-cell office:value-type="float" office:value="9065940000" calcext:value-type="float">
            <text:p>9.07E+09</text:p>
          </table:table-cell>
          <table:table-cell office:value-type="float" office:value="23549700000" calcext:value-type="float">
            <text:p>2.35E+10</text:p>
          </table:table-cell>
          <table:table-cell table:formula="of:=[.A68]*[.C68]" office:value-type="float" office:value="97594960000000" calcext:value-type="float">
            <text:p>97594960000000</text:p>
          </table:table-cell>
          <table:table-cell table:formula="of:=[.F68]/[.$H$1]" office:value-type="float" office:value="1.49273416947079" calcext:value-type="float">
            <text:p>1.4927341694707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4508000000" calcext:value-type="float">
            <text:p>5.15E+11</text:p>
          </table:table-cell>
          <table:table-cell office:value-type="float" office:value="1412390000000" calcext:value-type="float">
            <text:p>1.41E+12</text:p>
          </table:table-cell>
          <table:table-cell office:value-type="float" office:value="8919950000" calcext:value-type="float">
            <text:p>8.92E+09</text:p>
          </table:table-cell>
          <table:table-cell office:value-type="float" office:value="23146800000" calcext:value-type="float">
            <text:p>2.31E+10</text:p>
          </table:table-cell>
          <table:table-cell table:formula="of:=[.A69]*[.C69]" office:value-type="float" office:value="97454910000000" calcext:value-type="float">
            <text:p>97454910000000</text:p>
          </table:table-cell>
          <table:table-cell table:formula="of:=[.F69]/[.$H$1]" office:value-type="float" office:value="1.49059207708779" calcext:value-type="float">
            <text:p>1.4905920770877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6840000000" calcext:value-type="float">
            <text:p>5.07E+11</text:p>
          </table:table-cell>
          <table:table-cell office:value-type="float" office:value="1390160000000" calcext:value-type="float">
            <text:p>1.39E+12</text:p>
          </table:table-cell>
          <table:table-cell office:value-type="float" office:value="8778610000" calcext:value-type="float">
            <text:p>8.78E+09</text:p>
          </table:table-cell>
          <table:table-cell office:value-type="float" office:value="22756800000" calcext:value-type="float">
            <text:p>2.28E+10</text:p>
          </table:table-cell>
          <table:table-cell table:formula="of:=[.A70]*[.C70]" office:value-type="float" office:value="97311200000000" calcext:value-type="float">
            <text:p>97311200000000</text:p>
          </table:table-cell>
          <table:table-cell table:formula="of:=[.F70]/[.$H$1]" office:value-type="float" office:value="1.48839400428266" calcext:value-type="float">
            <text:p>1.48839400428266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99378000000" calcext:value-type="float">
            <text:p>4.99E+11</text:p>
          </table:table-cell>
          <table:table-cell office:value-type="float" office:value="1368520000000" calcext:value-type="float">
            <text:p>1.37E+12</text:p>
          </table:table-cell>
          <table:table-cell office:value-type="float" office:value="8641690000" calcext:value-type="float">
            <text:p>8.64E+09</text:p>
          </table:table-cell>
          <table:table-cell office:value-type="float" office:value="22379100000" calcext:value-type="float">
            <text:p>2.24E+10</text:p>
          </table:table-cell>
          <table:table-cell table:formula="of:=[.A71]*[.C71]" office:value-type="float" office:value="97164920000000" calcext:value-type="float">
            <text:p>97164920000000</text:p>
          </table:table-cell>
          <table:table-cell table:formula="of:=[.F71]/[.$H$1]" office:value-type="float" office:value="1.48615662282043" calcext:value-type="float">
            <text:p>1.4861566228204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2112000000" calcext:value-type="float">
            <text:p>4.92E+11</text:p>
          </table:table-cell>
          <table:table-cell office:value-type="float" office:value="1347440000000" calcext:value-type="float">
            <text:p>1.35E+12</text:p>
          </table:table-cell>
          <table:table-cell office:value-type="float" office:value="8508950000" calcext:value-type="float">
            <text:p>8.51E+09</text:p>
          </table:table-cell>
          <table:table-cell office:value-type="float" office:value="22012900000" calcext:value-type="float">
            <text:p>2.20E+10</text:p>
          </table:table-cell>
          <table:table-cell table:formula="of:=[.A72]*[.C72]" office:value-type="float" office:value="97015680000000" calcext:value-type="float">
            <text:p>97015680000000</text:p>
          </table:table-cell>
          <table:table-cell table:formula="of:=[.F72]/[.$H$1]" office:value-type="float" office:value="1.48387396757418" calcext:value-type="float">
            <text:p>1.4838739675741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85035000000" calcext:value-type="float">
            <text:p>4.85E+11</text:p>
          </table:table-cell>
          <table:table-cell office:value-type="float" office:value="1326890000000" calcext:value-type="float">
            <text:p>1.33E+12</text:p>
          </table:table-cell>
          <table:table-cell office:value-type="float" office:value="8380180000" calcext:value-type="float">
            <text:p>8.38E+09</text:p>
          </table:table-cell>
          <table:table-cell office:value-type="float" office:value="21657700000" calcext:value-type="float">
            <text:p>2.17E+10</text:p>
          </table:table-cell>
          <table:table-cell table:formula="of:=[.A73]*[.C73]" office:value-type="float" office:value="96862970000000" calcext:value-type="float">
            <text:p>96862970000000</text:p>
          </table:table-cell>
          <table:table-cell table:formula="of:=[.F73]/[.$H$1]" office:value-type="float" office:value="1.48153823799327" calcext:value-type="float">
            <text:p>1.4815382379932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8140000000" calcext:value-type="float">
            <text:p>4.78E+11</text:p>
          </table:table-cell>
          <table:table-cell office:value-type="float" office:value="1306870000000" calcext:value-type="float">
            <text:p>1.31E+12</text:p>
          </table:table-cell>
          <table:table-cell office:value-type="float" office:value="8255170000" calcext:value-type="float">
            <text:p>8.26E+09</text:p>
          </table:table-cell>
          <table:table-cell office:value-type="float" office:value="21313000000" calcext:value-type="float">
            <text:p>2.13E+10</text:p>
          </table:table-cell>
          <table:table-cell table:formula="of:=[.A74]*[.C74]" office:value-type="float" office:value="96708380000000" calcext:value-type="float">
            <text:p>96708380000000</text:p>
          </table:table-cell>
          <table:table-cell table:formula="of:=[.F74]/[.$H$1]" office:value-type="float" office:value="1.47917375344142" calcext:value-type="float">
            <text:p>1.4791737534414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1419000000" calcext:value-type="float">
            <text:p>4.71E+11</text:p>
          </table:table-cell>
          <table:table-cell office:value-type="float" office:value="1287340000000" calcext:value-type="float">
            <text:p>1.29E+12</text:p>
          </table:table-cell>
          <table:table-cell office:value-type="float" office:value="8133760000" calcext:value-type="float">
            <text:p>8.13E+09</text:p>
          </table:table-cell>
          <table:table-cell office:value-type="float" office:value="20978200000" calcext:value-type="float">
            <text:p>2.10E+10</text:p>
          </table:table-cell>
          <table:table-cell table:formula="of:=[.A75]*[.C75]" office:value-type="float" office:value="96550500000000" calcext:value-type="float">
            <text:p>96550500000000</text:p>
          </table:table-cell>
          <table:table-cell table:formula="of:=[.F75]/[.$H$1]" office:value-type="float" office:value="1.47675894769043" calcext:value-type="float">
            <text:p>1.476758947690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4867000000" calcext:value-type="float">
            <text:p>4.65E+11</text:p>
          </table:table-cell>
          <table:table-cell office:value-type="float" office:value="1268300000000" calcext:value-type="float">
            <text:p>1.27E+12</text:p>
          </table:table-cell>
          <table:table-cell office:value-type="float" office:value="8015770000" calcext:value-type="float">
            <text:p>8.02E+09</text:p>
          </table:table-cell>
          <table:table-cell office:value-type="float" office:value="20652800000" calcext:value-type="float">
            <text:p>2.07E+10</text:p>
          </table:table-cell>
          <table:table-cell table:formula="of:=[.A76]*[.C76]" office:value-type="float" office:value="96390800000000" calcext:value-type="float">
            <text:p>96390800000000</text:p>
          </table:table-cell>
          <table:table-cell table:formula="of:=[.F76]/[.$H$1]" office:value-type="float" office:value="1.47431630468033" calcext:value-type="float">
            <text:p>1.47431630468033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58476000000" calcext:value-type="float">
            <text:p>4.58E+11</text:p>
          </table:table-cell>
          <table:table-cell office:value-type="float" office:value="1249720000000" calcext:value-type="float">
            <text:p>1.25E+12</text:p>
          </table:table-cell>
          <table:table-cell office:value-type="float" office:value="7901040000" calcext:value-type="float">
            <text:p>7.90E+09</text:p>
          </table:table-cell>
          <table:table-cell office:value-type="float" office:value="20336500000" calcext:value-type="float">
            <text:p>2.03E+10</text:p>
          </table:table-cell>
          <table:table-cell table:formula="of:=[.A77]*[.C77]" office:value-type="float" office:value="96228440000000" calcext:value-type="float">
            <text:p>96228440000000</text:p>
          </table:table-cell>
          <table:table-cell table:formula="of:=[.F77]/[.$H$1]" office:value-type="float" office:value="1.4718329764454" calcext:value-type="float">
            <text:p>1.4718329764454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52241000000" calcext:value-type="float">
            <text:p>4.52E+11</text:p>
          </table:table-cell>
          <table:table-cell office:value-type="float" office:value="1231580000000" calcext:value-type="float">
            <text:p>1.23E+12</text:p>
          </table:table-cell>
          <table:table-cell office:value-type="float" office:value="7789410000" calcext:value-type="float">
            <text:p>7.79E+09</text:p>
          </table:table-cell>
          <table:table-cell office:value-type="float" office:value="20028800000" calcext:value-type="float">
            <text:p>2.00E+10</text:p>
          </table:table-cell>
          <table:table-cell table:formula="of:=[.A78]*[.C78]" office:value-type="float" office:value="96063240000000" calcext:value-type="float">
            <text:p>96063240000000</text:p>
          </table:table-cell>
          <table:table-cell table:formula="of:=[.F78]/[.$H$1]" office:value-type="float" office:value="1.46930620985011" calcext:value-type="float">
            <text:p>1.4693062098501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6156000000" calcext:value-type="float">
            <text:p>4.46E+11</text:p>
          </table:table-cell>
          <table:table-cell office:value-type="float" office:value="1213870000000" calcext:value-type="float">
            <text:p>1.21E+12</text:p>
          </table:table-cell>
          <table:table-cell office:value-type="float" office:value="7680770000" calcext:value-type="float">
            <text:p>7.68E+09</text:p>
          </table:table-cell>
          <table:table-cell office:value-type="float" office:value="19729400000" calcext:value-type="float">
            <text:p>1.97E+10</text:p>
          </table:table-cell>
          <table:table-cell table:formula="of:=[.A79]*[.C79]" office:value-type="float" office:value="95895730000000" calcext:value-type="float">
            <text:p>95895730000000</text:p>
          </table:table-cell>
          <table:table-cell table:formula="of:=[.F79]/[.$H$1]" office:value-type="float" office:value="1.46674411134904" calcext:value-type="float">
            <text:p>1.4667441113490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0216000000" calcext:value-type="float">
            <text:p>4.40E+11</text:p>
          </table:table-cell>
          <table:table-cell office:value-type="float" office:value="1196580000000" calcext:value-type="float">
            <text:p>1.20E+12</text:p>
          </table:table-cell>
          <table:table-cell office:value-type="float" office:value="7574960000" calcext:value-type="float">
            <text:p>7.57E+09</text:p>
          </table:table-cell>
          <table:table-cell office:value-type="float" office:value="19437800000" calcext:value-type="float">
            <text:p>1.94E+10</text:p>
          </table:table-cell>
          <table:table-cell table:formula="of:=[.A80]*[.C80]" office:value-type="float" office:value="95726400000000" calcext:value-type="float">
            <text:p>95726400000000</text:p>
          </table:table-cell>
          <table:table-cell table:formula="of:=[.F80]/[.$H$1]" office:value-type="float" office:value="1.46415417558887" calcext:value-type="float">
            <text:p>1.46415417558887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34416000000" calcext:value-type="float">
            <text:p>4.34E+11</text:p>
          </table:table-cell>
          <table:table-cell office:value-type="float" office:value="1179690000000" calcext:value-type="float">
            <text:p>1.18E+12</text:p>
          </table:table-cell>
          <table:table-cell office:value-type="float" office:value="7471880000" calcext:value-type="float">
            <text:p>7.47E+09</text:p>
          </table:table-cell>
          <table:table-cell office:value-type="float" office:value="19153800000" calcext:value-type="float">
            <text:p>1.92E+10</text:p>
          </table:table-cell>
          <table:table-cell table:formula="of:=[.A81]*[.C81]" office:value-type="float" office:value="95554890000000" calcext:value-type="float">
            <text:p>95554890000000</text:p>
          </table:table-cell>
          <table:table-cell table:formula="of:=[.F81]/[.$H$1]" office:value-type="float" office:value="1.46153089629856" calcext:value-type="float">
            <text:p>1.46153089629856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8751000000" calcext:value-type="float">
            <text:p>4.29E+11</text:p>
          </table:table-cell>
          <table:table-cell office:value-type="float" office:value="1163190000000" calcext:value-type="float">
            <text:p>1.16E+12</text:p>
          </table:table-cell>
          <table:table-cell office:value-type="float" office:value="7371410000" calcext:value-type="float">
            <text:p>7.37E+09</text:p>
          </table:table-cell>
          <table:table-cell office:value-type="float" office:value="18877000000" calcext:value-type="float">
            <text:p>1.89E+10</text:p>
          </table:table-cell>
          <table:table-cell table:formula="of:=[.A82]*[.C82]" office:value-type="float" office:value="95381580000000" calcext:value-type="float">
            <text:p>95381580000000</text:p>
          </table:table-cell>
          <table:table-cell table:formula="of:=[.F82]/[.$H$1]" office:value-type="float" office:value="1.45888008565311" calcext:value-type="float">
            <text:p>1.4588800856531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23217000000" calcext:value-type="float">
            <text:p>4.23E+11</text:p>
          </table:table-cell>
          <table:table-cell office:value-type="float" office:value="1147070000000" calcext:value-type="float">
            <text:p>1.15E+12</text:p>
          </table:table-cell>
          <table:table-cell office:value-type="float" office:value="7273450000" calcext:value-type="float">
            <text:p>7.27E+09</text:p>
          </table:table-cell>
          <table:table-cell office:value-type="float" office:value="18607200000" calcext:value-type="float">
            <text:p>1.86E+10</text:p>
          </table:table-cell>
          <table:table-cell table:formula="of:=[.A83]*[.C83]" office:value-type="float" office:value="95206810000000" calcext:value-type="float">
            <text:p>95206810000000</text:p>
          </table:table-cell>
          <table:table-cell table:formula="of:=[.F83]/[.$H$1]" office:value-type="float" office:value="1.45620694401958" calcext:value-type="float">
            <text:p>1.4562069440195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7808000000" calcext:value-type="float">
            <text:p>4.18E+11</text:p>
          </table:table-cell>
          <table:table-cell office:value-type="float" office:value="1131300000000" calcext:value-type="float">
            <text:p>1.13E+12</text:p>
          </table:table-cell>
          <table:table-cell office:value-type="float" office:value="7177880000" calcext:value-type="float">
            <text:p>7.18E+09</text:p>
          </table:table-cell>
          <table:table-cell office:value-type="float" office:value="18344000000" calcext:value-type="float">
            <text:p>1.83E+10</text:p>
          </table:table-cell>
          <table:table-cell table:formula="of:=[.A84]*[.C84]" office:value-type="float" office:value="95029200000000" calcext:value-type="float">
            <text:p>95029200000000</text:p>
          </table:table-cell>
          <table:table-cell table:formula="of:=[.F84]/[.$H$1]" office:value-type="float" office:value="1.4534903640257" calcext:value-type="float">
            <text:p>1.4534903640257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12521000000" calcext:value-type="float">
            <text:p>4.13E+11</text:p>
          </table:table-cell>
          <table:table-cell office:value-type="float" office:value="1115890000000" calcext:value-type="float">
            <text:p>1.12E+12</text:p>
          </table:table-cell>
          <table:table-cell office:value-type="float" office:value="7084630000" calcext:value-type="float">
            <text:p>7.08E+09</text:p>
          </table:table-cell>
          <table:table-cell office:value-type="float" office:value="18087300000" calcext:value-type="float">
            <text:p>1.81E+10</text:p>
          </table:table-cell>
          <table:table-cell table:formula="of:=[.A85]*[.C85]" office:value-type="float" office:value="94850650000000" calcext:value-type="float">
            <text:p>94850650000000</text:p>
          </table:table-cell>
          <table:table-cell table:formula="of:=[.F85]/[.$H$1]" office:value-type="float" office:value="1.45075940654634" calcext:value-type="float">
            <text:p>1.4507594065463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7353000000" calcext:value-type="float">
            <text:p>4.07E+11</text:p>
          </table:table-cell>
          <table:table-cell office:value-type="float" office:value="1100820000000" calcext:value-type="float">
            <text:p>1.10E+12</text:p>
          </table:table-cell>
          <table:table-cell office:value-type="float" office:value="6993600000" calcext:value-type="float">
            <text:p>6.99E+09</text:p>
          </table:table-cell>
          <table:table-cell office:value-type="float" office:value="17836700000" calcext:value-type="float">
            <text:p>1.78E+10</text:p>
          </table:table-cell>
          <table:table-cell table:formula="of:=[.A86]*[.C86]" office:value-type="float" office:value="94670520000000" calcext:value-type="float">
            <text:p>94670520000000</text:p>
          </table:table-cell>
          <table:table-cell table:formula="of:=[.F86]/[.$H$1]" office:value-type="float" office:value="1.44800428265525" calcext:value-type="float">
            <text:p>1.44800428265525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02298000000" calcext:value-type="float">
            <text:p>4.02E+11</text:p>
          </table:table-cell>
          <table:table-cell office:value-type="float" office:value="1086080000000" calcext:value-type="float">
            <text:p>1.09E+12</text:p>
          </table:table-cell>
          <table:table-cell office:value-type="float" office:value="6904700000" calcext:value-type="float">
            <text:p>6.90E+09</text:p>
          </table:table-cell>
          <table:table-cell office:value-type="float" office:value="17592100000" calcext:value-type="float">
            <text:p>1.76E+10</text:p>
          </table:table-cell>
          <table:table-cell table:formula="of:=[.A87]*[.C87]" office:value-type="float" office:value="94488960000000" calcext:value-type="float">
            <text:p>94488960000000</text:p>
          </table:table-cell>
          <table:table-cell table:formula="of:=[.F87]/[.$H$1]" office:value-type="float" office:value="1.445227286632" calcext:value-type="float">
            <text:p>1.445227286632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97354000000" calcext:value-type="float">
            <text:p>3.97E+11</text:p>
          </table:table-cell>
          <table:table-cell office:value-type="float" office:value="1071660000000" calcext:value-type="float">
            <text:p>1.07E+12</text:p>
          </table:table-cell>
          <table:table-cell office:value-type="float" office:value="6817870000" calcext:value-type="float">
            <text:p>6.82E+09</text:p>
          </table:table-cell>
          <table:table-cell office:value-type="float" office:value="17353200000" calcext:value-type="float">
            <text:p>1.74E+10</text:p>
          </table:table-cell>
          <table:table-cell table:formula="of:=[.A88]*[.C88]" office:value-type="float" office:value="94306080000000" calcext:value-type="float">
            <text:p>94306080000000</text:p>
          </table:table-cell>
          <table:table-cell table:formula="of:=[.F88]/[.$H$1]" office:value-type="float" office:value="1.4424301009483" calcext:value-type="float">
            <text:p>1.442430100948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2517000000" calcext:value-type="float">
            <text:p>3.93E+11</text:p>
          </table:table-cell>
          <table:table-cell office:value-type="float" office:value="1057550000000" calcext:value-type="float">
            <text:p>1.06E+12</text:p>
          </table:table-cell>
          <table:table-cell office:value-type="float" office:value="6733010000" calcext:value-type="float">
            <text:p>6.73E+09</text:p>
          </table:table-cell>
          <table:table-cell office:value-type="float" office:value="17119900000" calcext:value-type="float">
            <text:p>1.71E+10</text:p>
          </table:table-cell>
          <table:table-cell table:formula="of:=[.A89]*[.C89]" office:value-type="float" office:value="94121950000000" calcext:value-type="float">
            <text:p>94121950000000</text:p>
          </table:table-cell>
          <table:table-cell table:formula="of:=[.F89]/[.$H$1]" office:value-type="float" office:value="1.43961379626797" calcext:value-type="float">
            <text:p>1.4396137962679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87783000000" calcext:value-type="float">
            <text:p>3.88E+11</text:p>
          </table:table-cell>
          <table:table-cell office:value-type="float" office:value="1043740000000" calcext:value-type="float">
            <text:p>1.04E+12</text:p>
          </table:table-cell>
          <table:table-cell office:value-type="float" office:value="6650080000" calcext:value-type="float">
            <text:p>6.65E+09</text:p>
          </table:table-cell>
          <table:table-cell office:value-type="float" office:value="16891800000" calcext:value-type="float">
            <text:p>1.69E+10</text:p>
          </table:table-cell>
          <table:table-cell table:formula="of:=[.A90]*[.C90]" office:value-type="float" office:value="93936600000000" calcext:value-type="float">
            <text:p>93936600000000</text:p>
          </table:table-cell>
          <table:table-cell table:formula="of:=[.F90]/[.$H$1]" office:value-type="float" office:value="1.43677883144693" calcext:value-type="float">
            <text:p>1.43677883144693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83151000000" calcext:value-type="float">
            <text:p>3.83E+11</text:p>
          </table:table-cell>
          <table:table-cell office:value-type="float" office:value="1030220000000" calcext:value-type="float">
            <text:p>1.03E+12</text:p>
          </table:table-cell>
          <table:table-cell office:value-type="float" office:value="6568980000" calcext:value-type="float">
            <text:p>6.57E+09</text:p>
          </table:table-cell>
          <table:table-cell office:value-type="float" office:value="16669000000" calcext:value-type="float">
            <text:p>1.67E+10</text:p>
          </table:table-cell>
          <table:table-cell table:formula="of:=[.A91]*[.C91]" office:value-type="float" office:value="93750020000000" calcext:value-type="float">
            <text:p>93750020000000</text:p>
          </table:table-cell>
          <table:table-cell table:formula="of:=[.F91]/[.$H$1]" office:value-type="float" office:value="1.43392505353319" calcext:value-type="float">
            <text:p>1.4339250535331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8615000000" calcext:value-type="float">
            <text:p>3.79E+11</text:p>
          </table:table-cell>
          <table:table-cell office:value-type="float" office:value="1016980000000" calcext:value-type="float">
            <text:p>1.02E+12</text:p>
          </table:table-cell>
          <table:table-cell office:value-type="float" office:value="6489680000" calcext:value-type="float">
            <text:p>6.49E+09</text:p>
          </table:table-cell>
          <table:table-cell office:value-type="float" office:value="16451100000" calcext:value-type="float">
            <text:p>1.65E+10</text:p>
          </table:table-cell>
          <table:table-cell table:formula="of:=[.A92]*[.C92]" office:value-type="float" office:value="93562160000000" calcext:value-type="float">
            <text:p>93562160000000</text:p>
          </table:table-cell>
          <table:table-cell table:formula="of:=[.F92]/[.$H$1]" office:value-type="float" office:value="1.4310516977669" calcext:value-type="float">
            <text:p>1.4310516977669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4174000000" calcext:value-type="float">
            <text:p>3.74E+11</text:p>
          </table:table-cell>
          <table:table-cell office:value-type="float" office:value="1004020000000" calcext:value-type="float">
            <text:p>1.00E+12</text:p>
          </table:table-cell>
          <table:table-cell office:value-type="float" office:value="6412090000" calcext:value-type="float">
            <text:p>6.41E+09</text:p>
          </table:table-cell>
          <table:table-cell office:value-type="float" office:value="16238000000" calcext:value-type="float">
            <text:p>1.62E+10</text:p>
          </table:table-cell>
          <table:table-cell table:formula="of:=[.A93]*[.C93]" office:value-type="float" office:value="93373860000000" calcext:value-type="float">
            <text:p>93373860000000</text:p>
          </table:table-cell>
          <table:table-cell table:formula="of:=[.F93]/[.$H$1]" office:value-type="float" office:value="1.4281716121138" calcext:value-type="float">
            <text:p>1.428171612113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69825000000" calcext:value-type="float">
            <text:p>3.70E+11</text:p>
          </table:table-cell>
          <table:table-cell office:value-type="float" office:value="991328000000" calcext:value-type="float">
            <text:p>9.91E+11</text:p>
          </table:table-cell>
          <table:table-cell office:value-type="float" office:value="6336170000" calcext:value-type="float">
            <text:p>6.34E+09</text:p>
          </table:table-cell>
          <table:table-cell office:value-type="float" office:value="16029600000" calcext:value-type="float">
            <text:p>1.60E+10</text:p>
          </table:table-cell>
          <table:table-cell table:formula="of:=[.A94]*[.C94]" office:value-type="float" office:value="93184832000000" calcext:value-type="float">
            <text:p>93184832000000</text:p>
          </table:table-cell>
          <table:table-cell table:formula="of:=[.F94]/[.$H$1]" office:value-type="float" office:value="1.42528039155705" calcext:value-type="float">
            <text:p>1.4252803915570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5565000000" calcext:value-type="float">
            <text:p>3.66E+11</text:p>
          </table:table-cell>
          <table:table-cell office:value-type="float" office:value="978894000000" calcext:value-type="float">
            <text:p>9.79E+11</text:p>
          </table:table-cell>
          <table:table-cell office:value-type="float" office:value="6261870000" calcext:value-type="float">
            <text:p>6.26E+09</text:p>
          </table:table-cell>
          <table:table-cell office:value-type="float" office:value="15825700000" calcext:value-type="float">
            <text:p>1.58E+10</text:p>
          </table:table-cell>
          <table:table-cell table:formula="of:=[.A95]*[.C95]" office:value-type="float" office:value="92994930000000" calcext:value-type="float">
            <text:p>92994930000000</text:p>
          </table:table-cell>
          <table:table-cell table:formula="of:=[.F95]/[.$H$1]" office:value-type="float" office:value="1.42237580299786" calcext:value-type="float">
            <text:p>1.42237580299786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1392000000" calcext:value-type="float">
            <text:p>3.61E+11</text:p>
          </table:table-cell>
          <table:table-cell office:value-type="float" office:value="966711000000" calcext:value-type="float">
            <text:p>9.67E+11</text:p>
          </table:table-cell>
          <table:table-cell office:value-type="float" office:value="6189120000" calcext:value-type="float">
            <text:p>6.19E+09</text:p>
          </table:table-cell>
          <table:table-cell office:value-type="float" office:value="15626100000" calcext:value-type="float">
            <text:p>1.56E+10</text:p>
          </table:table-cell>
          <table:table-cell table:formula="of:=[.A96]*[.C96]" office:value-type="float" office:value="92804256000000" calcext:value-type="float">
            <text:p>92804256000000</text:p>
          </table:table-cell>
          <table:table-cell table:formula="of:=[.F96]/[.$H$1]" office:value-type="float" office:value="1.41945940654634" calcext:value-type="float">
            <text:p>1.4194594065463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7302000000" calcext:value-type="float">
            <text:p>3.57E+11</text:p>
          </table:table-cell>
          <table:table-cell office:value-type="float" office:value="954774000000" calcext:value-type="float">
            <text:p>9.55E+11</text:p>
          </table:table-cell>
          <table:table-cell office:value-type="float" office:value="6117880000" calcext:value-type="float">
            <text:p>6.12E+09</text:p>
          </table:table-cell>
          <table:table-cell office:value-type="float" office:value="15430800000" calcext:value-type="float">
            <text:p>1.54E+10</text:p>
          </table:table-cell>
          <table:table-cell table:formula="of:=[.A97]*[.C97]" office:value-type="float" office:value="92613078000000" calcext:value-type="float">
            <text:p>92613078000000</text:p>
          </table:table-cell>
          <table:table-cell table:formula="of:=[.F97]/[.$H$1]" office:value-type="float" office:value="1.41653530131539" calcext:value-type="float">
            <text:p>1.41653530131539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53294000000" calcext:value-type="float">
            <text:p>3.53E+11</text:p>
          </table:table-cell>
          <table:table-cell office:value-type="float" office:value="943076000000" calcext:value-type="float">
            <text:p>9.43E+11</text:p>
          </table:table-cell>
          <table:table-cell office:value-type="float" office:value="6048110000" calcext:value-type="float">
            <text:p>6.05E+09</text:p>
          </table:table-cell>
          <table:table-cell office:value-type="float" office:value="15239600000" calcext:value-type="float">
            <text:p>1.52E+10</text:p>
          </table:table-cell>
          <table:table-cell table:formula="of:=[.A98]*[.C98]" office:value-type="float" office:value="92421448000000" calcext:value-type="float">
            <text:p>92421448000000</text:p>
          </table:table-cell>
          <table:table-cell table:formula="of:=[.F98]/[.$H$1]" office:value-type="float" office:value="1.41360428265525" calcext:value-type="float">
            <text:p>1.41360428265525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49366000000" calcext:value-type="float">
            <text:p>3.49E+11</text:p>
          </table:table-cell>
          <table:table-cell office:value-type="float" office:value="931609000000" calcext:value-type="float">
            <text:p>9.32E+11</text:p>
          </table:table-cell>
          <table:table-cell office:value-type="float" office:value="5979760000" calcext:value-type="float">
            <text:p>5.98E+09</text:p>
          </table:table-cell>
          <table:table-cell office:value-type="float" office:value="15052300000" calcext:value-type="float">
            <text:p>1.51E+10</text:p>
          </table:table-cell>
          <table:table-cell table:formula="of:=[.A99]*[.C99]" office:value-type="float" office:value="92229291000000" calcext:value-type="float">
            <text:p>92229291000000</text:p>
          </table:table-cell>
          <table:table-cell table:formula="of:=[.F99]/[.$H$1]" office:value-type="float" office:value="1.41066520342612" calcext:value-type="float">
            <text:p>1.4106652034261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5514000000" calcext:value-type="float">
            <text:p>3.46E+11</text:p>
          </table:table-cell>
          <table:table-cell office:value-type="float" office:value="920368000000" calcext:value-type="float">
            <text:p>9.20E+11</text:p>
          </table:table-cell>
          <table:table-cell office:value-type="float" office:value="5912780000" calcext:value-type="float">
            <text:p>5.91E+09</text:p>
          </table:table-cell>
          <table:table-cell office:value-type="float" office:value="14868900000" calcext:value-type="float">
            <text:p>1.49E+10</text:p>
          </table:table-cell>
          <table:table-cell table:formula="of:=[.A100]*[.C100]" office:value-type="float" office:value="92036800000000" calcext:value-type="float">
            <text:p>92036800000000</text:p>
          </table:table-cell>
          <table:table-cell table:formula="of:=[.F100]/[.$H$1]" office:value-type="float" office:value="1.4077210156011" calcext:value-type="float">
            <text:p>1.407721015601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45514000000" calcext:value-type="float">
            <text:p>3.46E+11</text:p>
          </table:table-cell>
          <table:table-cell office:value-type="float" office:value="920368000000" calcext:value-type="float">
            <text:p>9.20E+11</text:p>
          </table:table-cell>
          <table:table-cell office:value-type="float" office:value="5912780000" calcext:value-type="float">
            <text:p>5.91E+09</text:p>
          </table:table-cell>
          <table:table-cell office:value-type="float" office:value="14868900000" calcext:value-type="float">
            <text:p>1.49E+10</text:p>
          </table:table-cell>
          <table:table-cell table:formula="of:=[.A101]*[.C101]" office:value-type="float" office:value="92036800000000" calcext:value-type="float">
            <text:p>92036800000000</text:p>
          </table:table-cell>
          <table:table-cell table:formula="of:=[.F101]/[.$H$1]" office:value-type="float" office:value="1.4077210156011" calcext:value-type="float">
            <text:p>1.407721015601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236000000" calcext:value-type="float">
            <text:p>1.57E+11</text:p>
          </table:table-cell>
          <table:table-cell office:value-type="float" office:value="379661000000" calcext:value-type="float">
            <text:p>3.80E+11</text:p>
          </table:table-cell>
          <table:table-cell office:value-type="float" office:value="2651550000" calcext:value-type="float">
            <text:p>2.65E+09</text:p>
          </table:table-cell>
          <table:table-cell office:value-type="float" office:value="6186040000" calcext:value-type="float">
            <text:p>6.19E+09</text:p>
          </table:table-cell>
          <table:table-cell table:formula="of:=[.A102]*[.C102]" office:value-type="float" office:value="75932200000000" calcext:value-type="float">
            <text:p>75932200000000</text:p>
          </table:table-cell>
          <table:table-cell table:formula="of:=[.F102]/[.$H$1]" office:value-type="float" office:value="1.16139798103396" calcext:value-type="float">
            <text:p>1.16139798103396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9572300000" calcext:value-type="float">
            <text:p>9.96E+10</text:p>
          </table:table-cell>
          <table:table-cell office:value-type="float" office:value="225487000000" calcext:value-type="float">
            <text:p>2.25E+11</text:p>
          </table:table-cell>
          <table:table-cell office:value-type="float" office:value="1630490000" calcext:value-type="float">
            <text:p>1.63E+09</text:p>
          </table:table-cell>
          <table:table-cell office:value-type="float" office:value="3661970000" calcext:value-type="float">
            <text:p>3.66E+09</text:p>
          </table:table-cell>
          <table:table-cell table:formula="of:=[.A103]*[.C103]" office:value-type="float" office:value="67646100000000" calcext:value-type="float">
            <text:p>67646100000000</text:p>
          </table:table-cell>
          <table:table-cell table:formula="of:=[.F103]/[.$H$1]" office:value-type="float" office:value="1.03466044661976" calcext:value-type="float">
            <text:p>1.03466044661976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3305200000" calcext:value-type="float">
            <text:p>7.33E+10</text:p>
          </table:table-cell>
          <table:table-cell office:value-type="float" office:value="159426000000" calcext:value-type="float">
            <text:p>1.59E+11</text:p>
          </table:table-cell>
          <table:table-cell office:value-type="float" office:value="1146290000" calcext:value-type="float">
            <text:p>1.15E+09</text:p>
          </table:table-cell>
          <table:table-cell office:value-type="float" office:value="2500940000" calcext:value-type="float">
            <text:p>2.50E+09</text:p>
          </table:table-cell>
          <table:table-cell table:formula="of:=[.A104]*[.C104]" office:value-type="float" office:value="63770400000000" calcext:value-type="float">
            <text:p>63770400000000</text:p>
          </table:table-cell>
          <table:table-cell table:formula="of:=[.F104]/[.$H$1]" office:value-type="float" office:value="0.97538085041297" calcext:value-type="float">
            <text:p>0.97538085041297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705300000" calcext:value-type="float">
            <text:p>5.87E+10</text:p>
          </table:table-cell>
          <table:table-cell office:value-type="float" office:value="124149000000" calcext:value-type="float">
            <text:p>1.24E+11</text:p>
          </table:table-cell>
          <table:table-cell office:value-type="float" office:value="871622000" calcext:value-type="float">
            <text:p>8.72E+08</text:p>
          </table:table-cell>
          <table:table-cell office:value-type="float" office:value="1848350000" calcext:value-type="float">
            <text:p>1.85E+09</text:p>
          </table:table-cell>
          <table:table-cell table:formula="of:=[.A105]*[.C105]" office:value-type="float" office:value="62074500000000" calcext:value-type="float">
            <text:p>62074500000000</text:p>
          </table:table-cell>
          <table:table-cell table:formula="of:=[.F105]/[.$H$1]" office:value-type="float" office:value="0.949441725298256" calcext:value-type="float">
            <text:p>0.94944172529825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9422500000" calcext:value-type="float">
            <text:p>4.94E+10</text:p>
          </table:table-cell>
          <table:table-cell office:value-type="float" office:value="102376000000" calcext:value-type="float">
            <text:p>1.02E+11</text:p>
          </table:table-cell>
          <table:table-cell office:value-type="float" office:value="698452000" calcext:value-type="float">
            <text:p>6.98E+08</text:p>
          </table:table-cell>
          <table:table-cell office:value-type="float" office:value="1441010000" calcext:value-type="float">
            <text:p>1.44E+09</text:p>
          </table:table-cell>
          <table:table-cell table:formula="of:=[.A106]*[.C106]" office:value-type="float" office:value="61425600000000" calcext:value-type="float">
            <text:p>61425600000000</text:p>
          </table:table-cell>
          <table:table-cell table:formula="of:=[.F106]/[.$H$1]" office:value-type="float" office:value="0.939516671765066" calcext:value-type="float">
            <text:p>0.939516671765066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2915300000" calcext:value-type="float">
            <text:p>4.29E+10</text:p>
          </table:table-cell>
          <table:table-cell office:value-type="float" office:value="87511000000" calcext:value-type="float">
            <text:p>8.75E+10</text:p>
          </table:table-cell>
          <table:table-cell office:value-type="float" office:value="580701000" calcext:value-type="float">
            <text:p>5.81E+08</text:p>
          </table:table-cell>
          <table:table-cell office:value-type="float" office:value="1168820000" calcext:value-type="float">
            <text:p>1.17E+09</text:p>
          </table:table-cell>
          <table:table-cell table:formula="of:=[.A107]*[.C107]" office:value-type="float" office:value="61257700000000" calcext:value-type="float">
            <text:p>61257700000000</text:p>
          </table:table-cell>
          <table:table-cell table:formula="of:=[.F107]/[.$H$1]" office:value-type="float" office:value="0.936948608137045" calcext:value-type="float">
            <text:p>0.936948608137045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8026700000" calcext:value-type="float">
            <text:p>3.80E+10</text:p>
          </table:table-cell>
          <table:table-cell office:value-type="float" office:value="76618500000" calcext:value-type="float">
            <text:p>7.66E+10</text:p>
          </table:table-cell>
          <table:table-cell office:value-type="float" office:value="495879000" calcext:value-type="float">
            <text:p>4.96E+08</text:p>
          </table:table-cell>
          <table:table-cell office:value-type="float" office:value="977370000" calcext:value-type="float">
            <text:p>9.77E+08</text:p>
          </table:table-cell>
          <table:table-cell table:formula="of:=[.A108]*[.C108]" office:value-type="float" office:value="61294800000000" calcext:value-type="float">
            <text:p>61294800000000</text:p>
          </table:table-cell>
          <table:table-cell table:formula="of:=[.F108]/[.$H$1]" office:value-type="float" office:value="0.937516059957173" calcext:value-type="float">
            <text:p>0.937516059957173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4171700000" calcext:value-type="float">
            <text:p>3.42E+10</text:p>
          </table:table-cell>
          <table:table-cell office:value-type="float" office:value="68224200000" calcext:value-type="float">
            <text:p>6.82E+10</text:p>
          </table:table-cell>
          <table:table-cell office:value-type="float" office:value="431940000" calcext:value-type="float">
            <text:p>4.32E+08</text:p>
          </table:table-cell>
          <table:table-cell office:value-type="float" office:value="836948000" calcext:value-type="float">
            <text:p>8.37E+08</text:p>
          </table:table-cell>
          <table:table-cell table:formula="of:=[.A109]*[.C109]" office:value-type="float" office:value="61401780000000" calcext:value-type="float">
            <text:p>61401780000000</text:p>
          </table:table-cell>
          <table:table-cell table:formula="of:=[.F109]/[.$H$1]" office:value-type="float" office:value="0.939152340165188" calcext:value-type="float">
            <text:p>0.93915234016518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1025200000" calcext:value-type="float">
            <text:p>3.10E+10</text:p>
          </table:table-cell>
          <table:table-cell office:value-type="float" office:value="61510800000" calcext:value-type="float">
            <text:p>6.15E+10</text:p>
          </table:table-cell>
          <table:table-cell office:value-type="float" office:value="381943000" calcext:value-type="float">
            <text:p>3.82E+08</text:p>
          </table:table-cell>
          <table:table-cell office:value-type="float" office:value="730170000" calcext:value-type="float">
            <text:p>7.30E+08</text:p>
          </table:table-cell>
          <table:table-cell table:formula="of:=[.A110]*[.C110]" office:value-type="float" office:value="61510800000000" calcext:value-type="float">
            <text:p>61510800000000</text:p>
          </table:table-cell>
          <table:table-cell table:formula="of:=[.F110]/[.$H$1]" office:value-type="float" office:value="0.940819822575711" calcext:value-type="float">
            <text:p>0.94081982257571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 style:data-style-name="N2" text:time-value="16:14:25.1127746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18T22:01:56.590676201</dc:date>
    <meta:editing-duration>PT10H7M5S</meta:editing-duration>
    <meta:editing-cycles>11</meta:editing-cycles>
    <meta:generator>LibreOffice/6.0.7.3$Linux_X86_64 LibreOffice_project/00m0$Build-3</meta:generator>
    <meta:document-statistic meta:table-count="4" meta:cell-count="6452" meta:object-count="0"/>
  </office:meta>
</office:document-meta>
</file>